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5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2.0484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1.5484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10.1209in"/>
    </style:style>
    <style:style style:name="co13" style:family="table-column">
      <style:table-column-properties fo:break-before="auto" style:column-width="2.2744in"/>
    </style:style>
    <style:style style:name="co14" style:family="table-column">
      <style:table-column-properties fo:break-before="auto" style:column-width="4.0161in"/>
    </style:style>
    <style:style style:name="co15" style:family="table-column">
      <style:table-column-properties fo:break-before="auto" style:column-width="1.7154in"/>
    </style:style>
    <style:style style:name="co16" style:family="table-column">
      <style:table-column-properties fo:break-before="auto" style:column-width="0.8575in"/>
    </style:style>
    <style:style style:name="co17" style:family="table-column">
      <style:table-column-properties fo:break-before="auto" style:column-width="3.5366in"/>
    </style:style>
    <style:style style:name="co18" style:family="table-column">
      <style:table-column-properties fo:break-before="auto" style:column-width="0.1071in"/>
    </style:style>
    <style:style style:name="co19" style:family="table-column">
      <style:table-column-properties fo:break-before="auto" style:column-width="4.5244in"/>
    </style:style>
    <style:style style:name="co20" style:family="table-column">
      <style:table-column-properties fo:break-before="auto" style:column-width="1.0717in"/>
    </style:style>
    <style:style style:name="co21" style:family="table-column">
      <style:table-column-properties fo:break-before="auto" style:column-width="1.0929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2.5409in"/>
    </style:style>
    <style:style style:name="co25" style:family="table-column">
      <style:table-column-properties fo:break-before="auto" style:column-width="2.22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2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528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3453in" fo:break-before="auto" style:use-optimal-row-height="false"/>
    </style:style>
    <style:style style:name="ro16" style:family="table-row">
      <style:table-row-properties style:row-height="0.322in" fo:break-before="auto" style:use-optimal-row-height="false"/>
    </style:style>
    <style:style style:name="ro17" style:family="table-row">
      <style:table-row-properties style:row-height="0.3102in" fo:break-before="auto" style:use-optimal-row-height="false"/>
    </style:style>
    <style:style style:name="ro18" style:family="table-row">
      <style:table-row-properties style:row-height="0.4028in" fo:break-before="auto" style:use-optimal-row-height="false"/>
    </style:style>
    <style:style style:name="ro19" style:family="table-row">
      <style:table-row-properties style:row-height="0.3681in" fo:break-before="auto" style:use-optimal-row-height="false"/>
    </style:style>
    <style:style style:name="ro20" style:family="table-row">
      <style:table-row-properties style:row-height="0.3335in" fo:break-before="auto" style:use-optimal-row-height="false"/>
    </style:style>
    <style:style style:name="ro21" style:family="table-row">
      <style:table-row-properties style:row-height="0.2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</style:style>
    <style:style style:name="ce2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" style:family="table-cell" style:parent-style-name="Gnumeric-default">
      <style:table-cell-properties fo:background-color="#aecf00" fo:border="0.74pt solid #808080"/>
      <style:text-properties style:font-name="Arial" fo:font-weight="bold" style:font-weight-asian="bold" style:font-weight-complex="bold"/>
    </style:style>
    <style:style style:name="ce13" style:family="table-cell" style:parent-style-name="Gnumeric-default">
      <style:table-cell-properties fo:background-color="#00ff00" fo:border="0.74pt solid #808080"/>
      <style:text-properties style:font-name="Arial"/>
    </style:style>
    <style:style style:name="ce14" style:family="table-cell" style:parent-style-name="Gnumeric-default">
      <style:table-cell-properties fo:background-color="#ff0000" fo:border="0.74pt solid #808080"/>
      <style:text-properties style:font-name="Arial"/>
    </style:style>
    <style:style style:name="ce1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weight-asian="normal" style:font-weight-complex="normal"/>
    </style:style>
    <style:style style:name="ce19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1" style:family="table-cell" style:parent-style-name="Default">
      <style:table-cell-properties fo:background-color="#aecf00" fo:border="0.74pt solid #808080"/>
    </style:style>
    <style:style style:name="ce22" style:family="table-cell" style:parent-style-name="Default">
      <style:table-cell-properties fo:background-color="#ff0000" fo:border="0.74pt solid #808080"/>
    </style:style>
    <style:style style:name="ce23" style:family="table-cell" style:parent-style-name="Default">
      <style:table-cell-properties fo:background-color="#ccff00" fo:border="0.74pt solid #808080"/>
    </style:style>
    <style:style style:name="ce24" style:family="table-cell" style:parent-style-name="Default">
      <style:table-cell-properties fo:background-color="transparent" fo:border="0.74pt solid #808080"/>
    </style:style>
    <style:style style:name="ce2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0084d1" fo:border="0.74pt solid #808080"/>
    </style:style>
    <style:style style:name="ce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74pt solid #808080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9" style:family="table-cell" style:parent-style-name="Gnumeric-default">
      <style:table-cell-properties fo:background-color="#ff0000" fo:border="0.74pt solid #808080"/>
      <style:text-properties fo:color="#000000" style:font-name="Arial1" fo:font-style="normal" fo:font-weight="normal" style:font-weight-asian="normal" style:font-weight-complex="normal"/>
    </style:style>
    <style:style style:name="ce40" style:family="table-cell" style:parent-style-name="Gnumeric-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#b3b300" fo:border="0.74pt solid #808080"/>
    </style:style>
    <style:style style:name="ce42" style:family="table-cell" style:parent-style-name="Default">
      <style:table-cell-properties fo:background-color="transparent" fo:border="0.74pt solid #808080"/>
      <style:text-properties style:font-name="arial1"/>
    </style:style>
    <style:style style:name="ce43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weight-asian="normal" style:font-weight-complex="normal"/>
    </style:style>
    <style:style style:name="ce44" style:family="table-cell" style:parent-style-name="Default">
      <style:table-cell-properties fo:background-color="#aecf00" fo:border="0.74pt solid #808080"/>
      <style:text-properties style:font-name="Arial1" fo:font-style="normal" fo:font-weight="normal" style:font-name-asian="Droid Sans" style:font-name-complex="FreeSans1"/>
    </style:style>
    <style:style style:name="ce45" style:family="table-cell" style:parent-style-name="Default">
      <style:table-cell-properties fo:background-color="#aecf00" fo:border="0.74pt solid #808080"/>
      <style:text-properties style:font-name="Arial1" fo:font-style="normal" fo:font-weight="normal"/>
    </style:style>
    <style:style style:name="ce4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Gnumeric-default">
      <style:table-cell-properties fo:background-color="#ff0000" fo:border="0.74pt solid #808080"/>
      <style:text-properties style:font-name="Arial" style:font-name-asian="Droid Sans" style:font-name-complex="FreeSans1"/>
    </style:style>
    <style:style style:name="ce52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53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Gnumeric-default">
      <style:table-cell-properties fo:background-color="transparent" fo:border="0.74pt solid #808080"/>
      <style:text-properties style:font-name="arial1"/>
    </style:style>
    <style:style style:name="ce55" style:family="table-cell" style:parent-style-name="Default">
      <style:table-cell-properties fo:background-color="#aecf00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7" style:family="table-cell" style:parent-style-name="Default">
      <style:table-cell-properties fo:background-color="#0084d1" fo:wrap-option="wrap" fo:border="0.74pt solid #808080"/>
    </style:style>
    <style:style style:name="ce58" style:family="table-cell" style:parent-style-name="Default">
      <style:table-cell-properties fo:background-color="#0084d1" fo:wrap-option="wrap" fo:border="0.74pt solid #808080"/>
      <style:text-properties style:font-name="Liberation Sans" style:font-name-asian="Droid Sans" style:font-name-complex="FreeSans1"/>
    </style:style>
    <style:style style:name="ce59" style:family="table-cell" style:parent-style-name="Default">
      <style:table-cell-properties fo:background-color="transparent" fo:wrap-option="wrap" fo:border="0.74pt solid #808080"/>
    </style:style>
    <style:style style:name="ce60" style:family="table-cell" style:parent-style-name="Default">
      <style:table-cell-properties fo:background-color="#ff00ff" fo:border="0.74pt solid #808080"/>
    </style:style>
    <style:style style:name="ce61" style:family="table-cell" style:parent-style-name="Default">
      <style:table-cell-properties fo:background-color="#000000" fo:border="0.74pt solid #808080"/>
      <style:text-properties fo:color="#ff0000"/>
    </style:style>
    <style:style style:name="ce62" style:family="table-cell" style:parent-style-name="Default">
      <style:table-cell-properties fo:background-color="#23ff23" fo:border="0.74pt solid #808080"/>
    </style:style>
    <style:style style:name="ce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>
      <style:table-cell-properties fo:background-color="#aecf00" fo:border="0.74pt solid #80808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ff00" fo:border="0.74pt solid #808080"/>
    </style:style>
    <style:style style:name="ce66" style:family="table-cell" style:parent-style-name="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6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70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79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4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5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1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2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99" style:family="table-cell" style:parent-style-name="Default">
      <style:table-cell-properties fo:background-color="transparent" fo:border="0.74pt solid #808080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3" style:family="table-cell" style:parent-style-name="Default">
      <style:table-cell-properties fo:background-color="#b3b300" fo:wrap-option="wrap" fo:border="0.74pt solid #808080"/>
    </style:style>
    <style:style style:name="ce104" style:family="table-cell" style:parent-style-name="Default">
      <style:table-cell-properties fo:background-color="transparent" fo:border="0.74pt solid #808080"/>
      <style:text-properties style:font-name="arial1" fo:font-style="normal" fo:font-weight="normal"/>
    </style:style>
    <style:style style:name="ce105" style:family="table-cell" style:parent-style-name="Gnumeric-default">
      <style:table-cell-properties fo:background-color="#aecf00" fo:border="0.74pt solid #808080"/>
      <style:text-properties style:font-name="Arial1" fo:font-style="normal" fo:font-weight="normal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</style:style>
    <style:style style:name="ce10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FreeSans" fo:font-size="10pt" style:font-size-asian="10pt" style:font-size-complex="10pt"/>
    </style:style>
    <style:style style:name="ce114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11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font-name="Arial"/>
    </style:style>
    <style:style style:name="ce11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Arial"/>
    </style:style>
    <style:style style:name="ce117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122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123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129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13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13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135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13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13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45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 style:data-style-name="N104">
      <style:table-cell-properties fo:background-color="#0084d1" fo:border="0.74pt solid #808080"/>
    </style:style>
    <style:style style:name="ce149" style:family="table-cell" style:parent-style-name="Default" style:data-style-name="N104">
      <style:table-cell-properties fo:background-color="transparent" fo:border="0.74pt solid #808080"/>
    </style:style>
    <style:style style:name="ce150" style:family="table-cell" style:parent-style-name="Default">
      <style:table-cell-properties fo:border="0.74pt solid #808080"/>
      <style:text-properties fo:color="#ff0000"/>
    </style:style>
    <style:style style:name="ce151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4">
      <style:table-cell-properties fo:background-color="#b3b300" fo:border="0.74pt solid #808080"/>
    </style:style>
    <style:style style:name="ce153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5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6" style:family="table-cell" style:parent-style-name="Default" style:data-style-name="N104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157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9" style:family="table-cell" style:parent-style-name="Default" style:data-style-name="N1">
      <style:table-cell-properties fo:background-color="transparent" fo:border="0.74pt solid #808080"/>
    </style:style>
    <style:style style:name="ce160" style:family="table-cell" style:parent-style-name="Default" style:data-style-name="N104">
      <style:table-cell-properties fo:background-color="transparent" fo:border="0.74pt solid #808080" fo:padding="0.028in"/>
      <style:text-properties style:font-name="Arial"/>
    </style:style>
    <style:style style:name="ce1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3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normal" style:font-weight-asian="normal" style:font-weight-complex="normal"/>
    </style:style>
    <style:style style:name="ce1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65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font-name="Arial"/>
    </style:style>
    <style:style style:name="ce166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 style:font-weight-asian="normal" style:font-weight-complex="normal"/>
    </style:style>
    <style:style style:name="ce167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bold" style:font-weight-asian="bold" style:font-weight-complex="bold"/>
    </style:style>
    <style:style style:name="ce168" style:family="table-cell" style:parent-style-name="Default" style:data-style-name="N104">
      <style:table-cell-properties fo:background-color="#000000" fo:border="0.74pt solid #808080" fo:padding="0.028in"/>
      <style:text-properties fo:color="#ff0000" style:font-name="Arial" fo:font-weight="bold" style:font-weight-asian="bold" style:font-weight-complex="bold"/>
    </style:style>
    <style:style style:name="ce169" style:family="table-cell" style:parent-style-name="Default" style:data-style-name="N104">
      <style:table-cell-properties fo:background-color="transparent" fo:border="0.74pt solid #808080" fo:padding="0.028in"/>
      <style:text-properties style:font-name="arial" fo:font-size="10pt"/>
    </style:style>
    <style:style style:name="ce1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4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5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6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7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9" style:family="table-cell" style:parent-style-name="Gnumeric-default" style:data-style-name="N104">
      <style:table-cell-properties fo:background-color="#ff0000" fo:border="0.74pt solid #808080"/>
      <style:text-properties style:font-name="Arial"/>
    </style:style>
    <style:style style:name="ce180" style:family="table-cell" style:parent-style-name="Default" style:data-style-name="N104">
      <style:table-cell-properties fo:background-color="#ff0000" fo:border="0.74pt solid #808080"/>
    </style:style>
    <style:style style:name="ce181" style:family="table-cell" style:parent-style-name="Default" style:data-style-name="N104">
      <style:table-cell-properties fo:background-color="#aecf00" fo:border="0.74pt solid #808080"/>
    </style:style>
    <style:style style:name="ce182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Gnumeric-default" style:data-style-name="N180">
      <style:table-cell-properties fo:background-color="transparent" fo:border="0.74pt solid #808080"/>
      <style:text-properties style:font-name="Arial1" fo:font-style="normal" fo:font-weight="normal"/>
    </style:style>
    <style:style style:name="ce184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/>
    </style:style>
    <style:style style:name="ce185" style:family="table-cell" style:parent-style-name="Default" style:data-style-name="N104">
      <style:table-cell-properties fo:background-color="#aecf00" fo:border="0.74pt solid #808080"/>
      <style:text-properties fo:font-weight="bold" style:font-weight-asian="bold" style:font-weight-complex="bold"/>
    </style:style>
    <style:style style:name="ce186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1" style:family="table-cell" style:parent-style-name="Default" style:data-style-name="N180">
      <style:table-cell-properties fo:background-color="#aecf00" fo:border="0.74pt solid #808080"/>
      <style:text-properties style:use-window-font-color="true" style:font-name="arial" fo:font-weight="normal" style:font-weight-asian="normal" style:font-weight-complex="normal"/>
    </style:style>
    <style:style style:name="ce192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3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94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0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04" style:family="table-cell" style:parent-style-name="Default" style:data-style-name="N104">
      <style:table-cell-properties fo:background-color="#ccff00" fo:border="0.74pt solid #808080"/>
    </style:style>
    <style:style style:name="ce205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06" style:family="table-cell" style:parent-style-name="Default" style:data-style-name="N104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8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font-name="Arial" fo:font-weight="bold" style:font-weight-asian="bold" style:font-weight-complex="bold"/>
    </style:style>
    <style:style style:name="ce209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210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211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12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4">
      <style:table-cell-properties fo:border="0.74pt solid #808080"/>
    </style:style>
    <style:style style:name="ce21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6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17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8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9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20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1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2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2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23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232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233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234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23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4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4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7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24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25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51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252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253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25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 style:data-style-name="N37">
      <style:table-cell-properties fo:background-color="#b3b300" fo:border="0.74pt solid #808080"/>
    </style:style>
    <style:style style:name="ce2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260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26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26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0084d1" fo:border="0.74pt solid #808080"/>
    </style:style>
    <style:style style:name="ce264" style:family="table-cell" style:parent-style-name="Default" style:data-style-name="N37">
      <style:table-cell-properties fo:background-color="transparent" fo:border="0.74pt solid #808080"/>
    </style:style>
    <style:style style:name="ce26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2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37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order="0.74pt solid #808080"/>
      <style:paragraph-properties fo:text-align="start" fo:margin-left="0in"/>
    </style:style>
    <style:style style:name="ce271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78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7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font-name="Arial" fo:font-weight="bold" style:font-weight-asian="bold" style:font-weight-complex="bold"/>
    </style:style>
    <style:style style:name="ce28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286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</style:style>
    <style:style style:name="ce287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2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8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3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</style:style>
    <style:style style:name="ce29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295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9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aecf00" fo:border="0.74pt solid #808080"/>
      <style:text-properties fo:color="#ff00cc"/>
    </style:style>
    <style:style style:name="ce29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04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305" style:family="table-cell" style:parent-style-name="Default">
      <style:table-cell-properties fo:background-color="transparent" fo:border="0.74pt solid #808080"/>
      <style:text-properties style:use-window-font-color="true"/>
    </style:style>
    <style:style style:name="ce306" style:family="table-cell" style:parent-style-name="Default">
      <style:table-cell-properties fo:background-color="#ff0000" fo:border="0.74pt solid #808080"/>
      <style:text-properties style:use-window-font-color="true"/>
    </style:style>
    <style:style style:name="ce307" style:family="table-cell" style:parent-style-name="Default">
      <style:table-cell-properties fo:background-color="#aecf00" fo:border="0.74pt solid #808080"/>
      <style:text-properties style:use-window-font-color="true"/>
    </style:style>
    <style:style style:name="ce308" style:family="table-cell" style:parent-style-name="Default">
      <style:table-cell-properties fo:background-color="#aecf00" fo:border="0.74pt solid #808080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ackground-color="#00ff00" fo:border="0.74pt solid #808080"/>
      <style:text-properties style:use-window-font-color="true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312" style:family="table-cell" style:parent-style-name="Default">
      <style:table-cell-properties fo:background-color="#aecf00" fo:border="0.74pt solid #808080"/>
      <style:text-properties fo:color="#000000" fo:font-weight="normal" style:font-weight-asian="normal" style:font-weight-complex="normal"/>
    </style:style>
    <style:style style:name="ce313" style:family="table-cell" style:parent-style-name="Default">
      <style:table-cell-properties fo:background-color="transparent" fo:border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14" style:family="table-cell" style:parent-style-name="Default">
      <style:table-cell-properties fo:background-color="transparent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18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22" style:family="table-cell" style:parent-style-name="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323" style:family="table-cell" style:parent-style-name="Gnumeric-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fo:background-color="transparent"/>
    </style:style>
    <style:style style:name="ce3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3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3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33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3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9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name-asian="Droid Sans" style:font-size-asian="10pt" style:font-name-complex="FreeSans1" style:font-size-complex="10pt"/>
    </style:style>
    <style:style style:name="ce3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size-asian="10pt" style:font-size-complex="10pt"/>
    </style:style>
    <style:style style:name="ce34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346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3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349" style:family="table-cell" style:parent-style-name="Gnumeric-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35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352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3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54" style:family="table-cell" style:parent-style-name="Default">
      <style:table-cell-properties fo:background-color="transparent" fo:wrap-option="wrap" fo:border="none"/>
      <style:text-properties style:font-name="Liberation Sans" fo:font-size="10pt" style:font-size-asian="10pt" style:font-size-complex="10pt"/>
    </style:style>
    <style:style style:name="ce355" style:family="table-cell" style:parent-style-name="Default">
      <style:table-cell-properties fo:background-color="transparent" fo:wrap-option="wrap" fo:border="none"/>
      <style:text-properties style:font-name="Liberation Sans" fo:font-size="10pt" style:font-name-asian="Droid Sans" style:font-size-asian="10pt" style:font-name-complex="FreeSans1" style:font-size-complex="10pt"/>
    </style:style>
    <style:style style:name="ce356" style:family="table-cell" style:parent-style-name="Default">
      <style:table-cell-properties fo:background-color="transparent" fo:border="non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57" style:family="table-cell" style:parent-style-name="Default">
      <style:table-cell-properties fo:background-color="transparent" fo:border="none"/>
      <style:text-properties fo:color="#ff0000" style:font-name="Liberation Sans" fo:font-size="10pt" style:font-size-asian="10pt" style:font-size-complex="10pt"/>
    </style:style>
    <style:style style:name="ce3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3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6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69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70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weight-asian="bold" style:font-size-complex="10pt" style:font-weight-complex="bold"/>
    </style:style>
    <style:style style:name="ce3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3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7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8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86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3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language="zxx" fo:country="none" fo:font-style="normal" style:text-underline-style="none" fo:font-weight="normal" style:font-name-asian="Bitstream Vera Sans" style:font-size-asian="10pt" style:language-asian="zxx" style:country-asian="none" style:font-weight-asian="normal" style:font-name-complex="Droid Sans1" style:font-size-complex="10pt" style:language-complex="zxx" style:country-complex="none" style:font-weight-complex="normal"/>
    </style:style>
    <style:style style:name="ce38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93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9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95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397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98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9" style:family="table-cell" style:parent-style-name="Gnumeric-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40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0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02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40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40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06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08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1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4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13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41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417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2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2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2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2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42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8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43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3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3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3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3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440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2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443" style:family="table-cell" style:parent-style-name="Default">
      <style:table-cell-properties fo:background-color="transparent" fo:border="none"/>
      <style:text-properties fo:color="#ff00cc" style:font-name="Liberation Sans" fo:font-size="10pt" style:font-size-asian="10pt" style:font-size-complex="10pt"/>
    </style:style>
    <style:style style:name="ce4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6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7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4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52" style:family="table-cell" style:parent-style-name="Default">
      <style:table-cell-properties fo:background-color="transparent" fo:border="none"/>
      <style:text-properties style:use-window-font-color="true" style:font-name="Liberation Sans" fo:font-size="10pt" style:font-size-asian="10pt" style:font-size-complex="10pt"/>
    </style:style>
    <style:style style:name="ce453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54" style:family="table-cell" style:parent-style-name="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55" style:family="table-cell" style:parent-style-name="Default">
      <style:text-properties style:font-name="Liberation Sans" fo:font-size="10pt" style:font-size-asian="10pt" style:font-size-complex="10pt"/>
    </style:style>
    <style:style style:name="ce456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57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4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6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6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67" style:family="table-cell" style:parent-style-name="Gnumeric-default">
      <style:table-cell-properties fo:background-color="transparent"/>
      <style:text-properties style:font-name="Arial"/>
    </style:style>
    <style:style style:name="ce46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6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70" style:family="table-cell" style:parent-style-name="Default">
      <style:table-cell-properties fo:background-color="#ffff00"/>
    </style:style>
    <style:style style:name="ce471" style:family="table-cell" style:parent-style-name="Default">
      <style:table-cell-properties fo:background-color="#ffff00" fo:wrap-option="wrap" fo:border="0.74pt solid #c0c0c0"/>
      <style:text-properties fo:color="#000000" style:font-name="Arial1" style:font-name-asian="Droid Sans" style:font-name-complex="FreeSans1"/>
    </style:style>
    <style:style style:name="ce47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7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47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4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7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1"/>
    </style:style>
    <style:style style:name="ce47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9" style:family="table-cell" style:parent-style-name="Default">
      <style:table-cell-properties fo:background-color="transparent" fo:wrap-option="wrap" fo:border="0.74pt solid #c0c0c0"/>
      <style:text-properties style:font-name="Arial1" fo:font-size="10pt" fo:font-style="normal" fo:font-weight="normal"/>
    </style:style>
    <style:style style:name="ce480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481" style:family="table-cell" style:parent-style-name="Default">
      <style:table-cell-properties fo:background-color="#00ffff"/>
    </style:style>
    <style:style style:name="ce482" style:family="table-cell" style:parent-style-name="Default">
      <style:table-cell-properties fo:background-color="#ff950e"/>
    </style:style>
    <style:style style:name="ce48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93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font-name="Arial"/>
    </style:style>
    <style:style style:name="ce494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495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496" style:family="table-cell" style:parent-style-name="Default">
      <style:table-cell-properties fo:background-color="#ffff00"/>
      <style:text-properties style:font-name="Arial"/>
    </style:style>
    <style:style style:name="ce497" style:family="table-cell" style:parent-style-name="Default">
      <style:table-cell-properties fo:background-color="transparent"/>
      <style:text-properties style:font-name="Arial"/>
    </style:style>
    <style:style style:name="ce498" style:family="table-cell" style:parent-style-name="Default">
      <style:table-cell-properties fo:background-color="#ff950e"/>
      <style:text-properties style:font-name="Arial"/>
    </style:style>
    <style:style style:name="ce499" style:family="table-cell" style:parent-style-name="Default">
      <style:table-cell-properties fo:background-color="transparent"/>
      <style:text-properties style:use-window-font-color="true" style:font-name="Arial"/>
    </style:style>
    <style:style style:name="ce500" style:family="table-cell" style:parent-style-name="Default">
      <style:table-cell-properties fo:background-color="transparent"/>
      <style:text-properties style:font-name="arial" fo:font-size="10pt"/>
    </style:style>
    <style:style style:name="ce50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fo:background-color="#ffff00"/>
      <style:text-properties style:use-window-font-color="true" style:font-name="Arial"/>
    </style:style>
    <style:style style:name="ce50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0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1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1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1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5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1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1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2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2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font-name="Arial"/>
    </style:style>
    <style:style style:name="ce523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25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26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font-name="Arial"/>
    </style:style>
    <style:style style:name="ce527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font-name="Arial"/>
    </style:style>
    <style:style style:name="ce52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29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font-name="Arial"/>
    </style:style>
    <style:style style:name="ce530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1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font-name="arial" fo:font-size="10pt"/>
    </style:style>
    <style:style style:name="ce532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3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34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535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536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8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39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4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41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4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43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44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45" style:family="table-cell" style:parent-style-name="Default" style:data-style-name="N104">
      <style:table-cell-properties fo:background-color="transparent"/>
    </style:style>
    <style:style style:name="ce546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55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558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55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2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56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8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7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7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8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82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bold" style:font-weight-asian="bold" style:font-weight-complex="bold"/>
    </style:style>
    <style:style style:name="ce58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8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586" style:family="table-cell" style:parent-style-name="Default">
      <style:table-cell-properties fo:background-color="transparent"/>
      <style:text-properties fo:color="#0047ff"/>
    </style:style>
    <style:style style:name="ce5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88" style:family="table-cell" style:parent-style-name="Default">
      <style:table-cell-properties fo:background-color="#00ffff"/>
      <style:text-properties style:use-window-font-color="true"/>
    </style:style>
    <style:style style:name="ce589" style:family="table-cell" style:parent-style-name="Default">
      <style:text-properties fo:color="#ff0000"/>
    </style:style>
    <style:style style:name="ce590" style:family="table-cell" style:parent-style-name="Default">
      <style:table-cell-properties fo:background-color="transparent"/>
      <style:text-properties style:use-window-font-color="true"/>
    </style:style>
    <style:style style:name="ce591" style:family="table-cell" style:parent-style-name="Default">
      <style:table-cell-properties fo:background-color="#ffff00"/>
      <style:text-properties style:use-window-font-color="true"/>
    </style:style>
    <style:style style:name="ce592" style:family="table-cell" style:parent-style-name="Default">
      <style:table-cell-properties fo:background-color="transparent" fo:border="none"/>
    </style:style>
    <style:style style:name="ce59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5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0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1" style:family="table-cell" style:parent-style-name="Default">
      <style:table-cell-properties fo:background-color="transparent" fo:border="0.74pt solid #c0c0c0"/>
    </style:style>
    <style:style style:name="ce6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6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6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08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609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610" style:family="table-cell" style:parent-style-name="Default">
      <style:table-cell-properties fo:background-color="transparent"/>
      <style:text-properties style:font-name="arial1"/>
    </style:style>
    <style:style style:name="ce611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612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6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14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6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16" style:family="table-cell" style:parent-style-name="Gnumeric-default">
      <style:table-cell-properties fo:background-color="transparent"/>
      <style:text-properties style:font-name="arial1"/>
    </style:style>
    <style:style style:name="ce617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18" style:family="table-cell" style:parent-style-name="Default">
      <style:table-cell-properties fo:background-color="transparent" fo:wrap-option="wrap" fo:border="0.74pt solid #c0c0c0"/>
    </style:style>
    <style:style style:name="ce619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620" style:family="table-cell" style:parent-style-name="Default">
      <style:table-cell-properties fo:background-color="transparent"/>
      <style:text-properties fo:color="#ff0000"/>
    </style:style>
    <style:style style:name="ce6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22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623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6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6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6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627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6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2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33" style:family="table-cell" style:parent-style-name="Default">
      <style:table-cell-properties fo:background-color="transparent" fo:border="none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6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35" style:family="table-cell" style:parent-style-name="Default">
      <style:table-cell-properties fo:background-color="transparent" fo:wrap-option="wrap" fo:border="none"/>
    </style:style>
    <style:style style:name="ce636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637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638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63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FreeSans" fo:font-size="10pt" style:font-size-asian="10pt" style:font-size-complex="10pt"/>
    </style:style>
    <style:style style:name="ce640" style:family="table-cell" style:parent-style-name="Default">
      <style:table-cell-properties fo:background-color="transparen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641" style:family="table-cell" style:parent-style-name="Default">
      <style:table-cell-properties fo:background-color="transparent"/>
      <style:text-properties style:font-name="FreeSans" fo:font-size="10pt" style:font-size-asian="10pt" style:font-size-complex="10pt"/>
    </style:style>
    <style:style style:name="ce642" style:family="table-cell" style:parent-style-name="Default">
      <style:table-cell-properties fo:background-color="transparent"/>
      <style:text-properties style:use-window-font-color="true" style:font-name="FreeSans" fo:font-size="10pt" style:font-size-asian="10pt" style:font-size-complex="10pt"/>
    </style:style>
    <style:style style:name="ce64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44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7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6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5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6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6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ans" fo:font-size="10pt" style:font-size-asian="10pt" style:font-size-complex="10pt"/>
    </style:style>
    <style:style style:name="ce6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60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6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62" style:family="table-cell" style:parent-style-name="Default" style:data-style-name="N104">
      <style:table-cell-properties fo:background-color="transparent" fo:border="0.74pt solid #c0c0c0"/>
    </style:style>
    <style:style style:name="ce663" style:family="table-cell" style:parent-style-name="Default">
      <style:table-cell-properties fo:background-color="transparent" fo:border="none"/>
      <style:text-properties fo:color="#ff0000"/>
    </style:style>
    <style:style style:name="ce664" style:family="table-cell" style:parent-style-name="Default" style:data-style-name="N0">
      <style:table-cell-properties fo:background-color="transparent" fo:border="none"/>
    </style:style>
    <style:style style:name="ce665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66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66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68" style:family="table-cell" style:parent-style-name="Default" style:data-style-name="N104">
      <style:table-cell-properties fo:background-color="transparent" fo:padding="0.028in"/>
      <style:text-properties style:font-name="Arial"/>
    </style:style>
    <style:style style:name="ce669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70" style:family="table-cell" style:parent-style-name="Default" style:data-style-name="N104">
      <style:table-cell-properties fo:background-color="transparent" fo:padding="0.028in"/>
      <style:text-properties style:font-name="Arial" fo:font-weight="normal" style:font-weight-asian="normal" style:font-weight-complex="normal"/>
    </style:style>
    <style:style style:name="ce671" style:family="table-cell" style:parent-style-name="Default" style:data-style-name="N104">
      <style:table-cell-properties fo:background-color="transparent" fo:padding="0.028in"/>
      <style:text-properties style:use-window-font-color="true" style:font-name="Arial"/>
    </style:style>
    <style:style style:name="ce672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 style:font-weight-asian="normal" style:font-weight-complex="normal"/>
    </style:style>
    <style:style style:name="ce673" style:family="table-cell" style:parent-style-name="Default" style:data-style-name="N104">
      <style:table-cell-properties fo:background-color="transparent" fo:padding="0.028in"/>
      <style:text-properties style:font-name="Arial" fo:font-weight="bold" style:font-weight-asian="bold" style:font-weight-complex="bold"/>
    </style:style>
    <style:style style:name="ce674" style:family="table-cell" style:parent-style-name="Default" style:data-style-name="N104">
      <style:table-cell-properties fo:background-color="transparent" fo:padding="0.028in"/>
      <style:text-properties style:font-name="arial" fo:font-size="10pt"/>
    </style:style>
    <style:style style:name="ce67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6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7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8" style:family="table-cell" style:parent-style-name="Gnumeric-default" style:data-style-name="N104">
      <style:table-cell-properties fo:background-color="transparent"/>
      <style:text-properties style:font-name="Arial"/>
    </style:style>
    <style:style style:name="ce679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Gnumeric-default" style:data-style-name="N180">
      <style:table-cell-properties fo:background-color="transparent"/>
      <style:text-properties style:font-name="Arial1" fo:font-style="normal" fo:font-weight="normal"/>
    </style:style>
    <style:style style:name="ce681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/>
    </style:style>
    <style:style style:name="ce682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683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8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8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68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8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8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91" style:family="table-cell" style:parent-style-name="Default" style:data-style-name="N10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92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693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69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95" style:family="table-cell" style:parent-style-name="Default" style:data-style-name="N104">
      <style:table-cell-properties fo:background-color="transparent" fo:border="none"/>
    </style:style>
    <style:style style:name="ce69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9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700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701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02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70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0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6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707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70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</style:style>
    <style:style style:name="ce709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71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712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13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71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1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1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21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7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2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724" style:family="table-cell" style:parent-style-name="Default">
      <style:table-cell-properties fo:background-color="transparent" fo:border="0.06pt solid #808080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25" style:family="table-cell" style:parent-style-name="Default">
      <style:table-cell-properties fo:background-color="transparent" fo:border="0.06pt solid #808080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BOM - Ev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6"/>
        <table:table-column table:style-name="co5" table:default-cell-style-name="ce1"/>
        <table:table-column table:style-name="co6" table:default-cell-style-name="ce138"/>
        <table:table-column table:style-name="co7" table:default-cell-style-name="ce13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213"/>
        <table:table-column table:style-name="co1" table:default-cell-style-name="ce138"/>
        <table:table-column table:style-name="co1" table:number-columns-repeated="2" table:default-cell-style-name="ce237"/>
        <table:table-column table:style-name="co12" table:default-cell-style-name="ce270"/>
        <table:table-column table:style-name="co13" table:default-cell-style-name="ce1"/>
        <table:table-column table:style-name="co1" table:number-columns-repeated="1005" table:default-cell-style-name="ce1"/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08" office:value-type="float" office:value="500" calcext:value-type="float">
            <text:p>500</text:p>
          </table:table-cell>
          <table:table-cell table:number-columns-repeated="2"/>
          <table:table-cell table:style-name="ce150" office:value-type="string" calcext:value-type="string">
            <text:p>Qty to orde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71" office:value-type="string" calcext:value-type="string">
            <text:p>Mfr. PN</text:p>
          </table:table-cell>
          <table:table-cell table:style-name="ce2" office:value-type="string" calcext:value-type="string">
            <text:p>Distributor</text:p>
          </table:table-cell>
          <table:table-cell table:style-name="ce109" office:value-type="string" calcext:value-type="string">
            <text:p>MFR PN</text:p>
          </table:table-cell>
          <table:table-cell table:style-name="ce109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/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/>
          <table:table-cell table:style-name="ce206" office:value-type="string" calcext:value-type="string">
            <text:p>Cost Total</text:p>
          </table:table-cell>
          <table:table-cell table:style-name="ce109" office:value-type="string" calcext:value-type="string">
            <text:p>PO 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ETA </text:p>
          </table:table-cell>
          <table:table-cell table:style-name="ce271"/>
          <table:table-cell/>
          <table:table-cell table:style-name="ce109" office:value-type="string" calcext:value-type="string">
            <text:p>Notes</text:p>
          </table:table-cell>
          <table:table-cell table:style-name="ce2" table:number-columns-repeated="1003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3" office:value-type="string" calcext:value-type="string">
            <text:p>dual_extruder_2.0_mount_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3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3]*[.H3])" office:value-type="float" office:value="1" calcext:value-type="float">
            <text:p>$1.00</text:p>
          </table:table-cell>
          <table:table-cell table:style-name="ce3"/>
          <table:table-cell table:style-name="ce214" table:formula="of:=[.J3]*[.K3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3" office:value-type="string" calcext:value-type="string">
            <text:p>javelin_flex_plate_v1.2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4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4]*[.H4])" office:value-type="float" office:value="1" calcext:value-type="float">
            <text:p>$1.00</text:p>
          </table:table-cell>
          <table:table-cell table:style-name="ce3"/>
          <table:table-cell table:style-name="ce214" table:formula="of:=[.J4]*[.K4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3" office:value-type="string" calcext:value-type="string">
            <text:p>40mm_fan_duct__for_dual_v0.3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]" office:value-type="float" office:value="1000" calcext:value-type="float">
            <text:p>10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5]*[.H5])" office:value-type="float" office:value="2" calcext:value-type="float">
            <text:p>$2.00</text:p>
          </table:table-cell>
          <table:table-cell table:style-name="ce3"/>
          <table:table-cell table:style-name="ce214" table:formula="of:=[.J5]*[.K5]" office:value-type="currency" office:currency="USD" office:value="1000" calcext:value-type="currency">
            <text:p>$1,0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9" office:value-type="string" calcext:value-type="string">
            <text:p>PP-GP0186</text:p>
          </table:table-cell>
          <table:table-cell table:style-name="ce30" office:value-type="string" calcext:value-type="string">
            <text:p>Wade extruder body for Hex nozzle 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6]" office:value-type="float" office:value="1000" calcext:value-type="float">
            <text:p>1000</text:p>
          </table:table-cell>
          <table:table-cell table:style-name="ce161" office:value-type="currency" office:currency="USD" office:value="3.79" calcext:value-type="currency">
            <text:p>$3.790</text:p>
          </table:table-cell>
          <table:table-cell table:style-name="ce162" table:formula="of:=SUM([.K6]*[.H6])" office:value-type="float" office:value="7.58" calcext:value-type="float">
            <text:p>$7.58</text:p>
          </table:table-cell>
          <table:table-cell table:style-name="ce3"/>
          <table:table-cell table:style-name="ce214" table:formula="of:=[.J6]*[.K6]" office:value-type="currency" office:currency="USD" office:value="3790" calcext:value-type="currency">
            <text:p>$3,7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3</text:p>
          </table:table-cell>
          <table:table-cell table:style-name="ce30" office:value-type="string" calcext:value-type="string">
            <text:p>Wade Reloaded Idler Block v1.4, Taz &amp; Mini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7]" office:value-type="float" office:value="1000" calcext:value-type="float">
            <text:p>1000</text:p>
          </table:table-cell>
          <table:table-cell table:style-name="ce161" office:value-type="currency" office:currency="USD" office:value="0.9" calcext:value-type="currency">
            <text:p>$0.900</text:p>
          </table:table-cell>
          <table:table-cell table:style-name="ce162" table:formula="of:=SUM([.K7]*[.H7])" office:value-type="float" office:value="1.8" calcext:value-type="float">
            <text:p>$1.80</text:p>
          </table:table-cell>
          <table:table-cell table:style-name="ce3"/>
          <table:table-cell table:style-name="ce214" table:formula="of:=[.J7]*[.K7]" office:value-type="currency" office:currency="USD" office:value="900" calcext:value-type="currency">
            <text:p>$9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1</text:p>
          </table:table-cell>
          <table:table-cell table:style-name="ce30" office:value-type="string" calcext:value-type="string">
            <text:p>Herringbone Large Gear v1.3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8]" office:value-type="float" office:value="1000" calcext:value-type="float">
            <text:p>1000</text:p>
          </table:table-cell>
          <table:table-cell table:style-name="ce161" office:value-type="currency" office:currency="USD" office:value="2.23" calcext:value-type="currency">
            <text:p>$2.230</text:p>
          </table:table-cell>
          <table:table-cell table:style-name="ce162" table:formula="of:=SUM([.K8]*[.H8])" office:value-type="float" office:value="4.46" calcext:value-type="float">
            <text:p>$4.46</text:p>
          </table:table-cell>
          <table:table-cell table:style-name="ce3"/>
          <table:table-cell table:style-name="ce214" table:formula="of:=[.J8]*[.K8]" office:value-type="currency" office:currency="USD" office:value="2230" calcext:value-type="currency">
            <text:p>$2,23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91</text:p>
          </table:table-cell>
          <table:table-cell table:style-name="ce30" office:value-type="string" calcext:value-type="string">
            <text:p>extruder_latch_v2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9]" office:value-type="float" office:value="1000" calcext:value-type="float">
            <text:p>1000</text:p>
          </table:table-cell>
          <table:table-cell table:style-name="ce161" office:value-type="currency" office:currency="USD" office:value="0.26" calcext:value-type="currency">
            <text:p>$0.260</text:p>
          </table:table-cell>
          <table:table-cell table:style-name="ce162" table:formula="of:=SUM([.K9]*[.H9])" office:value-type="float" office:value="0.52" calcext:value-type="float">
            <text:p>$0.52</text:p>
          </table:table-cell>
          <table:table-cell table:style-name="ce3"/>
          <table:table-cell table:style-name="ce214" table:formula="of:=[.J9]*[.K9]" office:value-type="currency" office:currency="USD" office:value="260" calcext:value-type="currency">
            <text:p>$26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2</text:p>
          </table:table-cell>
          <table:table-cell table:style-name="ce30" office:value-type="string" calcext:value-type="string">
            <text:p>Herringbone Small Gear v1.1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0]" office:value-type="float" office:value="1000" calcext:value-type="float">
            <text:p>1000</text:p>
          </table:table-cell>
          <table:table-cell table:style-name="ce161" office:value-type="currency" office:currency="USD" office:value="0.29" calcext:value-type="currency">
            <text:p>$0.290</text:p>
          </table:table-cell>
          <table:table-cell table:style-name="ce162" table:formula="of:=SUM([.K10]*[.H10])" office:value-type="float" office:value="0.58" calcext:value-type="float">
            <text:p>$0.58</text:p>
          </table:table-cell>
          <table:table-cell table:style-name="ce3"/>
          <table:table-cell table:style-name="ce214" table:formula="of:=[.J10]*[.K10]" office:value-type="currency" office:currency="USD" office:value="290" calcext:value-type="currency">
            <text:p>$2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1]" office:value-type="float" office:value="1000" calcext:value-type="float">
            <text:p>1000</text:p>
          </table:table-cell>
          <table:table-cell table:style-name="ce161" office:value-type="currency" office:currency="USD" office:value="0.02" calcext:value-type="currency">
            <text:p>$0.020</text:p>
          </table:table-cell>
          <table:table-cell table:style-name="ce162" table:formula="of:=SUM([.K11]*[.H11])" office:value-type="float" office:value="0.04" calcext:value-type="float">
            <text:p>$0.04</text:p>
          </table:table-cell>
          <table:table-cell table:style-name="ce3"/>
          <table:table-cell table:style-name="ce214" table:formula="of:=[.J11]*[.K11]" office:value-type="currency" office:currency="USD" office:value="20" calcext:value-type="currency">
            <text:p>$2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1" office:value-type="string" calcext:value-type="string">
            <text:p>PP-GP0109</text:p>
          </table:table-cell>
          <table:table-cell table:style-name="ce3" office:value-type="string" calcext:value-type="string">
            <text:p>Spool Arm, TAZ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2]" office:value-type="float" office:value="500" calcext:value-type="float">
            <text:p>500</text:p>
          </table:table-cell>
          <table:table-cell table:style-name="ce162" table:formula="of:=88.3*(51/2268)" office:value-type="float" office:value="1.98558201058201" calcext:value-type="float">
            <text:p>$1.99</text:p>
          </table:table-cell>
          <table:table-cell table:style-name="ce162" table:formula="of:=SUM([.K12]*[.H12])" office:value-type="float" office:value="1.98558201058201" calcext:value-type="float">
            <text:p>$1.99</text:p>
          </table:table-cell>
          <table:table-cell table:style-name="ce3"/>
          <table:table-cell table:style-name="ce214" table:formula="of:=[.J12]*[.K12]" office:value-type="currency" office:currency="USD" office:value="992.791005291005" calcext:value-type="currency">
            <text:p>$992.7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3]" office:value-type="float" office:value="500" calcext:value-type="float">
            <text:p>500</text:p>
          </table:table-cell>
          <table:table-cell table:style-name="ce162" table:formula="of:=3.032*(51/2268)" office:value-type="float" office:value="0.0681798941798942" calcext:value-type="float">
            <text:p>$0.07</text:p>
          </table:table-cell>
          <table:table-cell table:style-name="ce162" table:formula="of:=SUM([.K13]*[.H13])" office:value-type="float" office:value="0.0681798941798942" calcext:value-type="float">
            <text:p>$0.07</text:p>
          </table:table-cell>
          <table:table-cell table:style-name="ce3"/>
          <table:table-cell table:style-name="ce214" table:formula="of:=[.J13]*[.K13]" office:value-type="currency" office:currency="USD" office:value="34.0899470899471" calcext:value-type="currency">
            <text:p>$34.0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/>
          <table:table-cell table:style-name="ce72"/>
          <table:table-cell table:style-name="ce3" office:value-type="string" calcext:value-type="string">
            <text:p>Fastenal</text:p>
          </table:table-cell>
          <table:table-cell table:style-name="ce110"/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4]" office:value-type="float" office:value="2000" calcext:value-type="float">
            <text:p>2000</text:p>
          </table:table-cell>
          <table:table-cell table:style-name="ce162" office:value-type="float" office:value="0.0952" calcext:value-type="float">
            <text:p>$0.10</text:p>
          </table:table-cell>
          <table:table-cell table:style-name="ce162" table:formula="of:=SUM([.K14]*[.H14])" office:value-type="float" office:value="0.3808" calcext:value-type="float">
            <text:p>$0.38</text:p>
          </table:table-cell>
          <table:table-cell table:style-name="ce3"/>
          <table:table-cell table:style-name="ce214" table:formula="of:=[.J14]*[.K14]" office:value-type="currency" office:currency="USD" office:value="190.4" calcext:value-type="currency">
            <text:p>$190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ZT2530055PF0000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5]" office:value-type="float" office:value="2000" calcext:value-type="float">
            <text:p>2000</text:p>
          </table:table-cell>
          <table:table-cell table:style-name="ce160" office:value-type="currency" office:currency="USD" office:value="0.0782" calcext:value-type="currency">
            <text:p>$0.08</text:p>
          </table:table-cell>
          <table:table-cell table:style-name="ce162" table:formula="of:=SUM([.K15]*[.H15])" office:value-type="float" office:value="0.3128" calcext:value-type="float">
            <text:p>$0.31</text:p>
          </table:table-cell>
          <table:table-cell table:style-name="ce3"/>
          <table:table-cell table:style-name="ce214" table:formula="of:=[.J15]*[.K15]" office:value-type="currency" office:currency="USD" office:value="156.4" calcext:value-type="currency">
            <text:p>$156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2" calcext:value-type="float">
            <text:p>40302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6]" office:value-type="float" office:value="2000" calcext:value-type="float">
            <text:p>2000</text:p>
          </table:table-cell>
          <table:table-cell table:style-name="ce162" office:value-type="float" office:value="0.078" calcext:value-type="float">
            <text:p>$0.08</text:p>
          </table:table-cell>
          <table:table-cell table:style-name="ce162" table:formula="of:=SUM([.K16]*[.H16])" office:value-type="float" office:value="0.312" calcext:value-type="float">
            <text:p>$0.31</text:p>
          </table:table-cell>
          <table:table-cell table:style-name="ce3"/>
          <table:table-cell table:style-name="ce214" table:formula="of:=[.J16]*[.K16]" office:value-type="currency" office:currency="USD" office:value="156" calcext:value-type="currency">
            <text:p>$15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818" calcext:value-type="float">
            <text:p>40818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7]" office:value-type="float" office:value="1000" calcext:value-type="float">
            <text:p>1000</text:p>
          </table:table-cell>
          <table:table-cell table:style-name="ce162" office:value-type="float" office:value="0.018" calcext:value-type="float">
            <text:p>$0.02</text:p>
          </table:table-cell>
          <table:table-cell table:style-name="ce162" table:formula="of:=SUM([.K17]*[.H17])" office:value-type="float" office:value="0.036" calcext:value-type="float">
            <text:p>$0.04</text:p>
          </table:table-cell>
          <table:table-cell table:style-name="ce3"/>
          <table:table-cell table:style-name="ce214" table:formula="of:=[.J17]*[.K17]" office:value-type="currency" office:currency="USD" office:value="18" calcext:value-type="currency">
            <text:p>$1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</text:p>
          </table:table-cell>
          <table:table-cell table:style-name="ce78" office:value-type="float" office:value="11125995" calcext:value-type="float">
            <text:p>11125995</text:p>
          </table:table-cell>
          <table:table-cell table:style-name="ce78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8]" office:value-type="float" office:value="2000" calcext:value-type="float">
            <text:p>2000</text:p>
          </table:table-cell>
          <table:table-cell table:style-name="ce162" office:value-type="float" office:value="0.036" calcext:value-type="float">
            <text:p>$0.04</text:p>
          </table:table-cell>
          <table:table-cell table:style-name="ce162" table:formula="of:=SUM([.K18]*[.H18])" office:value-type="float" office:value="0.144" calcext:value-type="float">
            <text:p>$0.14</text:p>
          </table:table-cell>
          <table:table-cell table:style-name="ce3"/>
          <table:table-cell table:style-name="ce214" table:formula="of:=[.J18]*[.K18]" office:value-type="currency" office:currency="USD" office:value="72" calcext:value-type="currency">
            <text:p>$72.0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8525" calcext:value-type="float">
            <text:p>1138525</text:p>
          </table:table-cell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9]" office:value-type="float" office:value="3000" calcext:value-type="float">
            <text:p>3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19]*[.H19])" office:value-type="float" office:value="0.096" calcext:value-type="float">
            <text:p>$0.10</text:p>
          </table:table-cell>
          <table:table-cell table:style-name="ce3"/>
          <table:table-cell table:style-name="ce214" table:formula="of:=[.J19]*[.K19]" office:value-type="currency" office:currency="USD" office:value="48" calcext:value-type="currency">
            <text:p>$4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3" office:value-type="string" calcext:value-type="string">
            <text:p>M3 x 25 Bolt, F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0]" office:value-type="float" office:value="1000" calcext:value-type="float">
            <text:p>1000</text:p>
          </table:table-cell>
          <table:table-cell table:style-name="ce162" office:value-type="float" office:value="0.0325" calcext:value-type="float">
            <text:p>$0.03</text:p>
          </table:table-cell>
          <table:table-cell table:style-name="ce162" table:formula="of:=SUM([.K20]*[.H20])" office:value-type="float" office:value="0.065" calcext:value-type="float">
            <text:p>$0.07</text:p>
          </table:table-cell>
          <table:table-cell table:style-name="ce3"/>
          <table:table-cell table:style-name="ce214" table:formula="of:=[.J20]*[.K20]" office:value-type="currency" office:currency="USD" office:value="32.5" calcext:value-type="currency">
            <text:p>$32.5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1" office:value-type="string" calcext:value-type="string">
            <text:p>HD-BT0041</text:p>
          </table:table-cell>
          <table:table-cell table:style-name="ce3" office:value-type="string" calcext:value-type="string">
            <text:p>M3 x 2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1]" office:value-type="float" office:value="2000" calcext:value-type="float">
            <text:p>2000</text:p>
          </table:table-cell>
          <table:table-cell table:style-name="ce160" office:value-type="currency" office:currency="USD" office:value="0.0325" calcext:value-type="currency">
            <text:p>$0.03</text:p>
          </table:table-cell>
          <table:table-cell table:style-name="ce162" table:formula="of:=SUM([.K21]*[.H21])" office:value-type="float" office:value="0.13" calcext:value-type="float">
            <text:p>$0.13</text:p>
          </table:table-cell>
          <table:table-cell table:style-name="ce3"/>
          <table:table-cell table:style-name="ce214" table:formula="of:=[.J21]*[.K21]" office:value-type="currency" office:currency="USD" office:value="65" calcext:value-type="currency">
            <text:p>$6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52" calcext:value-type="float">
            <text:p>40352</text:p>
          </table:table-cell>
          <table:table-cell table:style-name="ce72" office:value-type="float" office:value="14" calcext:value-type="float">
            <text:p>1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2]" office:value-type="float" office:value="7000" calcext:value-type="float">
            <text:p>7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22]*[.H22])" office:value-type="float" office:value="0.224" calcext:value-type="float">
            <text:p>$0.22</text:p>
          </table:table-cell>
          <table:table-cell table:style-name="ce3"/>
          <table:table-cell table:style-name="ce214" table:formula="of:=[.J22]*[.K22]" office:value-type="currency" office:currency="USD" office:value="112" calcext:value-type="currency">
            <text:p>$11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6</text:p>
          </table:table-cell>
          <table:table-cell table:style-name="ce4" office:value-type="string" calcext:value-type="string">
            <text:p>M4 x 16 Bolt, SHCS Black-Oxide</text:p>
          </table:table-cell>
          <table:table-cell table:style-name="ce4"/>
          <table:table-cell table:style-name="ce73"/>
          <table:table-cell table:style-name="ce97" office:value-type="string" calcext:value-type="string">
            <text:p>Fastenal</text:p>
          </table:table-cell>
          <table:table-cell table:style-name="ce112"/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23]" office:value-type="float" office:value="2000" calcext:value-type="float">
            <text:p>2000</text:p>
          </table:table-cell>
          <table:table-cell table:style-name="ce163" office:value-type="currency" office:currency="USD" office:value="0.0921" calcext:value-type="currency">
            <text:p>$0.09</text:p>
          </table:table-cell>
          <table:table-cell table:style-name="ce170" table:formula="of:=SUM([.K23]*[.H23])" office:value-type="float" office:value="0.3684" calcext:value-type="float">
            <text:p>$0.37</text:p>
          </table:table-cell>
          <table:table-cell table:style-name="ce4"/>
          <table:table-cell table:style-name="ce215" table:formula="of:=[.J23]*[.K23]" office:value-type="currency" office:currency="USD" office:value="184.2" calcext:value-type="currency">
            <text:p>$184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5"/>
          <table:table-cell table:style-name="ce4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/>
          <table:table-cell table:style-name="ce72" office:value-type="string" calcext:value-type="string">
            <text:p><text:s/></text:p>
          </table:table-cell>
          <table:table-cell table:style-name="ce97" office:value-type="string" calcext:value-type="string">
            <text:p>Fastenal</text:p>
          </table:table-cell>
          <table:table-cell table:style-name="ce78" office:value-type="float" office:value="40353" calcext:value-type="float">
            <text:p>4035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4]" office:value-type="float" office:value="4000" calcext:value-type="float">
            <text:p>4000</text:p>
          </table:table-cell>
          <table:table-cell table:style-name="ce160" office:value-type="currency" office:currency="USD" office:value="0.0027" calcext:value-type="currency">
            <text:p>$0.00</text:p>
          </table:table-cell>
          <table:table-cell table:style-name="ce162" table:formula="of:=SUM([.K24]*[.H24])" office:value-type="float" office:value="0.0216" calcext:value-type="float">
            <text:p>$0.02</text:p>
          </table:table-cell>
          <table:table-cell table:style-name="ce3"/>
          <table:table-cell table:style-name="ce214" table:formula="of:=[.J24]*[.K24]" office:value-type="currency" office:currency="USD" office:value="10.8" calcext:value-type="currency">
            <text:p>$10.8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3" calcext:value-type="float">
            <text:p>4030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5]" office:value-type="float" office:value="4000" calcext:value-type="float">
            <text:p>4000</text:p>
          </table:table-cell>
          <table:table-cell table:style-name="ce160" office:value-type="currency" office:currency="USD" office:value="0.0046" calcext:value-type="currency">
            <text:p>$0.00</text:p>
          </table:table-cell>
          <table:table-cell table:style-name="ce162" table:formula="of:=SUM([.K25]*[.H25])" office:value-type="float" office:value="0.0368" calcext:value-type="float">
            <text:p>$0.04</text:p>
          </table:table-cell>
          <table:table-cell table:style-name="ce3"/>
          <table:table-cell table:style-name="ce214" table:formula="of:=[.J25]*[.K25]" office:value-type="currency" office:currency="USD" office:value="18.4" calcext:value-type="currency">
            <text:p>$18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5"/>
          <table:table-cell table:style-name="ce74"/>
          <table:table-cell table:style-name="ce98" office:value-type="string" calcext:value-type="string">
            <text:p>Quattro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6]" office:value-type="float" office:value="1000" calcext:value-type="float">
            <text:p>1000</text:p>
          </table:table-cell>
          <table:table-cell table:style-name="ce164" office:value-type="float" office:value="4.84" calcext:value-type="float">
            <text:p>$4.84</text:p>
          </table:table-cell>
          <table:table-cell table:style-name="ce162" table:formula="of:=SUM([.K26]*[.H26])" office:value-type="float" office:value="9.68" calcext:value-type="float">
            <text:p>$9.68</text:p>
          </table:table-cell>
          <table:table-cell table:style-name="ce5"/>
          <table:table-cell table:style-name="ce214" table:formula="of:=[.J26]*[.K26]" office:value-type="currency" office:currency="USD" office:value="4840" calcext:value-type="currency">
            <text:p>$4,840.00</text:p>
          </table:table-cell>
          <table:table-cell table:style-name="ce225" office:value-type="string" calcext:value-type="string">
            <text:p>PO12884</text:p>
          </table:table-cell>
          <table:table-cell table:style-name="ce240" office:value-type="date" office:date-value="2016-04-06" calcext:value-type="date">
            <text:p>04/06/16</text:p>
          </table:table-cell>
          <table:table-cell table:style-name="ce266" office:value-type="date" office:date-value="2016-04-27" calcext:value-type="date">
            <text:p>04/27/16</text:p>
          </table:table-cell>
          <table:table-cell table:style-name="ce276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163" calcext:value-type="float">
            <text:p>40163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7]" office:value-type="float" office:value="1000" calcext:value-type="float">
            <text:p>1000</text:p>
          </table:table-cell>
          <table:table-cell table:style-name="ce160" office:value-type="currency" office:currency="USD" office:value="0.0321" calcext:value-type="currency">
            <text:p>$0.03</text:p>
          </table:table-cell>
          <table:table-cell table:style-name="ce162" table:formula="of:=SUM([.K27]*[.H27])" office:value-type="float" office:value="0.0642" calcext:value-type="float">
            <text:p>$0.06</text:p>
          </table:table-cell>
          <table:table-cell table:style-name="ce3"/>
          <table:table-cell table:style-name="ce214" table:formula="of:=[.J27]*[.K27]" office:value-type="currency" office:currency="USD" office:value="32.1" calcext:value-type="currency">
            <text:p>$32.1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8]" office:value-type="float" office:value="1000" calcext:value-type="float">
            <text:p>1000</text:p>
          </table:table-cell>
          <table:table-cell table:style-name="ce165" office:value-type="currency" office:currency="USD" office:value="0.05" calcext:value-type="currency">
            <text:p>$0.05</text:p>
          </table:table-cell>
          <table:table-cell table:style-name="ce162" table:formula="of:=SUM([.K28]*[.H28])" office:value-type="float" office:value="0.1" calcext:value-type="float">
            <text:p>$0.10</text:p>
          </table:table-cell>
          <table:table-cell table:style-name="ce5"/>
          <table:table-cell table:style-name="ce214" table:formula="of:=[.J28]*[.K28]" office:value-type="currency" office:currency="USD" office:value="50" calcext:value-type="currency">
            <text:p>$5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9]" office:value-type="float" office:value="1000" calcext:value-type="float">
            <text:p>1000</text:p>
          </table:table-cell>
          <table:table-cell table:style-name="ce165" office:value-type="currency" office:currency="USD" office:value="0.06" calcext:value-type="currency">
            <text:p>$0.06</text:p>
          </table:table-cell>
          <table:table-cell table:style-name="ce162" table:formula="of:=SUM([.K29]*[.H29])" office:value-type="float" office:value="0.12" calcext:value-type="float">
            <text:p>$0.12</text:p>
          </table:table-cell>
          <table:table-cell table:style-name="ce5"/>
          <table:table-cell table:style-name="ce214" table:formula="of:=[.J29]*[.K29]" office:value-type="currency" office:currency="USD" office:value="60" calcext:value-type="currency">
            <text:p>$6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0]" office:value-type="float" office:value="3000" calcext:value-type="float">
            <text:p>3000</text:p>
          </table:table-cell>
          <table:table-cell table:style-name="ce160" office:value-type="currency" office:currency="USD" office:value="0.014" calcext:value-type="currency">
            <text:p>$0.01</text:p>
          </table:table-cell>
          <table:table-cell table:style-name="ce162" table:formula="of:=SUM([.K30]*[.H30])" office:value-type="float" office:value="0.084" calcext:value-type="float">
            <text:p>$0.08</text:p>
          </table:table-cell>
          <table:table-cell table:style-name="ce3"/>
          <table:table-cell table:style-name="ce214" table:formula="of:=[.J30]*[.K30]" office:value-type="currency" office:currency="USD" office:value="42" calcext:value-type="currency">
            <text:p>$4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/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3" office:value-type="string" calcext:value-type="string">
            <text:p>M3 x 8 BHCS, Stainless</text:p>
          </table:table-cell>
          <table:table-cell table:style-name="ce3"/>
          <table:table-cell table:style-name="ce72"/>
          <table:table-cell table:style-name="ce99" office:value-type="string" calcext:value-type="string">
            <text:p>Fastenal</text:p>
          </table:table-cell>
          <table:table-cell table:style-name="ce78" office:value-type="string" calcext:value-type="string">
            <text:p>MB2510008A20000</text:p>
          </table:table-cell>
          <table:table-cell table:style-name="ce72" office:value-type="float" office:value="3" calcext:value-type="float">
            <text:p>3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1]" office:value-type="float" office:value="1500" calcext:value-type="float">
            <text:p>1500</text:p>
          </table:table-cell>
          <table:table-cell table:style-name="ce166" office:value-type="currency" office:currency="USD" office:value="0.0882" calcext:value-type="currency">
            <text:p>$0.088</text:p>
          </table:table-cell>
          <table:table-cell table:style-name="ce162" table:formula="of:=SUM([.K31]*[.H31])" office:value-type="float" office:value="0.2646" calcext:value-type="float">
            <text:p>$0.26</text:p>
          </table:table-cell>
          <table:table-cell table:style-name="ce3"/>
          <table:table-cell table:style-name="ce214" table:formula="of:=[.J31]*[.K31]" office:value-type="currency" office:currency="USD" office:value="132.3" calcext:value-type="currency">
            <text:p>$132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212"/>
          <table:table-cell table:style-name="ce3" table:number-columns-repeated="1004"/>
          <table:table-cell table:style-name="ce24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3" office:value-type="string" calcext:value-type="string">
            <text:p>M3 x 8 FHCS, black 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4A128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2]" office:value-type="float" office:value="2000" calcext:value-type="float">
            <text:p>2000</text:p>
          </table:table-cell>
          <table:table-cell table:style-name="ce167" office:value-type="currency" office:currency="USD" office:value="0.043" calcext:value-type="currency">
            <text:p>$0.04</text:p>
          </table:table-cell>
          <table:table-cell table:style-name="ce199" table:formula="of:=SUM([.K32]*[.H32])" office:value-type="float" office:value="0.172" calcext:value-type="float">
            <text:p>$0.17</text:p>
          </table:table-cell>
          <table:table-cell table:style-name="ce3"/>
          <table:table-cell table:style-name="ce214" table:formula="of:=[.J32]*[.K32]" office:value-type="currency" office:currency="USD" office:value="86" calcext:value-type="currency">
            <text:p>$8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3" office:value-type="string" calcext:value-type="string">
            <text:p>M3 x 20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0A123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3]" office:value-type="float" office:value="2000" calcext:value-type="float">
            <text:p>2000</text:p>
          </table:table-cell>
          <table:table-cell table:style-name="ce167" office:value-type="currency" office:currency="USD" office:value="0.097" calcext:value-type="currency">
            <text:p>$0.10</text:p>
          </table:table-cell>
          <table:table-cell table:style-name="ce199" table:formula="of:=SUM([.K33]*[.H33])" office:value-type="float" office:value="0.388" calcext:value-type="float">
            <text:p>$0.39</text:p>
          </table:table-cell>
          <table:table-cell table:style-name="ce3"/>
          <table:table-cell table:style-name="ce214" table:formula="of:=[.J33]*[.K33]" office:value-type="currency" office:currency="USD" office:value="194" calcext:value-type="currency">
            <text:p>$194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230</text:p>
          </table:table-cell>
          <table:table-cell table:style-name="ce3" office:value-type="string" calcext:value-type="string">
            <text:p>M2 x 6mm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34596" calcext:value-type="float">
            <text:p>134596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4]" office:value-type="float" office:value="1000" calcext:value-type="float">
            <text:p>1000</text:p>
          </table:table-cell>
          <table:table-cell table:style-name="ce160" office:value-type="currency" office:currency="USD" office:value="0.0282" calcext:value-type="currency">
            <text:p>$0.03</text:p>
          </table:table-cell>
          <table:table-cell table:style-name="ce162" table:formula="of:=SUM([.K34]*[.H34])" office:value-type="float" office:value="0.0564" calcext:value-type="float">
            <text:p>$0.06</text:p>
          </table:table-cell>
          <table:table-cell table:style-name="ce3"/>
          <table:table-cell table:style-name="ce214" table:formula="of:=[.J34]*[.K34]" office:value-type="currency" office:currency="USD" office:value="28.2" calcext:value-type="currency">
            <text:p>$28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NT0015</text:p>
          </table:table-cell>
          <table:table-cell table:style-name="ce6" office:value-type="string" calcext:value-type="string">
            <text:p>M5 nylon insert hex nut</text:p>
          </table:table-cell>
          <table:table-cell table:style-name="ce6"/>
          <table:table-cell table:style-name="ce75"/>
          <table:table-cell table:style-name="ce100" office:value-type="string" calcext:value-type="string">
            <text:p>Timberline</text:p>
          </table:table-cell>
          <table:table-cell table:style-name="ce114"/>
          <table:table-cell table:style-name="ce75" office:value-type="float" office:value="1" calcext:value-type="float">
            <text:p>1</text:p>
          </table:table-cell>
          <table:table-cell table:style-name="ce100" office:value-type="string" calcext:value-type="string">
            <text:p>ea</text:p>
          </table:table-cell>
          <table:table-cell table:style-name="ce6" table:formula="of:=[.G$1]*[.H35]" office:value-type="float" office:value="500" calcext:value-type="float">
            <text:p>500</text:p>
          </table:table-cell>
          <table:table-cell table:style-name="ce168" office:value-type="currency" office:currency="USD" office:value="0.15" calcext:value-type="currency">
            <text:p>$0.15</text:p>
          </table:table-cell>
          <table:table-cell table:style-name="ce200" table:formula="of:=SUM([.K35]*[.H35])" office:value-type="float" office:value="0.15" calcext:value-type="float">
            <text:p>$0.15</text:p>
          </table:table-cell>
          <table:table-cell table:style-name="ce6"/>
          <table:table-cell table:style-name="ce216" table:formula="of:=[.J35]*[.K35]" office:value-type="currency" office:currency="USD" office:value="75" calcext:value-type="currency">
            <text:p>$75.00</text:p>
          </table:table-cell>
          <table:table-cell table:style-name="ce226" office:value-type="string" calcext:value-type="string">
            <text:p>PO08409</text:p>
          </table:table-cell>
          <table:table-cell table:style-name="ce241" office:value-type="date" office:date-value="2015-07-22" calcext:value-type="date">
            <text:p>07/22/15</text:p>
          </table:table-cell>
          <table:table-cell table:style-name="ce241" office:value-type="date" office:date-value="2015-07-28" calcext:value-type="date">
            <text:p>07/28/15</text:p>
          </table:table-cell>
          <table:table-cell table:style-name="ce278" office:value-type="string" calcext:value-type="string">
            <text:p>received</text:p>
          </table:table-cell>
          <table:table-cell table:style-name="ce6" table:number-columns-repeated="1005"/>
          <table:table-cell table:style-name="ce6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3" office:value-type="string" calcext:value-type="string">
            <text:p>M5 Nut, Steel, Zinc Plated, thin (jam nut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111" office:value-type="string" calcext:value-type="string">
            <text:p>90695A03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6]" office:value-type="float" office:value="500" calcext:value-type="float">
            <text:p>500</text:p>
          </table:table-cell>
          <table:table-cell table:style-name="ce167" office:value-type="currency" office:currency="USD" office:value="0.15" calcext:value-type="currency">
            <text:p>$0.15</text:p>
          </table:table-cell>
          <table:table-cell table:style-name="ce199" table:formula="of:=SUM([.K36]*[.H36])" office:value-type="float" office:value="0.15" calcext:value-type="float">
            <text:p>$0.15</text:p>
          </table:table-cell>
          <table:table-cell table:style-name="ce3"/>
          <table:table-cell table:style-name="ce214" table:formula="of:=[.J36]*[.K36]" office:value-type="currency" office:currency="USD" office:value="75" calcext:value-type="currency">
            <text:p>$7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3" office:value-type="string" calcext:value-type="string">
            <text:p>608-2RS ABEC3/C3 Rubber Sealed Bearing – BLACK</text:p>
          </table:table-cell>
          <table:table-cell table:style-name="ce3"/>
          <table:table-cell table:style-name="ce72"/>
          <table:table-cell table:style-name="ce101" office:value-type="string" calcext:value-type="string">
            <text:p>JSB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7]" office:value-type="float" office:value="3000" calcext:value-type="float">
            <text:p>3000</text:p>
          </table:table-cell>
          <table:table-cell table:style-name="ce162" office:value-type="float" office:value="0.42" calcext:value-type="float">
            <text:p>$0.42</text:p>
          </table:table-cell>
          <table:table-cell table:style-name="ce162" table:formula="of:=SUM([.K37]*[.H37])" office:value-type="float" office:value="2.52" calcext:value-type="float">
            <text:p>$2.52</text:p>
          </table:table-cell>
          <table:table-cell table:style-name="ce3"/>
          <table:table-cell table:style-name="ce214" table:formula="of:=[.J37]*[.K37]" office:value-type="currency" office:currency="USD" office:value="1260" calcext:value-type="currency">
            <text:p>$1,260.00</text:p>
          </table:table-cell>
          <table:table-cell table:style-name="ce111" office:value-type="string" calcext:value-type="string">
            <text:p>PO12542</text:p>
          </table:table-cell>
          <table:table-cell table:style-name="ce239" office:value-type="date" office:date-value="2016-03-16" calcext:value-type="date">
            <text:p>03/16/16</text:p>
          </table:table-cell>
          <table:table-cell table:style-name="ce239" office:value-type="date" office:date-value="2016-03-29" calcext:value-type="date">
            <text:p>03/29/16</text:p>
          </table:table-cell>
          <table:table-cell table:style-name="ce274" office:value-type="string" calcext:value-type="string">
            <text:p>Ordered with Uaru, Brambling, Kanyu Albatross</text:p>
          </table:table-cell>
          <table:table-cell table:style-name="ce272"/>
          <table:table-cell table:style-name="ce3" table:number-columns-repeated="1004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158</text:p>
          </table:table-cell>
          <table:table-cell table:style-name="ce49" office:value-type="string" calcext:value-type="string">
            <text:p>M5-.8 6.7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.</text:p>
          </table:table-cell>
          <table:table-cell table:style-name="ce78" office:value-type="float" office:value="11125997" calcext:value-type="float">
            <text:p>1112599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8]" office:value-type="float" office:value="500" calcext:value-type="float">
            <text:p>500</text:p>
          </table:table-cell>
          <table:table-cell table:style-name="ce162" office:value-type="float" office:value="0.1494" calcext:value-type="float">
            <text:p>$0.15</text:p>
          </table:table-cell>
          <table:table-cell table:style-name="ce162" table:formula="of:=SUM([.K38]*[.H38])" office:value-type="float" office:value="0.1494" calcext:value-type="float">
            <text:p>$0.15</text:p>
          </table:table-cell>
          <table:table-cell table:style-name="ce3"/>
          <table:table-cell table:style-name="ce214" table:formula="of:=[.J38]*[.K38]" office:value-type="currency" office:currency="USD" office:value="74.7" calcext:value-type="currency">
            <text:p>$74.7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5" calcext:value-type="date">
            <text:p>04/15/16</text:p>
          </table:table-cell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53</text:p>
          </table:table-cell>
          <table:table-cell table:style-name="ce49" office:value-type="string" calcext:value-type="string">
            <text:p>M5 X 20 SCHS, Stainless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2290A242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9]" office:value-type="float" office:value="500" calcext:value-type="float">
            <text:p>500</text:p>
          </table:table-cell>
          <table:table-cell table:style-name="ce162" office:value-type="float" office:value="0.0478" calcext:value-type="float">
            <text:p>$0.05</text:p>
          </table:table-cell>
          <table:table-cell table:style-name="ce162" table:formula="of:=SUM([.K39]*[.H39])" office:value-type="float" office:value="0.0478" calcext:value-type="float">
            <text:p>$0.05</text:p>
          </table:table-cell>
          <table:table-cell table:style-name="ce3"/>
          <table:table-cell table:style-name="ce214" table:formula="of:=[.J39]*[.K39]" office:value-type="currency" office:currency="USD" office:value="23.9" calcext:value-type="currency">
            <text:p>$23.9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073</text:p>
          </table:table-cell>
          <table:table-cell table:style-name="ce49" office:value-type="string" calcext:value-type="string">
            <text:p>M5 x 10mm BHC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905" calcext:value-type="float">
            <text:p>1139905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0]" office:value-type="float" office:value="500" calcext:value-type="float">
            <text:p>500</text:p>
          </table:table-cell>
          <table:table-cell table:style-name="ce162" office:value-type="float" office:value="0.0166" calcext:value-type="float">
            <text:p>$0.02</text:p>
          </table:table-cell>
          <table:table-cell table:style-name="ce162"/>
          <table:table-cell table:style-name="ce3"/>
          <table:table-cell table:style-name="ce214" table:formula="of:=[.J40]*[.K40]" office:value-type="currency" office:currency="USD" office:value="8.3" calcext:value-type="currency">
            <text:p>$8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3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539" calcext:value-type="float">
            <text:p>1139539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1]" office:value-type="float" office:value="500" calcext:value-type="float">
            <text:p>500</text:p>
          </table:table-cell>
          <table:table-cell table:style-name="ce169" office:value-type="currency" office:currency="USD" office:value="0.0229" calcext:value-type="currency">
            <text:p>$0.02</text:p>
          </table:table-cell>
          <table:table-cell table:style-name="ce162" table:formula="of:=SUM([.K41]*[.H41])" office:value-type="float" office:value="0.0229" calcext:value-type="float">
            <text:p>$0.02</text:p>
          </table:table-cell>
          <table:table-cell table:style-name="ce33"/>
          <table:table-cell table:style-name="ce214" table:formula="of:=[.J41]*[.K41]" office:value-type="currency" office:currency="USD" office:value="11.45" calcext:value-type="currency">
            <text:p>$11.4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4" office:value-type="string" calcext:value-type="string">
            <text:p>Spring, Extruder, 6mm OD, 0.8mm WD, 9.7mm FL</text:p>
          </table:table-cell>
          <table:table-cell table:style-name="ce4"/>
          <table:table-cell table:style-name="ce73"/>
          <table:table-cell table:style-name="ce101" office:value-type="string" calcext:value-type="string">
            <text:p>Associated Spring</text:p>
          </table:table-cell>
          <table:table-cell table:style-name="ce73" office:value-type="string" calcext:value-type="string">
            <text:p>C0240-032-0380-M</text:p>
          </table:table-cell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42]" office:value-type="float" office:value="2000" calcext:value-type="float">
            <text:p>2000</text:p>
          </table:table-cell>
          <table:table-cell table:style-name="ce170" office:value-type="float" office:value="0.22" calcext:value-type="float">
            <text:p>$0.22</text:p>
          </table:table-cell>
          <table:table-cell table:style-name="ce170" table:formula="of:=SUM([.K42]*[.H42])" office:value-type="float" office:value="0.88" calcext:value-type="float">
            <text:p>$0.88</text:p>
          </table:table-cell>
          <table:table-cell table:style-name="ce4"/>
          <table:table-cell table:style-name="ce215" table:formula="of:=[.J42]*[.K42]" office:value-type="currency" office:currency="USD" office:value="440" calcext:value-type="currency">
            <text:p>$440.00</text:p>
          </table:table-cell>
          <table:table-cell table:style-name="ce227" office:value-type="string" calcext:value-type="string">
            <text:p>PO12069</text:p>
          </table:table-cell>
          <table:table-cell table:style-name="ce240" office:value-type="date" office:date-value="2016-02-16" calcext:value-type="date">
            <text:p>02/16/16</text:p>
          </table:table-cell>
          <table:table-cell table:style-name="ce240" office:value-type="date" office:date-value="2016-03-05" calcext:value-type="date">
            <text:p>03/05/16</text:p>
          </table:table-cell>
          <table:table-cell table:style-name="ce273" office:value-type="string" calcext:value-type="string">
            <text:p>Ordered on PO12069 with Uaru, Brambling</text:p>
          </table:table-cell>
          <table:table-cell table:style-name="ce4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/>
          <table:table-cell table:style-name="ce72"/>
          <table:table-cell table:style-name="ce97" office:value-type="string" calcext:value-type="string">
            <text:p>IGUS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3]" office:value-type="float" office:value="1000" calcext:value-type="float">
            <text:p>1000</text:p>
          </table:table-cell>
          <table:table-cell table:style-name="ce162" office:value-type="float" office:value="1.5" calcext:value-type="float">
            <text:p>$1.50</text:p>
          </table:table-cell>
          <table:table-cell table:style-name="ce162" table:formula="of:=SUM([.K43]*[.H43])" office:value-type="float" office:value="3" calcext:value-type="float">
            <text:p>$3.00</text:p>
          </table:table-cell>
          <table:table-cell table:style-name="ce3"/>
          <table:table-cell table:style-name="ce214" table:formula="of:=[.J43]*[.K43]" office:value-type="currency" office:currency="USD" office:value="1500" calcext:value-type="currency">
            <text:p>$1,500.00</text:p>
          </table:table-cell>
          <table:table-cell table:style-name="ce111" office:value-type="string" calcext:value-type="string">
            <text:p>PO1285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9" calcext:value-type="date">
            <text:p>04/19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34" office:value-type="string" calcext:value-type="string">
            <text:p>HE-SH0031</text:p>
          </table:table-cell>
          <table:table-cell table:style-name="ce34" office:value-type="string" calcext:value-type="string">
            <text:p>Reprap Modified Hexagon Hotend, Lulzbot Edition, 3.0mm Filament, .5mm Nozzle</text:p>
          </table:table-cell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63" office:value-type="string" calcext:value-type="string">
            <text:p>ea</text:p>
          </table:table-cell>
          <table:table-cell table:style-name="ce7" office:value-type="float" office:value="1000" calcext:value-type="float">
            <text:p>1000</text:p>
          </table:table-cell>
          <table:table-cell table:style-name="ce171" office:value-type="float" office:value="23" calcext:value-type="float">
            <text:p>$23.00</text:p>
          </table:table-cell>
          <table:table-cell table:style-name="ce171" table:formula="of:=SUM([.K44]*[.H44])" office:value-type="float" office:value="46" calcext:value-type="float">
            <text:p>$46.00</text:p>
          </table:table-cell>
          <table:table-cell table:style-name="ce207"/>
          <table:table-cell table:style-name="ce217" table:formula="of:=[.J44]*[.K44]" office:value-type="currency" office:currency="USD" office:value="23000" calcext:value-type="currency">
            <text:p>$23,000.00</text:p>
          </table:table-cell>
          <table:table-cell table:style-name="ce228"/>
          <table:table-cell table:style-name="ce242"/>
          <table:table-cell table:style-name="ce267"/>
          <table:table-cell table:style-name="ce242" table:number-columns-repeated="2"/>
          <table:table-cell table:style-name="ce298"/>
          <table:table-cell table:style-name="ce7" table:number-columns-repeated="1003"/>
          <table:table-cell table:style-name="ce21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5]" office:value-type="float" office:value="500" calcext:value-type="float">
            <text:p>500</text:p>
          </table:table-cell>
          <table:table-cell table:style-name="ce172" office:value-type="currency" office:currency="USD" office:value="0.1685" calcext:value-type="currency">
            <text:p>$0.169</text:p>
          </table:table-cell>
          <table:table-cell table:style-name="ce158" table:formula="of:=SUM([.K45]*[.H45])" office:value-type="float" office:value="0.1685" calcext:value-type="float">
            <text:p>$0.17</text:p>
          </table:table-cell>
          <table:table-cell table:style-name="ce3"/>
          <table:table-cell table:style-name="ce214" table:formula="of:=[.J45]*[.K45]" office:value-type="currency" office:currency="USD" office:value="84.25" calcext:value-type="currency">
            <text:p>$84.2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TB0007</text:p>
          </table:table-cell>
          <table:table-cell table:style-name="ce7" office:value-type="string" calcext:value-type="string">
            <text:p>Feed Tube, PTFE</text:p>
          </table:table-cell>
          <table:table-cell table:style-name="ce7"/>
          <table:table-cell table:style-name="ce76"/>
          <table:table-cell table:style-name="ce63" office:value-type="string" calcext:value-type="string">
            <text:p>Professional Plastics </text:p>
          </table:table-cell>
          <table:table-cell table:style-name="ce76" office:value-type="string" calcext:value-type="string">
            <text:p>5239K12</text:p>
          </table:table-cell>
          <table:table-cell table:style-name="ce76" office:value-type="float" office:value="850" calcext:value-type="float">
            <text:p>850</text:p>
          </table:table-cell>
          <table:table-cell table:style-name="ce63" office:value-type="string" calcext:value-type="string">
            <text:p>mm</text:p>
          </table:table-cell>
          <table:table-cell table:style-name="ce7" table:formula="of:=[.G$1]*[.H46]" office:value-type="float" office:value="425000" calcext:value-type="float">
            <text:p>425000</text:p>
          </table:table-cell>
          <table:table-cell table:style-name="ce173" table:formula="of:=1.69/304.8" office:value-type="float" office:value="0.00554461942257218" calcext:value-type="float">
            <text:p>$0.01</text:p>
          </table:table-cell>
          <table:table-cell table:style-name="ce173" table:formula="of:=SUM([.K46]*[.H46])" office:value-type="float" office:value="4.71292650918635" calcext:value-type="float">
            <text:p>$4.71</text:p>
          </table:table-cell>
          <table:table-cell table:style-name="ce7"/>
          <table:table-cell table:style-name="ce217" table:formula="of:=[.J46]*[.K46]" office:value-type="currency" office:currency="USD" office:value="2356.46325459318" calcext:value-type="currency">
            <text:p>$2,356.46</text:p>
          </table:table-cell>
          <table:table-cell table:style-name="ce229"/>
          <table:table-cell table:style-name="ce243" table:number-columns-repeated="2"/>
          <table:table-cell table:style-name="ce279"/>
          <table:table-cell table:style-name="ce7" table:number-columns-repeated="1005"/>
          <table:table-cell table:style-name="ce2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40354" calcext:value-type="float">
            <text:p>1140354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7]" office:value-type="float" office:value="1000" calcext:value-type="float">
            <text:p>1000</text:p>
          </table:table-cell>
          <table:table-cell table:style-name="ce160" office:value-type="currency" office:currency="USD" office:value="0.003" calcext:value-type="currency">
            <text:p>$0.00</text:p>
          </table:table-cell>
          <table:table-cell table:style-name="ce162" table:formula="of:=SUM([.K47]*[.H47])" office:value-type="float" office:value="0.006" calcext:value-type="float">
            <text:p>$0.01</text:p>
          </table:table-cell>
          <table:table-cell table:style-name="ce3"/>
          <table:table-cell table:style-name="ce214" table:formula="of:=[.J47]*[.K47]" office:value-type="currency" office:currency="USD" office:value="3" calcext:value-type="currency">
            <text:p>$3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6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59</text:p>
          </table:table-cell>
          <table:table-cell table:style-name="ce3" office:value-type="string" calcext:value-type="string">
            <text:p>Standard Nylon Cable Tie 7-1/2" L, 1-7/8" Bundle Dia, 50#Tensile Strg, Black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2" calcext:value-type="float">
            <text:p>1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8]" office:value-type="float" office:value="6000" calcext:value-type="float">
            <text:p>6000</text:p>
          </table:table-cell>
          <table:table-cell table:style-name="ce162" office:value-type="float" office:value="0.0232" calcext:value-type="float">
            <text:p>$0.02</text:p>
          </table:table-cell>
          <table:table-cell table:style-name="ce162" table:formula="of:=SUM([.K48]*[.H48])" office:value-type="float" office:value="0.2784" calcext:value-type="float">
            <text:p>$0.28</text:p>
          </table:table-cell>
          <table:table-cell table:style-name="ce3"/>
          <table:table-cell table:style-name="ce214" table:formula="of:=[.J48]*[.K48]" office:value-type="currency" office:currency="USD" office:value="139.2" calcext:value-type="currency">
            <text:p>$139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/>
          <table:table-cell table:style-name="ce299"/>
          <table:table-cell table:style-name="ce3" table:number-columns-repeated="1003"/>
          <table:table-cell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44</text:p>
          </table:table-cell>
          <table:table-cell table:style-name="ce8" office:value-type="string" calcext:value-type="string">
            <text:p>Post insertion M5 T-nut for 20mm extrusion</text:p>
          </table:table-cell>
          <table:table-cell table:style-name="ce8" office:value-type="string" calcext:value-type="string">
            <text:p>Post assembly M5 T-nut</text:p>
          </table:table-cell>
          <table:table-cell table:style-name="ce77"/>
          <table:table-cell table:style-name="ce8" office:value-type="string" calcext:value-type="string">
            <text:p>Misumi</text:p>
          </table:table-cell>
          <table:table-cell table:style-name="ce115" office:value-type="string" calcext:value-type="string">
            <text:p>HN-TAP5</text:p>
          </table:table-cell>
          <table:table-cell table:style-name="ce139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49]" office:value-type="float" office:value="500" calcext:value-type="float">
            <text:p>500</text:p>
          </table:table-cell>
          <table:table-cell table:style-name="ce174" office:value-type="float" office:value="0.46" calcext:value-type="float">
            <text:p>$0.46</text:p>
          </table:table-cell>
          <table:table-cell table:style-name="ce174" table:formula="of:=SUM([.K49]*[.H49])" office:value-type="float" office:value="0.46" calcext:value-type="float">
            <text:p>$0.46</text:p>
          </table:table-cell>
          <table:table-cell table:style-name="ce8"/>
          <table:table-cell table:style-name="ce217" table:formula="of:=[.J49]*[.K49]" office:value-type="currency" office:currency="USD" office:value="230" calcext:value-type="currency">
            <text:p>$230.00</text:p>
          </table:table-cell>
          <table:table-cell table:style-name="ce230"/>
          <table:table-cell table:style-name="ce244" table:number-columns-repeated="2"/>
          <table:table-cell table:style-name="ce280" office:value-type="string" calcext:value-type="string">
            <text:p>BAM confirmed this is still needed on this Javelin BOM</text:p>
          </table:table-cell>
          <table:table-cell table:style-name="ce8" table:number-columns-repeated="2"/>
          <table:table-cell table:style-name="ce7" table:number-columns-repeated="1003"/>
          <table:table-cell table:style-name="ce21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5</text:p>
          </table:table-cell>
          <table:table-cell table:style-name="ce48" office:value-type="string" calcext:value-type="string">
            <text:p>Bed finger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0]" office:value-type="float" office:value="2000" calcext:value-type="float">
            <text:p>2000</text:p>
          </table:table-cell>
          <table:table-cell table:style-name="ce164" office:value-type="float" office:value="3" calcext:value-type="float">
            <text:p>$3.00</text:p>
          </table:table-cell>
          <table:table-cell table:style-name="ce164" table:formula="of:=SUM([.K50]*[.H50])" office:value-type="float" office:value="12" calcext:value-type="float">
            <text:p>$12.00</text:p>
          </table:table-cell>
          <table:table-cell table:style-name="ce5"/>
          <table:table-cell table:style-name="ce214" table:formula="of:=[.J50]*[.K50]" office:value-type="currency" office:currency="USD" office:value="6000" calcext:value-type="currency">
            <text:p>$6,0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7</text:p>
          </table:table-cell>
          <table:table-cell table:style-name="ce50" office:value-type="string" calcext:value-type="string">
            <text:p>Dual extruder v2.0 mount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1]" office:value-type="float" office:value="500" calcext:value-type="float">
            <text:p>500</text:p>
          </table:table-cell>
          <table:table-cell table:style-name="ce164" office:value-type="float" office:value="7.8" calcext:value-type="float">
            <text:p>$7.80</text:p>
          </table:table-cell>
          <table:table-cell table:style-name="ce164" table:formula="of:=SUM([.K51]*[.H51])" office:value-type="float" office:value="7.8" calcext:value-type="float">
            <text:p>$7.80</text:p>
          </table:table-cell>
          <table:table-cell table:style-name="ce5"/>
          <table:table-cell table:style-name="ce214" table:formula="of:=[.J51]*[.K51]" office:value-type="currency" office:currency="USD" office:value="3900" calcext:value-type="currency">
            <text:p>$3,9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6</text:p>
          </table:table-cell>
          <table:table-cell table:style-name="ce48" office:value-type="string" calcext:value-type="string">
            <text:p>Lower bracket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2]" office:value-type="float" office:value="500" calcext:value-type="float">
            <text:p>500</text:p>
          </table:table-cell>
          <table:table-cell table:style-name="ce164" office:value-type="float" office:value="9.9" calcext:value-type="float">
            <text:p>$9.90</text:p>
          </table:table-cell>
          <table:table-cell table:style-name="ce164" table:formula="of:=SUM([.K52]*[.H52])" office:value-type="float" office:value="9.9" calcext:value-type="float">
            <text:p>$9.90</text:p>
          </table:table-cell>
          <table:table-cell table:style-name="ce5"/>
          <table:table-cell table:style-name="ce214" table:formula="of:=[.J52]*[.K52]" office:value-type="currency" office:currency="USD" office:value="4950" calcext:value-type="currency">
            <text:p>$4,95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35" office:value-type="string" calcext:value-type="string">
            <text:p>EL-FA0011</text:p>
          </table:table-cell>
          <table:table-cell table:style-name="ce35" office:value-type="string" calcext:value-type="string">
            <text:p>FAN,24VDC,Sleeve,5.75CFM,40X40X10MM,60mA 6000RPM,1.44W,280MM LEADS,CE/RoHS</text:p>
          </table:table-cell>
          <table:table-cell table:style-name="ce9"/>
          <table:table-cell table:style-name="ce79"/>
          <table:table-cell table:style-name="ce35" office:value-type="string" calcext:value-type="string">
            <text:p>Kysan</text:p>
          </table:table-cell>
          <table:table-cell table:style-name="ce117" office:value-type="string" calcext:value-type="string">
            <text:p>TF4010-24H-S</text:p>
          </table:table-cell>
          <table:table-cell table:style-name="ce141" office:value-type="float" office:value="0" calcext:value-type="float">
            <text:p>0</text:p>
          </table:table-cell>
          <table:table-cell table:style-name="ce9" office:value-type="string" calcext:value-type="string">
            <text:p>ea</text:p>
          </table:table-cell>
          <table:table-cell table:style-name="ce15" table:formula="of:=[.G$1]*[.H53]" office:value-type="float" office:value="0" calcext:value-type="float">
            <text:p>0</text:p>
          </table:table-cell>
          <table:table-cell table:style-name="ce175" office:value-type="float" office:value="1.45" calcext:value-type="float">
            <text:p>$1.45</text:p>
          </table:table-cell>
          <table:table-cell table:style-name="ce175" table:formula="of:=SUM([.K53]*[.H53])" office:value-type="float" office:value="0" calcext:value-type="float">
            <text:p/>
          </table:table-cell>
          <table:table-cell table:style-name="ce9"/>
          <table:table-cell table:style-name="ce218" table:formula="of:=[.J53]*[.K53]" office:value-type="currency" office:currency="USD" office:value="0" calcext:value-type="currency">
            <text:p>$0.00</text:p>
          </table:table-cell>
          <table:table-cell table:style-name="ce141" office:value-type="string" calcext:value-type="string">
            <text:p>PO08435</text:p>
          </table:table-cell>
          <table:table-cell table:style-name="ce245" office:value-type="date" office:date-value="2015-07-10" calcext:value-type="date">
            <text:p>07/10/15</text:p>
          </table:table-cell>
          <table:table-cell table:style-name="ce245" office:value-type="date" office:date-value="2015-07-28" calcext:value-type="date">
            <text:p>07/28/15</text:p>
          </table:table-cell>
          <table:table-cell table:style-name="ce281"/>
          <table:table-cell table:style-name="ce9" table:number-columns-repeated="3"/>
          <table:table-cell table:style-name="ce306" table:number-columns-repeated="1002"/>
          <table:table-cell table:style-name="ce22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36" office:value-type="string" calcext:value-type="string">
            <text:p>EL-FA0020</text:p>
          </table:table-cell>
          <table:table-cell table:style-name="ce29" office:value-type="string" calcext:value-type="string">
            <text:p>RFB2008 Micro Blower with 30awg wire that is 250mm long</text:p>
          </table:table-cell>
          <table:table-cell table:style-name="ce5"/>
          <table:table-cell table:style-name="ce78"/>
          <table:table-cell table:style-name="ce5" office:value-type="string" calcext:value-type="string">
            <text:p>Pelonis</text:p>
          </table:table-cell>
          <table:table-cell table:style-name="ce116"/>
          <table:table-cell table:style-name="ce140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4]" office:value-type="float" office:value="1000" calcext:value-type="float">
            <text:p>1000</text:p>
          </table:table-cell>
          <table:table-cell table:style-name="ce164" office:value-type="float" office:value="6.54" calcext:value-type="float">
            <text:p>$6.54</text:p>
          </table:table-cell>
          <table:table-cell table:style-name="ce164" table:formula="of:=SUM([.K54]*[.H54])" office:value-type="float" office:value="13.08" calcext:value-type="float">
            <text:p>$13.08</text:p>
          </table:table-cell>
          <table:table-cell table:style-name="ce5"/>
          <table:table-cell table:style-name="ce214" table:formula="of:=[.J54]*[.K54]" office:value-type="currency" office:currency="USD" office:value="6540" calcext:value-type="currency">
            <text:p>$6,540.00</text:p>
          </table:table-cell>
          <table:table-cell table:style-name="ce140" office:value-type="string" calcext:value-type="string">
            <text:p>See notes </text:p>
          </table:table-cell>
          <table:table-cell table:style-name="ce246" table:number-columns-repeated="2"/>
          <table:table-cell table:style-name="ce277" office:value-type="string" calcext:value-type="string">
            <text:p>In stock do not need to order. TS</text:p>
          </table:table-cell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7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FA0032</text:p>
          </table:table-cell>
          <table:table-cell table:style-name="ce10" office:value-type="string" calcext:value-type="string">
            <text:p>Pelonis FAN 24V 40x40mm Low flow</text:p>
          </table:table-cell>
          <table:table-cell table:style-name="ce10" office:value-type="string" calcext:value-type="string">
            <text:p>Pelonis</text:p>
          </table:table-cell>
          <table:table-cell table:style-name="ce80" office:value-type="string" calcext:value-type="string">
            <text:p>C4010L24BPLB1-7</text:p>
          </table:table-cell>
          <table:table-cell table:style-name="ce10" office:value-type="string" calcext:value-type="string">
            <text:p>Pelonis</text:p>
          </table:table-cell>
          <table:table-cell table:style-name="ce118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5]" office:value-type="float" office:value="1000" calcext:value-type="float">
            <text:p>1000</text:p>
          </table:table-cell>
          <table:table-cell table:style-name="ce10" office:value-type="float" office:value="3.13" calcext:value-type="float">
            <text:p>3.13</text:p>
          </table:table-cell>
          <table:table-cell table:style-name="ce164" table:formula="of:=SUM([.K55]*[.H55])" office:value-type="float" office:value="6.26" calcext:value-type="float">
            <text:p>$6.26</text:p>
          </table:table-cell>
          <table:table-cell table:style-name="ce5"/>
          <table:table-cell table:style-name="ce214" table:formula="of:=[.J55]*[.K55]" office:value-type="currency" office:currency="USD" office:value="3130" calcext:value-type="currency">
            <text:p>$3,130.00</text:p>
          </table:table-cell>
          <table:table-cell table:style-name="ce231" office:value-type="string" calcext:value-type="string">
            <text:p>PO12883</text:p>
          </table:table-cell>
          <table:table-cell table:style-name="ce247" office:value-type="date" office:date-value="2016-04-07" calcext:value-type="date">
            <text:p>04/07/16</text:p>
          </table:table-cell>
          <table:table-cell table:style-name="ce247" office:value-type="date" office:date-value="2016-05-04" calcext:value-type="date">
            <text:p>05/04/16</text:p>
          </table:table-cell>
          <table:table-cell table:style-name="ce282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5" office:value-type="string" calcext:value-type="string">
            <text:p>40mm fans switched from kysan to pelonis</text:p>
          </table:table-cell>
          <table:table-cell table:style-name="ce5" table:number-columns-repeated="2"/>
          <table:table-cell table:style-name="ce305" table:number-columns-repeated="1002"/>
          <table:table-cell table:style-name="ce24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014</text:p>
          </table:table-cell>
          <table:table-cell table:style-name="ce8" office:value-type="string" calcext:value-type="string">
            <text:p>Wire ferrules – 1.5mm^2 – 7mm</text:p>
          </table:table-cell>
          <table:table-cell table:style-name="ce8"/>
          <table:table-cell table:style-name="ce77"/>
          <table:table-cell table:style-name="ce8" office:value-type="string" calcext:value-type="string">
            <text:p>Mcmaster</text:p>
          </table:table-cell>
          <table:table-cell table:style-name="ce115" office:value-type="string" calcext:value-type="string">
            <text:p>9681K21</text:p>
          </table:table-cell>
          <table:table-cell table:style-name="ce139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56]" office:value-type="float" office:value="2000" calcext:value-type="float">
            <text:p>2000</text:p>
          </table:table-cell>
          <table:table-cell table:style-name="ce174" office:value-type="float" office:value="0.063" calcext:value-type="float">
            <text:p>$0.06</text:p>
          </table:table-cell>
          <table:table-cell table:style-name="ce174" table:formula="of:=SUM([.K56]*[.H56])" office:value-type="float" office:value="0.252" calcext:value-type="float">
            <text:p>$0.25</text:p>
          </table:table-cell>
          <table:table-cell table:style-name="ce8"/>
          <table:table-cell table:style-name="ce217" table:formula="of:=[.J56]*[.K56]" office:value-type="currency" office:currency="USD" office:value="126" calcext:value-type="currency">
            <text:p>$126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8" office:value-type="string" calcext:value-type="string">
            <text:p>EL-MS0073</text:p>
          </table:table-cell>
          <table:table-cell table:style-name="ce8" office:value-type="string" calcext:value-type="string">
            <text:p>1/4” Black panduit wire wrap</text:p>
          </table:table-cell>
          <table:table-cell table:style-name="ce8"/>
          <table:table-cell table:style-name="ce77"/>
          <table:table-cell table:style-name="ce8" office:value-type="string" calcext:value-type="string">
            <text:p>Electronics Distributor Corp</text:p>
          </table:table-cell>
          <table:table-cell table:style-name="ce115"/>
          <table:table-cell table:style-name="ce139" office:value-type="float" office:value="300" calcext:value-type="float">
            <text:p>30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7]" office:value-type="float" office:value="150000" calcext:value-type="float">
            <text:p>150000</text:p>
          </table:table-cell>
          <table:table-cell table:style-name="ce176" office:value-type="float" office:value="0.001" calcext:value-type="float">
            <text:p>$0.00</text:p>
          </table:table-cell>
          <table:table-cell table:style-name="ce176" table:formula="of:=SUM([.K57]*[.H57])" office:value-type="float" office:value="0.3" calcext:value-type="float">
            <text:p>$0.30</text:p>
          </table:table-cell>
          <table:table-cell table:style-name="ce8"/>
          <table:table-cell table:style-name="ce217" table:formula="of:=[.J57]*[.K57]" office:value-type="currency" office:currency="USD" office:value="150" calcext:value-type="currency">
            <text:p>$150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2" office:value-type="string" calcext:value-type="string">
            <text:p>Electronic</text:p>
          </table:table-cell>
          <table:table-cell table:style-name="ce37" office:value-type="string" calcext:value-type="string">
            <text:p>EL-MT0017</text:p>
          </table:table-cell>
          <table:table-cell table:style-name="ce37" office:value-type="string" calcext:value-type="string">
            <text:p>Half Height NEMA 17 Stepper Motor</text:p>
          </table:table-cell>
          <table:table-cell table:style-name="ce64"/>
          <table:table-cell table:style-name="ce81"/>
          <table:table-cell table:style-name="ce37" office:value-type="string" calcext:value-type="string">
            <text:p>Changzhou FTX</text:p>
          </table:table-cell>
          <table:table-cell table:style-name="ce119" office:value-type="string" calcext:value-type="string">
            <text:p>SY42STH33-1504A</text:p>
          </table:table-cell>
          <table:table-cell table:style-name="ce142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37" table:formula="of:=[.G$1]*[.H58]" office:value-type="float" office:value="1000" calcext:value-type="float">
            <text:p>1000</text:p>
          </table:table-cell>
          <table:table-cell table:style-name="ce177" office:value-type="float" office:value="5.35" calcext:value-type="float">
            <text:p>$5.35</text:p>
          </table:table-cell>
          <table:table-cell table:style-name="ce176" table:formula="of:=SUM([.K58]*[.H58])" office:value-type="float" office:value="10.7" calcext:value-type="float">
            <text:p>$10.70</text:p>
          </table:table-cell>
          <table:table-cell table:style-name="ce208"/>
          <table:table-cell table:style-name="ce219" table:formula="of:=[.J58]*[.K58]" office:value-type="currency" office:currency="USD" office:value="5350" calcext:value-type="currency">
            <text:p>$5,350.00</text:p>
          </table:table-cell>
          <table:table-cell table:style-name="ce232"/>
          <table:table-cell table:style-name="ce249" table:number-columns-repeated="2"/>
          <table:table-cell table:style-name="ce284" office:value-type="string" calcext:value-type="string">
            <text:p>Need to order ASAP, there is a long lead time on these from FTX. We are still using FTX for the Half Height. </text:p>
          </table:table-cell>
          <table:table-cell table:style-name="ce12" table:number-columns-repeated="2"/>
          <table:table-cell table:style-name="ce303"/>
          <table:table-cell table:style-name="ce308" table:number-columns-repeated="1002"/>
          <table:table-cell table:style-name="ce64"/>
        </table:table-row>
        <table:table-row table:style-name="ro8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47</text:p>
          </table:table-cell>
          <table:table-cell table:style-name="ce8" office:value-type="string" calcext:value-type="string">
            <text:p>Heat shrink – 0.19-0.09 – Black</text:p>
          </table:table-cell>
          <table:table-cell table:style-name="ce8" office:value-type="string" calcext:value-type="string">
            <text:p>EDC</text:p>
          </table:table-cell>
          <table:table-cell table:style-name="ce82" office:value-type="string" calcext:value-type="string">
            <text:p>88-01870</text:p>
          </table:table-cell>
          <table:table-cell table:style-name="ce8" office:value-type="string" calcext:value-type="string">
            <text:p>Mcmaster-Carr Supply Company</text:p>
          </table:table-cell>
          <table:table-cell table:style-name="ce115" office:value-type="string" calcext:value-type="string">
            <text:p>7856K74</text:p>
          </table:table-cell>
          <table:table-cell table:style-name="ce139" office:value-type="float" office:value="250" calcext:value-type="float">
            <text:p>25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9]" office:value-type="float" office:value="125000" calcext:value-type="float">
            <text:p>125000</text:p>
          </table:table-cell>
          <table:table-cell table:style-name="ce174" table:formula="of:=22.08/7620" office:value-type="float" office:value="0.00289763779527559" calcext:value-type="float">
            <text:p>$0.00</text:p>
          </table:table-cell>
          <table:table-cell table:style-name="ce174" table:formula="of:=SUM([.K59]*[.H59])" office:value-type="float" office:value="0.724409448818898" calcext:value-type="float">
            <text:p>$0.72</text:p>
          </table:table-cell>
          <table:table-cell table:style-name="ce8"/>
          <table:table-cell table:style-name="ce217" table:formula="of:=[.J59]*[.K59]" office:value-type="currency" office:currency="USD" office:value="362.204724409449" calcext:value-type="currency">
            <text:p>$362.2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38" office:value-type="string" calcext:value-type="string">
            <text:p>EL-MS0247</text:p>
          </table:table-cell>
          <table:table-cell table:style-name="ce38" office:value-type="string" calcext:value-type="string">
            <text:p>Heat Shrink Tubing – 0.19-0.09 – Black, 100'</text:p>
          </table:table-cell>
          <table:table-cell table:style-name="ce65"/>
          <table:table-cell table:style-name="ce83"/>
          <table:table-cell table:style-name="ce102" office:value-type="string" calcext:value-type="string">
            <text:p>Electronics Distributor Corp</text:p>
          </table:table-cell>
          <table:table-cell table:style-name="ce120" office:value-type="string" calcext:value-type="string">
            <text:p>88-01870</text:p>
          </table:table-cell>
          <table:table-cell table:style-name="ce143" office:value-type="float" office:value="0" calcext:value-type="float">
            <text:p>0</text:p>
          </table:table-cell>
          <table:table-cell table:style-name="ce38" office:value-type="string" calcext:value-type="string">
            <text:p>mm</text:p>
          </table:table-cell>
          <table:table-cell table:style-name="ce38" table:formula="of:=[.G$1]*[.H60]" office:value-type="float" office:value="0" calcext:value-type="float">
            <text:p>0</text:p>
          </table:table-cell>
          <table:table-cell table:style-name="ce178" table:formula="of:=22.08/30480" office:value-type="float" office:value="0.000724409448818898" calcext:value-type="float">
            <text:p>$0.00</text:p>
          </table:table-cell>
          <table:table-cell table:style-name="ce201" table:formula="of:=SUM([.K60]*[.H60])" office:value-type="float" office:value="0" calcext:value-type="float">
            <text:p/>
          </table:table-cell>
          <table:table-cell table:style-name="ce209"/>
          <table:table-cell table:style-name="ce220"/>
          <table:table-cell table:style-name="ce233"/>
          <table:table-cell table:style-name="ce250" table:number-columns-repeated="2"/>
          <table:table-cell table:style-name="ce285" office:value-type="string" calcext:value-type="string">
            <text:p>329'</text:p>
          </table:table-cell>
          <table:table-cell table:style-name="ce13"/>
          <table:table-cell table:style-name="ce13" office:value-type="string" calcext:value-type="string">
            <text:p>This is the replacement unshielded heatshrink (see below)</text:p>
          </table:table-cell>
          <table:table-cell table:style-name="ce102"/>
          <table:table-cell table:style-name="ce309" table:number-columns-repeated="1002"/>
          <table:table-cell table:style-name="ce65"/>
        </table:table-row>
        <table:table-row table:style-name="ro4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TL-CS0083</text:p>
          </table:table-cell>
          <table:table-cell table:style-name="ce51" office:value-type="string" calcext:value-type="string">
            <text:p>EMI/RFI-Shield Heat-Shrink Tubing 3/16" ID Before, 3/32" ID After, 48" L, Black, cut to 50mm</text:p>
          </table:table-cell>
          <table:table-cell table:style-name="ce14"/>
          <table:table-cell table:style-name="ce84"/>
          <table:table-cell table:style-name="ce14" office:value-type="string" calcext:value-type="string">
            <text:p>Allcable </text:p>
          </table:table-cell>
          <table:table-cell table:style-name="ce121" office:value-type="string" calcext:value-type="string">
            <text:p>7937K31</text:p>
          </table:table-cell>
          <table:table-cell table:style-name="ce121" office:value-type="float" office:value="0" calcext:value-type="float">
            <text:p>0</text:p>
          </table:table-cell>
          <table:table-cell table:style-name="ce14" office:value-type="string" calcext:value-type="string">
            <text:p>mm</text:p>
          </table:table-cell>
          <table:table-cell table:style-name="ce15" table:formula="of:=[.G$1]*[.H61]" office:value-type="float" office:value="0" calcext:value-type="float">
            <text:p>0</text:p>
          </table:table-cell>
          <table:table-cell table:style-name="ce179" table:formula="of:=(16.88/1219.2)" office:value-type="currency" office:currency="USD" office:value="0.0138451443569554" calcext:value-type="currency">
            <text:p>$0.01</text:p>
          </table:table-cell>
          <table:table-cell table:style-name="ce175" table:formula="of:=SUM([.K61]*[.H61])" office:value-type="float" office:value="0" calcext:value-type="float">
            <text:p/>
          </table:table-cell>
          <table:table-cell table:style-name="ce210"/>
          <table:table-cell table:style-name="ce218" table:formula="of:=[.J61]*[.K61]" office:value-type="currency" office:currency="USD" office:value="0" calcext:value-type="currency">
            <text:p>$0.00</text:p>
          </table:table-cell>
          <table:table-cell table:style-name="ce121" office:value-type="string" calcext:value-type="string">
            <text:p>PO08449</text:p>
          </table:table-cell>
          <table:table-cell table:style-name="ce251" office:value-type="date" office:date-value="2015-07-10" calcext:value-type="date">
            <text:p>07/10/15</text:p>
          </table:table-cell>
          <table:table-cell table:style-name="ce245" office:value-type="date" office:date-value="2015-07-20" calcext:value-type="date">
            <text:p>07/20/15</text:p>
          </table:table-cell>
          <table:table-cell table:style-name="ce281" office:value-type="string" calcext:value-type="string">
            <text:p>received</text:p>
          </table:table-cell>
          <table:table-cell table:style-name="ce14"/>
          <table:table-cell table:style-name="ce14" office:value-type="string" calcext:value-type="string">
            <text:p>shielded heatshrink dropped in favor of unshielded (EL-MS0247)</text:p>
          </table:table-cell>
          <table:table-cell table:style-name="ce14" table:number-columns-repeated="1003"/>
          <table:table-cell table:style-name="ce22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39" office:value-type="string" calcext:value-type="string">
            <text:p>EL-MS0061</text:p>
          </table:table-cell>
          <table:table-cell table:style-name="ce22" office:value-type="string" calcext:value-type="string">
            <text:p>Conn Housing Male 4POS .100</text:p>
          </table:table-cell>
          <table:table-cell table:style-name="ce22"/>
          <table:table-cell table:style-name="ce79"/>
          <table:table-cell table:style-name="ce22" office:value-type="string" calcext:value-type="string">
            <text:p>Digikey</text:p>
          </table:table-cell>
          <table:table-cell table:style-name="ce122" office:value-type="string" calcext:value-type="string">
            <text:p>WM2535-ND</text:p>
          </table:table-cell>
          <table:table-cell table:style-name="ce122" office:value-type="float" office:value="5" calcext:value-type="float">
            <text:p>5</text:p>
          </table:table-cell>
          <table:table-cell table:style-name="ce22" office:value-type="string" calcext:value-type="string">
            <text:p>pcs</text:p>
          </table:table-cell>
          <table:table-cell table:style-name="ce15" table:formula="of:=[.G$1]*[.H62]" office:value-type="float" office:value="2500" calcext:value-type="float">
            <text:p>2500</text:p>
          </table:table-cell>
          <table:table-cell table:style-name="ce180" office:value-type="currency" office:currency="USD" office:value="0.4" calcext:value-type="currency">
            <text:p>$0.40</text:p>
          </table:table-cell>
          <table:table-cell table:style-name="ce175" table:formula="of:=SUM([.K62]*[.H62])" office:value-type="float" office:value="2" calcext:value-type="float">
            <text:p>$2.00</text:p>
          </table:table-cell>
          <table:table-cell table:style-name="ce122"/>
          <table:table-cell table:style-name="ce218" table:formula="of:=[.J62]*[.K62]" office:value-type="currency" office:currency="USD" office:value="1000" calcext:value-type="currency">
            <text:p>$1,00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2"/>
          <table:table-cell table:style-name="ce14" table:number-columns-repeated="1003"/>
          <table:table-cell/>
        </table:table-row>
        <table:table-row table:style-name="ro4">
          <table:table-cell table:style-name="ce7"/>
          <table:table-cell table:style-name="ce21" office:value-type="string" calcext:value-type="string">
            <text:p>EL-MS0058</text:p>
          </table:table-cell>
          <table:table-cell table:style-name="ce21" office:value-type="string" calcext:value-type="string">
            <text:p>CONN PIN 24-30AWG CRIMP TIN</text:p>
          </table:table-cell>
          <table:table-cell table:style-name="ce21"/>
          <table:table-cell table:style-name="ce85" office:value-type="float" office:value="16020105" calcext:value-type="float">
            <text:p>16020105</text:p>
          </table:table-cell>
          <table:table-cell table:style-name="ce21" office:value-type="string" calcext:value-type="string">
            <text:p>TTI</text:p>
          </table:table-cell>
          <table:table-cell table:style-name="ce123" office:value-type="string" calcext:value-type="string">
            <text:p>WM2565CT-ND</text:p>
          </table:table-cell>
          <table:table-cell table:style-name="ce128" office:value-type="float" office:value="21" calcext:value-type="float">
            <text:p>21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63]" office:value-type="float" office:value="10500" calcext:value-type="float">
            <text:p>10500</text:p>
          </table:table-cell>
          <table:table-cell table:style-name="ce181" office:value-type="currency" office:currency="USD" office:value="0.15" calcext:value-type="currency">
            <text:p>$0.15</text:p>
          </table:table-cell>
          <table:table-cell table:style-name="ce181" table:formula="of:=[.K64]*[.H63]" office:value-type="currency" office:currency="USD" office:value="1.89" calcext:value-type="currency">
            <text:p>$1.89</text:p>
          </table:table-cell>
          <table:table-cell table:style-name="ce21"/>
          <table:table-cell table:style-name="ce217" table:formula="of:=[.J63]*[.K63]" office:value-type="currency" office:currency="USD" office:value="1575" calcext:value-type="currency">
            <text:p>$1,575.00</text:p>
          </table:table-cell>
          <table:table-cell table:style-name="ce128"/>
          <table:table-cell table:style-name="ce253" table:number-columns-repeated="2"/>
          <table:table-cell table:style-name="ce287" office:value-type="string" calcext:value-type="string">
            <text:p>?</text:p>
          </table:table-cell>
          <table:table-cell table:style-name="ce211"/>
          <table:table-cell table:style-name="ce21" table:number-columns-repeated="1005"/>
        </table:table-row>
        <table:table-row table:style-name="ro4">
          <table:table-cell table:style-name="ce16" office:value-type="string" calcext:value-type="string">
            <text:p>Electronic</text:p>
          </table:table-cell>
          <table:table-cell table:style-name="ce40" office:value-type="string" calcext:value-type="string">
            <text:p>EL-MS0210</text:p>
          </table:table-cell>
          <table:table-cell table:style-name="ce17" office:value-type="string" calcext:value-type="string">
            <text:p>CONN RING UNINS 15-20AWG #M3</text:p>
          </table:table-cell>
          <table:table-cell table:style-name="ce40"/>
          <table:table-cell table:style-name="ce86" office:value-type="string" calcext:value-type="string">
            <text:p>160344-2</text:p>
          </table:table-cell>
          <table:table-cell table:style-name="ce40" office:value-type="string" calcext:value-type="string">
            <text:p>Digikey / TTI</text:p>
          </table:table-cell>
          <table:table-cell table:style-name="ce124" office:value-type="string" calcext:value-type="string">
            <text:p>A107160CT-ND</text:p>
          </table:table-cell>
          <table:table-cell table:style-name="ce144" office:value-type="float" office:value="1" calcext:value-type="float">
            <text:p>1</text:p>
          </table:table-cell>
          <table:table-cell table:style-name="ce40" office:value-type="string" calcext:value-type="string">
            <text:p>ea</text:p>
          </table:table-cell>
          <table:table-cell table:style-name="ce7" table:formula="of:=[.G$1]*[.H64]" office:value-type="float" office:value="500" calcext:value-type="float">
            <text:p>500</text:p>
          </table:table-cell>
          <table:table-cell table:style-name="ce181" office:value-type="currency" office:currency="USD" office:value="0.09" calcext:value-type="currency">
            <text:p>$0.09</text:p>
          </table:table-cell>
          <table:table-cell table:style-name="ce181" table:formula="of:=[.K64]*[.H64]" office:value-type="currency" office:currency="USD" office:value="0.09" calcext:value-type="currency">
            <text:p>$0.09</text:p>
          </table:table-cell>
          <table:table-cell table:style-name="ce211"/>
          <table:table-cell table:style-name="ce217" table:formula="of:=[.J64]*[.K64]" office:value-type="currency" office:currency="USD" office:value="45" calcext:value-type="currency">
            <text:p>$45.00</text:p>
          </table:table-cell>
          <table:table-cell table:style-name="ce234"/>
          <table:table-cell table:style-name="ce254" table:number-columns-repeated="2"/>
          <table:table-cell table:style-name="ce288" office:value-type="string" calcext:value-type="string">
            <text:p>EL-MS0246</text:p>
          </table:table-cell>
          <table:table-cell table:style-name="ce211"/>
          <table:table-cell table:style-name="ce300" table:number-columns-repeated="995"/>
          <table:table-cell table:style-name="ce312" table:number-columns-repeated="9"/>
          <table:table-cell table:style-name="ce21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17" office:value-type="string" calcext:value-type="string">
            <text:p>Wire - Single Conductor 20AWG SOLID PTFE, RED </text:p>
          </table:table-cell>
          <table:table-cell table:style-name="ce17"/>
          <table:table-cell table:style-name="ce87"/>
          <table:table-cell table:style-name="ce17" office:value-type="string" calcext:value-type="string">
            <text:p>Mouser / Allcable</text:p>
          </table:table-cell>
          <table:table-cell table:style-name="ce124" office:value-type="string" calcext:value-type="string">
            <text:p>602-2856/1-100-03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mm</text:p>
          </table:table-cell>
          <table:table-cell table:style-name="ce17" table:formula="of:=[.G$1]*[.H65]" office:value-type="float" office:value="100000" calcext:value-type="float">
            <text:p>100000</text:p>
          </table:table-cell>
          <table:table-cell table:style-name="ce182" table:formula="of:=((118.4/100)/12)/25.4" office:value-type="currency" office:currency="USD" office:value="0.00388451443569554" calcext:value-type="currency">
            <text:p>$0.00</text:p>
          </table:table-cell>
          <table:table-cell table:style-name="ce182" table:formula="of:=[.K65]*[.H65]" office:value-type="currency" office:currency="USD" office:value="0.776902887139108" calcext:value-type="currency">
            <text:p>$0.78</text:p>
          </table:table-cell>
          <table:table-cell table:style-name="ce17"/>
          <table:table-cell table:style-name="ce182" table:formula="of:=[.J65]*[.K65]" office:value-type="currency" office:currency="USD" office:value="388.451443569554" calcext:value-type="currency">
            <text:p>$388.45</text:p>
          </table:table-cell>
          <table:table-cell table:style-name="ce124"/>
          <table:table-cell table:style-name="ce255" table:number-columns-repeated="2"/>
          <table:table-cell table:style-name="ce289" office:value-type="string" calcext:value-type="string">
            <text:p>329'</text:p>
          </table:table-cell>
          <table:table-cell table:style-name="ce211"/>
          <table:table-cell table:style-name="ce17" table:number-columns-repeated="4"/>
          <table:table-cell table:style-name="ce300" table:number-columns-repeated="991"/>
          <table:table-cell table:style-name="ce312" table:number-columns-repeated="9"/>
          <table:table-cell table:style-name="ce21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WA0035</text:p>
          </table:table-cell>
          <table:table-cell table:style-name="ce52" office:value-type="string" calcext:value-type="string">
            <text:p>Metric 18-8 Stainless Steel External Serrated Lock Washer, M3 Screw Size, 6mm OD, 0.4mm min Thick</text:p>
          </table:table-cell>
          <table:table-cell table:style-name="ce18"/>
          <table:table-cell table:style-name="ce88" office:value-type="string" calcext:value-type="string">
            <text:p>11511313</text:p>
          </table:table-cell>
          <table:table-cell table:style-name="ce32" office:value-type="string" calcext:value-type="string">
            <text:p>Fastenal </text:p>
          </table:table-cell>
          <table:table-cell table:style-name="ce125" office:value-type="string" calcext:value-type="string">
            <text:p>91120A120 </text:p>
          </table:table-cell>
          <table:table-cell table:style-name="ce1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51" table:formula="of:=[.G$1]*[.H67]" office:value-type="float" office:value="500" calcext:value-type="float">
            <text:p>500</text:p>
          </table:table-cell>
          <table:table-cell table:style-name="ce183" table:formula="of:=1.95/100" office:value-type="currency" office:currency="USD" office:value="0.0195" calcext:value-type="currency">
            <text:p>$0.020</text:p>
          </table:table-cell>
          <table:table-cell table:style-name="ce202" table:formula="of:=[.K67]*[.H67]" office:value-type="currency" office:currency="USD" office:value="0.0195" calcext:value-type="currency">
            <text:p>$0.02</text:p>
          </table:table-cell>
          <table:table-cell table:style-name="ce212"/>
          <table:table-cell table:style-name="ce202" table:formula="of:=[.J67]*[.K67]" office:value-type="currency" office:currency="USD" office:value="9.75" calcext:value-type="currency">
            <text:p>$9.75</text:p>
          </table:table-cell>
          <table:table-cell table:style-name="ce235" office:value-type="string" calcext:value-type="string">
            <text:p>PO12837</text:p>
          </table:table-cell>
          <table:table-cell table:style-name="ce256" office:value-type="date" office:date-value="2016-04-05" calcext:value-type="date">
            <text:p>04/05/16</text:p>
          </table:table-cell>
          <table:table-cell table:style-name="ce268" office:value-type="date" office:date-value="2016-04-12" calcext:value-type="date">
            <text:p>04/12/16</text:p>
          </table:table-cell>
          <table:table-cell table:style-name="ce290"/>
          <table:table-cell table:style-name="ce212"/>
          <table:table-cell table:style-name="ce32"/>
          <table:table-cell table:style-name="ce304" table:number-columns-repeated="2"/>
          <table:table-cell table:style-name="ce4" table:number-columns-repeated="992"/>
          <table:table-cell table:style-name="ce311" table:number-columns-repeated="9"/>
          <table:table-cell/>
        </table:table-row>
        <table:table-row table:style-name="ro4">
          <table:table-cell table:style-name="ce19" office:value-type="string" calcext:value-type="string">
            <text:p>Consumable </text:p>
          </table:table-cell>
          <table:table-cell table:style-name="ce41" office:value-type="string" calcext:value-type="string">
            <text:p>TO-CS0107</text:p>
          </table:table-cell>
          <table:table-cell table:style-name="ce53" office:value-type="string" calcext:value-type="string">
            <text:p>Loctite® 262™ Threadlocker High Strength 50ML Bottle</text:p>
          </table:table-cell>
          <table:table-cell table:style-name="ce41"/>
          <table:table-cell table:style-name="ce89"/>
          <table:table-cell table:style-name="ce103" office:value-type="string" calcext:value-type="string">
            <text:p>Uline</text:p>
          </table:table-cell>
          <table:table-cell table:style-name="ce126" office:value-type="string" calcext:value-type="string">
            <text:p>S-15893</text:p>
          </table:table-cell>
          <table:table-cell table:style-name="ce145" office:value-type="float" office:value="0.25" calcext:value-type="float">
            <text:p>0.25</text:p>
          </table:table-cell>
          <table:table-cell table:style-name="ce41" office:value-type="string" calcext:value-type="string">
            <text:p>g</text:p>
          </table:table-cell>
          <table:table-cell table:style-name="ce152" table:formula="of:=43/48" office:value-type="currency" office:currency="USD" office:value="0.895833333333333" calcext:value-type="currency">
            <text:p>$0.90</text:p>
          </table:table-cell>
          <table:table-cell table:style-name="ce152" table:formula="of:=[.J68]*[.H68]" office:value-type="currency" office:currency="USD" office:value="0.223958333333333" calcext:value-type="currency">
            <text:p>$0.22</text:p>
          </table:table-cell>
          <table:table-cell table:style-name="ce19" table:formula="of:=[.G$1]*[.H68]" office:value-type="float" office:value="125" calcext:value-type="float">
            <text:p>125</text:p>
          </table:table-cell>
          <table:table-cell table:style-name="ce145" table:number-columns-repeated="3"/>
          <table:table-cell table:style-name="ce257"/>
          <table:table-cell table:style-name="ce257" office:value-type="string" calcext:value-type="string">
            <text:p>Hold per toni</text:p>
          </table:table-cell>
          <table:table-cell table:style-name="ce291"/>
          <table:table-cell table:style-name="ce41" table:number-columns-repeated="1006"/>
        </table:table-row>
        <table:table-row table:style-name="ro3">
          <table:table-cell table:style-name="ce20" office:value-type="string" calcext:value-type="string">
            <text:p>Consumable </text:p>
          </table:table-cell>
          <table:table-cell table:style-name="ce42" office:value-type="string" calcext:value-type="string">
            <text:p>TL-CS0040</text:p>
          </table:table-cell>
          <table:table-cell table:style-name="ce54" office:value-type="string" calcext:value-type="string">
            <text:p>Extreme-Temperature Pipe Sealant &amp; Threadlocker, 4 oz bottle, blue</text:p>
          </table:table-cell>
          <table:table-cell table:style-name="ce20"/>
          <table:table-cell table:style-name="ce72"/>
          <table:table-cell table:style-name="ce104" office:value-type="string" calcext:value-type="string">
            <text:p>Mcmaster</text:p>
          </table:table-cell>
          <table:table-cell table:style-name="ce127" office:value-type="string" calcext:value-type="string">
            <text:p>7604A55</text:p>
          </table:table-cell>
          <table:table-cell table:style-name="ce146" office:value-type="float" office:value="0.5" calcext:value-type="float">
            <text:p>0.5</text:p>
          </table:table-cell>
          <table:table-cell table:style-name="ce20" office:value-type="string" calcext:value-type="string">
            <text:p>g</text:p>
          </table:table-cell>
          <table:table-cell table:style-name="ce3" table:formula="of:=[.G$1]*[.H69]" office:value-type="float" office:value="250" calcext:value-type="float">
            <text:p>250</text:p>
          </table:table-cell>
          <table:table-cell table:style-name="ce184" table:formula="of:=41.74/628" office:value-type="currency" office:currency="USD" office:value="0.0664649681528663" calcext:value-type="currency">
            <text:p>$0.066</text:p>
          </table:table-cell>
          <table:table-cell table:style-name="ce203" table:formula="of:=SUM([.K69]*[.H69])" office:value-type="float" office:value="0.0332324840764331" calcext:value-type="float">
            <text:p>$0.03</text:p>
          </table:table-cell>
          <table:table-cell table:style-name="ce131"/>
          <table:table-cell table:style-name="ce214" table:formula="of:=[.J69]*[.K69]" office:value-type="currency" office:currency="USD" office:value="16.6162420382166" calcext:value-type="currency">
            <text:p>$16.62</text:p>
          </table:table-cell>
          <table:table-cell table:style-name="ce236" office:value-type="string" calcext:value-type="string">
            <text:p>See notes </text:p>
          </table:table-cell>
          <table:table-cell table:style-name="ce258"/>
          <table:table-cell table:style-name="ce236"/>
          <table:table-cell table:style-name="ce292" office:value-type="string" calcext:value-type="string">
            <text:p>ordered when Bob signals us</text:p>
          </table:table-cell>
          <table:table-cell table:style-name="ce292"/>
          <table:table-cell table:style-name="ce301"/>
          <table:table-cell table:style-name="ce4"/>
          <table:table-cell table:style-name="ce310"/>
          <table:table-cell table:style-name="ce4"/>
          <table:table-cell table:style-name="ce311" table:number-columns-repeated="1000"/>
          <table:table-cell/>
        </table:table-row>
        <table:table-row table:style-name="ro4">
          <table:table-cell table:style-name="ce21"/>
          <table:table-cell table:style-name="ce21" office:value-type="string" calcext:value-type="string">
            <text:p>EL-MS0139</text:p>
          </table:table-cell>
          <table:table-cell table:style-name="ce21" office:value-type="string" calcext:value-type="string">
            <text:p>3/8” Corrugated Wrap-Around Sleeving</text:p>
          </table:table-cell>
          <table:table-cell table:style-name="ce21"/>
          <table:table-cell table:style-name="ce77"/>
          <table:table-cell table:style-name="ce21" office:value-type="string" calcext:value-type="string">
            <text:p>Electronics Distributor Corp</text:p>
          </table:table-cell>
          <table:table-cell table:style-name="ce128"/>
          <table:table-cell table:style-name="ce128" office:value-type="float" office:value="975" calcext:value-type="float">
            <text:p>975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0]" office:value-type="float" office:value="487500" calcext:value-type="float">
            <text:p>487500</text:p>
          </table:table-cell>
          <table:table-cell table:style-name="ce185" table:formula="of:=0.0983/30480" office:value-type="currency" office:currency="USD" office:value="0.0000032250656167979" calcext:value-type="currency">
            <text:p>$0.00</text:p>
          </table:table-cell>
          <table:table-cell table:style-name="ce185" table:formula="of:=[.K70]*[.H70]" office:value-type="currency" office:currency="USD" office:value="0.00314443897637795" calcext:value-type="currency">
            <text:p>$0.00</text:p>
          </table:table-cell>
          <table:table-cell table:style-name="ce128"/>
          <table:table-cell table:style-name="ce217" table:formula="of:=[.J70]*[.K70]" office:value-type="currency" office:currency="USD" office:value="1.57221948818898" calcext:value-type="currency">
            <text:p>$1.57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/>
          <table:table-cell table:style-name="ce21" office:value-type="string" calcext:value-type="string">
            <text:p>3800 ft confirmed</text:p>
          </table:table-cell>
          <table:table-cell table:style-name="ce21" table:number-columns-repeated="1004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1"/>
          <table:table-cell table:style-name="ce21" office:value-type="string" calcext:value-type="string">
            <text:p>EL-WR0099</text:p>
          </table:table-cell>
          <table:table-cell table:style-name="ce21" office:value-type="string" calcext:value-type="string">
            <text:p>Shielded 22AWG UL2464 4 Cond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28"/>
          <table:table-cell table:style-name="ce128" office:value-type="float" office:value="1000" calcext:value-type="float">
            <text:p>10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2]" office:value-type="float" office:value="500000" calcext:value-type="float">
            <text:p>500000</text:p>
          </table:table-cell>
          <table:table-cell table:style-name="ce186" table:formula="of:=308/304800" office:value-type="currency" office:currency="USD" office:value="0.00101049868766404" calcext:value-type="currency">
            <text:p>$0.001</text:p>
          </table:table-cell>
          <table:table-cell table:style-name="ce181" table:formula="of:=[.K72]*[.H72]" office:value-type="currency" office:currency="USD" office:value="1.01049868766404" calcext:value-type="currency">
            <text:p>$1.01</text:p>
          </table:table-cell>
          <table:table-cell table:style-name="ce21"/>
          <table:table-cell table:style-name="ce217" table:formula="of:=[.J72]*[.K72]" office:value-type="currency" office:currency="USD" office:value="505.249343832021" calcext:value-type="currency">
            <text:p>$505.25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2"/>
          <table:table-cell table:style-name="ce22" office:value-type="string" calcext:value-type="string">
            <text:p>EL-MS0062</text:p>
          </table:table-cell>
          <table:table-cell table:style-name="ce22" office:value-type="string" calcext:value-type="string">
            <text:p>CONN Housing 4 POS .100 W/ latch</text:p>
          </table:table-cell>
          <table:table-cell table:style-name="ce22"/>
          <table:table-cell table:style-name="ce79"/>
          <table:table-cell table:style-name="ce22"/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22" office:value-type="string" calcext:value-type="string">
            <text:p>ea</text:p>
          </table:table-cell>
          <table:table-cell table:style-name="ce15" table:formula="of:=[.G$1]*[.H73]" office:value-type="float" office:value="0" calcext:value-type="float">
            <text:p>0</text:p>
          </table:table-cell>
          <table:table-cell table:style-name="ce187" office:value-type="currency" office:currency="USD" office:value="0.062" calcext:value-type="currency">
            <text:p>$0.062</text:p>
          </table:table-cell>
          <table:table-cell table:style-name="ce180" table:formula="of:=[.K73]*[.H73]" office:value-type="currency" office:currency="USD" office:value="0" calcext:value-type="currency">
            <text:p>$0.00</text:p>
          </table:table-cell>
          <table:table-cell table:style-name="ce22"/>
          <table:table-cell table:style-name="ce218" table:formula="of:=[.J73]*[.K73]" office:value-type="currency" office:currency="USD" office:value="0" calcext:value-type="currency">
            <text:p>$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1005"/>
          <table:table-cell/>
        </table:table-row>
        <table:table-row table:style-name="ro4">
          <table:table-cell table:style-name="ce23"/>
          <table:table-cell table:style-name="ce23" office:value-type="string" calcext:value-type="string">
            <text:p>EL-MS0131</text:p>
          </table:table-cell>
          <table:table-cell table:style-name="ce23" office:value-type="string" calcext:value-type="string">
            <text:p>CONN, PLUG, 14 POS</text:p>
          </table:table-cell>
          <table:table-cell table:style-name="ce23"/>
          <table:table-cell table:style-name="ce90"/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4]" office:value-type="float" office:value="500" calcext:value-type="float">
            <text:p>500</text:p>
          </table:table-cell>
          <table:table-cell table:style-name="ce188" office:value-type="currency" office:currency="USD" office:value="2.256" calcext:value-type="currency">
            <text:p>$2.256</text:p>
          </table:table-cell>
          <table:table-cell table:style-name="ce204" table:formula="of:=[.K74]*[.H74]" office:value-type="currency" office:currency="USD" office:value="2.256" calcext:value-type="currency">
            <text:p>$2.26</text:p>
          </table:table-cell>
          <table:table-cell table:style-name="ce23"/>
          <table:table-cell table:style-name="ce221" table:formula="of:=[.J74]*[.K74]" office:value-type="currency" office:currency="USD" office:value="1128" calcext:value-type="currency">
            <text:p>$1,128.00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 table:number-columns-repeated="1006"/>
        </table:table-row>
        <table:table-row table:style-name="ro4">
          <table:table-cell table:style-name="ce21"/>
          <table:table-cell table:style-name="ce21" office:value-type="string" calcext:value-type="string">
            <text:p>EL-MS0129</text:p>
          </table:table-cell>
          <table:table-cell table:style-name="ce21" office:value-type="string" calcext:value-type="string">
            <text:p>CONN Cable clamp CPC size 17 black</text:p>
          </table:table-cell>
          <table:table-cell table:style-name="ce21"/>
          <table:table-cell table:style-name="ce77" office:value-type="string" calcext:value-type="string">
            <text:p>20607-8</text:p>
          </table:table-cell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5]" office:value-type="float" office:value="500" calcext:value-type="float">
            <text:p>500</text:p>
          </table:table-cell>
          <table:table-cell table:style-name="ce189" office:value-type="currency" office:currency="USD" office:value="2.18" calcext:value-type="currency">
            <text:p>$2.180</text:p>
          </table:table-cell>
          <table:table-cell table:style-name="ce181" table:formula="of:=[.K75]*[.H75]" office:value-type="currency" office:currency="USD" office:value="2.18" calcext:value-type="currency">
            <text:p>$2.18</text:p>
          </table:table-cell>
          <table:table-cell table:style-name="ce21"/>
          <table:table-cell table:style-name="ce217" table:formula="of:=[.J75]*[.K75]" office:value-type="currency" office:currency="USD" office:value="1090" calcext:value-type="currency">
            <text:p>$1,09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3"/>
          <table:table-cell table:style-name="ce23" office:value-type="string" calcext:value-type="string">
            <text:p>PC-CN0001</text:p>
          </table:table-cell>
          <table:table-cell table:style-name="ce23" office:value-type="string" calcext:value-type="string">
            <text:p>CONN Housing 2 POS .100 W/ latch</text:p>
          </table:table-cell>
          <table:table-cell table:style-name="ce23"/>
          <table:table-cell table:style-name="ce90" office:value-type="float" office:value="50579402" calcext:value-type="float">
            <text:p>50579402</text:p>
          </table:table-cell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6]" office:value-type="float" office:value="500" calcext:value-type="float">
            <text:p>500</text:p>
          </table:table-cell>
          <table:table-cell table:style-name="ce190" office:value-type="currency" office:currency="USD" office:value="0.0525" calcext:value-type="currency">
            <text:p>$0.053</text:p>
          </table:table-cell>
          <table:table-cell table:style-name="ce204" table:formula="of:=[.K76]*[.H76]" office:value-type="currency" office:currency="USD" office:value="0.0525" calcext:value-type="currency">
            <text:p>$0.05</text:p>
          </table:table-cell>
          <table:table-cell table:style-name="ce23"/>
          <table:table-cell table:style-name="ce221" table:formula="of:=[.J76]*[.K76]" office:value-type="currency" office:currency="USD" office:value="26.25" calcext:value-type="currency">
            <text:p>$26.25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/>
          <table:table-cell table:style-name="ce23" office:value-type="string" calcext:value-type="string">
            <text:p>confirmed</text:p>
          </table:table-cell>
          <table:table-cell table:style-name="ce23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124</text:p>
          </table:table-cell>
          <table:table-cell table:style-name="ce21" office:value-type="string" calcext:value-type="string">
            <text:p>20-24 AWG Sockets for Receptacle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7]" office:value-type="float" office:value="1000" calcext:value-type="float">
            <text:p>1000</text:p>
          </table:table-cell>
          <table:table-cell table:style-name="ce191" office:value-type="currency" office:currency="USD" office:value="0.208" calcext:value-type="currency">
            <text:p>$0.208</text:p>
          </table:table-cell>
          <table:table-cell table:style-name="ce181" table:formula="of:=[.K77]*[.H77]" office:value-type="currency" office:currency="USD" office:value="0.416" calcext:value-type="currency">
            <text:p>$0.42</text:p>
          </table:table-cell>
          <table:table-cell table:style-name="ce21"/>
          <table:table-cell table:style-name="ce217" table:formula="of:=[.J77]*[.K77]" office:value-type="currency" office:currency="USD" office:value="208" calcext:value-type="currency">
            <text:p>$208.00</text:p>
          </table:table-cell>
          <table:table-cell table:style-name="ce128"/>
          <table:table-cell table:style-name="ce253" table:number-columns-repeated="2"/>
          <table:table-cell table:style-name="ce294" office:value-type="string" calcext:value-type="string">
            <text:p>4000 reel</text:p>
          </table:table-cell>
          <table:table-cell table:style-name="ce21" table:number-columns-repeated="1006"/>
        </table:table-row>
        <table:table-row table:style-name="ro4">
          <table:table-cell table:style-name="ce21"/>
          <table:table-cell table:style-name="ce40" office:value-type="string" calcext:value-type="string">
            <text:p>EL-MS0251</text:p>
          </table:table-cell>
          <table:table-cell table:style-name="ce55" office:value-type="string" calcext:value-type="string">
            <text:p>CONN HOUSING 16POS .100 DUAL</text:p>
          </table:table-cell>
          <table:table-cell table:style-name="ce66" office:value-type="string" calcext:value-type="string">
            <text:p>Molex</text:p>
          </table:table-cell>
          <table:table-cell table:style-name="ce77" office:value-type="float" office:value="22552161" calcext:value-type="float">
            <text:p>22552161</text:p>
          </table:table-cell>
          <table:table-cell table:style-name="ce21" office:value-type="string" calcext:value-type="string">
            <text:p>TTI</text:p>
          </table:table-cell>
          <table:table-cell table:style-name="ce130" office:value-type="string" calcext:value-type="string">
            <text:p>WM2525-ND</text:p>
          </table:table-cell>
          <table:table-cell table:style-name="ce128" office:value-type="float" office:value="5" calcext:value-type="float">
            <text:p>5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8]" office:value-type="float" office:value="2500" calcext:value-type="float">
            <text:p>2500</text:p>
          </table:table-cell>
          <table:table-cell table:style-name="ce192" office:value-type="currency" office:currency="USD" office:value="0.529" calcext:value-type="currency">
            <text:p>$0.529</text:p>
          </table:table-cell>
          <table:table-cell table:style-name="ce181" table:formula="of:=[.K78]*[.H78]" office:value-type="currency" office:currency="USD" office:value="2.645" calcext:value-type="currency">
            <text:p>$2.65</text:p>
          </table:table-cell>
          <table:table-cell table:style-name="ce21"/>
          <table:table-cell table:style-name="ce217" table:formula="of:=[.J78]*[.K78]" office:value-type="currency" office:currency="USD" office:value="1322.5" calcext:value-type="currency">
            <text:p>$1,322.5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96"/>
          <table:table-cell table:style-name="ce302" office:value-type="string" calcext:value-type="string">
            <text:p>ordered 13K, 5400 deliver 7/23 balance 7600 aprox 6 wks ~9/4</text:p>
          </table:table-cell>
          <table:table-cell table:style-name="ce21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059</text:p>
          </table:table-cell>
          <table:table-cell table:style-name="ce21" office:value-type="string" calcext:value-type="string">
            <text:p>CONN TERM Female 22-24AWG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2" calcext:value-type="float">
            <text:p>2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9]" office:value-type="float" office:value="11000" calcext:value-type="float">
            <text:p>11000</text:p>
          </table:table-cell>
          <table:table-cell table:style-name="ce193" office:value-type="currency" office:currency="USD" office:value="0.016" calcext:value-type="currency">
            <text:p>$0.016</text:p>
          </table:table-cell>
          <table:table-cell table:style-name="ce181" table:formula="of:=[.K79]*[.H79]" office:value-type="currency" office:currency="USD" office:value="0.352" calcext:value-type="currency">
            <text:p>$0.35</text:p>
          </table:table-cell>
          <table:table-cell table:style-name="ce21"/>
          <table:table-cell table:style-name="ce217" table:formula="of:=[.J79]*[.K79]" office:value-type="currency" office:currency="USD" office:value="176" calcext:value-type="currency">
            <text:p>$176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3</text:p>
          </table:table-cell>
          <table:table-cell table:style-name="ce24" office:value-type="string" calcext:value-type="string">
            <text:p>CONN PIN 0.062 24-26 AWG Tin Crimp</text:p>
          </table:table-cell>
          <table:table-cell table:style-name="ce24"/>
          <table:table-cell table:style-name="ce78" office:value-type="string" calcext:value-type="string">
            <text:p>1-66106-5</text:p>
          </table:table-cell>
          <table:table-cell table:style-name="ce24" office:value-type="string" calcext:value-type="string">
            <text:p>TTI</text:p>
          </table:table-cell>
          <table:table-cell table:style-name="ce131"/>
          <table:table-cell table:style-name="ce131" office:value-type="float" office:value="23" calcext:value-type="float">
            <text:p>23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0]" office:value-type="float" office:value="11500" calcext:value-type="float">
            <text:p>11500</text:p>
          </table:table-cell>
          <table:table-cell table:style-name="ce194" office:value-type="currency" office:currency="USD" office:value="0.2" calcext:value-type="currency">
            <text:p>$0.200</text:p>
          </table:table-cell>
          <table:table-cell table:style-name="ce149" table:formula="of:=[.K80]*[.H80]" office:value-type="currency" office:currency="USD" office:value="4.6" calcext:value-type="currency">
            <text:p>$4.60</text:p>
          </table:table-cell>
          <table:table-cell table:style-name="ce24"/>
          <table:table-cell table:style-name="ce214" table:formula="of:=[.J80]*[.K80]" office:value-type="currency" office:currency="USD" office:value="2300" calcext:value-type="currency">
            <text:p>$2,300.00</text:p>
          </table:table-cell>
          <table:table-cell table:style-name="ce131" office:value-type="string" calcext:value-type="string">
            <text:p>PO12852</text:p>
          </table:table-cell>
          <table:table-cell table:style-name="ce224" office:value-type="date" office:date-value="2016-04-05" calcext:value-type="date">
            <text:p>04/05/16</text:p>
          </table:table-cell>
          <table:table-cell table:style-name="ce224" office:value-type="date" office:date-value="2016-04-06" calcext:value-type="date">
            <text:p>04/06/16</text:p>
          </table:table-cell>
          <table:table-cell table:style-name="ce265" office:value-type="string" calcext:value-type="string">
            <text:p>ea</text:p>
          </table:table-cell>
          <table:table-cell table:style-name="ce24"/>
          <table:table-cell table:style-name="ce24" office:value-type="string" calcext:value-type="string">
            <text:p>will deliver 8/4</text:p>
          </table:table-cell>
          <table:table-cell table:style-name="ce24" table:number-columns-repeated="100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3" office:value-type="string" calcext:value-type="string">
            <text:p>EL-MS0061</text:p>
          </table:table-cell>
          <table:table-cell table:style-name="ce21" office:value-type="string" calcext:value-type="string">
            <text:p>Conn Housing Male 4POS .100</text:p>
          </table:table-cell>
          <table:table-cell table:style-name="ce21"/>
          <table:table-cell table:style-name="ce77"/>
          <table:table-cell table:style-name="ce21" office:value-type="string" calcext:value-type="string">
            <text:p>HEILIND Digikey</text:p>
          </table:table-cell>
          <table:table-cell table:style-name="ce128" office:value-type="string" calcext:value-type="string">
            <text:p>WM2535-ND</text:p>
          </table:table-cell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81]" office:value-type="float" office:value="1000" calcext:value-type="float">
            <text:p>1000</text:p>
          </table:table-cell>
          <table:table-cell table:style-name="ce181" office:value-type="currency" office:currency="USD" office:value="0.13" calcext:value-type="currency">
            <text:p>$0.13</text:p>
          </table:table-cell>
          <table:table-cell table:style-name="ce181" table:formula="of:=[.K81]*[.H81]" office:value-type="currency" office:currency="USD" office:value="0.26" calcext:value-type="currency">
            <text:p>$0.26</text:p>
          </table:table-cell>
          <table:table-cell table:style-name="ce128"/>
          <table:table-cell table:style-name="ce217" table:formula="of:=[.J81]*[.K81]" office:value-type="currency" office:currency="USD" office:value="130" calcext:value-type="currency">
            <text:p>$13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/>
          <table:table-cell table:style-name="ce43"/>
          <table:table-cell table:style-name="ce21" table:number-columns-repeated="2"/>
          <table:table-cell table:style-name="ce77"/>
          <table:table-cell table:style-name="ce21"/>
          <table:table-cell table:style-name="ce128" table:number-columns-repeated="2"/>
          <table:table-cell table:style-name="ce21"/>
          <table:table-cell table:style-name="ce7"/>
          <table:table-cell table:style-name="ce181" table:number-columns-repeated="2"/>
          <table:table-cell table:style-name="ce128"/>
          <table:table-cell table:style-name="ce217"/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3</text:p>
          </table:table-cell>
          <table:table-cell table:style-name="ce21" office:value-type="string" calcext:value-type="string">
            <text:p>24 AWG Red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2" office:value-type="string" calcext:value-type="string">
            <text:p>C2065R-1000-ND</text:p>
          </table:table-cell>
          <table:table-cell table:style-name="ce128" office:value-type="float" office:value="4590" calcext:value-type="float">
            <text:p>45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4]" office:value-type="float" office:value="2295000" calcext:value-type="float">
            <text:p>229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4]*[.H84])" office:value-type="float" office:value="0.346358267716535" calcext:value-type="float">
            <text:p>$0.35</text:p>
          </table:table-cell>
          <table:table-cell table:style-name="ce21"/>
          <table:table-cell table:style-name="ce217" table:formula="of:=[.J84]*[.K84]" office:value-type="currency" office:currency="USD" office:value="173.179133858268" calcext:value-type="currency">
            <text:p>$173.18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4" office:value-type="string" calcext:value-type="string">
            <text:p>EL-WR0123</text:p>
          </table:table-cell>
          <table:table-cell table:style-name="ce56" office:value-type="string" calcext:value-type="string">
            <text:p>16AWG Stranded – White</text:p>
          </table:table-cell>
          <table:table-cell table:style-name="ce67" office:value-type="string" calcext:value-type="string">
            <text:p>C2065A.21.02</text:p>
          </table:table-cell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W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5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5]*[.H85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5]*[.K85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5</text:p>
          </table:table-cell>
          <table:table-cell table:style-name="ce21" office:value-type="string" calcext:value-type="string">
            <text:p>24 AWG Black Wire</text:p>
          </table:table-cell>
          <table:table-cell table:style-name="ce21"/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B-1000-ND</text:p>
          </table:table-cell>
          <table:table-cell table:style-name="ce128" office:value-type="float" office:value="2490" calcext:value-type="float">
            <text:p>24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6]" office:value-type="float" office:value="1245000" calcext:value-type="float">
            <text:p>124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6]*[.H86])" office:value-type="float" office:value="0.187893700787402" calcext:value-type="float">
            <text:p>$0.19</text:p>
          </table:table-cell>
          <table:table-cell table:style-name="ce21"/>
          <table:table-cell table:style-name="ce217" table:formula="of:=[.J86]*[.K86]" office:value-type="currency" office:currency="USD" office:value="93.9468503937008" calcext:value-type="currency">
            <text:p>$93.95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5" office:value-type="string" calcext:value-type="string">
            <text:p>EL-WR0119</text:p>
          </table:table-cell>
          <table:table-cell table:style-name="ce56" office:value-type="string" calcext:value-type="string">
            <text:p>24AWG Stranded – Green</text:p>
          </table:table-cell>
          <table:table-cell table:style-name="ce67" office:value-type="string" calcext:value-type="string">
            <text:p>C2015A.21.06</text:p>
          </table:table-cell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3" office:value-type="string" calcext:value-type="string">
            <text:p>C2015G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7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7]*[.H87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7]*[.K87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4</text:p>
          </table:table-cell>
          <table:table-cell table:style-name="ce21" office:value-type="string" calcext:value-type="string">
            <text:p>24AWG Orange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4" office:value-type="string" calcext:value-type="string">
            <text:p>C2015A-1000-ND</text:p>
          </table:table-cell>
          <table:table-cell table:style-name="ce128" office:value-type="float" office:value="2100" calcext:value-type="float">
            <text:p>21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8]" office:value-type="float" office:value="1050000" calcext:value-type="float">
            <text:p>1050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8]*[.H88])" office:value-type="float" office:value="0.158464566929134" calcext:value-type="float">
            <text:p>$0.16</text:p>
          </table:table-cell>
          <table:table-cell table:style-name="ce21"/>
          <table:table-cell table:style-name="ce217" table:formula="of:=[.J88]*[.K88]" office:value-type="currency" office:currency="USD" office:value="79.2322834645669" calcext:value-type="currency">
            <text:p>$79.23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97"/>
          <table:table-cell table:style-name="ce21" table:number-columns-repeated="1005"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63</text:p>
          </table:table-cell>
          <table:table-cell table:style-name="ce57" office:value-type="string" calcext:value-type="string">
            <text:p>8 x 7 x 6" Indestructo Mailers 100/800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5087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89]" office:value-type="float" office:value="500" calcext:value-type="float">
            <text:p>500</text:p>
          </table:table-cell>
          <table:table-cell table:style-name="ce148" office:value-type="currency" office:currency="USD" office:value="1.08" calcext:value-type="currency">
            <text:p>$1.08</text:p>
          </table:table-cell>
          <table:table-cell table:style-name="ce157" table:formula="of:=SUM([.K89]*[.H89])" office:value-type="float" office:value="1.08" calcext:value-type="float">
            <text:p>$1.08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7" office:value-type="string" calcext:value-type="string">
            <text:p>Bubble 1/8x48x750 perf 12" slit 2-24" rolls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office:value-type="float" office:value="2" calcext:value-type="float">
            <text:p>2</text:p>
          </table:table-cell>
          <table:table-cell table:style-name="ce26" office:value-type="string" calcext:value-type="string">
            <text:p>sheet</text:p>
          </table:table-cell>
          <table:table-cell table:style-name="ce154" table:formula="of:=[.G$1]*[.H90]" office:value-type="float" office:value="1000" calcext:value-type="float">
            <text:p>1000</text:p>
          </table:table-cell>
          <table:table-cell table:style-name="ce148" table:formula="of:=228/1500" office:value-type="currency" office:currency="USD" office:value="0.152" calcext:value-type="currency">
            <text:p>$0.15</text:p>
          </table:table-cell>
          <table:table-cell table:style-name="ce157" table:formula="of:=SUM([.K90]*[.H90])" office:value-type="float" office:value="0.304" calcext:value-type="float">
            <text:p>$0.3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04</text:p>
          </table:table-cell>
          <table:table-cell table:style-name="ce58" office:value-type="string" calcext:value-type="string">
            <text:p>8 x 8" 2 Mil Reclosable Polypropylene Bags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699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1]" office:value-type="float" office:value="500" calcext:value-type="float">
            <text:p>500</text:p>
          </table:table-cell>
          <table:table-cell table:style-name="ce148" table:formula="of:=64/1000" office:value-type="currency" office:currency="USD" office:value="0.064" calcext:value-type="currency">
            <text:p>$0.06</text:p>
          </table:table-cell>
          <table:table-cell table:style-name="ce157" table:formula="of:=SUM([.K91]*[.H91])" office:value-type="float" office:value="0.064" calcext:value-type="float">
            <text:p>$0.06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7" office:value-type="string" calcext:value-type="string">
            <text:p>Roll of 48"x1/4" Thick Foam, Split at 12" - 225 feet Per Roll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table:formula="of:=(1/225)/4" office:value-type="float" office:value="0.00111111111111111" calcext:value-type="float">
            <text:p>0.0011111111</text:p>
          </table:table-cell>
          <table:table-cell table:style-name="ce26" office:value-type="string" calcext:value-type="string">
            <text:p>ea</text:p>
          </table:table-cell>
          <table:table-cell table:style-name="ce154" office:value-type="float" office:value="1" calcext:value-type="float">
            <text:p>1</text:p>
          </table:table-cell>
          <table:table-cell table:style-name="ce26" table:number-columns-repeated="2"/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2</text:p>
          </table:table-cell>
          <table:table-cell table:style-name="ce57" office:value-type="string" calcext:value-type="string">
            <text:p>Label, LulzBot TAZ Dual Extruder Tool Head v2c, 0.5 Nozzle, Front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3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3]*[.H93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3</text:p>
          </table:table-cell>
          <table:table-cell table:style-name="ce57" office:value-type="string" calcext:value-type="string">
            <text:p>Label, LulzBot TAZ Dual Extruder Tool Head v2c, 0.5 Nozzle, Back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4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4]*[.H94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4">
          <table:table-cell table:style-name="ce27" office:value-type="string" calcext:value-type="string">
            <text:p>Documentation</text:p>
          </table:table-cell>
          <table:table-cell table:style-name="ce46" office:value-type="string" calcext:value-type="string">
            <text:p>DC-MS0047</text:p>
          </table:table-cell>
          <table:table-cell table:style-name="ce46" office:value-type="string" calcext:value-type="string">
            <text:p>v2 Tool Head Instruction Card</text:p>
          </table:table-cell>
          <table:table-cell table:style-name="ce46"/>
          <table:table-cell table:style-name="ce92"/>
          <table:table-cell table:style-name="ce46"/>
          <table:table-cell table:style-name="ce136"/>
          <table:table-cell table:style-name="ce147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155"/>
          <table:table-cell table:style-name="ce195" table:formula="of:=SUM([.J95]*[.H95])" office:value-type="float" office:value="0" calcext:value-type="float">
            <text:p/>
          </table:table-cell>
          <table:table-cell table:style-name="ce196"/>
          <table:table-cell table:style-name="ce135" table:number-columns-repeated="3"/>
          <table:table-cell table:style-name="ce261"/>
          <table:table-cell table:style-name="ce263"/>
          <table:table-cell table:style-name="ce68"/>
          <table:table-cell table:style-name="ce26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82</text:p>
          </table:table-cell>
          <table:table-cell table:style-name="ce47" office:value-type="string" calcext:value-type="string">
            <text:p>Black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49" calcext:value-type="currency">
            <text:p>$49.00</text:p>
          </table:table-cell>
          <table:table-cell table:style-name="ce157" table:formula="of:=SUM([.J96]*[.H96])" office:value-type="float" office:value="0.3234" calcext:value-type="float">
            <text:p>$0.32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96</text:p>
          </table:table-cell>
          <table:table-cell table:style-name="ce47" office:value-type="string" calcext:value-type="string">
            <text:p>LulzBot Green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56.5" calcext:value-type="currency">
            <text:p>$56.50</text:p>
          </table:table-cell>
          <table:table-cell table:style-name="ce157" table:formula="of:=SUM([.J97]*[.H97])" office:value-type="float" office:value="0.3729" calcext:value-type="float">
            <text:p>$0.37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83</text:p>
          </table:table-cell>
          <table:table-cell table:style-name="ce57" office:value-type="string" calcext:value-type="string">
            <text:p>LulzBot TAZ Dual Extruder v2 Serial Number Label</text:p>
          </table:table-cell>
          <table:table-cell table:style-name="ce68"/>
          <table:table-cell table:style-name="ce94"/>
          <table:table-cell table:style-name="ce68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57"/>
          <table:table-cell table:style-name="ce196"/>
          <table:table-cell table:style-name="ce135" table:number-columns-repeated="3"/>
          <table:table-cell table:style-name="ce68"/>
          <table:table-cell table:style-name="ce263" table:number-columns-repeated="2"/>
          <table:table-cell table:style-name="ce68"/>
          <table:table-cell table:style-name="ce26" table:number-columns-repeated="1005"/>
          <table:table-cell/>
        </table:table-row>
        <table:table-row table:style-name="ro4">
          <table:table-cell table:style-name="ce24" table:number-columns-repeated="2"/>
          <table:table-cell table:style-name="ce59"/>
          <table:table-cell table:style-name="ce69"/>
          <table:table-cell table:style-name="ce95"/>
          <table:table-cell table:style-name="ce69"/>
          <table:table-cell table:style-name="ce131" table:number-columns-repeated="2"/>
          <table:table-cell table:style-name="ce149"/>
          <table:table-cell table:style-name="ce158"/>
          <table:table-cell table:style-name="ce197"/>
          <table:table-cell table:style-name="ce131" table:number-columns-repeated="3"/>
          <table:table-cell table:style-name="ce69"/>
          <table:table-cell table:style-name="ce264" table:number-columns-repeated="2"/>
          <table:table-cell table:style-name="ce69"/>
          <table:table-cell table:style-name="ce24" table:number-columns-repeated="1006"/>
        </table:table-row>
        <table:table-row table:style-name="ro9">
          <table:table-cell table:style-name="ce24" office:value-type="string" calcext:value-type="string">
            <text:p>Documentation</text:p>
          </table:table-cell>
          <table:table-cell table:style-name="ce48" office:value-type="string" calcext:value-type="string">
            <text:p>DC-MS0054</text:p>
          </table:table-cell>
          <table:table-cell table:style-name="ce59" office:value-type="string" calcext:value-type="string">
            <text:p>Firmware Update Warning Cards</text:p>
          </table:table-cell>
          <table:table-cell table:style-name="ce24"/>
          <table:table-cell table:style-name="ce78"/>
          <table:table-cell table:style-name="ce107" office:value-type="string" calcext:value-type="string">
            <text:p>The print shop of Loveland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159" office:value-type="float" office:value="500" calcext:value-type="float">
            <text:p>500</text:p>
          </table:table-cell>
          <table:table-cell table:style-name="ce158" office:value-type="float" office:value="0.17" calcext:value-type="float">
            <text:p>$0.17</text:p>
          </table:table-cell>
          <table:table-cell table:style-name="ce197"/>
          <table:table-cell table:style-name="ce131"/>
          <table:table-cell table:style-name="ce224"/>
          <table:table-cell table:style-name="ce131" office:value-type="string" calcext:value-type="string">
            <text:p>PO12853</text:p>
          </table:table-cell>
          <table:table-cell table:style-name="ce265" office:value-type="date" office:date-value="2016-04-05" calcext:value-type="date">
            <text:p>04/05/16</text:p>
          </table:table-cell>
          <table:table-cell table:style-name="ce264" office:value-type="date" office:date-value="2016-04-07" calcext:value-type="date">
            <text:p>04/07/16</text:p>
          </table:table-cell>
          <table:table-cell table:style-name="ce69"/>
          <table:table-cell table:style-name="ce24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0" office:value-type="string" calcext:value-type="string">
            <text:p>New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2" office:value-type="string" calcext:value-type="string">
            <text:p>not used anymor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1" office:value-type="string" calcext:value-type="string">
            <text:p>wro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new</text:p>
          </table:table-cell>
          <table:table-cell table:number-columns-repeated="7"/>
          <table:table-cell table:style-name="ce198" office:value-type="string" calcext:value-type="string">
            <text:p>Dual Extruder BOM cost <text:s/></text:p>
          </table:table-cell>
          <table:table-cell table:style-name="ce206" table:formula="of:=SUM([.L3:.L95])" office:value-type="currency" office:currency="USD" office:value="299.585738827815" calcext:value-type="currency">
            <text:p>$299.59</text:p>
          </table:table-cell>
          <table:table-cell/>
          <table:table-cell table:formula="of:=SUM([.N3:.N75])" office:value-type="currency" office:currency="USD" office:value="82594.2881803115" calcext:value-type="currency">
            <text:p>$82,594.2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1" office:value-type="string" calcext:value-type="string">
            <text:p>Kim needs to order as soon as possible.</text:p>
          </table:table-cell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.04.16-BOM-Order" table:style-name="ta1">
        <office:forms form:automatic-focus="false" form:apply-design-mode="false"/>
        <table:table-column table:style-name="co1" table:default-cell-style-name="ce322"/>
        <table:table-column table:style-name="co1" table:default-cell-style-name="ce336"/>
        <table:table-column table:style-name="co14" table:default-cell-style-name="ce322"/>
        <table:table-column table:style-name="co3" table:default-cell-style-name="ce366"/>
        <table:table-column table:style-name="co15" table:default-cell-style-name="ce366"/>
        <table:table-column table:style-name="co5" table:default-cell-style-name="ce366"/>
        <table:table-column table:style-name="co6" table:default-cell-style-name="ce366"/>
        <table:table-column table:style-name="co7" table:default-cell-style-name="ce366"/>
        <table:table-column table:style-name="co16" table:default-cell-style-name="ce366"/>
        <table:table-column table:style-name="co16" table:visibility="collapse" table:default-cell-style-name="ce366"/>
        <table:table-column table:style-name="co16" table:number-columns-repeated="2" table:default-cell-style-name="ce366"/>
        <table:table-column table:style-name="co1" table:visibility="collapse" table:default-cell-style-name="ce366"/>
        <table:table-column table:style-name="co1" table:visibility="collapse" table:number-columns-repeated="2" table:default-cell-style-name="ce427"/>
        <table:table-column table:style-name="co12" table:visibility="collapse" table:default-cell-style-name="ce336"/>
        <table:table-column table:style-name="co13" table:visibility="collapse" table:default-cell-style-name="ce322"/>
        <table:table-column table:style-name="co1" table:visibility="collapse" table:default-cell-style-name="ce322"/>
        <table:table-column table:style-name="co1" table:number-columns-repeated="4" table:default-cell-style-name="ce366"/>
        <table:table-column table:style-name="co17" table:default-cell-style-name="ce336"/>
        <table:table-column table:style-name="co1" table:number-columns-repeated="999" table:default-cell-style-name="ce322"/>
        <table:table-column table:style-name="co1" table:default-cell-style-name="ce455"/>
        <table:table-row table:style-name="ro4">
          <table:table-cell table:style-name="ce313"/>
          <table:table-cell table:style-name="ce328"/>
          <table:table-cell table:style-name="ce313"/>
          <table:table-cell table:style-name="ce358"/>
          <table:table-cell table:style-name="ce372" office:value-type="string" calcext:value-type="string" table:number-columns-spanned="2" table:number-rows-spanned="1">
            <text:p>QTY TO BUILD</text:p>
          </table:table-cell>
          <table:covered-table-cell table:style-name="ce358"/>
          <table:table-cell table:style-name="ce358" office:value-type="float" office:value="1000" calcext:value-type="float">
            <text:p>1000</text:p>
          </table:table-cell>
          <table:table-cell table:style-name="ce358" table:number-columns-repeated="2"/>
          <table:table-cell table:style-name="ce358" office:value-type="string" calcext:value-type="string">
            <text:p>Qty to order</text:p>
          </table:table-cell>
          <table:table-cell table:style-name="ce358" table:number-columns-repeated="3"/>
          <table:table-cell table:style-name="ce420" table:number-columns-repeated="2"/>
          <table:table-cell table:style-name="ce328"/>
          <table:table-cell table:style-name="ce313" table:number-columns-repeated="2"/>
          <table:table-cell table:style-name="ce358" table:number-columns-repeated="4"/>
          <table:table-cell table:style-name="ce328"/>
          <table:table-cell table:style-name="ce313" table:number-columns-repeated="999"/>
          <table:table-cell/>
        </table:table-row>
        <table:table-row table:style-name="ro10">
          <table:table-cell table:style-name="ce314" office:value-type="string" calcext:value-type="string">
            <text:p>Category</text:p>
          </table:table-cell>
          <table:table-cell table:style-name="ce329" office:value-type="string" calcext:value-type="string">
            <text:p>AO Part #</text:p>
          </table:table-cell>
          <table:table-cell table:style-name="ce314" office:value-type="string" calcext:value-type="string">
            <text:p>Part Name</text:p>
          </table:table-cell>
          <table:table-cell table:style-name="ce359" office:value-type="string" calcext:value-type="string">
            <text:p>Manufacturer</text:p>
          </table:table-cell>
          <table:table-cell table:style-name="ce359" office:value-type="string" calcext:value-type="string">
            <text:p>Mfr. PN</text:p>
          </table:table-cell>
          <table:table-cell table:style-name="ce359" office:value-type="string" calcext:value-type="string">
            <text:p>Distributor</text:p>
          </table:table-cell>
          <table:table-cell table:style-name="ce359" office:value-type="string" calcext:value-type="string">
            <text:p>MFR PN</text:p>
          </table:table-cell>
          <table:table-cell table:style-name="ce359" office:value-type="string" calcext:value-type="string">
            <text:p>Qty</text:p>
          </table:table-cell>
          <table:table-cell table:style-name="ce359" office:value-type="string" calcext:value-type="string">
            <text:p>UOM</text:p>
          </table:table-cell>
          <table:table-cell table:style-name="ce359" office:value-type="float" office:value="1000" calcext:value-type="float">
            <text:p>1000</text:p>
          </table:table-cell>
          <table:table-cell table:style-name="ce391" office:value-type="string" calcext:value-type="string">
            <text:p>Cost Each</text:p>
          </table:table-cell>
          <table:table-cell table:style-name="ce391" office:value-type="string" calcext:value-type="string">
            <text:p>Cost per Dual</text:p>
          </table:table-cell>
          <table:table-cell table:style-name="ce359" office:value-type="string" calcext:value-type="string">
            <text:p>PO</text:p>
          </table:table-cell>
          <table:table-cell table:style-name="ce421" office:value-type="string" calcext:value-type="string">
            <text:p>Date </text:p>
          </table:table-cell>
          <table:table-cell table:style-name="ce421" office:value-type="string" calcext:value-type="string">
            <text:p>ETA</text:p>
          </table:table-cell>
          <table:table-cell table:style-name="ce329" office:value-type="string" calcext:value-type="string">
            <text:p>Notes</text:p>
          </table:table-cell>
          <table:table-cell/>
          <table:table-cell table:style-name="ce359" office:value-type="string" calcext:value-type="string">
            <text:p>Notes</text:p>
          </table:table-cell>
          <table:table-cell table:style-name="ce359" office:value-type="string" calcext:value-type="string">
            <text:p>qty to order</text:p>
          </table:table-cell>
          <table:table-cell table:style-name="ce359" office:value-type="string" calcext:value-type="string">
            <text:p>PO</text:p>
          </table:table-cell>
          <table:table-cell table:style-name="ce359" office:value-type="string" calcext:value-type="string">
            <text:p>Date</text:p>
          </table:table-cell>
          <table:table-cell table:style-name="ce359" office:value-type="string" calcext:value-type="string">
            <text:p>ETA</text:p>
          </table:table-cell>
          <table:table-cell table:style-name="ce329" office:value-type="string" calcext:value-type="string">
            <text:p>Notes</text:p>
          </table:table-cell>
          <table:table-cell table:style-name="ce314" table:number-columns-repeated="998"/>
          <table:table-cell table:number-columns-repeated="2"/>
        </table:table-row>
        <table:table-row table:style-name="ro4">
          <table:table-cell table:style-name="ce314"/>
          <table:table-cell table:style-name="ce329"/>
          <table:table-cell table:style-name="ce314"/>
          <table:table-cell table:style-name="ce359" table:number-columns-repeated="7"/>
          <table:table-cell table:style-name="ce391" table:number-columns-repeated="2"/>
          <table:table-cell table:style-name="ce359"/>
          <table:table-cell table:style-name="ce421" table:number-columns-repeated="2"/>
          <table:table-cell table:style-name="ce329"/>
          <table:table-cell/>
          <table:table-cell table:style-name="ce359"/>
          <table:table-cell table:style-name="ce359" office:value-type="float" office:value="1015" calcext:value-type="float">
            <text:p>1015</text:p>
          </table:table-cell>
          <table:table-cell table:style-name="ce359" table:number-columns-repeated="3"/>
          <table:table-cell table:style-name="ce329"/>
          <table:table-cell table:style-name="ce314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7</text:p>
          </table:table-cell>
          <table:table-cell table:style-name="ce315" office:value-type="string" calcext:value-type="string">
            <text:p>dual_extruder_2.0_mount_v1.0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4]*[.$J2]" office:value-type="float" office:value="1000" calcext:value-type="float">
            <text:p>1000</text:p>
          </table:table-cell>
          <table:table-cell table:style-name="ce392" office:value-type="currency" office:currency="USD" office:value="1" calcext:value-type="currency">
            <text:p>$1.00</text:p>
          </table:table-cell>
          <table:table-cell table:style-name="ce394" table:formula="of:=SUM([.K4]*[.H4])" office:value-type="float" office:value="1" calcext:value-type="float">
            <text:p>$1.00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4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8</text:p>
          </table:table-cell>
          <table:table-cell table:style-name="ce315" office:value-type="string" calcext:value-type="string">
            <text:p>javelin_flex_plate_v1.2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5]*[.$J4]" office:value-type="float" office:value="1000" calcext:value-type="float">
            <text:p>1000</text:p>
          </table:table-cell>
          <table:table-cell table:style-name="ce392" office:value-type="currency" office:currency="USD" office:value="1" calcext:value-type="currency">
            <text:p>$1.00</text:p>
          </table:table-cell>
          <table:table-cell table:style-name="ce394" table:formula="of:=SUM([.K5]*[.H5])" office:value-type="float" office:value="1" calcext:value-type="float">
            <text:p>$1.00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5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9</text:p>
          </table:table-cell>
          <table:table-cell table:style-name="ce315" office:value-type="string" calcext:value-type="string">
            <text:p>40mm_fan_duct__for_dual_v0.3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6]*[.J$5]" office:value-type="float" office:value="2000" calcext:value-type="float">
            <text:p>2000</text:p>
          </table:table-cell>
          <table:table-cell table:style-name="ce392" office:value-type="currency" office:currency="USD" office:value="1" calcext:value-type="currency">
            <text:p>$1.00</text:p>
          </table:table-cell>
          <table:table-cell table:style-name="ce394" table:formula="of:=SUM([.K6]*[.H6])" office:value-type="float" office:value="2" calcext:value-type="float">
            <text:p>$2.00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6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1" office:value-type="string" calcext:value-type="string">
            <text:p>PP-GP0186</text:p>
          </table:table-cell>
          <table:table-cell table:style-name="ce315" office:value-type="string" calcext:value-type="string">
            <text:p>Wade extruder body for Hex nozzle v1.0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7]*[.J$5]" office:value-type="float" office:value="2000" calcext:value-type="float">
            <text:p>2000</text:p>
          </table:table-cell>
          <table:table-cell table:style-name="ce393" office:value-type="currency" office:currency="USD" office:value="3.79" calcext:value-type="currency">
            <text:p>$3.790</text:p>
          </table:table-cell>
          <table:table-cell table:style-name="ce394" table:formula="of:=SUM([.K7]*[.H7])" office:value-type="float" office:value="7.58" calcext:value-type="float">
            <text:p>$7.58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7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3</text:p>
          </table:table-cell>
          <table:table-cell table:style-name="ce315" office:value-type="string" calcext:value-type="string">
            <text:p>Wade Reloaded Idler Block v1.4, Taz &amp; Mini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8]*[.J$5]" office:value-type="float" office:value="2000" calcext:value-type="float">
            <text:p>2000</text:p>
          </table:table-cell>
          <table:table-cell table:style-name="ce393" office:value-type="currency" office:currency="USD" office:value="0.9" calcext:value-type="currency">
            <text:p>$0.900</text:p>
          </table:table-cell>
          <table:table-cell table:style-name="ce394" table:formula="of:=SUM([.K8]*[.H8])" office:value-type="float" office:value="1.8" calcext:value-type="float">
            <text:p>$1.80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8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1</text:p>
          </table:table-cell>
          <table:table-cell table:style-name="ce315" office:value-type="string" calcext:value-type="string">
            <text:p>Herringbone Large Gear v1.3, Lulzbot green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9]*[.J$5]" office:value-type="float" office:value="2000" calcext:value-type="float">
            <text:p>2000</text:p>
          </table:table-cell>
          <table:table-cell table:style-name="ce393" office:value-type="currency" office:currency="USD" office:value="2.23" calcext:value-type="currency">
            <text:p>$2.230</text:p>
          </table:table-cell>
          <table:table-cell table:style-name="ce394" table:formula="of:=SUM([.K9]*[.H9])" office:value-type="float" office:value="4.46" calcext:value-type="float">
            <text:p>$4.46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9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091</text:p>
          </table:table-cell>
          <table:table-cell table:style-name="ce315" office:value-type="string" calcext:value-type="string">
            <text:p>extruder_latch_v2.0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0]*[.J$5]" office:value-type="float" office:value="2000" calcext:value-type="float">
            <text:p>2000</text:p>
          </table:table-cell>
          <table:table-cell table:style-name="ce393" office:value-type="currency" office:currency="USD" office:value="0.26" calcext:value-type="currency">
            <text:p>$0.260</text:p>
          </table:table-cell>
          <table:table-cell table:style-name="ce394" table:formula="of:=SUM([.K10]*[.H10])" office:value-type="float" office:value="0.52" calcext:value-type="float">
            <text:p>$0.52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0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2</text:p>
          </table:table-cell>
          <table:table-cell table:style-name="ce315" office:value-type="string" calcext:value-type="string">
            <text:p>Herringbone Small Gear v1.1, Lulzbot green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1]*[.J$5]" office:value-type="float" office:value="2000" calcext:value-type="float">
            <text:p>2000</text:p>
          </table:table-cell>
          <table:table-cell table:style-name="ce393" office:value-type="currency" office:currency="USD" office:value="0.29" calcext:value-type="currency">
            <text:p>$0.290</text:p>
          </table:table-cell>
          <table:table-cell table:style-name="ce394" table:formula="of:=SUM([.K11]*[.H11])" office:value-type="float" office:value="0.58" calcext:value-type="float">
            <text:p>$0.58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1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060</text:p>
          </table:table-cell>
          <table:table-cell table:style-name="ce315" office:value-type="string" calcext:value-type="string">
            <text:p>Wade Reloaded Bearing Washer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2]*[.J$5]" office:value-type="float" office:value="2000" calcext:value-type="float">
            <text:p>2000</text:p>
          </table:table-cell>
          <table:table-cell table:style-name="ce393" office:value-type="currency" office:currency="USD" office:value="0.02" calcext:value-type="currency">
            <text:p>$0.020</text:p>
          </table:table-cell>
          <table:table-cell table:style-name="ce394" table:formula="of:=SUM([.K12]*[.H12])" office:value-type="float" office:value="0.04" calcext:value-type="float">
            <text:p>$0.04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2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1" office:value-type="string" calcext:value-type="string">
            <text:p>PP-GP0109</text:p>
          </table:table-cell>
          <table:table-cell table:style-name="ce315" office:value-type="string" calcext:value-type="string">
            <text:p>Spool Arm, TAZ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3]*[.J$5]" office:value-type="float" office:value="1000" calcext:value-type="float">
            <text:p>1000</text:p>
          </table:table-cell>
          <table:table-cell table:style-name="ce394" table:formula="of:=88.3*(51/2268)" office:value-type="float" office:value="1.98558201058201" calcext:value-type="float">
            <text:p>$1.99</text:p>
          </table:table-cell>
          <table:table-cell table:style-name="ce394" table:formula="of:=SUM([.K13]*[.H13])" office:value-type="float" office:value="1.98558201058201" calcext:value-type="float">
            <text:p>$1.99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3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074</text:p>
          </table:table-cell>
          <table:table-cell table:style-name="ce315" office:value-type="string" calcext:value-type="string">
            <text:p>feed_tube spinner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4]*[.J$5]" office:value-type="float" office:value="1000" calcext:value-type="float">
            <text:p>1000</text:p>
          </table:table-cell>
          <table:table-cell table:style-name="ce394" table:formula="of:=3.032*(51/2268)" office:value-type="float" office:value="0.0681798941798942" calcext:value-type="float">
            <text:p>$0.07</text:p>
          </table:table-cell>
          <table:table-cell table:style-name="ce394" table:formula="of:=SUM([.K14]*[.H14])" office:value-type="float" office:value="0.0681798941798942" calcext:value-type="float">
            <text:p>$0.07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4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0"/>
          <table:table-cell table:style-name="ce315"/>
          <table:table-cell table:style-name="ce360" table:number-columns-repeated="7"/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330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MS0031</text:p>
          </table:table-cell>
          <table:table-cell table:style-name="ce315" office:value-type="string" calcext:value-type="string">
            <text:p>Thumb Screw Knob for M4 SHCS, Black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6]*[.J$5]" office:value-type="float" office:value="4000" calcext:value-type="float">
            <text:p>4000</text:p>
          </table:table-cell>
          <table:table-cell table:style-name="ce394" office:value-type="float" office:value="0.0952" calcext:value-type="float">
            <text:p>$0.10</text:p>
          </table:table-cell>
          <table:table-cell table:style-name="ce394" table:formula="of:=SUM([.K16]*[.H16])" office:value-type="float" office:value="0.3808" calcext:value-type="float">
            <text:p>$0.38</text:p>
          </table:table-cell>
          <table:table-cell table:style-name="ce360"/>
          <table:table-cell table:style-name="ce414" table:number-columns-repeated="2"/>
          <table:table-cell table:style-name="ce434"/>
          <table:table-cell table:style-name="ce315" table:number-columns-repeated="2"/>
          <table:table-cell table:style-name="ce360" table:formula="of:=[.$S$3]*[.H16]" office:value-type="float" office:value="4060" calcext:value-type="float">
            <text:p>406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52</text:p>
          </table:table-cell>
          <table:table-cell table:style-name="ce315" office:value-type="string" calcext:value-type="string">
            <text:p>M4 x 55 Bolt, SHCS Black-Oxide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7]*[.J$5]" office:value-type="float" office:value="4000" calcext:value-type="float">
            <text:p>4000</text:p>
          </table:table-cell>
          <table:table-cell table:style-name="ce392" office:value-type="currency" office:currency="USD" office:value="0.0782" calcext:value-type="currency">
            <text:p>$0.08</text:p>
          </table:table-cell>
          <table:table-cell table:style-name="ce394" table:formula="of:=SUM([.K17]*[.H17])" office:value-type="float" office:value="0.3128" calcext:value-type="float">
            <text:p>$0.31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17]" office:value-type="float" office:value="4060" calcext:value-type="float">
            <text:p>406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NT0004</text:p>
          </table:table-cell>
          <table:table-cell table:style-name="ce315" office:value-type="string" calcext:value-type="string">
            <text:p>M3 Nut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8]*[.J$5]" office:value-type="float" office:value="4000" calcext:value-type="float">
            <text:p>4000</text:p>
          </table:table-cell>
          <table:table-cell table:style-name="ce394" office:value-type="float" office:value="0.078" calcext:value-type="float">
            <text:p>$0.08</text:p>
          </table:table-cell>
          <table:table-cell table:style-name="ce394" table:formula="of:=SUM([.K18]*[.H18])" office:value-type="float" office:value="0.312" calcext:value-type="float">
            <text:p>$0.31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18]" office:value-type="float" office:value="4060" calcext:value-type="float">
            <text:p>406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12</text:p>
          </table:table-cell>
          <table:table-cell table:style-name="ce315" office:value-type="string" calcext:value-type="string">
            <text:p>M3 Set Screw (Grub Screw)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9]*[.J$5]" office:value-type="float" office:value="2000" calcext:value-type="float">
            <text:p>2000</text:p>
          </table:table-cell>
          <table:table-cell table:style-name="ce394" office:value-type="float" office:value="0.018" calcext:value-type="float">
            <text:p>$0.02</text:p>
          </table:table-cell>
          <table:table-cell table:style-name="ce394" table:formula="of:=SUM([.K19]*[.H19])" office:value-type="float" office:value="0.036" calcext:value-type="float">
            <text:p>$0.04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19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39</text:p>
          </table:table-cell>
          <table:table-cell table:style-name="ce315" office:value-type="string" calcext:value-type="string">
            <text:p>M3 x 12 Bolt, SHCS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0]*[.J$5]" office:value-type="float" office:value="6000" calcext:value-type="float">
            <text:p>6000</text:p>
          </table:table-cell>
          <table:table-cell table:style-name="ce394" office:value-type="float" office:value="0.016" calcext:value-type="float">
            <text:p>$0.02</text:p>
          </table:table-cell>
          <table:table-cell table:style-name="ce394" table:formula="of:=SUM([.K20]*[.H20])" office:value-type="float" office:value="0.096" calcext:value-type="float">
            <text:p>$0.10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20]" office:value-type="float" office:value="6090" calcext:value-type="float">
            <text:p>609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135</text:p>
          </table:table-cell>
          <table:table-cell table:style-name="ce315" office:value-type="string" calcext:value-type="string">
            <text:p>M3 x 25 Bolt, FHCS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1]*[.J$5]" office:value-type="float" office:value="2000" calcext:value-type="float">
            <text:p>2000</text:p>
          </table:table-cell>
          <table:table-cell table:style-name="ce394" office:value-type="float" office:value="0.0325" calcext:value-type="float">
            <text:p>$0.03</text:p>
          </table:table-cell>
          <table:table-cell table:style-name="ce394" table:formula="of:=SUM([.K21]*[.H21])" office:value-type="float" office:value="0.065" calcext:value-type="float">
            <text:p>$0.07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21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1" office:value-type="string" calcext:value-type="string">
            <text:p>HD-BT0041</text:p>
          </table:table-cell>
          <table:table-cell table:style-name="ce315" office:value-type="string" calcext:value-type="string">
            <text:p>M3 x 25 Bolt, SHCS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2]*[.J$5]" office:value-type="float" office:value="4000" calcext:value-type="float">
            <text:p>4000</text:p>
          </table:table-cell>
          <table:table-cell table:style-name="ce392" office:value-type="currency" office:currency="USD" office:value="0.0325" calcext:value-type="currency">
            <text:p>$0.03</text:p>
          </table:table-cell>
          <table:table-cell table:style-name="ce394" table:formula="of:=SUM([.K22]*[.H22])" office:value-type="float" office:value="0.13" calcext:value-type="float">
            <text:p>$0.13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22]" office:value-type="float" office:value="4060" calcext:value-type="float">
            <text:p>406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WA0001</text:p>
          </table:table-cell>
          <table:table-cell table:style-name="ce315" office:value-type="string" calcext:value-type="string">
            <text:p>M3 Washer, Steel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360" office:value-type="float" office:value="14" calcext:value-type="float">
            <text:p>1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3]*[.J$5]" office:value-type="float" office:value="14000" calcext:value-type="float">
            <text:p>14000</text:p>
          </table:table-cell>
          <table:table-cell table:style-name="ce394" office:value-type="float" office:value="0.016" calcext:value-type="float">
            <text:p>$0.02</text:p>
          </table:table-cell>
          <table:table-cell table:style-name="ce394" table:formula="of:=SUM([.K23]*[.H23])" office:value-type="float" office:value="0.224" calcext:value-type="float">
            <text:p>$0.22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23]" office:value-type="float" office:value="14210" calcext:value-type="float">
            <text:p>1421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6" office:value-type="string" calcext:value-type="string">
            <text:p>Hardware</text:p>
          </table:table-cell>
          <table:table-cell table:style-name="ce332" office:value-type="string" calcext:value-type="string">
            <text:p>HD-BT0046</text:p>
          </table:table-cell>
          <table:table-cell table:style-name="ce316" office:value-type="string" calcext:value-type="string">
            <text:p>M4 x 16 Bolt, SHCS Black-Oxide</text:p>
          </table:table-cell>
          <table:table-cell table:style-name="ce360" office:value-type="string" calcext:value-type="string">
            <text:p>Fastenal</text:p>
          </table:table-cell>
          <table:table-cell table:style-name="ce373" office:value-type="float" office:value="39526" calcext:value-type="float">
            <text:p>39526</text:p>
          </table:table-cell>
          <table:table-cell table:style-name="ce360" office:value-type="string" calcext:value-type="string">
            <text:p>Fastenal</text:p>
          </table:table-cell>
          <table:table-cell table:style-name="ce373" office:value-type="float" office:value="39526" calcext:value-type="float">
            <text:p>39526</text:p>
          </table:table-cell>
          <table:table-cell table:style-name="ce362" office:value-type="float" office:value="4" calcext:value-type="float">
            <text:p>4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24]*[.J$5]" office:value-type="float" office:value="4000" calcext:value-type="float">
            <text:p>4000</text:p>
          </table:table-cell>
          <table:table-cell table:style-name="ce395" office:value-type="currency" office:currency="USD" office:value="0.0921" calcext:value-type="currency">
            <text:p>$0.09</text:p>
          </table:table-cell>
          <table:table-cell table:style-name="ce400" table:formula="of:=SUM([.K24]*[.H24])" office:value-type="float" office:value="0.3684" calcext:value-type="float">
            <text:p>$0.37</text:p>
          </table:table-cell>
          <table:table-cell table:style-name="ce360"/>
          <table:table-cell table:style-name="ce414" table:number-columns-repeated="2"/>
          <table:table-cell table:style-name="ce332"/>
          <table:table-cell table:style-name="ce316" table:number-columns-repeated="2"/>
          <table:table-cell table:style-name="ce360" table:formula="of:=[.$S$3]*[.H24]" office:value-type="float" office:value="4060" calcext:value-type="float">
            <text:p>406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6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WA0005</text:p>
          </table:table-cell>
          <table:table-cell table:style-name="ce315" office:value-type="string" calcext:value-type="string">
            <text:p>M4 Washer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360" office:value-type="float" office:value="8" calcext:value-type="float">
            <text:p>8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5]*[.J$5]" office:value-type="float" office:value="8000" calcext:value-type="float">
            <text:p>8000</text:p>
          </table:table-cell>
          <table:table-cell table:style-name="ce392" office:value-type="currency" office:currency="USD" office:value="0.0027" calcext:value-type="currency">
            <text:p>$0.00</text:p>
          </table:table-cell>
          <table:table-cell table:style-name="ce394" table:formula="of:=SUM([.K25]*[.H25])" office:value-type="float" office:value="0.0216" calcext:value-type="float">
            <text:p>$0.02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25]" office:value-type="float" office:value="8120" calcext:value-type="float">
            <text:p>812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NT0011</text:p>
          </table:table-cell>
          <table:table-cell table:style-name="ce315" office:value-type="string" calcext:value-type="string">
            <text:p>M4 Nut,Zinc-Plated Steel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360" office:value-type="float" office:value="8" calcext:value-type="float">
            <text:p>8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6]*[.J$5]" office:value-type="float" office:value="8000" calcext:value-type="float">
            <text:p>8000</text:p>
          </table:table-cell>
          <table:table-cell table:style-name="ce392" office:value-type="currency" office:currency="USD" office:value="0.0046" calcext:value-type="currency">
            <text:p>$0.00</text:p>
          </table:table-cell>
          <table:table-cell table:style-name="ce394" table:formula="of:=SUM([.K26]*[.H26])" office:value-type="float" office:value="0.0368" calcext:value-type="float">
            <text:p>$0.04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26]" office:value-type="float" office:value="8120" calcext:value-type="float">
            <text:p>812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NT0002</text:p>
          </table:table-cell>
          <table:table-cell table:style-name="ce315" office:value-type="string" calcext:value-type="string">
            <text:p>M8 Nyloc Nut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7]*[.J$5]" office:value-type="float" office:value="2000" calcext:value-type="float">
            <text:p>2000</text:p>
          </table:table-cell>
          <table:table-cell table:style-name="ce392" office:value-type="currency" office:currency="USD" office:value="0.0321" calcext:value-type="currency">
            <text:p>$0.03</text:p>
          </table:table-cell>
          <table:table-cell table:style-name="ce394" table:formula="of:=SUM([.K27]*[.H27])" office:value-type="float" office:value="0.0642" calcext:value-type="float">
            <text:p>$0.06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27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WA0008</text:p>
          </table:table-cell>
          <table:table-cell table:style-name="ce317" office:value-type="string" calcext:value-type="string">
            <text:p>M8 shim washer - .5mm</text:p>
          </table:table-cell>
          <table:table-cell table:style-name="ce360" office:value-type="string" calcext:value-type="string">
            <text:p>Fastenal</text:p>
          </table:table-cell>
          <table:table-cell table:style-name="ce374" office:value-type="float" office:value="11511045" calcext:value-type="float">
            <text:p>11511045</text:p>
          </table:table-cell>
          <table:table-cell table:style-name="ce360" office:value-type="string" calcext:value-type="string">
            <text:p>Fastenal</text:p>
          </table:table-cell>
          <table:table-cell table:style-name="ce374" office:value-type="float" office:value="11511045" calcext:value-type="float">
            <text:p>11511045</text:p>
          </table:table-cell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28]*[.J$5]" office:value-type="float" office:value="2000" calcext:value-type="float">
            <text:p>2000</text:p>
          </table:table-cell>
          <table:table-cell table:style-name="ce396" office:value-type="currency" office:currency="USD" office:value="0.05" calcext:value-type="currency">
            <text:p>$0.05</text:p>
          </table:table-cell>
          <table:table-cell table:style-name="ce394" table:formula="of:=SUM([.K28]*[.H28])" office:value-type="float" office:value="0.1" calcext:value-type="float">
            <text:p>$0.10</text:p>
          </table:table-cell>
          <table:table-cell table:style-name="ce360"/>
          <table:table-cell table:style-name="ce414" table:number-columns-repeated="2"/>
          <table:table-cell table:style-name="ce434"/>
          <table:table-cell table:style-name="ce317" table:number-columns-repeated="2"/>
          <table:table-cell table:style-name="ce360" table:formula="of:=[.$S$3]*[.H28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7" table:number-columns-repeated="998"/>
          <table:table-cell table:number-columns-repeated="2"/>
        </table:table-row>
        <table:table-row table:style-name="ro3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WA0009</text:p>
          </table:table-cell>
          <table:table-cell table:style-name="ce317" office:value-type="string" calcext:value-type="string">
            <text:p>M8 shim washer – 1.0mm</text:p>
          </table:table-cell>
          <table:table-cell table:style-name="ce360" office:value-type="string" calcext:value-type="string">
            <text:p>Fastenal</text:p>
          </table:table-cell>
          <table:table-cell table:style-name="ce374" office:value-type="float" office:value="11511046" calcext:value-type="float">
            <text:p>11511046</text:p>
          </table:table-cell>
          <table:table-cell table:style-name="ce360" office:value-type="string" calcext:value-type="string">
            <text:p>Fastenal</text:p>
          </table:table-cell>
          <table:table-cell table:style-name="ce374" office:value-type="float" office:value="11511046" calcext:value-type="float">
            <text:p>11511046</text:p>
          </table:table-cell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29]*[.J$5]" office:value-type="float" office:value="2000" calcext:value-type="float">
            <text:p>2000</text:p>
          </table:table-cell>
          <table:table-cell table:style-name="ce396" office:value-type="currency" office:currency="USD" office:value="0.06" calcext:value-type="currency">
            <text:p>$0.06</text:p>
          </table:table-cell>
          <table:table-cell table:style-name="ce394" table:formula="of:=SUM([.K29]*[.H29])" office:value-type="float" office:value="0.12" calcext:value-type="float">
            <text:p>$0.12</text:p>
          </table:table-cell>
          <table:table-cell table:style-name="ce360"/>
          <table:table-cell table:style-name="ce414" table:number-columns-repeated="2"/>
          <table:table-cell table:style-name="ce434"/>
          <table:table-cell table:style-name="ce317" table:number-columns-repeated="2"/>
          <table:table-cell table:style-name="ce360" table:formula="of:=[.$S$3]*[.H29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7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WA0006</text:p>
          </table:table-cell>
          <table:table-cell table:style-name="ce315" office:value-type="string" calcext:value-type="string">
            <text:p>M8 Washer, Steel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0]*[.J$5]" office:value-type="float" office:value="6000" calcext:value-type="float">
            <text:p>6000</text:p>
          </table:table-cell>
          <table:table-cell table:style-name="ce392" office:value-type="currency" office:currency="USD" office:value="0.014" calcext:value-type="currency">
            <text:p>$0.01</text:p>
          </table:table-cell>
          <table:table-cell table:style-name="ce394" table:formula="of:=SUM([.K30]*[.H30])" office:value-type="float" office:value="0.084" calcext:value-type="float">
            <text:p>$0.08</text:p>
          </table:table-cell>
          <table:table-cell table:style-name="ce360"/>
          <table:table-cell table:style-name="ce414" table:number-columns-repeated="2"/>
          <table:table-cell table:style-name="ce434"/>
          <table:table-cell table:style-name="ce317"/>
          <table:table-cell table:style-name="ce315"/>
          <table:table-cell table:style-name="ce360" table:formula="of:=[.$S$3]*[.H30]" office:value-type="float" office:value="6090" calcext:value-type="float">
            <text:p>609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BT0104</text:p>
          </table:table-cell>
          <table:table-cell table:style-name="ce315" office:value-type="string" calcext:value-type="string">
            <text:p>M3 x 8 BHCS, Stainless</text:p>
          </table:table-cell>
          <table:table-cell table:style-name="ce361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361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360" office:value-type="float" office:value="3" calcext:value-type="float">
            <text:p>3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1]*[.J$5]" office:value-type="float" office:value="3000" calcext:value-type="float">
            <text:p>3000</text:p>
          </table:table-cell>
          <table:table-cell table:style-name="ce397" office:value-type="currency" office:currency="USD" office:value="0.0882" calcext:value-type="currency">
            <text:p>$0.088</text:p>
          </table:table-cell>
          <table:table-cell table:style-name="ce394" table:formula="of:=SUM([.K31]*[.H31])" office:value-type="float" office:value="0.2646" calcext:value-type="float">
            <text:p>$0.26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442"/>
          <table:table-cell table:style-name="ce315"/>
          <table:table-cell table:style-name="ce360" table:formula="of:=[.$S$3]*[.H31]" office:value-type="float" office:value="3045" calcext:value-type="float">
            <text:p>3045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07</text:p>
          </table:table-cell>
          <table:table-cell table:style-name="ce315" office:value-type="string" calcext:value-type="string">
            <text:p>M3 x 20 SCHS, black-oxide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2]*[.J$5]" office:value-type="float" office:value="4000" calcext:value-type="float">
            <text:p>4000</text:p>
          </table:table-cell>
          <table:table-cell table:style-name="ce398" office:value-type="currency" office:currency="USD" office:value="0.097" calcext:value-type="currency">
            <text:p>$0.10</text:p>
          </table:table-cell>
          <table:table-cell table:style-name="ce411" table:formula="of:=SUM([.K32]*[.H32])" office:value-type="float" office:value="0.388" calcext:value-type="float">
            <text:p>$0.39</text:p>
          </table:table-cell>
          <table:table-cell table:style-name="ce360"/>
          <table:table-cell table:style-name="ce414" table:number-columns-repeated="2"/>
          <table:table-cell table:style-name="ce436"/>
          <table:table-cell table:style-name="ce315" table:number-columns-repeated="2"/>
          <table:table-cell table:style-name="ce360" table:formula="of:=[.$S$3]*[.H32]" office:value-type="float" office:value="4060" calcext:value-type="float">
            <text:p>406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MS0230</text:p>
          </table:table-cell>
          <table:table-cell table:style-name="ce315" office:value-type="string" calcext:value-type="string">
            <text:p>M2 x 6mm SCHS,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3]*[.J$5]" office:value-type="float" office:value="2000" calcext:value-type="float">
            <text:p>2000</text:p>
          </table:table-cell>
          <table:table-cell table:style-name="ce392" office:value-type="currency" office:currency="USD" office:value="0.0282" calcext:value-type="currency">
            <text:p>$0.03</text:p>
          </table:table-cell>
          <table:table-cell table:style-name="ce394" table:formula="of:=SUM([.K33]*[.H33])" office:value-type="float" office:value="0.0564" calcext:value-type="float">
            <text:p>$0.06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33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BT0153</text:p>
          </table:table-cell>
          <table:table-cell table:style-name="ce345" office:value-type="string" calcext:value-type="string">
            <text:p>M5 X 20 SCHS, Stainless</text:p>
          </table:table-cell>
          <table:table-cell table:style-name="ce360" office:value-type="string" calcext:value-type="string">
            <text:p>Fastenal</text:p>
          </table:table-cell>
          <table:table-cell table:style-name="ce375" office:value-type="string" calcext:value-type="string">
            <text:p>MS2540020A40000</text:p>
          </table:table-cell>
          <table:table-cell table:style-name="ce360" office:value-type="string" calcext:value-type="string">
            <text:p>Mcmaster</text:p>
          </table:table-cell>
          <table:table-cell office:value-type="string" calcext:value-type="string">
            <text:p>92290A242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4]*[.J$5]" office:value-type="float" office:value="1000" calcext:value-type="float">
            <text:p>1000</text:p>
          </table:table-cell>
          <table:table-cell table:style-name="ce394" office:value-type="float" office:value="0.0478" calcext:value-type="float">
            <text:p>$0.05</text:p>
          </table:table-cell>
          <table:table-cell table:style-name="ce394" table:formula="of:=SUM([.K34]*[.H34])" office:value-type="float" office:value="0.0478" calcext:value-type="float">
            <text:p>$0.05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34]" office:value-type="float" office:value="1015" calcext:value-type="float">
            <text:p>1015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BT0073</text:p>
          </table:table-cell>
          <table:table-cell table:style-name="ce345" office:value-type="string" calcext:value-type="string">
            <text:p>M5 x 10mm BHCS,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5]*[.J$5]" office:value-type="float" office:value="1000" calcext:value-type="float">
            <text:p>1000</text:p>
          </table:table-cell>
          <table:table-cell table:style-name="ce394" office:value-type="float" office:value="0.0166" calcext:value-type="float">
            <text:p>$0.02</text:p>
          </table:table-cell>
          <table:table-cell table:style-name="ce394" table:formula="of:=SUM([.K35]*[.H35])" office:value-type="float" office:value="0.0166" calcext:value-type="float">
            <text:p>$0.02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35]" office:value-type="float" office:value="1015" calcext:value-type="float">
            <text:p>1015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49</text:p>
          </table:table-cell>
          <table:table-cell table:style-name="ce315" office:value-type="string" calcext:value-type="string">
            <text:p>M5 x 14 Bolt, SHCS Black_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6]*[.J$5]" office:value-type="float" office:value="1000" calcext:value-type="float">
            <text:p>1000</text:p>
          </table:table-cell>
          <table:table-cell table:style-name="ce392" office:value-type="currency" office:currency="USD" office:value="0.0229" calcext:value-type="currency">
            <text:p>$0.02</text:p>
          </table:table-cell>
          <table:table-cell table:style-name="ce394" table:formula="of:=SUM([.K36]*[.H36])" office:value-type="float" office:value="0.0229" calcext:value-type="float">
            <text:p>$0.02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36]" office:value-type="float" office:value="1015" calcext:value-type="float">
            <text:p>1015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MS0062</text:p>
          </table:table-cell>
          <table:table-cell table:style-name="ce315" office:value-type="string" calcext:value-type="string">
            <text:p>Metric Aluminum Unthreaded Spacer, 8MM OD, 8MM Length, M5 Screw Size</text:p>
          </table:table-cell>
          <table:table-cell table:style-name="ce360" office:value-type="string" calcext:value-type="string">
            <text:p>Fastenal</text:p>
          </table:table-cell>
          <table:table-cell table:style-name="ce360" office:value-type="float" office:value="11485208" calcext:value-type="float">
            <text:p>11485208</text:p>
          </table:table-cell>
          <table:table-cell table:style-name="ce360" office:value-type="string" calcext:value-type="string">
            <text:p>Fastenal</text:p>
          </table:table-cell>
          <table:table-cell table:style-name="ce360" office:value-type="float" office:value="11485208" calcext:value-type="float">
            <text:p>11485208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7]*[.J$5]" office:value-type="float" office:value="1000" calcext:value-type="float">
            <text:p>1000</text:p>
          </table:table-cell>
          <table:table-cell table:style-name="ce393" office:value-type="currency" office:currency="USD" office:value="0.1685" calcext:value-type="currency">
            <text:p>$0.169</text:p>
          </table:table-cell>
          <table:table-cell table:style-name="ce394" table:formula="of:=SUM([.K37]*[.H37])" office:value-type="float" office:value="0.1685" calcext:value-type="float">
            <text:p>$0.17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37]" office:value-type="float" office:value="1015" calcext:value-type="float">
            <text:p>1015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WA0007</text:p>
          </table:table-cell>
          <table:table-cell table:style-name="ce315" office:value-type="string" calcext:value-type="string">
            <text:p>M5 Washer, Steel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8]*[.J$5]" office:value-type="float" office:value="2000" calcext:value-type="float">
            <text:p>2000</text:p>
          </table:table-cell>
          <table:table-cell table:style-name="ce392" office:value-type="currency" office:currency="USD" office:value="0.003" calcext:value-type="currency">
            <text:p>$0.00</text:p>
          </table:table-cell>
          <table:table-cell table:style-name="ce394" table:formula="of:=SUM([.K38]*[.H38])" office:value-type="float" office:value="0.006" calcext:value-type="float">
            <text:p>$0.01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38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8" office:value-type="string" calcext:value-type="string">
            <text:p>Hardware</text:p>
          </table:table-cell>
          <table:table-cell table:style-name="ce333" office:value-type="string" calcext:value-type="string">
            <text:p>HD-WA0035</text:p>
          </table:table-cell>
          <table:table-cell table:style-name="ce346" office:value-type="string" calcext:value-type="string">
            <text:p>Metric 18-8 Stainless Steel External Serrated Lock Washer, M3 Screw Size, 6mm OD, 0.4mm min Thick</text:p>
          </table:table-cell>
          <table:table-cell table:style-name="ce362" office:value-type="string" calcext:value-type="string">
            <text:p>Fastenal </text:p>
          </table:table-cell>
          <table:table-cell table:style-name="ce376" office:value-type="string" calcext:value-type="string">
            <text:p>11511313</text:p>
          </table:table-cell>
          <table:table-cell table:style-name="ce362" office:value-type="string" calcext:value-type="string">
            <text:p>Mcmaster</text:p>
          </table:table-cell>
          <table:table-cell table:style-name="ce386" office:value-type="string" calcext:value-type="string">
            <text:p>91120A120 </text:p>
          </table:table-cell>
          <table:table-cell table:style-name="ce386" office:value-type="float" office:value="1" calcext:value-type="float">
            <text:p>1</text:p>
          </table:table-cell>
          <table:table-cell table:style-name="ce386" office:value-type="string" calcext:value-type="string">
            <text:p>ea</text:p>
          </table:table-cell>
          <table:table-cell table:style-name="ce360" table:formula="of:=[.H39]*[.J$5]" office:value-type="float" office:value="1000" calcext:value-type="float">
            <text:p>1000</text:p>
          </table:table-cell>
          <table:table-cell table:style-name="ce399" table:formula="of:=1.95/100" office:value-type="currency" office:currency="USD" office:value="0.0195" calcext:value-type="currency">
            <text:p>$0.020</text:p>
          </table:table-cell>
          <table:table-cell table:style-name="ce409" table:formula="of:=[.K39]*[.H39]" office:value-type="currency" office:currency="USD" office:value="0.0195" calcext:value-type="currency">
            <text:p>$0.02</text:p>
          </table:table-cell>
          <table:table-cell table:style-name="ce413"/>
          <table:table-cell table:style-name="ce422"/>
          <table:table-cell table:style-name="ce432"/>
          <table:table-cell table:style-name="ce437"/>
          <table:table-cell table:style-name="ce442"/>
          <table:table-cell table:style-name="ce316"/>
          <table:table-cell table:style-name="ce360" table:formula="of:=[.$S$3]*[.H39]" office:value-type="float" office:value="1015" calcext:value-type="float">
            <text:p>1015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6" table:number-columns-repeated="989"/>
          <table:table-cell table:style-name="ce453" table:number-columns-repeated="9"/>
          <table:table-cell table:number-columns-repeated="2"/>
        </table:table-row>
        <table:table-row table:style-name="ro3">
          <table:table-cell table:style-name="ce315"/>
          <table:table-cell table:style-name="ce330"/>
          <table:table-cell table:style-name="ce315"/>
          <table:table-cell table:style-name="ce360"/>
          <table:table-cell/>
          <table:table-cell table:style-name="ce360"/>
          <table:table-cell/>
          <table:table-cell table:style-name="ce360" table:number-columns-repeated="3"/>
          <table:table-cell table:style-name="ce392"/>
          <table:table-cell table:style-name="ce394"/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Mechanical</text:p>
          </table:table-cell>
          <table:table-cell table:style-name="ce330" office:value-type="string" calcext:value-type="string">
            <text:p>HD-MS0282</text:p>
          </table:table-cell>
          <table:table-cell table:style-name="ce315" office:value-type="string" calcext:value-type="string">
            <text:p>608-2RS ABEC3/C3 Rubber Sealed Bearing – BLACK</text:p>
          </table:table-cell>
          <table:table-cell table:style-name="ce362" office:value-type="string" calcext:value-type="string">
            <text:p>Just Great Bearings </text:p>
          </table:table-cell>
          <table:table-cell table:style-name="ce360" office:value-type="string" calcext:value-type="string">
            <text:p>608-2RS ABEC3/C3</text:p>
          </table:table-cell>
          <table:table-cell table:style-name="ce362" office:value-type="string" calcext:value-type="string">
            <text:p>Just Great Bearings </text:p>
          </table:table-cell>
          <table:table-cell table:style-name="ce360" office:value-type="string" calcext:value-type="string">
            <text:p>608-2RS ABEC3/C3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4]*[.J$5]" office:value-type="float" office:value="1000" calcext:value-type="float">
            <text:p>1000</text:p>
          </table:table-cell>
          <table:table-cell table:style-name="ce394" office:value-type="float" office:value="0.42" calcext:value-type="float">
            <text:p>$0.42</text:p>
          </table:table-cell>
          <table:table-cell table:style-name="ce394" table:formula="of:=SUM([.K34]*[.H34])" office:value-type="float" office:value="0.0478" calcext:value-type="float">
            <text:p>$0.05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30"/>
          <table:table-cell table:style-name="ce315"/>
          <table:table-cell table:style-name="ce360" table:formula="of:=[.$S$3]*[.H41]" office:value-type="float" office:value="6090" calcext:value-type="float">
            <text:p>6090</text:p>
          </table:table-cell>
          <table:table-cell table:style-name="ce444" office:value-type="string" calcext:value-type="string">
            <text:p>PO15120</text:p>
          </table:table-cell>
          <table:table-cell table:style-name="ce446" office:value-type="date" office:date-value="2016-08-17" calcext:value-type="date">
            <text:p>08/17/16</text:p>
          </table:table-cell>
          <table:table-cell table:style-name="ce446" office:value-type="date" office:date-value="2016-09-12" calcext:value-type="date">
            <text:p>09/1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0"/>
          <table:table-cell table:style-name="ce315"/>
          <table:table-cell table:style-name="ce362"/>
          <table:table-cell table:style-name="ce360"/>
          <table:table-cell table:style-name="ce362"/>
          <table:table-cell table:style-name="ce360" table:number-columns-repeated="4"/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/>
          <table:table-cell table:style-name="ce330"/>
          <table:table-cell table:style-name="ce315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5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MS0030</text:p>
          </table:table-cell>
          <table:table-cell table:style-name="ce315" office:value-type="string" calcext:value-type="string">
            <text:p>M3-.5 3.8mm Heatset Insert</text:p>
          </table:table-cell>
          <table:table-cell table:style-name="ce360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table:style-name="ce360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5]*[.J$5]" office:value-type="float" office:value="1000" calcext:value-type="float">
            <text:p>1000</text:p>
          </table:table-cell>
          <table:table-cell table:style-name="ce394" office:value-type="float" office:value="0.036" calcext:value-type="float">
            <text:p>$0.04</text:p>
          </table:table-cell>
          <table:table-cell table:style-name="ce394" table:formula="of:=SUM([.K35]*[.H35])" office:value-type="float" office:value="0.0166" calcext:value-type="float">
            <text:p>$0.02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43]" office:value-type="float" office:value="4060" calcext:value-type="float">
            <text:p>4060</text:p>
          </table:table-cell>
          <table:table-cell table:style-name="ce360" office:value-type="string" calcext:value-type="string">
            <text:p>PO15122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9-07" calcext:value-type="date">
            <text:p>09/07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MS0158</text:p>
          </table:table-cell>
          <table:table-cell table:style-name="ce345" office:value-type="string" calcext:value-type="string">
            <text:p>M5-.8 6.7mm Heatset Insert</text:p>
          </table:table-cell>
          <table:table-cell table:style-name="ce360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360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6]*[.J$5]" office:value-type="float" office:value="1000" calcext:value-type="float">
            <text:p>1000</text:p>
          </table:table-cell>
          <table:table-cell table:style-name="ce394" office:value-type="float" office:value="0.1494" calcext:value-type="float">
            <text:p>$0.15</text:p>
          </table:table-cell>
          <table:table-cell table:style-name="ce394" table:formula="of:=SUM([.K36]*[.H36])" office:value-type="float" office:value="0.0229" calcext:value-type="float">
            <text:p>$0.02</text:p>
          </table:table-cell>
          <table:table-cell table:style-name="ce360"/>
          <table:table-cell table:style-name="ce414" table:number-columns-repeated="2"/>
          <table:table-cell table:style-name="ce330"/>
          <table:table-cell table:style-name="ce315" table:number-columns-repeated="2"/>
          <table:table-cell table:style-name="ce360" table:formula="of:=[.$S$3]*[.H44]" office:value-type="float" office:value="1015" calcext:value-type="float">
            <text:p>1015</text:p>
          </table:table-cell>
          <table:table-cell table:style-name="ce360" office:value-type="string" calcext:value-type="string">
            <text:p>PO15122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9-07" calcext:value-type="date">
            <text:p>09/07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2"/>
          <table:table-cell table:style-name="ce345"/>
          <table:table-cell table:style-name="ce360"/>
          <table:table-cell/>
          <table:table-cell table:style-name="ce360"/>
          <table:table-cell/>
          <table:table-cell table:style-name="ce360" table:number-columns-repeated="3"/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330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6" office:value-type="string" calcext:value-type="string">
            <text:p>Hardware</text:p>
          </table:table-cell>
          <table:table-cell table:style-name="ce332" office:value-type="string" calcext:value-type="string">
            <text:p>HD-MS0027</text:p>
          </table:table-cell>
          <table:table-cell table:style-name="ce316" office:value-type="string" calcext:value-type="string">
            <text:p>Spring, Extruder, 6mm OD, 0.8mm WD, 9.7mm FL</text:p>
          </table:table-cell>
          <table:table-cell table:style-name="ce362" office:value-type="string" calcext:value-type="string">
            <text:p>Associated Spring</text:p>
          </table:table-cell>
          <table:table-cell table:style-name="ce362" office:value-type="string" calcext:value-type="string">
            <text:p>C0240-032-0380-M</text:p>
          </table:table-cell>
          <table:table-cell table:style-name="ce362" office:value-type="string" calcext:value-type="string">
            <text:p>Associated Spring</text:p>
          </table:table-cell>
          <table:table-cell table:style-name="ce362" office:value-type="string" calcext:value-type="string">
            <text:p>C0240-032-0380-M</text:p>
          </table:table-cell>
          <table:table-cell table:style-name="ce362" office:value-type="float" office:value="4" calcext:value-type="float">
            <text:p>4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46]*[.J$5]" office:value-type="float" office:value="4000" calcext:value-type="float">
            <text:p>4000</text:p>
          </table:table-cell>
          <table:table-cell table:style-name="ce400" office:value-type="float" office:value="0.22" calcext:value-type="float">
            <text:p>$0.22</text:p>
          </table:table-cell>
          <table:table-cell table:style-name="ce400" table:formula="of:=SUM([.K46]*[.H46])" office:value-type="float" office:value="0.88" calcext:value-type="float">
            <text:p>$0.88</text:p>
          </table:table-cell>
          <table:table-cell table:style-name="ce362"/>
          <table:table-cell table:style-name="ce415" table:number-columns-repeated="2"/>
          <table:table-cell table:style-name="ce434"/>
          <table:table-cell table:style-name="ce316" table:number-columns-repeated="2"/>
          <table:table-cell table:style-name="ce360" table:formula="of:=[.$S$3]*[.H46]" office:value-type="float" office:value="4060" calcext:value-type="float">
            <text:p>4060</text:p>
          </table:table-cell>
          <table:table-cell table:style-name="ce362" office:value-type="string" calcext:value-type="string">
            <text:p>PO15129</text:p>
          </table:table-cell>
          <table:table-cell table:style-name="ce415" office:value-type="date" office:date-value="2016-08-17" calcext:value-type="date">
            <text:p>08/17/16</text:p>
          </table:table-cell>
          <table:table-cell table:style-name="ce415" office:value-type="date" office:date-value="2016-09-09" calcext:value-type="date">
            <text:p>09/09/16</text:p>
          </table:table-cell>
          <table:table-cell table:style-name="ce332" office:value-type="string" calcext:value-type="string">
            <text:p>Combining MO16-0056, MO16-0057, MO16-0061, and MO16-0062 ~AS</text:p>
          </table:table-cell>
          <table:table-cell table:style-name="ce316" table:number-columns-repeated="998"/>
          <table:table-cell table:number-columns-repeated="2"/>
        </table:table-row>
        <table:table-row table:style-name="ro4">
          <table:table-cell table:style-name="ce316"/>
          <table:table-cell table:style-name="ce332"/>
          <table:table-cell table:style-name="ce316"/>
          <table:table-cell table:style-name="ce362" table:number-columns-repeated="6"/>
          <table:table-cell table:style-name="ce360"/>
          <table:table-cell table:style-name="ce400" table:number-columns-repeated="2"/>
          <table:table-cell table:style-name="ce362"/>
          <table:table-cell table:style-name="ce415" table:number-columns-repeated="2"/>
          <table:table-cell table:style-name="ce434"/>
          <table:table-cell table:style-name="ce316" table:number-columns-repeated="2"/>
          <table:table-cell table:style-name="ce360"/>
          <table:table-cell table:style-name="ce362" table:number-columns-repeated="3"/>
          <table:table-cell table:style-name="ce332"/>
          <table:table-cell table:style-name="ce316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Mechanical</text:p>
          </table:table-cell>
          <table:table-cell table:style-name="ce330" office:value-type="string" calcext:value-type="string">
            <text:p>HD-RD0004</text:p>
          </table:table-cell>
          <table:table-cell table:style-name="ce315" office:value-type="string" calcext:value-type="string">
            <text:p>8mm Smooth Rod x 18-19mm (Nubbin)</text:p>
          </table:table-cell>
          <table:table-cell table:style-name="ce360" office:value-type="string" calcext:value-type="string">
            <text:p>IGUS</text:p>
          </table:table-cell>
          <table:table-cell table:style-name="ce360" office:value-type="string" calcext:value-type="string">
            <text:p>EWMR-08-19</text:p>
          </table:table-cell>
          <table:table-cell table:style-name="ce360" office:value-type="string" calcext:value-type="string">
            <text:p>IGUS</text:p>
          </table:table-cell>
          <table:table-cell table:style-name="ce360" office:value-type="string" calcext:value-type="string">
            <text:p>EWMR-08-19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48]*[.J$5]" office:value-type="float" office:value="2000" calcext:value-type="float">
            <text:p>2000</text:p>
          </table:table-cell>
          <table:table-cell table:style-name="ce394" office:value-type="float" office:value="1.5" calcext:value-type="float">
            <text:p>$1.50</text:p>
          </table:table-cell>
          <table:table-cell table:style-name="ce394" table:formula="of:=SUM([.K48]*[.H48])" office:value-type="float" office:value="3" calcext:value-type="float">
            <text:p>$3.00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48]" office:value-type="float" office:value="2030" calcext:value-type="float">
            <text:p>2030</text:p>
          </table:table-cell>
          <table:table-cell table:style-name="ce360" office:value-type="string" calcext:value-type="string">
            <text:p>PO15119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9-12" calcext:value-type="date">
            <text:p>09/1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0"/>
          <table:table-cell table:style-name="ce315"/>
          <table:table-cell table:style-name="ce360" table:number-columns-repeated="7"/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BT0108</text:p>
          </table:table-cell>
          <table:table-cell table:style-name="ce317" office:value-type="string" calcext:value-type="string">
            <text:p>Hobbed, M8 x 50 Bolt, 26mm offset</text:p>
          </table:table-cell>
          <table:table-cell table:style-name="ce363" office:value-type="string" calcext:value-type="string">
            <text:p>Quattro</text:p>
          </table:table-cell>
          <table:table-cell table:style-name="ce363"/>
          <table:table-cell table:style-name="ce363" office:value-type="string" calcext:value-type="string">
            <text:p>Quattro</text:p>
          </table:table-cell>
          <table:table-cell table:style-name="ce363"/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50]*[.J$5]" office:value-type="float" office:value="2000" calcext:value-type="float">
            <text:p>2000</text:p>
          </table:table-cell>
          <table:table-cell table:style-name="ce401" office:value-type="float" office:value="4.84" calcext:value-type="float">
            <text:p>$4.84</text:p>
          </table:table-cell>
          <table:table-cell table:style-name="ce394" table:formula="of:=SUM([.K50]*[.H50])" office:value-type="float" office:value="9.68" calcext:value-type="float">
            <text:p>$9.68</text:p>
          </table:table-cell>
          <table:table-cell table:style-name="ce371"/>
          <table:table-cell table:style-name="ce415"/>
          <table:table-cell table:style-name="ce425"/>
          <table:table-cell table:style-name="ce438"/>
          <table:table-cell table:style-name="ce317" table:number-columns-repeated="2"/>
          <table:table-cell table:style-name="ce360" table:formula="of:=[.$S$3]*[.H50]" office:value-type="float" office:value="2030" calcext:value-type="float">
            <text:p>2030</text:p>
          </table:table-cell>
          <table:table-cell table:style-name="ce363" office:value-type="string" calcext:value-type="string">
            <text:p>PO15123</text:p>
          </table:table-cell>
          <table:table-cell table:style-name="ce423" office:value-type="date" office:date-value="2016-08-17" calcext:value-type="date">
            <text:p>08/17/16</text:p>
          </table:table-cell>
          <table:table-cell table:style-name="ce423" office:value-type="date" office:date-value="2016-09-07" calcext:value-type="date">
            <text:p>09/07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7" table:number-columns-repeated="998"/>
          <table:table-cell table:number-columns-repeated="2"/>
        </table:table-row>
        <table:table-row table:style-name="ro4">
          <table:table-cell table:style-name="ce317"/>
          <table:table-cell table:style-name="ce321"/>
          <table:table-cell table:style-name="ce317"/>
          <table:table-cell table:style-name="ce363" table:number-columns-repeated="6"/>
          <table:table-cell table:style-name="ce360"/>
          <table:table-cell table:style-name="ce401"/>
          <table:table-cell table:style-name="ce394"/>
          <table:table-cell table:style-name="ce371"/>
          <table:table-cell table:style-name="ce415"/>
          <table:table-cell table:style-name="ce425"/>
          <table:table-cell table:style-name="ce438"/>
          <table:table-cell table:style-name="ce317" table:number-columns-repeated="2"/>
          <table:table-cell table:style-name="ce360"/>
          <table:table-cell table:style-name="ce363" table:number-columns-repeated="3"/>
          <table:table-cell table:style-name="ce321"/>
          <table:table-cell table:style-name="ce317" table:number-columns-repeated="998"/>
          <table:table-cell table:number-columns-repeated="2"/>
        </table:table-row>
        <table:table-row table:style-name="ro4">
          <table:table-cell table:style-name="ce319" office:value-type="string" calcext:value-type="string">
            <text:p>Mechanical</text:p>
          </table:table-cell>
          <table:table-cell table:style-name="ce334" office:value-type="string" calcext:value-type="string">
            <text:p>HE-SH0031</text:p>
          </table:table-cell>
          <table:table-cell table:style-name="ce347" office:value-type="string" calcext:value-type="string">
            <text:p>Reprap Modified Hexagon Hotend, Lulzbot Edition, 3.0mm Filament, .5mm Nozzle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2]*[.J$5]" office:value-type="float" office:value="2000" calcext:value-type="float">
            <text:p>2000</text:p>
          </table:table-cell>
          <table:table-cell table:style-name="ce400" office:value-type="float" office:value="23" calcext:value-type="float">
            <text:p>$23.00</text:p>
          </table:table-cell>
          <table:table-cell table:style-name="ce400" table:formula="of:=SUM([.K52]*[.H52])" office:value-type="float" office:value="46" calcext:value-type="float">
            <text:p>$46.00</text:p>
          </table:table-cell>
          <table:table-cell table:style-name="ce362"/>
          <table:table-cell table:style-name="ce415" table:number-columns-repeated="2"/>
          <table:table-cell table:style-name="ce434" table:number-columns-repeated="2"/>
          <table:table-cell table:style-name="ce316"/>
          <table:table-cell table:style-name="ce360" table:formula="of:=[.$S$3]*[.H52]" office:value-type="float" office:value="2030" calcext:value-type="float">
            <text:p>2030</text:p>
          </table:table-cell>
          <table:table-cell table:style-name="ce362" table:number-columns-repeated="3"/>
          <table:table-cell table:style-name="ce332"/>
          <table:table-cell table:style-name="ce316" table:number-columns-repeated="998"/>
          <table:table-cell table:style-name="ce454"/>
          <table:table-cell table:style-name="ce456"/>
        </table:table-row>
        <table:table-row table:style-name="ro4">
          <table:table-cell table:style-name="ce315"/>
          <table:table-cell table:style-name="ce335" office:value-type="string" calcext:value-type="string">
            <text:p>PP-MP0133</text:p>
          </table:table-cell>
          <table:table-cell table:style-name="ce327" office:value-type="string" calcext:value-type="string">
            <text:p>AO-Hex Heatsink for 3mm Filament 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3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formula="of:=[.$S$3]*[.H53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4" office:value-type="date" office:date-value="2016-08-16" calcext:value-type="date">
            <text:p>08/16/16</text:p>
          </table:table-cell>
          <table:table-cell table:style-name="ce414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PP-MP0134</text:p>
          </table:table-cell>
          <table:table-cell table:style-name="ce348" office:value-type="string" calcext:value-type="string">
            <text:p>AO-Hex Heater Bblock with Holes for Retention Plate and Hexagon Logo Laser Etched on Front 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4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formula="of:=[.$S$3]*[.H54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4" office:value-type="date" office:date-value="2016-08-16" calcext:value-type="date">
            <text:p>08/16/16</text:p>
          </table:table-cell>
          <table:table-cell table:style-name="ce414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PP-MP0135</text:p>
          </table:table-cell>
          <table:table-cell table:style-name="ce327" office:value-type="string" calcext:value-type="string">
            <text:p>0.5mm Nozzle for 3mm Filament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5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formula="of:=[.$S$3]*[.H55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4" office:value-type="date" office:date-value="2016-08-16" calcext:value-type="date">
            <text:p>08/16/16</text:p>
          </table:table-cell>
          <table:table-cell table:style-name="ce414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EL-TH0011 </text:p>
          </table:table-cell>
          <table:table-cell table:style-name="ce327" office:value-type="string" calcext:value-type="string">
            <text:p>Semitec GT2 Thermistor (100kOhm type) Thermistor needs 23cm leads with no connectors on end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6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formula="of:=[.$S$3]*[.H56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4" office:value-type="date" office:date-value="2016-08-16" calcext:value-type="date">
            <text:p>08/16/16</text:p>
          </table:table-cell>
          <table:table-cell table:style-name="ce414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EL-MS0377</text:p>
          </table:table-cell>
          <table:table-cell table:style-name="ce327" office:value-type="string" calcext:value-type="string">
            <text:p>Heater cartridge 24V 30W Heater Cartridge needs 23cm leads with no connectors on end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7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formula="of:=[.$S$3]*[.H57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4" office:value-type="date" office:date-value="2016-08-16" calcext:value-type="date">
            <text:p>08/16/16</text:p>
          </table:table-cell>
          <table:table-cell table:style-name="ce414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PP-MP0136</text:p>
          </table:table-cell>
          <table:table-cell table:style-name="ce327" office:value-type="string" calcext:value-type="string">
            <text:p>Thermistor Retention Plate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8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formula="of:=[.$S$3]*[.H58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4" office:value-type="date" office:date-value="2016-08-16" calcext:value-type="date">
            <text:p>08/16/16</text:p>
          </table:table-cell>
          <table:table-cell table:style-name="ce414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PP-MP0137</text:p>
          </table:table-cell>
          <table:table-cell table:style-name="ce327" office:value-type="string" calcext:value-type="string">
            <text:p>Standard Hexagon Mount Plate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9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formula="of:=[.$S$3]*[.H59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4" office:value-type="date" office:date-value="2016-08-16" calcext:value-type="date">
            <text:p>08/16/16</text:p>
          </table:table-cell>
          <table:table-cell table:style-name="ce414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HD-BT0172</text:p>
          </table:table-cell>
          <table:table-cell table:style-name="ce327" office:value-type="string" calcext:value-type="string">
            <text:p>M3 x4 Setscrew (Heater Cartridge Set Screw) 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60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formula="of:=[.$S$3]*[.H60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4" office:value-type="date" office:date-value="2016-08-16" calcext:value-type="date">
            <text:p>08/16/16</text:p>
          </table:table-cell>
          <table:table-cell table:style-name="ce414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HD-BT0173</text:p>
          </table:table-cell>
          <table:table-cell table:style-name="ce327" office:value-type="string" calcext:value-type="string">
            <text:p>Heat Sink Setscrew (M2x6 SCHS)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37]*[.J$5]" office:value-type="float" office:value="1000" calcext:value-type="float">
            <text:p>1000</text:p>
          </table:table-cell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formula="of:=[.$S$3]*[.H61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4" office:value-type="date" office:date-value="2016-08-16" calcext:value-type="date">
            <text:p>08/16/16</text:p>
          </table:table-cell>
          <table:table-cell table:style-name="ce414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/>
          <table:table-cell table:style-name="ce327"/>
          <table:table-cell table:style-name="ce362" table:number-columns-repeated="3"/>
          <table:table-cell table:style-name="ce360"/>
          <table:table-cell table:style-name="ce362" table:number-columns-repeated="2"/>
          <table:table-cell table:style-name="ce360"/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TB0007</text:p>
          </table:table-cell>
          <table:table-cell table:style-name="ce315" office:value-type="string" calcext:value-type="string">
            <text:p>Feed Tube, PTFE</text:p>
          </table:table-cell>
          <table:table-cell table:style-name="ce360" office:value-type="string" calcext:value-type="string">
            <text:p>Professional Plastics </text:p>
          </table:table-cell>
          <table:table-cell table:style-name="ce360" office:value-type="string" calcext:value-type="string">
            <text:p>5239K12</text:p>
          </table:table-cell>
          <table:table-cell table:style-name="ce360" office:value-type="string" calcext:value-type="string">
            <text:p>Professional Plastics </text:p>
          </table:table-cell>
          <table:table-cell table:style-name="ce360" office:value-type="string" calcext:value-type="string">
            <text:p>5239K12</text:p>
          </table:table-cell>
          <table:table-cell table:style-name="ce360" office:value-type="float" office:value="850" calcext:value-type="float">
            <text:p>850</text:p>
          </table:table-cell>
          <table:table-cell table:style-name="ce360" office:value-type="string" calcext:value-type="string">
            <text:p>mm</text:p>
          </table:table-cell>
          <table:table-cell table:style-name="ce360" table:formula="of:=[.H38]*[.J$5]" office:value-type="float" office:value="2000" calcext:value-type="float">
            <text:p>2000</text:p>
          </table:table-cell>
          <table:table-cell table:style-name="ce394" table:formula="of:=1.69/304.8" office:value-type="float" office:value="0.00554461942257218" calcext:value-type="float">
            <text:p>$0.01</text:p>
          </table:table-cell>
          <table:table-cell table:style-name="ce394" table:formula="of:=SUM([.K38]*[.H38])" office:value-type="float" office:value="0.006" calcext:value-type="float">
            <text:p>$0.01</text:p>
          </table:table-cell>
          <table:table-cell table:style-name="ce373"/>
          <table:table-cell table:style-name="ce415" table:number-columns-repeated="2"/>
          <table:table-cell table:style-name="ce434"/>
          <table:table-cell table:style-name="ce315" table:number-columns-repeated="2"/>
          <table:table-cell table:style-name="ce360" table:formula="of:=[.$S$3]*[.H63]" office:value-type="float" office:value="862750" calcext:value-type="float">
            <text:p>862750</text:p>
          </table:table-cell>
          <table:table-cell table:style-name="ce445" office:value-type="string" calcext:value-type="string">
            <text:p>PO15130</text:p>
          </table:table-cell>
          <table:table-cell table:style-name="ce447" office:value-type="date" office:date-value="2016-08-17" calcext:value-type="date">
            <text:p>08/17/16</text:p>
          </table:table-cell>
          <table:table-cell table:style-name="ce447" office:value-type="date" office:date-value="2016-09-09" calcext:value-type="date">
            <text:p>09/09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0"/>
          <table:table-cell table:style-name="ce315"/>
          <table:table-cell table:style-name="ce360" table:number-columns-repeated="7"/>
          <table:table-cell table:style-name="ce394" table:number-columns-repeated="2"/>
          <table:table-cell table:style-name="ce373"/>
          <table:table-cell table:style-name="ce415" table:number-columns-repeated="2"/>
          <table:table-cell table:style-name="ce434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MS0058 </text:p>
          </table:table-cell>
          <table:table-cell table:style-name="ce315" office:value-type="string" calcext:value-type="string">
            <text:p>Wire Tie, 8” Black</text:p>
          </table:table-cell>
          <table:table-cell table:style-name="ce360" office:value-type="string" calcext:value-type="string">
            <text:p>Mcmaster</text:p>
          </table:table-cell>
          <table:table-cell table:style-name="ce375" office:value-type="string" calcext:value-type="string">
            <text:p>7130K32</text:p>
          </table:table-cell>
          <table:table-cell table:style-name="ce360" office:value-type="string" calcext:value-type="string">
            <text:p>Mcmaster</text:p>
          </table:table-cell>
          <table:table-cell table:style-name="ce375" office:value-type="string" calcext:value-type="string">
            <text:p>7130K32</text:p>
          </table:table-cell>
          <table:table-cell table:style-name="ce360" office:value-type="float" office:value="12" calcext:value-type="float">
            <text:p>1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65]*[.J$5]" office:value-type="float" office:value="12000" calcext:value-type="float">
            <text:p>12000</text:p>
          </table:table-cell>
          <table:table-cell table:style-name="ce392" office:value-type="currency" office:currency="USD" office:value="1.003" calcext:value-type="currency">
            <text:p>$1.00</text:p>
          </table:table-cell>
          <table:table-cell table:style-name="ce394" table:formula="of:=SUM([.K65]*[.H65])" office:value-type="float" office:value="12.036" calcext:value-type="float">
            <text:p>$12.04</text:p>
          </table:table-cell>
          <table:table-cell table:style-name="ce414"/>
          <table:table-cell table:style-name="ce330"/>
          <table:table-cell table:style-name="ce433"/>
          <table:table-cell table:style-name="ce315" table:number-columns-repeated="3"/>
          <table:table-cell table:style-name="ce360" table:formula="of:=[.$S$3]*[.H65]" office:value-type="float" office:value="12180" calcext:value-type="float">
            <text:p>12180</text:p>
          </table:table-cell>
          <table:table-cell table:style-name="ce360" office:value-type="string" calcext:value-type="string">
            <text:p>N/A</text:p>
          </table:table-cell>
          <table:table-cell table:style-name="ce360" table:number-columns-repeated="2"/>
          <table:table-cell table:style-name="ce330" office:value-type="string" calcext:value-type="string">
            <text:p>huge stock on hand ~AS</text:p>
          </table:table-cell>
          <table:table-cell table:style-name="ce315" table:number-columns-repeated="999"/>
          <table:table-cell/>
        </table:table-row>
        <table:table-row table:style-name="ro4">
          <table:table-cell table:style-name="ce317" office:value-type="string" calcext:value-type="string">
            <text:p>Electronic</text:p>
          </table:table-cell>
          <table:table-cell table:style-name="ce321" office:value-type="string" calcext:value-type="string">
            <text:p>EL-MS0014</text:p>
          </table:table-cell>
          <table:table-cell table:style-name="ce317" office:value-type="string" calcext:value-type="string">
            <text:p>Wire ferrules – 1.5mm^2 – 7mm</text:p>
          </table:table-cell>
          <table:table-cell table:style-name="ce363" office:value-type="string" calcext:value-type="string">
            <text:p>Mcmaster</text:p>
          </table:table-cell>
          <table:table-cell table:style-name="ce374" office:value-type="string" calcext:value-type="string">
            <text:p>9681K21</text:p>
          </table:table-cell>
          <table:table-cell table:style-name="ce363" office:value-type="string" calcext:value-type="string">
            <text:p>Mcmaster</text:p>
          </table:table-cell>
          <table:table-cell table:style-name="ce374" office:value-type="string" calcext:value-type="string">
            <text:p>9681K21</text:p>
          </table:table-cell>
          <table:table-cell table:style-name="ce363" office:value-type="float" office:value="4" calcext:value-type="float">
            <text:p>4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39]*[.J$5]" office:value-type="float" office:value="1000" calcext:value-type="float">
            <text:p>1000</text:p>
          </table:table-cell>
          <table:table-cell table:style-name="ce401" office:value-type="float" office:value="0.063" calcext:value-type="float">
            <text:p>$0.06</text:p>
          </table:table-cell>
          <table:table-cell table:style-name="ce401" table:formula="of:=SUM([.K39]*[.H39])" office:value-type="float" office:value="0.0195" calcext:value-type="float">
            <text:p>$0.02</text:p>
          </table:table-cell>
          <table:table-cell table:style-name="ce363"/>
          <table:table-cell table:style-name="ce423" table:number-columns-repeated="2"/>
          <table:table-cell table:style-name="ce436"/>
          <table:table-cell table:style-name="ce317" table:number-columns-repeated="2"/>
          <table:table-cell table:style-name="ce360" table:formula="of:=[.$S$3]*[.H66]" office:value-type="float" office:value="4060" calcext:value-type="float">
            <text:p>4060</text:p>
          </table:table-cell>
          <table:table-cell table:style-name="ce374" office:value-type="string" calcext:value-type="string">
            <text:p>PO15131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8-24" calcext:value-type="date">
            <text:p>08/24/16</text:p>
          </table:table-cell>
          <table:table-cell table:style-name="ce449" office:value-type="string" calcext:value-type="string">
            <text:p>Combining MO16-0056, MO16-0057, MO16-0061, and MO16-0062 ~AS</text:p>
          </table:table-cell>
          <table:table-cell table:style-name="ce452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Consumable </text:p>
          </table:table-cell>
          <table:table-cell office:value-type="string" calcext:value-type="string">
            <text:p>TL-CS0040</text:p>
          </table:table-cell>
          <table:table-cell table:style-name="ce349" office:value-type="string" calcext:value-type="string">
            <text:p>Extreme-Temperature Pipe Sealant &amp; Threadlocker, 4 oz bottle, blue</text:p>
          </table:table-cell>
          <table:table-cell table:style-name="ce364" office:value-type="string" calcext:value-type="string">
            <text:p>Mcmaster</text:p>
          </table:table-cell>
          <table:table-cell table:style-name="ce377" office:value-type="string" calcext:value-type="string">
            <text:p>7604A55</text:p>
          </table:table-cell>
          <table:table-cell table:style-name="ce364" office:value-type="string" calcext:value-type="string">
            <text:p>Mcmaster</text:p>
          </table:table-cell>
          <table:table-cell table:style-name="ce377" office:value-type="string" calcext:value-type="string">
            <text:p>7604A55</text:p>
          </table:table-cell>
          <table:table-cell table:style-name="ce360" office:value-type="float" office:value="0.5" calcext:value-type="float">
            <text:p>0.5</text:p>
          </table:table-cell>
          <table:table-cell table:style-name="ce360" office:value-type="string" calcext:value-type="string">
            <text:p>g</text:p>
          </table:table-cell>
          <table:table-cell table:style-name="ce360" table:formula="of:=[.H67]*[.J$5]" office:value-type="float" office:value="500" calcext:value-type="float">
            <text:p>500</text:p>
          </table:table-cell>
          <table:table-cell table:style-name="ce402" table:formula="of:=41.74/628" office:value-type="currency" office:currency="USD" office:value="0.0664649681528663" calcext:value-type="currency">
            <text:p>$0.066</text:p>
          </table:table-cell>
          <table:table-cell table:style-name="ce394" table:formula="of:=SUM([.K67]*[.H67])" office:value-type="float" office:value="0.0332324840764331" calcext:value-type="float">
            <text:p>$0.03</text:p>
          </table:table-cell>
          <table:table-cell table:style-name="ce415"/>
          <table:table-cell table:style-name="ce424"/>
          <table:table-cell table:style-name="ce415"/>
          <table:table-cell table:style-name="ce332" table:number-columns-repeated="2"/>
          <table:table-cell table:style-name="ce362"/>
          <table:table-cell table:style-name="ce360" table:formula="of:=[.$S$3]*[.H67]" office:value-type="float" office:value="507.5" calcext:value-type="float">
            <text:p>507.5</text:p>
          </table:table-cell>
          <table:table-cell table:style-name="ce362" office:value-type="string" calcext:value-type="string">
            <text:p>N/A</text:p>
          </table:table-cell>
          <table:table-cell table:style-name="ce362"/>
          <table:table-cell table:style-name="ce368"/>
          <table:table-cell table:style-name="ce450" office:value-type="string" calcext:value-type="string">
            <text:p>purchased on Bob's signal ~AS</text:p>
          </table:table-cell>
          <table:table-cell table:style-name="ce453" table:number-columns-repeated="998"/>
          <table:table-cell/>
          <table:table-cell table:style-name="ce457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119</text:p>
          </table:table-cell>
          <table:table-cell table:style-name="ce315" office:value-type="string" calcext:value-type="string">
            <text:p>M3 x 8 FHCS, black oxide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68]*[.J$5]" office:value-type="float" office:value="4000" calcext:value-type="float">
            <text:p>4000</text:p>
          </table:table-cell>
          <table:table-cell table:style-name="ce398" office:value-type="currency" office:currency="USD" office:value="0.043" calcext:value-type="currency">
            <text:p>$0.04</text:p>
          </table:table-cell>
          <table:table-cell table:style-name="ce411" table:formula="of:=SUM([.K68]*[.H68])" office:value-type="float" office:value="0.172" calcext:value-type="float">
            <text:p>$0.17</text:p>
          </table:table-cell>
          <table:table-cell table:style-name="ce360"/>
          <table:table-cell table:style-name="ce414" table:number-columns-repeated="2"/>
          <table:table-cell table:style-name="ce436"/>
          <table:table-cell table:style-name="ce315" table:number-columns-repeated="2"/>
          <table:table-cell table:style-name="ce360" table:formula="of:=[.$S$3]*[.H68]" office:value-type="float" office:value="4060" calcext:value-type="float">
            <text:p>4060</text:p>
          </table:table-cell>
          <table:table-cell table:style-name="ce374" office:value-type="string" calcext:value-type="string">
            <text:p>PO15131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8-24" calcext:value-type="date">
            <text:p>08/24/16</text:p>
          </table:table-cell>
          <table:table-cell table:style-name="ce449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NT0016</text:p>
          </table:table-cell>
          <table:table-cell table:style-name="ce315" office:value-type="string" calcext:value-type="string">
            <text:p>M5 Nut, Steel, Zinc Plated, thin (jam nut)</text:p>
          </table:table-cell>
          <table:table-cell table:style-name="ce360" office:value-type="string" calcext:value-type="string">
            <text:p>Fastenal</text:p>
          </table:table-cell>
          <table:table-cell table:style-name="ce360" office:value-type="string" calcext:value-type="string">
            <text:p>90695A037</text:p>
          </table:table-cell>
          <table:table-cell table:style-name="ce360" office:value-type="string" calcext:value-type="string">
            <text:p>Fastenal</text:p>
          </table:table-cell>
          <table:table-cell table:style-name="ce360" office:value-type="string" calcext:value-type="string">
            <text:p>90695A037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69]*[.J$5]" office:value-type="float" office:value="1000" calcext:value-type="float">
            <text:p>1000</text:p>
          </table:table-cell>
          <table:table-cell table:style-name="ce398" office:value-type="currency" office:currency="USD" office:value="0.15" calcext:value-type="currency">
            <text:p>$0.15</text:p>
          </table:table-cell>
          <table:table-cell table:style-name="ce411" table:formula="of:=SUM([.K69]*[.H69])" office:value-type="float" office:value="0.15" calcext:value-type="float">
            <text:p>$0.15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69]" office:value-type="float" office:value="1015" calcext:value-type="float">
            <text:p>1015</text:p>
          </table:table-cell>
          <table:table-cell table:style-name="ce374" office:value-type="string" calcext:value-type="string">
            <text:p>PO15131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8-24" calcext:value-type="date">
            <text:p>08/24/16</text:p>
          </table:table-cell>
          <table:table-cell table:style-name="ce449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/>
          <table:table-cell table:style-name="ce330"/>
          <table:table-cell table:style-name="ce315"/>
          <table:table-cell table:style-name="ce360"/>
          <table:table-cell table:style-name="ce375"/>
          <table:table-cell table:style-name="ce360"/>
          <table:table-cell table:style-name="ce375"/>
          <table:table-cell table:style-name="ce360" table:number-columns-repeated="3"/>
          <table:table-cell table:style-name="ce392"/>
          <table:table-cell table:style-name="ce394"/>
          <table:table-cell table:style-name="ce414"/>
          <table:table-cell table:style-name="ce330"/>
          <table:table-cell table:style-name="ce433"/>
          <table:table-cell table:style-name="ce315" table:number-columns-repeated="3"/>
          <table:table-cell table:style-name="ce360" table:number-columns-repeated="4"/>
          <table:table-cell table:style-name="ce330"/>
          <table:table-cell table:style-name="ce315" table:number-columns-repeated="999"/>
          <table:table-cell/>
        </table:table-row>
        <table:table-row table:style-name="ro4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NT0044</text:p>
          </table:table-cell>
          <table:table-cell table:style-name="ce317" office:value-type="string" calcext:value-type="string">
            <text:p>Post insertion M5 T-nut for 20mm extrusion</text:p>
          </table:table-cell>
          <table:table-cell table:style-name="ce363" office:value-type="string" calcext:value-type="string">
            <text:p>Misumi</text:p>
          </table:table-cell>
          <table:table-cell table:style-name="ce374" office:value-type="string" calcext:value-type="string">
            <text:p>HN-TAP5</text:p>
          </table:table-cell>
          <table:table-cell table:style-name="ce363" office:value-type="string" calcext:value-type="string">
            <text:p>Misumi</text:p>
          </table:table-cell>
          <table:table-cell table:style-name="ce374" office:value-type="string" calcext:value-type="string">
            <text:p>HN-TAP5</text:p>
          </table:table-cell>
          <table:table-cell table:style-name="ce363" office:value-type="float" office:value="1" calcext:value-type="float">
            <text:p>1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1]*[.J$5]" office:value-type="float" office:value="1000" calcext:value-type="float">
            <text:p>1000</text:p>
          </table:table-cell>
          <table:table-cell table:style-name="ce401" office:value-type="float" office:value="0.46" calcext:value-type="float">
            <text:p>$0.46</text:p>
          </table:table-cell>
          <table:table-cell table:style-name="ce401" table:formula="of:=SUM([.K71]*[.H71])" office:value-type="float" office:value="0.46" calcext:value-type="float">
            <text:p>$0.46</text:p>
          </table:table-cell>
          <table:table-cell table:style-name="ce371"/>
          <table:table-cell table:style-name="ce425" table:number-columns-repeated="2"/>
          <table:table-cell table:style-name="ce438"/>
          <table:table-cell table:style-name="ce317" table:number-columns-repeated="2"/>
          <table:table-cell table:style-name="ce360" table:formula="of:=[.$S$3]*[.H71]" office:value-type="float" office:value="1015" calcext:value-type="float">
            <text:p>1015</text:p>
          </table:table-cell>
          <table:table-cell table:style-name="ce360" office:value-type="string" calcext:value-type="string">
            <text:p>PO15127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9-01" calcext:value-type="date">
            <text:p>09/01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7"/>
          <table:table-cell table:style-name="ce321"/>
          <table:table-cell table:style-name="ce317"/>
          <table:table-cell table:style-name="ce363"/>
          <table:table-cell table:style-name="ce374"/>
          <table:table-cell table:style-name="ce363"/>
          <table:table-cell table:style-name="ce374"/>
          <table:table-cell table:style-name="ce363" table:number-columns-repeated="2"/>
          <table:table-cell table:style-name="ce360"/>
          <table:table-cell table:style-name="ce401" table:number-columns-repeated="2"/>
          <table:table-cell table:style-name="ce371"/>
          <table:table-cell table:style-name="ce425" table:number-columns-repeated="2"/>
          <table:table-cell table:style-name="ce438"/>
          <table:table-cell table:style-name="ce317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7" office:value-type="string" calcext:value-type="string">
            <text:p>Mechanical</text:p>
          </table:table-cell>
          <table:table-cell table:style-name="ce321" office:value-type="string" calcext:value-type="string">
            <text:p>PP-MP0085</text:p>
          </table:table-cell>
          <table:table-cell table:style-name="ce350" office:value-type="string" calcext:value-type="string">
            <text:p>Bed finger, Dual</text:p>
          </table:table-cell>
          <table:table-cell table:style-name="ce363" office:value-type="string" calcext:value-type="string">
            <text:p>MBK</text:p>
          </table:table-cell>
          <table:table-cell/>
          <table:table-cell table:style-name="ce363" office:value-type="string" calcext:value-type="string">
            <text:p>MBK</text:p>
          </table:table-cell>
          <table:table-cell table:style-name="ce374"/>
          <table:table-cell table:style-name="ce363" office:value-type="float" office:value="4" calcext:value-type="float">
            <text:p>4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3]*[.J$5]" office:value-type="float" office:value="4000" calcext:value-type="float">
            <text:p>4000</text:p>
          </table:table-cell>
          <table:table-cell table:style-name="ce401" office:value-type="float" office:value="3" calcext:value-type="float">
            <text:p>$3.00</text:p>
          </table:table-cell>
          <table:table-cell table:style-name="ce401" table:formula="of:=SUM([.K73]*[.H73])" office:value-type="float" office:value="12" calcext:value-type="float">
            <text:p>$12.00</text:p>
          </table:table-cell>
          <table:table-cell table:style-name="ce363"/>
          <table:table-cell table:style-name="ce414" table:number-columns-repeated="2"/>
          <table:table-cell table:style-name="ce435"/>
          <table:table-cell table:style-name="ce317" table:number-columns-repeated="2"/>
          <table:table-cell table:style-name="ce360" table:formula="of:=[.$S$3]*[.H73]" office:value-type="float" office:value="4060" calcext:value-type="float">
            <text:p>4060</text:p>
          </table:table-cell>
          <table:table-cell table:style-name="ce374" office:value-type="string" calcext:value-type="string">
            <text:p>PO15126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9-15" calcext:value-type="date">
            <text:p>09/15/16</text:p>
          </table:table-cell>
          <table:table-cell table:style-name="ce449" office:value-type="string" calcext:value-type="string">
            <text:p>Combining MO16-0056, MO16-0057, MO16-0061, and MO16-0062 ~AS</text:p>
          </table:table-cell>
          <table:table-cell table:style-name="ce452" table:number-columns-repeated="998"/>
          <table:table-cell table:number-columns-repeated="2"/>
        </table:table-row>
        <table:table-row table:style-name="ro4">
          <table:table-cell table:style-name="ce317" office:value-type="string" calcext:value-type="string">
            <text:p>Mechanical</text:p>
          </table:table-cell>
          <table:table-cell table:style-name="ce321" office:value-type="string" calcext:value-type="string">
            <text:p>PP-MP0087</text:p>
          </table:table-cell>
          <table:table-cell table:style-name="ce350" office:value-type="string" calcext:value-type="string">
            <text:p>Dual extruder v2.0 mount</text:p>
          </table:table-cell>
          <table:table-cell table:style-name="ce363" office:value-type="string" calcext:value-type="string">
            <text:p>MBK</text:p>
          </table:table-cell>
          <table:table-cell/>
          <table:table-cell table:style-name="ce363" office:value-type="string" calcext:value-type="string">
            <text:p>MBK</text:p>
          </table:table-cell>
          <table:table-cell table:style-name="ce374"/>
          <table:table-cell table:style-name="ce363" office:value-type="float" office:value="1" calcext:value-type="float">
            <text:p>1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4]*[.J$5]" office:value-type="float" office:value="1000" calcext:value-type="float">
            <text:p>1000</text:p>
          </table:table-cell>
          <table:table-cell table:style-name="ce401" office:value-type="float" office:value="7.8" calcext:value-type="float">
            <text:p>$7.80</text:p>
          </table:table-cell>
          <table:table-cell table:style-name="ce401" table:formula="of:=SUM([.K74]*[.H74])" office:value-type="float" office:value="7.8" calcext:value-type="float">
            <text:p>$7.80</text:p>
          </table:table-cell>
          <table:table-cell table:style-name="ce363"/>
          <table:table-cell table:style-name="ce414" table:number-columns-repeated="2"/>
          <table:table-cell table:style-name="ce435"/>
          <table:table-cell table:style-name="ce317" table:number-columns-repeated="2"/>
          <table:table-cell table:style-name="ce360" table:formula="of:=[.$S$3]*[.H74]" office:value-type="float" office:value="1015" calcext:value-type="float">
            <text:p>1015</text:p>
          </table:table-cell>
          <table:table-cell table:style-name="ce374" office:value-type="string" calcext:value-type="string">
            <text:p>PO15126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9-15" calcext:value-type="date">
            <text:p>09/15/16</text:p>
          </table:table-cell>
          <table:table-cell table:style-name="ce449" office:value-type="string" calcext:value-type="string">
            <text:p>Combining MO16-0056, MO16-0057, MO16-0061, and MO16-0062 ~AS</text:p>
          </table:table-cell>
          <table:table-cell table:style-name="ce452" table:number-columns-repeated="998"/>
          <table:table-cell table:number-columns-repeated="2"/>
        </table:table-row>
        <table:table-row table:style-name="ro4">
          <table:table-cell table:style-name="ce317" office:value-type="string" calcext:value-type="string">
            <text:p>Mechanical</text:p>
          </table:table-cell>
          <table:table-cell table:style-name="ce321" office:value-type="string" calcext:value-type="string">
            <text:p>PP-MP0086</text:p>
          </table:table-cell>
          <table:table-cell table:style-name="ce350" office:value-type="string" calcext:value-type="string">
            <text:p>Lower bracket, Dual</text:p>
          </table:table-cell>
          <table:table-cell table:style-name="ce363" office:value-type="string" calcext:value-type="string">
            <text:p>MBK</text:p>
          </table:table-cell>
          <table:table-cell/>
          <table:table-cell table:style-name="ce363" office:value-type="string" calcext:value-type="string">
            <text:p>MBK</text:p>
          </table:table-cell>
          <table:table-cell table:style-name="ce374"/>
          <table:table-cell table:style-name="ce363" office:value-type="float" office:value="1" calcext:value-type="float">
            <text:p>1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5]*[.J$5]" office:value-type="float" office:value="1000" calcext:value-type="float">
            <text:p>1000</text:p>
          </table:table-cell>
          <table:table-cell table:style-name="ce401" office:value-type="float" office:value="9.9" calcext:value-type="float">
            <text:p>$9.90</text:p>
          </table:table-cell>
          <table:table-cell table:style-name="ce401" table:formula="of:=SUM([.K75]*[.H75])" office:value-type="float" office:value="9.9" calcext:value-type="float">
            <text:p>$9.90</text:p>
          </table:table-cell>
          <table:table-cell table:style-name="ce363"/>
          <table:table-cell table:style-name="ce414" table:number-columns-repeated="2"/>
          <table:table-cell table:style-name="ce435"/>
          <table:table-cell table:style-name="ce317" table:number-columns-repeated="2"/>
          <table:table-cell table:style-name="ce360" table:formula="of:=[.$S$3]*[.H75]" office:value-type="float" office:value="1015" calcext:value-type="float">
            <text:p>1015</text:p>
          </table:table-cell>
          <table:table-cell table:style-name="ce374" office:value-type="string" calcext:value-type="string">
            <text:p>PO15126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9-15" calcext:value-type="date">
            <text:p>09/15/16</text:p>
          </table:table-cell>
          <table:table-cell table:style-name="ce449" office:value-type="string" calcext:value-type="string">
            <text:p>Combining MO16-0056, MO16-0057, MO16-0061, and MO16-0062 ~AS</text:p>
          </table:table-cell>
          <table:table-cell table:style-name="ce452" table:number-columns-repeated="998"/>
          <table:table-cell table:number-columns-repeated="2"/>
        </table:table-row>
        <table:table-row table:style-name="ro4">
          <table:table-cell table:style-name="ce317"/>
          <table:table-cell table:style-name="ce321"/>
          <table:table-cell table:style-name="ce350"/>
          <table:table-cell table:style-name="ce363"/>
          <table:table-cell/>
          <table:table-cell table:style-name="ce363"/>
          <table:table-cell table:style-name="ce374"/>
          <table:table-cell table:style-name="ce363" table:number-columns-repeated="2"/>
          <table:table-cell table:style-name="ce360"/>
          <table:table-cell table:style-name="ce401" table:number-columns-repeated="2"/>
          <table:table-cell table:style-name="ce363"/>
          <table:table-cell table:style-name="ce414" table:number-columns-repeated="2"/>
          <table:table-cell table:style-name="ce435"/>
          <table:table-cell table:style-name="ce317" table:number-columns-repeated="2"/>
          <table:table-cell table:style-name="ce360"/>
          <table:table-cell table:style-name="ce374" table:number-columns-repeated="3"/>
          <table:table-cell table:style-name="ce449"/>
          <table:table-cell table:style-name="ce452" table:number-columns-repeated="998"/>
          <table:table-cell table:number-columns-repeated="2"/>
        </table:table-row>
        <table:table-row table:style-name="ro11">
          <table:table-cell table:style-name="ce317" office:value-type="string" calcext:value-type="string">
            <text:p>Electronic</text:p>
          </table:table-cell>
          <table:table-cell table:style-name="ce337" office:value-type="string" calcext:value-type="string">
            <text:p>EL-FA0020</text:p>
          </table:table-cell>
          <table:table-cell table:style-name="ce351" office:value-type="string" calcext:value-type="string">
            <text:p>RFB2008 Micro Blower with 30awg wire that is 250mm long</text:p>
          </table:table-cell>
          <table:table-cell table:style-name="ce363" office:value-type="string" calcext:value-type="string">
            <text:p>Pelonis</text:p>
          </table:table-cell>
          <table:table-cell office:value-type="string" calcext:value-type="string">
            <text:p>C4010L24BPLB1b-7</text:p>
          </table:table-cell>
          <table:table-cell table:style-name="ce363" office:value-type="string" calcext:value-type="string">
            <text:p>Pelonis</text:p>
          </table:table-cell>
          <table:table-cell table:style-name="ce374" office:value-type="string" calcext:value-type="string">
            <text:p>C4010L24BPLB1b-7</text:p>
          </table:table-cell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7]*[.J$5]" office:value-type="float" office:value="2000" calcext:value-type="float">
            <text:p>2000</text:p>
          </table:table-cell>
          <table:table-cell table:style-name="ce401" office:value-type="float" office:value="6.54" calcext:value-type="float">
            <text:p>$6.54</text:p>
          </table:table-cell>
          <table:table-cell table:style-name="ce401" table:formula="of:=SUM([.K77]*[.H77])" office:value-type="float" office:value="13.08" calcext:value-type="float">
            <text:p>$13.08</text:p>
          </table:table-cell>
          <table:table-cell table:style-name="ce363"/>
          <table:table-cell table:style-name="ce423" table:number-columns-repeated="2"/>
          <table:table-cell table:style-name="ce436"/>
          <table:table-cell table:style-name="ce317" table:number-columns-repeated="2"/>
          <table:table-cell table:style-name="ce360" table:formula="of:=[.$S$3]*[.H77]" office:value-type="float" office:value="2030" calcext:value-type="float">
            <text:p>2030</text:p>
          </table:table-cell>
          <table:table-cell table:style-name="ce445" office:value-type="string" calcext:value-type="string">
            <text:p>PO15118</text:p>
          </table:table-cell>
          <table:table-cell table:style-name="ce447" office:value-type="date" office:date-value="2016-08-17" calcext:value-type="date">
            <text:p>08/17/16</text:p>
          </table:table-cell>
          <table:table-cell table:style-name="ce447" office:value-type="date" office:date-value="2016-09-21" calcext:value-type="date">
            <text:p>09/21/16</text:p>
          </table:table-cell>
          <table:table-cell table:style-name="ce451" office:value-type="string" calcext:value-type="string">
            <text:p>Combining MO16-0056, MO16-0057, MO16-0061, and MO16-0062 ~AS</text:p>
          </table:table-cell>
          <table:table-cell table:style-name="ce452" table:number-columns-repeated="998"/>
          <table:table-cell table:number-columns-repeated="2"/>
        </table:table-row>
        <table:table-row table:style-name="ro11">
          <table:table-cell table:style-name="ce320" office:value-type="string" calcext:value-type="string">
            <text:p>Electronic</text:p>
          </table:table-cell>
          <table:table-cell table:style-name="ce338" office:value-type="string" calcext:value-type="string">
            <text:p>EL-FA0032</text:p>
          </table:table-cell>
          <table:table-cell table:style-name="ce320" office:value-type="string" calcext:value-type="string">
            <text:p>Pelonis FAN 24V 40x40mm Low flow</text:p>
          </table:table-cell>
          <table:table-cell table:style-name="ce365" office:value-type="string" calcext:value-type="string">
            <text:p>Pelonis</text:p>
          </table:table-cell>
          <table:table-cell table:style-name="ce365" office:value-type="string" calcext:value-type="string">
            <text:p>C4010L24BPLB1-7</text:p>
          </table:table-cell>
          <table:table-cell table:style-name="ce365" office:value-type="string" calcext:value-type="string">
            <text:p>Pelonis</text:p>
          </table:table-cell>
          <table:table-cell table:style-name="ce365" office:value-type="string" calcext:value-type="string">
            <text:p>C4010L24BPLB1-7</text:p>
          </table:table-cell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39]*[.J$5]" office:value-type="float" office:value="1000" calcext:value-type="float">
            <text:p>1000</text:p>
          </table:table-cell>
          <table:table-cell table:style-name="ce365" office:value-type="float" office:value="3.13" calcext:value-type="float">
            <text:p>3.13</text:p>
          </table:table-cell>
          <table:table-cell table:style-name="ce401" table:formula="of:=SUM([.K39]*[.H39])" office:value-type="float" office:value="0.0195" calcext:value-type="float">
            <text:p>$0.02</text:p>
          </table:table-cell>
          <table:table-cell table:style-name="ce416"/>
          <table:table-cell table:style-name="ce426" table:number-columns-repeated="2"/>
          <table:table-cell table:style-name="ce321"/>
          <table:table-cell table:style-name="ce317" office:value-type="string" calcext:value-type="string">
            <text:p>40mm fans switched from kysan to pelonis</text:p>
          </table:table-cell>
          <table:table-cell table:style-name="ce317"/>
          <table:table-cell table:style-name="ce360" table:formula="of:=[.$S$3]*[.H78]" office:value-type="float" office:value="2030" calcext:value-type="float">
            <text:p>2030</text:p>
          </table:table-cell>
          <table:table-cell table:style-name="ce445" office:value-type="string" calcext:value-type="string">
            <text:p>PO15118</text:p>
          </table:table-cell>
          <table:table-cell table:style-name="ce447" office:value-type="date" office:date-value="2016-08-17" calcext:value-type="date">
            <text:p>08/17/16</text:p>
          </table:table-cell>
          <table:table-cell table:style-name="ce447" office:value-type="date" office:date-value="2016-09-21" calcext:value-type="date">
            <text:p>09/21/16</text:p>
          </table:table-cell>
          <table:table-cell table:style-name="ce451" office:value-type="string" calcext:value-type="string">
            <text:p>Combining MO16-0056, MO16-0057, MO16-0061, and MO16-0062 ~AS</text:p>
          </table:table-cell>
          <table:table-cell table:style-name="ce452" table:number-columns-repeated="998"/>
          <table:table-cell table:number-columns-repeated="2"/>
        </table:table-row>
        <table:table-row table:style-name="ro4">
          <table:table-cell table:style-name="Default" table:number-columns-repeated="18"/>
          <table:table-cell table:style-name="ce360"/>
          <table:table-cell table:style-name="Default" table:number-columns-repeated="1004"/>
        </table:table-row>
        <table:table-row table:style-name="ro4">
          <table:table-cell table:style-name="ce321" office:value-type="string" calcext:value-type="string">
            <text:p>Electronic</text:p>
          </table:table-cell>
          <table:table-cell table:style-name="ce321" office:value-type="string" calcext:value-type="string">
            <text:p>EL-MS0073</text:p>
          </table:table-cell>
          <table:table-cell table:style-name="ce317" office:value-type="string" calcext:value-type="string">
            <text:p>1/4” Black panduit wire wrap</text:p>
          </table:table-cell>
          <table:table-cell table:style-name="ce363" office:value-type="string" calcext:value-type="string">
            <text:p>Electronics Distributor Corp</text:p>
          </table:table-cell>
          <table:table-cell office:value-type="string" calcext:value-type="string">
            <text:p>88-00011</text:p>
          </table:table-cell>
          <table:table-cell table:style-name="ce363" office:value-type="string" calcext:value-type="string">
            <text:p>Electronics Distributor Corp</text:p>
          </table:table-cell>
          <table:table-cell table:style-name="ce374" office:value-type="string" calcext:value-type="string">
            <text:p>88-00011</text:p>
          </table:table-cell>
          <table:table-cell table:style-name="ce363" office:value-type="float" office:value="300" calcext:value-type="float">
            <text:p>300</text:p>
          </table:table-cell>
          <table:table-cell table:style-name="ce363" office:value-type="string" calcext:value-type="string">
            <text:p>mm</text:p>
          </table:table-cell>
          <table:table-cell table:style-name="ce360" table:formula="of:=[.H80]*[.J$5]" office:value-type="float" office:value="300000" calcext:value-type="float">
            <text:p>300000</text:p>
          </table:table-cell>
          <table:table-cell table:style-name="ce403" office:value-type="float" office:value="0.001" calcext:value-type="float">
            <text:p>$0.00</text:p>
          </table:table-cell>
          <table:table-cell table:style-name="ce403" table:formula="of:=SUM([.K80]*[.H80])" office:value-type="float" office:value="0.3" calcext:value-type="float">
            <text:p>$0.30</text:p>
          </table:table-cell>
          <table:table-cell table:style-name="ce363"/>
          <table:table-cell table:style-name="ce423" table:number-columns-repeated="2"/>
          <table:table-cell table:style-name="ce436"/>
          <table:table-cell table:style-name="ce317" table:number-columns-repeated="2"/>
          <table:table-cell table:style-name="ce360" table:formula="of:=[.$S$3]*[.H80]" office:value-type="float" office:value="304500" calcext:value-type="float">
            <text:p>304500</text:p>
          </table:table-cell>
          <table:table-cell table:style-name="ce374" office:value-type="string" calcext:value-type="string">
            <text:p>PO15133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8-25" calcext:value-type="date">
            <text:p>08/25/16</text:p>
          </table:table-cell>
          <table:table-cell table:style-name="ce449" office:value-type="string" calcext:value-type="string">
            <text:p>Combining MO16-0056, MO16-0057, MO16-0061, and MO16-0062 ~AS</text:p>
          </table:table-cell>
          <table:table-cell table:style-name="ce452" table:number-columns-repeated="998"/>
          <table:table-cell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360" table:formula="of:=[.H81]*[.J$5]" office:value-type="float" office:value="975000" calcext:value-type="float">
            <text:p>975000</text:p>
          </table:table-cell>
          <table:table-cell table:style-name="ce404" table:formula="of:=0.0983/30480" office:value-type="currency" office:currency="USD" office:value="0.0000032250656167979" calcext:value-type="currency">
            <text:p>$0.00</text:p>
          </table:table-cell>
          <table:table-cell table:style-name="ce404" table:formula="of:=[.K81]*[.H81]" office:value-type="currency" office:currency="USD" office:value="0.00314443897637795" calcext:value-type="currency">
            <text:p>$0.00</text:p>
          </table:table-cell>
          <table:table-cell table:number-columns-repeated="3"/>
          <table:table-cell table:style-name="ce439"/>
          <table:table-cell/>
          <table:table-cell office:value-type="string" calcext:value-type="string">
            <text:p>3800 ft confirmed</text:p>
          </table:table-cell>
          <table:table-cell table:style-name="ce360" table:formula="of:=[.$S$3]*[.H81]" office:value-type="float" office:value="989625" calcext:value-type="float">
            <text:p>989625</text:p>
          </table:table-cell>
          <table:table-cell table:style-name="ce374" office:value-type="string" calcext:value-type="string">
            <text:p>PO15133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8-25" calcext:value-type="date">
            <text:p>08/25/16</text:p>
          </table:table-cell>
          <table:table-cell table:style-name="ce449"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317" office:value-type="string" calcext:value-type="string">
            <text:p>Electronic</text:p>
          </table:table-cell>
          <table:table-cell table:style-name="ce321" office:value-type="string" calcext:value-type="string">
            <text:p>EL-MS0247</text:p>
          </table:table-cell>
          <table:table-cell table:style-name="ce317" office:value-type="string" calcext:value-type="string">
            <text:p>Heat shrink – 0.19-0.09 – Black</text:p>
          </table:table-cell>
          <table:table-cell table:style-name="ce363" office:value-type="string" calcext:value-type="string">
            <text:p>EDC</text:p>
          </table:table-cell>
          <table:table-cell table:style-name="ce378" office:value-type="string" calcext:value-type="string">
            <text:p>88-01870</text:p>
          </table:table-cell>
          <table:table-cell table:style-name="ce363" office:value-type="string" calcext:value-type="string">
            <text:p>Mcmaster-Carr Supply Company</text:p>
          </table:table-cell>
          <table:table-cell table:style-name="ce374" office:value-type="string" calcext:value-type="string">
            <text:p>7856K74</text:p>
          </table:table-cell>
          <table:table-cell table:style-name="ce363" office:value-type="float" office:value="250" calcext:value-type="float">
            <text:p>250</text:p>
          </table:table-cell>
          <table:table-cell table:style-name="ce363" office:value-type="string" calcext:value-type="string">
            <text:p>mm</text:p>
          </table:table-cell>
          <table:table-cell table:style-name="ce360" table:formula="of:=[.H82]*[.J$5]" office:value-type="float" office:value="250000" calcext:value-type="float">
            <text:p>250000</text:p>
          </table:table-cell>
          <table:table-cell table:style-name="ce401" table:formula="of:=22.08/7620" office:value-type="float" office:value="0.00289763779527559" calcext:value-type="float">
            <text:p>$0.00</text:p>
          </table:table-cell>
          <table:table-cell table:style-name="ce401" table:formula="of:=SUM([.K82]*[.H82])" office:value-type="float" office:value="0.724409448818898" calcext:value-type="float">
            <text:p>$0.72</text:p>
          </table:table-cell>
          <table:table-cell table:style-name="ce363"/>
          <table:table-cell table:style-name="ce423" table:number-columns-repeated="2"/>
          <table:table-cell table:style-name="ce436"/>
          <table:table-cell table:style-name="ce317" table:number-columns-repeated="2"/>
          <table:table-cell table:style-name="ce360" table:formula="of:=[.$S$3]*[.H82]" office:value-type="float" office:value="253750" calcext:value-type="float">
            <text:p>253750</text:p>
          </table:table-cell>
          <table:table-cell table:style-name="ce374" office:value-type="string" calcext:value-type="string">
            <text:p>PO15133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8-25" calcext:value-type="date">
            <text:p>08/25/16</text:p>
          </table:table-cell>
          <table:table-cell table:style-name="ce449" office:value-type="string" calcext:value-type="string">
            <text:p>Combining MO16-0056, MO16-0057, MO16-0061, and MO16-0062 ~AS</text:p>
          </table:table-cell>
          <table:table-cell table:style-name="ce452" table:number-columns-repeated="998"/>
          <table:table-cell table:number-columns-repeated="2"/>
        </table:table-row>
        <table:table-row table:style-name="ro4">
          <table:table-cell table:number-columns-repeated="9"/>
          <table:table-cell table:style-name="ce360"/>
          <table:table-cell table:style-name="ce404" table:number-columns-repeated="2"/>
          <table:table-cell table:number-columns-repeated="3"/>
          <table:table-cell table:style-name="ce439"/>
          <table:table-cell table:number-columns-repeated="2"/>
          <table:table-cell table:style-name="ce360"/>
          <table:table-cell table:number-columns-repeated="1004"/>
        </table:table-row>
        <table:table-row table:style-name="ro4">
          <table:table-cell table:style-name="ce323" office:value-type="string" calcext:value-type="string">
            <text:p>Electronic</text:p>
          </table:table-cell>
          <table:table-cell table:style-name="ce332" office:value-type="string" calcext:value-type="string">
            <text:p>EL-MT0017</text:p>
          </table:table-cell>
          <table:table-cell table:style-name="ce316" office:value-type="string" calcext:value-type="string">
            <text:p>Half Height NEMA 17 Stepper Motor</text:p>
          </table:table-cell>
          <table:table-cell table:style-name="ce362" office:value-type="string" calcext:value-type="string">
            <text:p>Changzhou FTX</text:p>
          </table:table-cell>
          <table:table-cell table:style-name="ce379" office:value-type="string" calcext:value-type="string">
            <text:p>SY42STH33-1504A</text:p>
          </table:table-cell>
          <table:table-cell table:style-name="ce362" office:value-type="string" calcext:value-type="string">
            <text:p>Changzhou FTX</text:p>
          </table:table-cell>
          <table:table-cell table:style-name="ce379" office:value-type="string" calcext:value-type="string">
            <text:p>SY42STH33-1504A</text:p>
          </table:table-cell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82]*[.J$5]" office:value-type="float" office:value="250000" calcext:value-type="float">
            <text:p>250000</text:p>
          </table:table-cell>
          <table:table-cell table:style-name="ce400" office:value-type="float" office:value="5.35" calcext:value-type="float">
            <text:p>$5.35</text:p>
          </table:table-cell>
          <table:table-cell table:style-name="ce412" table:formula="of:=SUM([.K82]*[.H82])" office:value-type="float" office:value="0.724409448818898" calcext:value-type="float">
            <text:p>$0.72</text:p>
          </table:table-cell>
          <table:table-cell table:style-name="ce417"/>
          <table:table-cell table:style-name="ce428" table:number-columns-repeated="2"/>
          <table:table-cell table:style-name="ce440"/>
          <table:table-cell table:style-name="ce323" table:number-columns-repeated="2"/>
          <table:table-cell table:style-name="ce360" table:formula="of:=[.$S$3]*[.H84]" office:value-type="float" office:value="2030" calcext:value-type="float">
            <text:p>2030</text:p>
          </table:table-cell>
          <table:table-cell table:style-name="ce385" table:number-columns-repeated="3"/>
          <table:table-cell table:style-name="ce344"/>
          <table:table-cell table:style-name="ce356" table:number-columns-repeated="998"/>
          <table:table-cell table:style-name="ce454"/>
          <table:table-cell/>
        </table:table-row>
        <table:table-row table:style-name="ro4">
          <table:table-cell table:style-name="Default" table:number-columns-repeated="18"/>
          <table:table-cell table:style-name="ce360"/>
          <table:table-cell table:style-name="Default" table:number-columns-repeated="1004"/>
        </table:table-row>
        <table:table-row table:style-name="ro4">
          <table:table-cell table:style-name="ce315" office:value-type="string" calcext:value-type="string">
            <text:p>Consumable </text:p>
          </table:table-cell>
          <table:table-cell office:value-type="string" calcext:value-type="string">
            <text:p>TO-CS0107</text:p>
          </table:table-cell>
          <table:table-cell table:style-name="ce320" office:value-type="string" calcext:value-type="string">
            <text:p>Loctite® 262™ Threadlocker High Strength 50ML Bottle</text:p>
          </table:table-cell>
          <table:table-cell table:style-name="ce367" office:value-type="string" calcext:value-type="string">
            <text:p>Uline</text:p>
          </table:table-cell>
          <table:table-cell table:style-name="ce377" office:value-type="string" calcext:value-type="string">
            <text:p>S-15893</text:p>
          </table:table-cell>
          <table:table-cell table:style-name="ce367" office:value-type="string" calcext:value-type="string">
            <text:p>Uline</text:p>
          </table:table-cell>
          <table:table-cell table:style-name="ce377"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</text:p>
          </table:table-cell>
          <table:table-cell table:style-name="ce360" table:formula="of:=[.H67]*[.J$5]" office:value-type="float" office:value="500" calcext:value-type="float">
            <text:p>500</text:p>
          </table:table-cell>
          <table:table-cell table:style-name="ce389"/>
          <table:table-cell table:style-name="ce409" table:formula="of:=[.K67]*[.H67]" office:value-type="currency" office:currency="USD" office:value="0.0332324840764331" calcext:value-type="currency">
            <text:p>$0.03</text:p>
          </table:table-cell>
          <table:table-cell table:number-columns-repeated="6"/>
          <table:table-cell table:style-name="ce360" table:formula="of:=[.$S$3]*[.H86]" office:value-type="float" office:value="253.75" calcext:value-type="float">
            <text:p>253.75</text:p>
          </table:table-cell>
          <table:table-cell table:style-name="ce362" office:value-type="string" calcext:value-type="string">
            <text:p>N/A</text:p>
          </table:table-cell>
          <table:table-cell table:style-name="ce362"/>
          <table:table-cell table:style-name="ce368"/>
          <table:table-cell table:style-name="ce450" office:value-type="string" calcext:value-type="string">
            <text:p>purchased on Bob's signal ~AS</text:p>
          </table:table-cell>
          <table:table-cell table:number-columns-repeated="999"/>
          <table:table-cell table:style-name="ce457"/>
        </table:table-row>
        <table:table-row table:style-name="ro4">
          <table:table-cell table:style-name="ce324" table:number-columns-repeated="18"/>
          <table:table-cell table:style-name="ce360"/>
          <table:table-cell table:style-name="ce324" table:number-columns-repeated="1004"/>
        </table:table-row>
        <table:table-row table:style-name="ro4">
          <table:table-cell table:style-name="ce315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table:style-name="ce378" office:value-type="float" office:value="16020105" calcext:value-type="float">
            <text:p>16020105</text:p>
          </table:table-cell>
          <table:table-cell office:value-type="string" calcext:value-type="string">
            <text:p>TTI</text:p>
          </table:table-cell>
          <table:table-cell table:style-name="ce378" office:value-type="string" calcext:value-type="string">
            <text:p>WM2565CT-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360" table:formula="of:=[.H81]*[.J$5]" office:value-type="float" office:value="975000" calcext:value-type="float">
            <text:p>975000</text:p>
          </table:table-cell>
          <table:table-cell table:style-name="ce389" office:value-type="currency" office:currency="USD" office:value="0.022" calcext:value-type="currency">
            <text:p>$0.02</text:p>
          </table:table-cell>
          <table:table-cell table:style-name="ce389" table:formula="of:=[.K94]*[.H81]" office:value-type="currency" office:currency="USD" office:value="202.8" calcext:value-type="currency">
            <text:p>$202.80</text:p>
          </table:table-cell>
          <table:table-cell table:number-columns-repeated="3"/>
          <table:table-cell table:style-name="ce439"/>
          <table:table-cell table:style-name="ce442"/>
          <table:table-cell/>
          <table:table-cell table:style-name="ce360" table:formula="of:=[.$S$3]*[.H88]" office:value-type="float" office:value="21315" calcext:value-type="float">
            <text:p>21315</text:p>
          </table:table-cell>
          <table:table-cell table:number-columns-repeated="1003"/>
          <table:table-cell table:style-name="ce457"/>
        </table:table-row>
        <table:table-row table:style-name="ro4">
          <table:table-cell office:value-type="string" calcext:value-type="string">
            <text:p>Electronic</text:p>
          </table:table-cell>
          <table:table-cell table:style-name="ce339" office:value-type="string" calcext:value-type="string">
            <text:p>EL-MS0251</text:p>
          </table:table-cell>
          <table:table-cell table:style-name="ce352" office:value-type="string" calcext:value-type="string">
            <text:p>CONN HOUSING 16POS .100 DUAL</text:p>
          </table:table-cell>
          <table:table-cell table:style-name="ce368" office:value-type="string" calcext:value-type="string">
            <text:p>Molex</text:p>
          </table:table-cell>
          <table:table-cell table:style-name="ce378"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387" office:value-type="string" calcext:value-type="string">
            <text:p>WM2525-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table:style-name="ce360" table:formula="of:=[.H88]*[.J$5]" office:value-type="float" office:value="21000" calcext:value-type="float">
            <text:p>21000</text:p>
          </table:table-cell>
          <table:table-cell table:style-name="ce393" office:value-type="currency" office:currency="USD" office:value="0.529" calcext:value-type="currency">
            <text:p>$0.529</text:p>
          </table:table-cell>
          <table:table-cell table:style-name="ce389" table:formula="of:=[.K88]*[.H88]" office:value-type="currency" office:currency="USD" office:value="0.462" calcext:value-type="currency">
            <text:p>$0.46</text:p>
          </table:table-cell>
          <table:table-cell table:number-columns-repeated="3"/>
          <table:table-cell table:style-name="ce439"/>
          <table:table-cell table:style-name="ce332"/>
          <table:table-cell table:style-name="ce362" office:value-type="string" calcext:value-type="string">
            <text:p>ordered 13K, 5400 deliver 7/23 balance 7600 aprox 6 wks ~9/4</text:p>
          </table:table-cell>
          <table:table-cell table:style-name="ce360" table:formula="of:=[.$S$3]*[.H88]" office:value-type="float" office:value="21315" calcext:value-type="float">
            <text:p>21315</text:p>
          </table:table-cell>
          <table:table-cell table:style-name="ce362" table:number-columns-repeated="2"/>
          <table:table-cell table:style-name="ce368"/>
          <table:table-cell table:style-name="ce450"/>
          <table:table-cell table:style-name="ce453" table:number-columns-repeated="998"/>
          <table:table-cell/>
          <table:table-cell table:style-name="ce457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375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 table:style-name="ce375" office:value-type="string" calcext:value-type="string">
            <text:p>16-02-00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</text:p>
          </table:table-cell>
          <table:table-cell table:style-name="ce360" table:formula="of:=[.H88]*[.J$5]" office:value-type="float" office:value="21000" calcext:value-type="float">
            <text:p>21000</text:p>
          </table:table-cell>
          <table:table-cell table:style-name="ce393" office:value-type="currency" office:currency="USD" office:value="0.016" calcext:value-type="currency">
            <text:p>$0.016</text:p>
          </table:table-cell>
          <table:table-cell table:style-name="ce389" table:formula="of:=[.K88]*[.H88]" office:value-type="currency" office:currency="USD" office:value="0.462" calcext:value-type="currency">
            <text:p>$0.46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90]" office:value-type="float" office:value="20300" calcext:value-type="float">
            <text:p>20300</text:p>
          </table:table-cell>
          <table:table-cell table:number-columns-repeated="1003"/>
          <table:table-cell table:style-name="ce457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60" table:formula="of:=[.H91]*[.J$5]" office:value-type="float" office:value="2000" calcext:value-type="float">
            <text:p>2000</text:p>
          </table:table-cell>
          <table:table-cell table:style-name="ce405" office:value-type="currency" office:currency="USD" office:value="0.0145" calcext:value-type="currency">
            <text:p>$0.015</text:p>
          </table:table-cell>
          <table:table-cell table:style-name="ce389" table:formula="of:=[.K91]*[.H91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439"/>
          <table:table-cell/>
          <table:table-cell office:value-type="string" calcext:value-type="string">
            <text:p>confirmed</text:p>
          </table:table-cell>
          <table:table-cell table:style-name="ce360" table:formula="of:=[.$S$3]*[.H91]" office:value-type="float" office:value="2030" calcext:value-type="float">
            <text:p>2030</text:p>
          </table:table-cell>
          <table:table-cell table:number-columns-repeated="1003"/>
          <table:table-cell table:style-name="ce457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a</text:p>
          </table:table-cell>
          <table:table-cell table:style-name="ce360" table:formula="of:=[.H92]*[.J$5]" office:value-type="float" office:value="23000" calcext:value-type="float">
            <text:p>23000</text:p>
          </table:table-cell>
          <table:table-cell table:style-name="ce406" office:value-type="currency" office:currency="USD" office:value="0.2" calcext:value-type="currency">
            <text:p>$0.200</text:p>
          </table:table-cell>
          <table:table-cell table:style-name="ce389" table:formula="of:=[.K92]*[.H92]" office:value-type="currency" office:currency="USD" office:value="4.6" calcext:value-type="currency">
            <text:p>$4.60</text:p>
          </table:table-cell>
          <table:table-cell table:number-columns-repeated="3"/>
          <table:table-cell table:style-name="ce439"/>
          <table:table-cell/>
          <table:table-cell office:value-type="string" calcext:value-type="string">
            <text:p>will deliver 8/4</text:p>
          </table:table-cell>
          <table:table-cell table:style-name="ce360" table:formula="of:=[.$S$3]*[.H92]" office:value-type="float" office:value="23345" calcext:value-type="float">
            <text:p>23345</text:p>
          </table:table-cell>
          <table:table-cell table:number-columns-repeated="1003"/>
          <table:table-cell table:style-name="ce457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20607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91]*[.J$5]" office:value-type="float" office:value="2000" calcext:value-type="float">
            <text:p>2000</text:p>
          </table:table-cell>
          <table:table-cell table:style-name="ce406" office:value-type="currency" office:currency="USD" office:value="2.18" calcext:value-type="currency">
            <text:p>$2.180</text:p>
          </table:table-cell>
          <table:table-cell table:style-name="ce389" table:formula="of:=[.K91]*[.H91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93]" office:value-type="float" office:value="1015" calcext:value-type="float">
            <text:p>1015</text:p>
          </table:table-cell>
          <table:table-cell table:number-columns-repeated="1003"/>
          <table:table-cell table:style-name="ce457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4</text:p>
          </table:table-cell>
          <table:table-cell office:value-type="string" calcext:value-type="string">
            <text:p>20-24 AWG Sockets for Receptacle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60" table:formula="of:=[.H92]*[.J$5]" office:value-type="float" office:value="8000" calcext:value-type="float">
            <text:p>8000</text:p>
          </table:table-cell>
          <table:table-cell table:style-name="ce407" office:value-type="currency" office:currency="USD" office:value="0.208" calcext:value-type="currency">
            <text:p>$0.208</text:p>
          </table:table-cell>
          <table:table-cell table:style-name="ce389" table:formula="of:=[.K92]*[.H92]" office:value-type="currency" office:currency="USD" office:value="0.128" calcext:value-type="currency">
            <text:p>$0.13</text:p>
          </table:table-cell>
          <table:table-cell table:number-columns-repeated="6"/>
          <table:table-cell table:style-name="ce360" table:formula="of:=[.$S$3]*[.H94]" office:value-type="float" office:value="2030" calcext:value-type="float">
            <text:p>2030</text:p>
          </table:table-cell>
          <table:table-cell table:number-columns-repeated="1004"/>
        </table:table-row>
        <table:table-row table:style-name="ro4">
          <table:table-cell table:style-name="ce316" office:value-type="string" calcext:value-type="string">
            <text:p>Electronic</text:p>
          </table:table-cell>
          <table:table-cell table:style-name="ce339" office:value-type="string" calcext:value-type="string">
            <text:p>EL-MS0246</text:p>
          </table:table-cell>
          <table:table-cell table:style-name="ce326" office:value-type="string" calcext:value-type="string">
            <text:p>CONN RING 16-22 AWG #4 Red PIDG – Reel 5000</text:p>
          </table:table-cell>
          <table:table-cell table:style-name="ce369"/>
          <table:table-cell table:style-name="ce380" office:value-type="string" calcext:value-type="string">
            <text:p>2-323758-1</text:p>
          </table:table-cell>
          <table:table-cell table:style-name="ce369" office:value-type="string" calcext:value-type="string">
            <text:p>Digikey / TTI</text:p>
          </table:table-cell>
          <table:table-cell table:style-name="ce381" office:value-type="string" calcext:value-type="string">
            <text:p>A107160CT-NDA27229TR-ND</text:p>
          </table:table-cell>
          <table:table-cell table:style-name="ce369" office:value-type="float" office:value="1" calcext:value-type="float">
            <text:p>1</text:p>
          </table:table-cell>
          <table:table-cell table:style-name="ce369" office:value-type="string" calcext:value-type="string">
            <text:p>ea</text:p>
          </table:table-cell>
          <table:table-cell table:style-name="ce360" table:formula="of:=[.H95]*[.J$5]" office:value-type="float" office:value="1000" calcext:value-type="float">
            <text:p>1000</text:p>
          </table:table-cell>
          <table:table-cell table:style-name="ce389" office:value-type="currency" office:currency="USD" office:value="0.433" calcext:value-type="currency">
            <text:p>$0.43</text:p>
          </table:table-cell>
          <table:table-cell table:style-name="ce389" table:formula="of:=[.K95]*[.H95]" office:value-type="currency" office:currency="USD" office:value="0.433" calcext:value-type="currency">
            <text:p>$0.43</text:p>
          </table:table-cell>
          <table:table-cell table:style-name="ce373"/>
          <table:table-cell table:style-name="ce429" table:number-columns-repeated="2"/>
          <table:table-cell table:style-name="ce441"/>
          <table:table-cell table:style-name="ce442"/>
          <table:table-cell table:style-name="ce316"/>
          <table:table-cell table:style-name="ce360" table:formula="of:=[.$S$3]*[.H95]" office:value-type="float" office:value="1015" calcext:value-type="float">
            <text:p>1015</text:p>
          </table:table-cell>
          <table:table-cell table:style-name="ce362" table:number-columns-repeated="3"/>
          <table:table-cell table:style-name="ce332"/>
          <table:table-cell table:style-name="ce316" table:number-columns-repeated="989"/>
          <table:table-cell table:style-name="ce453" table:number-columns-repeated="9"/>
          <table:table-cell/>
          <table:table-cell table:style-name="ce457"/>
        </table:table-row>
        <table:table-row table:style-name="ro4">
          <table:table-cell table:style-name="Default" table:number-columns-repeated="18"/>
          <table:table-cell table:style-name="ce360"/>
          <table:table-cell table:style-name="Default" table:number-columns-repeated="1004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table:style-name="ce375"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91]*[.J$5]" office:value-type="float" office:value="2000" calcext:value-type="float">
            <text:p>2000</text:p>
          </table:table-cell>
          <table:table-cell table:style-name="ce406" office:value-type="currency" office:currency="USD" office:value="2.256" calcext:value-type="currency">
            <text:p>$2.256</text:p>
          </table:table-cell>
          <table:table-cell table:style-name="ce389" table:formula="of:=[.K91]*[.H91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97]" office:value-type="float" office:value="1015" calcext:value-type="float">
            <text:p>1015</text:p>
          </table:table-cell>
          <table:table-cell office:value-type="string" calcext:value-type="string">
            <text:p>PO15138</text:p>
          </table:table-cell>
          <table:table-cell table:style-name="ce427" office:value-type="date" office:date-value="2016-08-17" calcext:value-type="date">
            <text:p>08/17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CONN Housing 2 POS .100 W/ latch</text:p>
          </table:table-cell>
          <table:table-cell office:value-type="string" calcext:value-type="string">
            <text:p>Molex</text:p>
          </table:table-cell>
          <table:table-cell table:style-name="ce362" office:value-type="float" office:value="50579402" calcext:value-type="float">
            <text:p>50579402</text:p>
          </table:table-cell>
          <table:table-cell office:value-type="string" calcext:value-type="string">
            <text:p>Sager</text:p>
          </table:table-cell>
          <table:table-cell office:value-type="float" office:value="50579402" calcext:value-type="float">
            <text:p>50579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94]*[.J$5]" office:value-type="float" office:value="2000" calcext:value-type="float">
            <text:p>2000</text:p>
          </table:table-cell>
          <table:table-cell table:style-name="ce405" office:value-type="currency" office:currency="USD" office:value="0.0525" calcext:value-type="currency">
            <text:p>$0.053</text:p>
          </table:table-cell>
          <table:table-cell table:style-name="ce389" table:formula="of:=[.K94]*[.H94]" office:value-type="currency" office:currency="USD" office:value="0.416" calcext:value-type="currency">
            <text:p>$0.42</text:p>
          </table:table-cell>
          <table:table-cell table:number-columns-repeated="3"/>
          <table:table-cell table:style-name="ce439"/>
          <table:table-cell/>
          <table:table-cell office:value-type="string" calcext:value-type="string">
            <text:p>confirmed</text:p>
          </table:table-cell>
          <table:table-cell table:style-name="ce360" table:formula="of:=[.$S$3]*[.H98]" office:value-type="float" office:value="1015" calcext:value-type="float">
            <text:p>1015</text:p>
          </table:table-cell>
          <table:table-cell office:value-type="string" calcext:value-type="string">
            <text:p>PO15138</text:p>
          </table:table-cell>
          <table:table-cell table:style-name="ce427" office:value-type="date" office:date-value="2016-08-17" calcext:value-type="date">
            <text:p>08/17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315" office:value-type="string" calcext:value-type="string">
            <text:p>Electronic</text:p>
          </table:table-cell>
          <table:table-cell table:style-name="ce333"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s</text:p>
          </table:table-cell>
          <table:table-cell table:style-name="ce360" table:formula="of:=[.H99]*[.J$5]" office:value-type="float" office:value="7000" calcext:value-type="float">
            <text:p>7000</text:p>
          </table:table-cell>
          <table:table-cell table:style-name="ce389" office:value-type="currency" office:currency="USD" office:value="0.4" calcext:value-type="currency">
            <text:p>$0.40</text:p>
          </table:table-cell>
          <table:table-cell table:style-name="ce401" table:formula="of:=SUM([.K99]*[.H99])" office:value-type="float" office:value="2.8" calcext:value-type="float">
            <text:p>$2.80</text:p>
          </table:table-cell>
          <table:table-cell table:number-columns-repeated="6"/>
          <table:table-cell table:style-name="ce360" table:formula="of:=[.$S$3]*[.H99]" office:value-type="float" office:value="7105" calcext:value-type="float">
            <text:p>7105</text:p>
          </table:table-cell>
          <table:table-cell office:value-type="string" calcext:value-type="string">
            <text:p>PO15138</text:p>
          </table:table-cell>
          <table:table-cell table:style-name="ce427" office:value-type="date" office:date-value="2016-08-17" calcext:value-type="date">
            <text:p>08/17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349" table:number-columns-repeated="998"/>
          <table:table-cell/>
          <table:table-cell table:style-name="ce457"/>
        </table:table-row>
        <table:table-row table:style-name="ro4">
          <table:table-cell table:style-name="Default" table:number-columns-repeated="18"/>
          <table:table-cell table:style-name="ce360"/>
          <table:table-cell table:style-name="Default" table:number-columns-repeated="1004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office:value-type="string" calcext:value-type="string">
            <text:p>Allcable </text:p>
          </table:table-cell>
          <table:table-cell table:style-name="ce381" office:value-type="string" calcext:value-type="string">
            <text:p>C2065R-1000-ND</text:p>
          </table:table-cell>
          <table:table-cell office:value-type="string" calcext:value-type="string">
            <text:p>Allcable </text:p>
          </table:table-cell>
          <table:table-cell table:style-name="ce381" office:value-type="string" calcext:value-type="string">
            <text:p>C2065R-1000-ND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mm</text:p>
          </table:table-cell>
          <table:table-cell table:style-name="ce360" table:formula="of:=[.H101]*[.J$5]" office:value-type="float" office:value="4590000" calcext:value-type="float">
            <text:p>4590000</text:p>
          </table:table-cell>
          <table:table-cell table:style-name="ce408" table:formula="of:=23/304800" office:value-type="currency" office:currency="USD" office:value="0.0000754593175853018" calcext:value-type="currency">
            <text:p>$0.000</text:p>
          </table:table-cell>
          <table:table-cell table:style-name="ce401" table:formula="of:=SUM([.K101]*[.H101])" office:value-type="float" office:value="0.346358267716535" calcext:value-type="float">
            <text:p>$0.35</text:p>
          </table:table-cell>
          <table:table-cell table:style-name="ce418"/>
          <table:table-cell table:style-name="ce430" table:number-columns-repeated="2"/>
          <table:table-cell table:number-columns-repeated="3"/>
          <table:table-cell table:style-name="ce360" table:formula="of:=[.$S$3]*[.H101]" office:value-type="float" office:value="4658850" calcext:value-type="float">
            <text:p>4658850</text:p>
          </table:table-cell>
          <table:table-cell office:value-type="string" calcext:value-type="string">
            <text:p>PO15135</text:p>
          </table:table-cell>
          <table:table-cell table:style-name="ce427" office:value-type="date" office:date-value="2016-08-17" calcext:value-type="date">
            <text:p>08/17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Electronic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360" table:formula="of:=[.H88]*[.J$5]" office:value-type="float" office:value="21000" calcext:value-type="float">
            <text:p>21000</text:p>
          </table:table-cell>
          <table:table-cell table:style-name="ce408" table:formula="of:=308/304800" office:value-type="currency" office:currency="USD" office:value="0.00101049868766404" calcext:value-type="currency">
            <text:p>$0.001</text:p>
          </table:table-cell>
          <table:table-cell table:style-name="ce389" table:formula="of:=[.K88]*[.H88]" office:value-type="currency" office:currency="USD" office:value="0.462" calcext:value-type="currency">
            <text:p>$0.46</text:p>
          </table:table-cell>
          <table:table-cell table:style-name="ce418"/>
          <table:table-cell table:style-name="ce430" table:number-columns-repeated="2"/>
          <table:table-cell table:style-name="ce439"/>
          <table:table-cell table:number-columns-repeated="2"/>
          <table:table-cell table:style-name="ce360" table:formula="of:=[.$S$3]*[.H102]" office:value-type="float" office:value="1015000" calcext:value-type="float">
            <text:p>1015000</text:p>
          </table:table-cell>
          <table:table-cell office:value-type="string" calcext:value-type="string">
            <text:p>PO15135</text:p>
          </table:table-cell>
          <table:table-cell table:style-name="ce427" office:value-type="date" office:date-value="2016-08-17" calcext:value-type="date">
            <text:p>08/17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326" office:value-type="string" calcext:value-type="string">
            <text:p>Electronic</text:p>
          </table:table-cell>
          <table:table-cell table:style-name="ce340" office:value-type="string" calcext:value-type="string">
            <text:p>EL-WR0040</text:p>
          </table:table-cell>
          <table:table-cell table:style-name="ce326" office:value-type="string" calcext:value-type="string">
            <text:p>Wire - Single Conductor 20AWG SOLID PTFE, RED </text:p>
          </table:table-cell>
          <table:table-cell office:value-type="string" calcext:value-type="string">
            <text:p>Allcable </text:p>
          </table:table-cell>
          <table:table-cell table:style-name="ce381" office:value-type="string" calcext:value-type="string">
            <text:p>602-2856/1-100-03</text:p>
          </table:table-cell>
          <table:table-cell table:style-name="ce381" office:value-type="string" calcext:value-type="string">
            <text:p>Mouser / Allcable</text:p>
          </table:table-cell>
          <table:table-cell table:style-name="ce381" office:value-type="string" calcext:value-type="string">
            <text:p>602-2856/1-100-03</text:p>
          </table:table-cell>
          <table:table-cell table:style-name="ce381" office:value-type="float" office:value="200" calcext:value-type="float">
            <text:p>200</text:p>
          </table:table-cell>
          <table:table-cell table:style-name="ce381" office:value-type="string" calcext:value-type="string">
            <text:p>mm</text:p>
          </table:table-cell>
          <table:table-cell table:style-name="ce360" table:formula="of:=H#REF!*[.J$5]" office:value-type="string" office:string-value="" calcext:value-type="error">
            <text:p>#NAME?</text:p>
          </table:table-cell>
          <table:table-cell table:style-name="ce409" table:formula="of:=((118.4/100)/12)/25.4" office:value-type="currency" office:currency="USD" office:value="0.00388451443569554" calcext:value-type="currency">
            <text:p>$0.00</text:p>
          </table:table-cell>
          <table:table-cell table:style-name="ce409" table:formula="of:=K#REF!*H#REF!" office:value-type="string" office:string-value="" calcext:value-type="error">
            <text:p>#NAME?</text:p>
          </table:table-cell>
          <table:table-cell table:style-name="ce381"/>
          <table:table-cell table:style-name="ce431" table:number-columns-repeated="2"/>
          <table:table-cell table:style-name="ce340"/>
          <table:table-cell table:style-name="ce442"/>
          <table:table-cell table:style-name="ce326"/>
          <table:table-cell table:style-name="ce360" table:formula="of:=[.$S$3]*[.H103]" office:value-type="float" office:value="203000" calcext:value-type="float">
            <text:p>203000</text:p>
          </table:table-cell>
          <table:table-cell office:value-type="string" calcext:value-type="string">
            <text:p>PO15135</text:p>
          </table:table-cell>
          <table:table-cell table:style-name="ce427" office:value-type="date" office:date-value="2016-08-17" calcext:value-type="date">
            <text:p>08/17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316" table:number-columns-repeated="989"/>
          <table:table-cell table:style-name="ce453" table:number-columns-repeated="9"/>
          <table:table-cell table:number-columns-repeated="2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table:style-name="ce341" office:value-type="string" calcext:value-type="string">
            <text:p>EL-WR0123</text:p>
          </table:table-cell>
          <table:table-cell table:style-name="ce353" office:value-type="string" calcext:value-type="string">
            <text:p>16AWG Stranded – White</text:p>
          </table:table-cell>
          <table:table-cell table:style-name="ce370" office:value-type="string" calcext:value-type="string">
            <text:p>Allcable <text:s/></text:p>
          </table:table-cell>
          <table:table-cell table:style-name="ce382" office:value-type="string" calcext:value-type="string">
            <text:p>C2065A.21.02</text:p>
          </table:table-cell>
          <table:table-cell table:style-name="ce370" office:value-type="string" calcext:value-type="string">
            <text:p>Allcable <text:s/></text:p>
          </table:table-cell>
          <table:table-cell table:style-name="ce383"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360" table:formula="of:=[.H104]*[.J$5]" office:value-type="float" office:value="50000" calcext:value-type="float">
            <text:p>50000</text:p>
          </table:table-cell>
          <table:table-cell table:style-name="ce408" table:formula="of:=23/304800" office:value-type="currency" office:currency="USD" office:value="0.0000754593175853018" calcext:value-type="currency">
            <text:p>$0.000</text:p>
          </table:table-cell>
          <table:table-cell table:style-name="ce401" table:formula="of:=SUM([.K104]*[.H104])" office:value-type="float" office:value="0.00377296587926509" calcext:value-type="float">
            <text:p>$0.00</text:p>
          </table:table-cell>
          <table:table-cell table:style-name="ce418"/>
          <table:table-cell table:style-name="ce430" table:number-columns-repeated="2"/>
          <table:table-cell table:style-name="ce439"/>
          <table:table-cell table:number-columns-repeated="2"/>
          <table:table-cell table:style-name="ce360" table:formula="of:=[.$S$3]*[.H104]" office:value-type="float" office:value="50750" calcext:value-type="float">
            <text:p>5075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nearly enough to meet minimum order; some in stock ~AS</text:p>
          </table:table-cell>
          <table:table-cell table:number-columns-repeated="1000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style-name="ce370" office:value-type="string" calcext:value-type="string">
            <text:p>Allcable <text:s/></text:p>
          </table:table-cell>
          <table:table-cell table:style-name="ce375" office:value-type="string" calcext:value-type="string">
            <text:p>HU1569247BK</text:p>
          </table:table-cell>
          <table:table-cell table:style-name="ce370" office:value-type="string" calcext:value-type="string">
            <text:p>Allcable <text:s/></text:p>
          </table:table-cell>
          <table:table-cell table:style-name="ce383" office:value-type="string" calcext:value-type="string">
            <text:p>C2065B-1000-ND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mm</text:p>
          </table:table-cell>
          <table:table-cell table:style-name="ce360" table:formula="of:=[.H105]*[.J$5]" office:value-type="float" office:value="2490000" calcext:value-type="float">
            <text:p>2490000</text:p>
          </table:table-cell>
          <table:table-cell table:style-name="ce408" table:formula="of:=23/304800" office:value-type="currency" office:currency="USD" office:value="0.0000754593175853018" calcext:value-type="currency">
            <text:p>$0.000</text:p>
          </table:table-cell>
          <table:table-cell table:style-name="ce401" table:formula="of:=SUM([.K105]*[.H105])" office:value-type="float" office:value="0.187893700787402" calcext:value-type="float">
            <text:p>$0.19</text:p>
          </table:table-cell>
          <table:table-cell table:style-name="ce418"/>
          <table:table-cell table:style-name="ce430" table:number-columns-repeated="2"/>
          <table:table-cell table:number-columns-repeated="3"/>
          <table:table-cell table:style-name="ce360" table:formula="of:=[.$S$3]*[.H105]" office:value-type="float" office:value="2527350" calcext:value-type="float">
            <text:p>2527350</text:p>
          </table:table-cell>
          <table:table-cell office:value-type="string" calcext:value-type="string">
            <text:p>PO15135</text:p>
          </table:table-cell>
          <table:table-cell table:style-name="ce427" office:value-type="date" office:date-value="2016-08-17" calcext:value-type="date">
            <text:p>08/17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table:style-name="ce342" office:value-type="string" calcext:value-type="string">
            <text:p>EL-WR0119</text:p>
          </table:table-cell>
          <table:table-cell table:style-name="ce353" office:value-type="string" calcext:value-type="string">
            <text:p>24AWG Stranded – Green</text:p>
          </table:table-cell>
          <table:table-cell office:value-type="string" calcext:value-type="string">
            <text:p>Allcable </text:p>
          </table:table-cell>
          <table:table-cell table:style-name="ce383" office:value-type="string" calcext:value-type="string">
            <text:p>C2015G-1000-ND</text:p>
          </table:table-cell>
          <table:table-cell office:value-type="string" calcext:value-type="string">
            <text:p>Allcable </text:p>
          </table:table-cell>
          <table:table-cell table:style-name="ce383"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360" table:formula="of:=[.H106]*[.J$5]" office:value-type="float" office:value="50000" calcext:value-type="float">
            <text:p>50000</text:p>
          </table:table-cell>
          <table:table-cell table:style-name="ce408" table:formula="of:=23/304800" office:value-type="currency" office:currency="USD" office:value="0.0000754593175853018" calcext:value-type="currency">
            <text:p>$0.000</text:p>
          </table:table-cell>
          <table:table-cell table:style-name="ce401" table:formula="of:=SUM([.K106]*[.H106])" office:value-type="float" office:value="0.00377296587926509" calcext:value-type="float">
            <text:p>$0.00</text:p>
          </table:table-cell>
          <table:table-cell table:style-name="ce418"/>
          <table:table-cell table:style-name="ce430" table:number-columns-repeated="2"/>
          <table:table-cell table:style-name="ce439"/>
          <table:table-cell table:number-columns-repeated="2"/>
          <table:table-cell table:style-name="ce360" table:formula="of:=[.$S$3]*[.H106]" office:value-type="float" office:value="50750" calcext:value-type="float">
            <text:p>50750</text:p>
          </table:table-cell>
          <table:table-cell office:value-type="string" calcext:value-type="string">
            <text:p>PO15135</text:p>
          </table:table-cell>
          <table:table-cell table:style-name="ce427" office:value-type="date" office:date-value="2016-08-17" calcext:value-type="date">
            <text:p>08/17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office:value-type="string" calcext:value-type="string">
            <text:p>Allcable</text:p>
          </table:table-cell>
          <table:table-cell table:style-name="ce375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383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mm</text:p>
          </table:table-cell>
          <table:table-cell table:style-name="ce360" table:formula="of:=[.H107]*[.J$5]" office:value-type="float" office:value="2100000" calcext:value-type="float">
            <text:p>2100000</text:p>
          </table:table-cell>
          <table:table-cell table:style-name="ce408" table:formula="of:=23/304800" office:value-type="currency" office:currency="USD" office:value="0.0000754593175853018" calcext:value-type="currency">
            <text:p>$0.000</text:p>
          </table:table-cell>
          <table:table-cell table:style-name="ce401" table:formula="of:=SUM([.K107]*[.H107])" office:value-type="float" office:value="0.158464566929134" calcext:value-type="float">
            <text:p>$0.16</text:p>
          </table:table-cell>
          <table:table-cell table:style-name="ce418"/>
          <table:table-cell table:style-name="ce430" table:number-columns-repeated="2"/>
          <table:table-cell/>
          <table:table-cell table:style-name="ce443"/>
          <table:table-cell/>
          <table:table-cell table:style-name="ce360" table:formula="of:=[.$S$3]*[.H107]" office:value-type="float" office:value="2131500" calcext:value-type="float">
            <text:p>2131500</text:p>
          </table:table-cell>
          <table:table-cell office:value-type="string" calcext:value-type="string">
            <text:p>PO15135</text:p>
          </table:table-cell>
          <table:table-cell table:style-name="ce427" office:value-type="date" office:date-value="2016-08-17" calcext:value-type="date">
            <text:p>08/17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325"/>
          <table:table-cell table:number-columns-repeated="3"/>
          <table:table-cell table:style-name="ce375"/>
          <table:table-cell/>
          <table:table-cell table:style-name="ce383"/>
          <table:table-cell table:number-columns-repeated="2"/>
          <table:table-cell table:style-name="ce360"/>
          <table:table-cell table:style-name="ce408"/>
          <table:table-cell table:style-name="ce401"/>
          <table:table-cell table:style-name="ce418"/>
          <table:table-cell table:style-name="ce430" table:number-columns-repeated="2"/>
          <table:table-cell/>
          <table:table-cell table:style-name="ce443"/>
          <table:table-cell/>
          <table:table-cell table:style-name="ce360"/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63</text:p>
          </table:table-cell>
          <table:table-cell table:style-name="ce354" office:value-type="string" calcext:value-type="string">
            <text:p>8 x 7 x 6" Indestructo Mailers 100/800</text:p>
          </table:table-cell>
          <table:table-cell table:style-name="ce367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table:style-name="ce367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09]*[.J$5]" office:value-type="float" office:value="1000" calcext:value-type="float">
            <text:p>1000</text:p>
          </table:table-cell>
          <table:table-cell table:style-name="ce389" office:value-type="currency" office:currency="USD" office:value="1.01" calcext:value-type="currency">
            <text:p>$1.01</text:p>
          </table:table-cell>
          <table:table-cell table:style-name="ce394" table:formula="of:=SUM([.K109]*[.H109])" office:value-type="float" office:value="1.01" calcext:value-type="float">
            <text:p>$1.01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109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04</text:p>
          </table:table-cell>
          <table:table-cell table:style-name="ce355" office:value-type="string" calcext:value-type="string">
            <text:p>8 x 8" 2 Mil Reclosable Polypropylene Bags</text:p>
          </table:table-cell>
          <table:table-cell table:style-name="ce367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table:style-name="ce367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10]*[.J$5]" office:value-type="float" office:value="1000" calcext:value-type="float">
            <text:p>1000</text:p>
          </table:table-cell>
          <table:table-cell table:style-name="ce389" table:formula="of:=61/1000" office:value-type="currency" office:currency="USD" office:value="0.061" calcext:value-type="currency">
            <text:p>$0.06</text:p>
          </table:table-cell>
          <table:table-cell table:style-name="ce394" table:formula="of:=SUM([.K110]*[.H110])" office:value-type="float" office:value="0.061" calcext:value-type="float">
            <text:p>$0.06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110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19</text:p>
          </table:table-cell>
          <table:table-cell table:style-name="ce354" office:value-type="string" calcext:value-type="string">
            <text:p>Bubble 1/8x48x750 perf 12" slit 2-24" rolls</text:p>
          </table:table-cell>
          <table:table-cell table:style-name="ce367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table:style-name="ce367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t</text:p>
          </table:table-cell>
          <table:table-cell table:style-name="ce360" table:formula="of:=[.H110]*[.J$5]" office:value-type="float" office:value="1000" calcext:value-type="float">
            <text:p>1000</text:p>
          </table:table-cell>
          <table:table-cell table:style-name="ce389" table:formula="of:=228/1500" office:value-type="currency" office:currency="USD" office:value="0.152" calcext:value-type="currency">
            <text:p>$0.15</text:p>
          </table:table-cell>
          <table:table-cell table:style-name="ce394" table:formula="of:=SUM([.K110]*[.H110])" office:value-type="float" office:value="0.061" calcext:value-type="float">
            <text:p>$0.06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110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39</text:p>
          </table:table-cell>
          <table:table-cell table:style-name="ce354" office:value-type="string" calcext:value-type="string">
            <text:p>Roll of 48"x1/4" Thick Foam, Split at 12" - 225 feet Per Roll</text:p>
          </table:table-cell>
          <table:table-cell table:style-name="ce367" office:value-type="string" calcext:value-type="string">
            <text:p>Shipper Supply</text:p>
          </table:table-cell>
          <table:table-cell/>
          <table:table-cell table:style-name="ce367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</text:p>
          </table:table-cell>
          <table:table-cell office:value-type="string" calcext:value-type="string">
            <text:p>ea</text:p>
          </table:table-cell>
          <table:table-cell table:style-name="ce360" table:formula="of:=[.H112]*[.J$5]" office:value-type="float" office:value="1.11111111111111" calcext:value-type="float">
            <text:p>1.1111111111</text:p>
          </table:table-cell>
          <table:table-cell/>
          <table:table-cell table:style-name="ce394" table:formula="of:=SUM([.K112]*[.H112])" office:value-type="float" office:value="0" calcext:value-type="float">
            <text:p/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112]" office:value-type="float" office:value="1.12777777777778" calcext:value-type="float">
            <text:p>1.1277777778</text:p>
          </table:table-cell>
          <table:table-cell table:number-columns-repeated="1004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2</text:p>
          </table:table-cell>
          <table:table-cell table:style-name="ce354" office:value-type="string" calcext:value-type="string">
            <text:p>Label, LulzBot TAZ Dual Extruder Tool Head v2c, 0.5 Nozzle, Front</text:p>
          </table:table-cell>
          <table:table-cell table:style-name="ce367" office:value-type="string" calcext:value-type="string">
            <text:p>Sticker Giant</text:p>
          </table:table-cell>
          <table:table-cell/>
          <table:table-cell table:style-name="ce367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13]*[.J$5]" office:value-type="float" office:value="1000" calcext:value-type="float">
            <text:p>1000</text:p>
          </table:table-cell>
          <table:table-cell table:style-name="ce389" office:value-type="currency" office:currency="USD" office:value="0.1" calcext:value-type="currency">
            <text:p>$0.10</text:p>
          </table:table-cell>
          <table:table-cell table:style-name="ce394" table:formula="of:=SUM([.K113]*[.H113])" office:value-type="float" office:value="0.1" calcext:value-type="float">
            <text:p>$0.10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113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3</text:p>
          </table:table-cell>
          <table:table-cell table:style-name="ce354" office:value-type="string" calcext:value-type="string">
            <text:p>Label, LulzBot TAZ Dual Extruder Tool Head v2c, 0.5 Nozzle, Back</text:p>
          </table:table-cell>
          <table:table-cell table:style-name="ce367" office:value-type="string" calcext:value-type="string">
            <text:p>Sticker Giant</text:p>
          </table:table-cell>
          <table:table-cell/>
          <table:table-cell table:style-name="ce367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14]*[.J$5]" office:value-type="float" office:value="1000" calcext:value-type="float">
            <text:p>1000</text:p>
          </table:table-cell>
          <table:table-cell table:style-name="ce389" office:value-type="currency" office:currency="USD" office:value="0.1" calcext:value-type="currency">
            <text:p>$0.10</text:p>
          </table:table-cell>
          <table:table-cell table:style-name="ce394" table:formula="of:=SUM([.K114]*[.H114])" office:value-type="float" office:value="0.1" calcext:value-type="float">
            <text:p>$0.10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114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104</text:p>
          </table:table-cell>
          <table:table-cell table:style-name="ce354" office:value-type="string" calcext:value-type="string">
            <text:p>Tool Head Wiring Connector Alignment Label</text:p>
          </table:table-cell>
          <table:table-cell office:value-type="string" calcext:value-type="string">
            <text:p>Sticker Giant</text:p>
          </table:table-cell>
          <table:table-cell table:style-name="ce367"/>
          <table:table-cell office:value-type="string" calcext:value-type="string">
            <text:p>Sticker Gia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9" office:value-type="string" calcext:value-type="string">
            <text:p>ea</text:p>
          </table:table-cell>
          <table:table-cell table:style-name="ce360" table:formula="of:=[.H115]*[.J$5]" office:value-type="float" office:value="2000" calcext:value-type="float">
            <text:p>2000</text:p>
          </table:table-cell>
          <table:table-cell table:style-name="ce394" office:value-type="float" office:value="0.0252" calcext:value-type="float">
            <text:p>$0.03</text:p>
          </table:table-cell>
          <table:table-cell table:style-name="ce394" table:formula="of:=SUM([.K115]*[.H115])" office:value-type="float" office:value="0.0504" calcext:value-type="float">
            <text:p>$0.05</text:p>
          </table:table-cell>
          <table:table-cell table:number-columns-repeated="6"/>
          <table:table-cell table:style-name="ce360" table:formula="of:=[.$S$3]*[.H115]" office:value-type="float" office:value="2030" calcext:value-type="float">
            <text:p>2030</text:p>
          </table:table-cell>
          <table:table-cell table:number-columns-repeated="1004"/>
        </table:table-row>
        <table:table-row table:style-name="ro4">
          <table:table-cell table:style-name="ce316" office:value-type="string" calcext:value-type="string">
            <text:p>Documentation</text:p>
          </table:table-cell>
          <table:table-cell table:style-name="ce332" office:value-type="string" calcext:value-type="string">
            <text:p>DC-MS0047</text:p>
          </table:table-cell>
          <table:table-cell table:style-name="ce316" office:value-type="string" calcext:value-type="string">
            <text:p>v2 Tool Head Instruction Card</text:p>
          </table:table-cell>
          <table:table-cell table:style-name="ce362" office:value-type="string" calcext:value-type="string">
            <text:p>The Print Shop of Loveland</text:p>
          </table:table-cell>
          <table:table-cell table:style-name="ce384"/>
          <table:table-cell table:style-name="ce362" office:value-type="string" calcext:value-type="string">
            <text:p>The Print Shop of Loveland</text:p>
          </table:table-cell>
          <table:table-cell table:style-name="ce388"/>
          <table:table-cell table:style-name="ce362" office:value-type="float" office:value="1" calcext:value-type="float">
            <text:p>1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116]*[.J$5]" office:value-type="float" office:value="1000" calcext:value-type="float">
            <text:p>1000</text:p>
          </table:table-cell>
          <table:table-cell table:style-name="ce400" table:formula="of:=SUM([.J116]*[.H116])" office:value-type="float" office:value="1000" calcext:value-type="float">
            <text:p>$1,000.00</text:p>
          </table:table-cell>
          <table:table-cell table:style-name="ce394" table:formula="of:=[.K116]/1000" office:value-type="float" office:value="1" calcext:value-type="float">
            <text:p>$1.00</text:p>
          </table:table-cell>
          <table:table-cell table:number-columns-repeated="6"/>
          <table:table-cell table:style-name="ce360" table:formula="of:=[.$S$3]*[.H116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Documentation</text:p>
          </table:table-cell>
          <table:table-cell table:style-name="ce343" office:value-type="string" calcext:value-type="string">
            <text:p>DC-MS0054</text:p>
          </table:table-cell>
          <table:table-cell table:style-name="ce354" office:value-type="string" calcext:value-type="string">
            <text:p>Firmware Update Warning Cards</text:p>
          </table:table-cell>
          <table:table-cell table:style-name="ce362" office:value-type="string" calcext:value-type="string">
            <text:p>The Print Shop of Loveland</text:p>
          </table:table-cell>
          <table:table-cell/>
          <table:table-cell table:style-name="ce362"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17]*[.J$5]" office:value-type="float" office:value="1000" calcext:value-type="float">
            <text:p>1000</text:p>
          </table:table-cell>
          <table:table-cell table:style-name="ce394" office:value-type="float" office:value="0.17" calcext:value-type="float">
            <text:p>$0.17</text:p>
          </table:table-cell>
          <table:table-cell table:style-name="ce394" table:formula="of:=SUM([.K117]*[.H117])" office:value-type="float" office:value="0.17" calcext:value-type="float">
            <text:p>$0.17</text:p>
          </table:table-cell>
          <table:table-cell table:number-columns-repeated="6"/>
          <table:table-cell table:style-name="ce360" table:formula="of:=[.$S$3]*[.H117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table:style-name="ce327" office:value-type="string" calcext:value-type="string">
            <text:p>Sample</text:p>
          </table:table-cell>
          <table:table-cell table:style-name="ce344" office:value-type="string" calcext:value-type="string">
            <text:p>RM-AB0082</text:p>
          </table:table-cell>
          <table:table-cell table:style-name="ce356" office:value-type="string" calcext:value-type="string">
            <text:p>Black ABS 3mm Filament, 5lb Reel</text:p>
          </table:table-cell>
          <table:table-cell table:style-name="ce371" office:value-type="string" calcext:value-type="string">
            <text:p>Village Plastics</text:p>
          </table:table-cell>
          <table:table-cell table:style-name="ce385"/>
          <table:table-cell table:style-name="ce371" office:value-type="string" calcext:value-type="string">
            <text:p>Village Plastics</text:p>
          </table:table-cell>
          <table:table-cell table:style-name="ce385"/>
          <table:table-cell table:style-name="ce385" office:value-type="float" office:value="0.0066" calcext:value-type="float">
            <text:p>0.0066</text:p>
          </table:table-cell>
          <table:table-cell table:style-name="ce385" office:value-type="string" calcext:value-type="string">
            <text:p>ea</text:p>
          </table:table-cell>
          <table:table-cell table:style-name="ce360" table:formula="of:=[.H118]*[.J$5]" office:value-type="float" office:value="6.6" calcext:value-type="float">
            <text:p>6.6</text:p>
          </table:table-cell>
          <table:table-cell table:style-name="ce410" office:value-type="currency" office:currency="USD" office:value="49" calcext:value-type="currency">
            <text:p>$49.00</text:p>
          </table:table-cell>
          <table:table-cell table:style-name="ce394" table:formula="of:=SUM([.K118]*[.H118])" office:value-type="float" office:value="0.3234" calcext:value-type="float">
            <text:p>$0.32</text:p>
          </table:table-cell>
          <table:table-cell table:style-name="ce419" table:number-columns-repeated="3"/>
          <table:table-cell table:style-name="ce344"/>
          <table:table-cell table:style-name="ce356" table:number-columns-repeated="2"/>
          <table:table-cell table:style-name="ce360" table:formula="of:=[.$S$3]*[.H118]" office:value-type="float" office:value="6.699" calcext:value-type="float">
            <text:p>6.699</text:p>
          </table:table-cell>
          <table:table-cell table:style-name="ce385" table:number-columns-repeated="3"/>
          <table:table-cell table:style-name="ce344"/>
          <table:table-cell table:style-name="ce356" table:number-columns-repeated="999"/>
          <table:table-cell/>
        </table:table-row>
        <table:table-row table:style-name="ro4">
          <table:table-cell table:style-name="ce327" office:value-type="string" calcext:value-type="string">
            <text:p>Sample</text:p>
          </table:table-cell>
          <table:table-cell table:style-name="ce344" office:value-type="string" calcext:value-type="string">
            <text:p>RM-AB0096</text:p>
          </table:table-cell>
          <table:table-cell table:style-name="ce356" office:value-type="string" calcext:value-type="string">
            <text:p>LulzBot Green ABS 3mm Filament, 5lb Reel</text:p>
          </table:table-cell>
          <table:table-cell table:style-name="ce371" office:value-type="string" calcext:value-type="string">
            <text:p>Village Plastics</text:p>
          </table:table-cell>
          <table:table-cell table:style-name="ce385"/>
          <table:table-cell table:style-name="ce371" office:value-type="string" calcext:value-type="string">
            <text:p>Village Plastics</text:p>
          </table:table-cell>
          <table:table-cell table:style-name="ce385"/>
          <table:table-cell table:style-name="ce385" office:value-type="float" office:value="0.0066" calcext:value-type="float">
            <text:p>0.0066</text:p>
          </table:table-cell>
          <table:table-cell table:style-name="ce385" office:value-type="string" calcext:value-type="string">
            <text:p>ea</text:p>
          </table:table-cell>
          <table:table-cell table:style-name="ce360" table:formula="of:=[.H119]*[.J$5]" office:value-type="float" office:value="6.6" calcext:value-type="float">
            <text:p>6.6</text:p>
          </table:table-cell>
          <table:table-cell table:style-name="ce410" office:value-type="currency" office:currency="USD" office:value="56.5" calcext:value-type="currency">
            <text:p>$56.50</text:p>
          </table:table-cell>
          <table:table-cell table:style-name="ce394" table:formula="of:=SUM([.K119]*[.H119])" office:value-type="float" office:value="0.3729" calcext:value-type="float">
            <text:p>$0.37</text:p>
          </table:table-cell>
          <table:table-cell table:style-name="ce419" table:number-columns-repeated="3"/>
          <table:table-cell table:style-name="ce344"/>
          <table:table-cell table:style-name="ce356" table:number-columns-repeated="2"/>
          <table:table-cell table:style-name="ce360" table:formula="of:=[.$S$3]*[.H119]" office:value-type="float" office:value="6.699" calcext:value-type="float">
            <text:p>6.699</text:p>
          </table:table-cell>
          <table:table-cell table:style-name="ce385" table:number-columns-repeated="3"/>
          <table:table-cell table:style-name="ce344"/>
          <table:table-cell table:style-name="ce356" table:number-columns-repeated="999"/>
          <table:table-cell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083</text:p>
          </table:table-cell>
          <table:table-cell table:style-name="ce354" office:value-type="string" calcext:value-type="string">
            <text:p>LulzBot TAZ Dual Extruder v2 Serial Number Label</text:p>
          </table:table-cell>
          <table:table-cell/>
          <table:table-cell table:style-name="ce367"/>
          <table:table-cell table:number-columns-repeated="2"/>
          <table:table-cell office:value-type="float" office:value="1" calcext:value-type="float">
            <text:p>1</text:p>
          </table:table-cell>
          <table:table-cell table:style-name="ce389" office:value-type="string" calcext:value-type="string">
            <text:p>ea</text:p>
          </table:table-cell>
          <table:table-cell table:style-name="ce360" table:formula="of:=[.H115]*[.J$5]" office:value-type="float" office:value="2000" calcext:value-type="float">
            <text:p>2000</text:p>
          </table:table-cell>
          <table:table-cell table:style-name="ce394" table:formula="of:=SUM([.J115]*[.H115])" office:value-type="float" office:value="4000" calcext:value-type="float">
            <text:p>$4,000.00</text:p>
          </table:table-cell>
          <table:table-cell table:style-name="ce394" table:formula="of:=SUM([.K115]*[.H115])" office:value-type="float" office:value="0.0504" calcext:value-type="float">
            <text:p>$0.05</text:p>
          </table:table-cell>
          <table:table-cell office:value-type="string" calcext:value-type="string">
            <text:p>See notes </text:p>
          </table:table-cell>
          <table:table-cell table:number-columns-repeated="2"/>
          <table:table-cell office:value-type="string" calcext:value-type="string">
            <text:p>Email Steven to make sure he pulls in new serial numbers. </text:p>
          </table:table-cell>
          <table:table-cell table:number-columns-repeated="2"/>
          <table:table-cell table:style-name="ce360" table:formula="of:=[.$S$3]*[.H115]" office:value-type="float" office:value="2030" calcext:value-type="float">
            <text:p>2030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357"/>
          <table:table-cell table:number-columns-repeated="1020"/>
        </table:table-row>
        <table:table-row table:style-name="ro4">
          <table:table-cell table:number-columns-repeated="8"/>
          <table:table-cell table:style-name="ce390" office:value-type="string" calcext:value-type="string" table:number-columns-spanned="3" table:number-rows-spanned="1">
            <text:p>Dual Extruder BOM cost <text:s/></text:p>
          </table:table-cell>
          <table:covered-table-cell/>
          <table:covered-table-cell table:style-name="ce359"/>
          <table:table-cell table:style-name="ce404" table:formula="of:=SUM([.L4:.L116])" office:value-type="string" office:string-value="" calcext:value-type="error">
            <text:p>#NAME?</text:p>
          </table:table-cell>
          <table:table-cell table:number-columns-repeated="1011"/>
        </table:table-row>
        <table:table-row table:style-name="ro4" table:number-rows-repeated="10484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OLD - Don't Use" table:style-name="ta1" table:print-ranges="'OLD - Don''t Use'.A1:'OLD - Don''t Use'.P59"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4" table:default-cell-style-name="ce504"/>
        <table:table-column table:style-name="co1" table:number-columns-repeated="3" table:default-cell-style-name="Default"/>
        <table:table-column table:style-name="co1" table:number-columns-repeated="3" table:default-cell-style-name="ce547"/>
        <table:table-column table:style-name="co24" table:default-cell-style-name="ce547"/>
        <table:table-column table:style-name="co1" table:number-columns-repeated="1005" table:default-cell-style-name="Default"/>
        <table:table-row table:style-name="ro1">
          <table:table-cell table:style-name="ce458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483"/>
          <table:table-cell/>
          <table:table-cell table:style-name="ce494" office:value-type="string" calcext:value-type="string">
            <text:p>QTY to Build</text:p>
          </table:table-cell>
          <table:table-cell table:style-name="ce495" office:value-type="float" office:value="150" calcext:value-type="float">
            <text:p>150</text:p>
          </table:table-cell>
          <table:table-cell table:number-columns-repeated="2"/>
          <table:table-cell table:style-name="ce516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483"/>
          <table:table-cell table:number-columns-repeated="1019"/>
        </table:table-row>
        <table:table-row table:style-name="ro3">
          <table:table-cell table:style-name="ce459" office:value-type="string" calcext:value-type="string">
            <text:p>Printed</text:p>
          </table:table-cell>
          <table:table-cell table:style-name="ce459" table:number-columns-repeated="2"/>
          <table:table-cell table:style-name="ce459" office:value-type="string" calcext:value-type="string">
            <text:p>Dual_Extruder_Mt-v1.3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96"/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17" table:formula="of:=[.I3]*[.$H$1]" office:value-type="float" office:value="150" calcext:value-type="float">
            <text:p>150</text:p>
          </table:table-cell>
          <table:table-cell table:style-name="ce522" office:value-type="currency" office:currency="USD" office:value="1" calcext:value-type="currency">
            <text:p>$1.00</text:p>
          </table:table-cell>
          <table:table-cell table:style-name="ce536" table:formula="of:=SUM([.L3]*[.I3])" office:value-type="float" office:value="1" calcext:value-type="float">
            <text:p>$1.00</text:p>
          </table:table-cell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3">
          <table:table-cell table:style-name="ce459" office:value-type="string" calcext:value-type="string">
            <text:p>Printed</text:p>
          </table:table-cell>
          <table:table-cell table:style-name="ce459" table:number-columns-repeated="2"/>
          <table:table-cell table:style-name="ce459" office:value-type="string" calcext:value-type="string">
            <text:p>Flex_plate_v0.5, Blue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96"/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17" table:formula="of:=[.I4]*[.$H$1]" office:value-type="float" office:value="150" calcext:value-type="float">
            <text:p>150</text:p>
          </table:table-cell>
          <table:table-cell table:style-name="ce522" office:value-type="currency" office:currency="USD" office:value="1" calcext:value-type="currency">
            <text:p>$1.00</text:p>
          </table:table-cell>
          <table:table-cell table:style-name="ce536" table:formula="of:=SUM([.L4]*[.I4])" office:value-type="float" office:value="1" calcext:value-type="float">
            <text:p>$1.00</text:p>
          </table:table-cell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59" office:value-type="string" calcext:value-type="string">
            <text:p>Printed</text:p>
          </table:table-cell>
          <table:table-cell table:style-name="ce468"/>
          <table:table-cell table:style-name="ce471" office:value-type="string" calcext:value-type="string">
            <text:p>PP-GP0186</text:p>
          </table:table-cell>
          <table:table-cell table:style-name="ce471" office:value-type="string" calcext:value-type="string">
            <text:p>Wade extruder body for Hex nozzle v1.0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59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7" table:formula="of:=[.I5]*[.$H$1]" office:value-type="float" office:value="300" calcext:value-type="float">
            <text:p>300</text:p>
          </table:table-cell>
          <table:table-cell table:style-name="ce523" table:formula="of:=38.648*(51/2268)" office:value-type="float" office:value="0.869068783068783" calcext:value-type="float">
            <text:p>$0.87</text:p>
          </table:table-cell>
          <table:table-cell table:style-name="ce536" table:formula="of:=SUM([.L5]*[.I5])" office:value-type="float" office:value="1.73813756613757" calcext:value-type="float">
            <text:p>$1.74</text:p>
          </table:table-cell>
          <table:table-cell table:style-name="ce459" office:value-type="string" calcext:value-type="string">
            <text:p>extruder</text:p>
          </table:table-cell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0" office:value-type="string" calcext:value-type="string">
            <text:p>Printed </text:p>
          </table:table-cell>
          <table:table-cell table:style-name="ce469" office:value-type="string" calcext:value-type="string">
            <text:p>PP-GP0059</text:p>
          </table:table-cell>
          <table:table-cell table:style-name="ce472" office:value-type="string" calcext:value-type="string">
            <text:p>PP-GP0059</text:p>
          </table:table-cell>
          <table:table-cell table:style-name="ce472" office:value-type="string" calcext:value-type="string">
            <text:p>Wade Reloaded Idler Block v1.4, Taz &amp; Mini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59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7" table:formula="of:=[.I6]*[.$H$1]" office:value-type="float" office:value="300" calcext:value-type="float">
            <text:p>300</text:p>
          </table:table-cell>
          <table:table-cell table:style-name="ce523" table:formula="of:=7.35*(51/2268)" office:value-type="float" office:value="0.165277777777778" calcext:value-type="float">
            <text:p>$0.17</text:p>
          </table:table-cell>
          <table:table-cell table:style-name="ce536" table:formula="of:=SUM([.L6]*[.I6])" office:value-type="float" office:value="0.330555555555556" calcext:value-type="float">
            <text:p>$0.33</text:p>
          </table:table-cell>
          <table:table-cell table:style-name="ce459" office:value-type="string" calcext:value-type="string">
            <text:p>extruder</text:p>
          </table:table-cell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61</text:p>
          </table:table-cell>
          <table:table-cell table:style-name="ce461" office:value-type="string" calcext:value-type="string">
            <text:p>herringbone_large_gea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7]*[.$H$1]" office:value-type="float" office:value="300" calcext:value-type="float">
            <text:p>300</text:p>
          </table:table-cell>
          <table:table-cell table:style-name="ce524" table:formula="of:=24.85*(51/2268)" office:value-type="float" office:value="0.558796296296296" calcext:value-type="float">
            <text:p>$0.56</text:p>
          </table:table-cell>
          <table:table-cell table:style-name="ce537" table:formula="of:=SUM([.L7]*[.I7])" office:value-type="float" office:value="1.11759259259259" calcext:value-type="float">
            <text:p>$1.12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91</text:p>
          </table:table-cell>
          <table:table-cell table:style-name="ce461" office:value-type="string" calcext:value-type="string">
            <text:p>extruder_latch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8]*[.$H$1]" office:value-type="float" office:value="300" calcext:value-type="float">
            <text:p>300</text:p>
          </table:table-cell>
          <table:table-cell table:style-name="ce524" table:formula="of:=2.716*(51/2268)" office:value-type="float" office:value="0.0610740740740741" calcext:value-type="float">
            <text:p>$0.06</text:p>
          </table:table-cell>
          <table:table-cell table:style-name="ce537" table:formula="of:=SUM([.L8]*[.I8])" office:value-type="float" office:value="0.122148148148148" calcext:value-type="float">
            <text:p>$0.12</text:p>
          </table:table-cell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62</text:p>
          </table:table-cell>
          <table:table-cell table:style-name="ce461" office:value-type="string" calcext:value-type="string">
            <text:p>herringbone_small_gea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9]*[.$H$1]" office:value-type="float" office:value="300" calcext:value-type="float">
            <text:p>300</text:p>
          </table:table-cell>
          <table:table-cell table:style-name="ce524" table:formula="of:=3.34*(51/2268)" office:value-type="float" office:value="0.0751058201058201" calcext:value-type="float">
            <text:p>$0.08</text:p>
          </table:table-cell>
          <table:table-cell table:style-name="ce537" table:formula="of:=SUM([.L9]*[.I9])" office:value-type="float" office:value="0.15021164021164" calcext:value-type="float">
            <text:p>$0.15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60</text:p>
          </table:table-cell>
          <table:table-cell table:style-name="ce461" office:value-type="string" calcext:value-type="string">
            <text:p>Wade Reloaded Bearing Washe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0]*[.$H$1]" office:value-type="float" office:value="300" calcext:value-type="float">
            <text:p>300</text:p>
          </table:table-cell>
          <table:table-cell table:style-name="ce524" table:formula="of:=0.2024*(51/2268)" office:value-type="float" office:value="0.00455132275132275" calcext:value-type="float">
            <text:p>$0.00</text:p>
          </table:table-cell>
          <table:table-cell table:style-name="ce537" table:formula="of:=SUM([.L10]*[.I10])" office:value-type="float" office:value="0.0091026455026455" calcext:value-type="float">
            <text:p>$0.01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62" office:value-type="string" calcext:value-type="string">
            <text:p>Printed</text:p>
          </table:table-cell>
          <table:table-cell table:style-name="ce462"/>
          <table:table-cell table:style-name="ce473" office:value-type="string" calcext:value-type="string">
            <text:p>PP-GP0162</text:p>
          </table:table-cell>
          <table:table-cell table:style-name="ce462" office:value-type="string" calcext:value-type="string">
            <text:p>Spool Arm, Blue</text:p>
          </table:table-cell>
          <table:table-cell table:style-name="ce486"/>
          <table:table-cell table:style-name="ce462"/>
          <table:table-cell table:style-name="ce462" office:value-type="string" calcext:value-type="string">
            <text:p>Aleph Objects</text:p>
          </table:table-cell>
          <table:table-cell table:style-name="ce462"/>
          <table:table-cell table:style-name="ce507" office:value-type="float" office:value="1" calcext:value-type="float">
            <text:p>1</text:p>
          </table:table-cell>
          <table:table-cell table:style-name="ce507" office:value-type="string" calcext:value-type="string">
            <text:p>ea</text:p>
          </table:table-cell>
          <table:table-cell table:style-name="ce507" table:formula="of:=[.I11]*[.$H$1]" office:value-type="float" office:value="150" calcext:value-type="float">
            <text:p>150</text:p>
          </table:table-cell>
          <table:table-cell table:style-name="ce525" table:formula="of:=88.3*(51/2268)" office:value-type="float" office:value="1.98558201058201" calcext:value-type="float">
            <text:p>$1.99</text:p>
          </table:table-cell>
          <table:table-cell table:style-name="ce538" table:formula="of:=SUM([.L11]*[.I11])" office:value-type="float" office:value="1.98558201058201" calcext:value-type="float">
            <text:p>$1.99</text:p>
          </table:table-cell>
          <table:table-cell table:style-name="ce462"/>
          <table:table-cell table:style-name="ce486"/>
          <table:table-cell table:style-name="ce550" table:number-columns-repeated="3"/>
          <table:table-cell table:style-name="ce571"/>
          <table:table-cell table:style-name="ce462" table:number-columns-repeated="2"/>
          <table:table-cell table:style-name="ce588"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74</text:p>
          </table:table-cell>
          <table:table-cell table:style-name="ce461" office:value-type="string" calcext:value-type="string">
            <text:p>feed_tube spinne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1" calcext:value-type="float">
            <text:p>1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2]*[.$H$1]" office:value-type="float" office:value="150" calcext:value-type="float">
            <text:p>150</text:p>
          </table:table-cell>
          <table:table-cell table:style-name="ce524" table:formula="of:=3.032*(51/2268)" office:value-type="float" office:value="0.0681798941798942" calcext:value-type="float">
            <text:p>$0.07</text:p>
          </table:table-cell>
          <table:table-cell table:style-name="ce537" table:formula="of:=SUM([.L12]*[.I12])" office:value-type="float" office:value="0.0681798941798942" calcext:value-type="float">
            <text:p>$0.07</text:p>
          </table:table-cell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59" office:value-type="string" calcext:value-type="string">
            <text:p>Printed</text:p>
          </table:table-cell>
          <table:table-cell table:style-name="ce459" table:number-columns-repeated="2"/>
          <table:table-cell table:style-name="ce459" office:value-type="string" calcext:value-type="string">
            <text:p>dual_fan_shroud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59"/>
          <table:table-cell table:style-name="ce505" office:value-type="float" office:value="2" calcext:value-type="float">
            <text:p>2</text:p>
          </table:table-cell>
          <table:table-cell table:style-name="ce505"/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1" table:number-columns-repeated="4"/>
          <table:table-cell table:style-name="ce485"/>
          <table:table-cell table:style-name="ce461" table:number-columns-repeated="3"/>
          <table:table-cell table:style-name="ce506" table:number-columns-repeated="2"/>
          <table:table-cell table:style-name="ce518"/>
          <table:table-cell table:style-name="ce524"/>
          <table:table-cell table:style-name="ce537"/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style-name="ce324" table:number-columns-repeated="1003"/>
        </table:table-row>
        <table:table-row table:style-name="ro4">
          <table:table-cell table:style-name="ce459" office:value-type="string" calcext:value-type="string">
            <text:p>Mechanical</text:p>
          </table:table-cell>
          <table:table-cell table:style-name="ce459" table:number-columns-repeated="2"/>
          <table:table-cell table:style-name="ce459" office:value-type="string" calcext:value-type="string">
            <text:p>dual_lower_plate_v0.4</text:p>
          </table:table-cell>
          <table:table-cell table:style-name="ce484"/>
          <table:table-cell table:style-name="ce459" table:number-columns-repeated="3"/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59" office:value-type="string" calcext:value-type="string">
            <text:p>Mechanical</text:p>
          </table:table-cell>
          <table:table-cell table:style-name="ce459" table:number-columns-repeated="2"/>
          <table:table-cell table:style-name="ce459" office:value-type="string" calcext:value-type="string">
            <text:p>dual_hex_mount_plate_v0.2</text:p>
          </table:table-cell>
          <table:table-cell table:style-name="ce484"/>
          <table:table-cell table:style-name="ce459" table:number-columns-repeated="3"/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MS0031</text:p>
          </table:table-cell>
          <table:table-cell table:style-name="ce461" office:value-type="string" calcext:value-type="string">
            <text:p>Thumb Screw Knob for M4 SHCS, Black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7]*[.$H$1]" office:value-type="float" office:value="600" calcext:value-type="float">
            <text:p>600</text:p>
          </table:table-cell>
          <table:table-cell table:style-name="ce524" office:value-type="float" office:value="0.0952" calcext:value-type="float">
            <text:p>$0.10</text:p>
          </table:table-cell>
          <table:table-cell table:style-name="ce537" table:formula="of:=SUM([.L17]*[.I17])" office:value-type="float" office:value="0.3808" calcext:value-type="float">
            <text:p>$0.38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BT0052</text:p>
          </table:table-cell>
          <table:table-cell table:style-name="ce461" office:value-type="string" calcext:value-type="string">
            <text:p>M4 x 55 Bolt, SHCS Black-Oxid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8]*[.$H$1]" office:value-type="float" office:value="600" calcext:value-type="float">
            <text:p>600</text:p>
          </table:table-cell>
          <table:table-cell table:style-name="ce526" office:value-type="currency" office:currency="USD" office:value="0.0783" calcext:value-type="currency">
            <text:p>$0.08</text:p>
          </table:table-cell>
          <table:table-cell table:style-name="ce537" table:formula="of:=SUM([.L18]*[.I18])" office:value-type="float" office:value="0.3132" calcext:value-type="float">
            <text:p>$0.31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87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NT0004</text:p>
          </table:table-cell>
          <table:table-cell table:style-name="ce461" office:value-type="string" calcext:value-type="string">
            <text:p>M3 Nut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9]*[.$H$1]" office:value-type="float" office:value="600" calcext:value-type="float">
            <text:p>600</text:p>
          </table:table-cell>
          <table:table-cell table:style-name="ce524" office:value-type="float" office:value="0.0092" calcext:value-type="float">
            <text:p>$0.01</text:p>
          </table:table-cell>
          <table:table-cell table:style-name="ce537" table:formula="of:=SUM([.L19]*[.I19])" office:value-type="float" office:value="0.0368" calcext:value-type="float">
            <text:p>$0.04</text:p>
          </table:table-cell>
          <table:table-cell table:style-name="ce461" office:value-type="string" calcext:value-type="string">
            <text:p>small herringbone gear, extruder idler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91A121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BT0012</text:p>
          </table:table-cell>
          <table:table-cell table:style-name="ce461" office:value-type="string" calcext:value-type="string">
            <text:p>M3 Set Screw (Grub Screw)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0]*[.$H$1]" office:value-type="float" office:value="300" calcext:value-type="float">
            <text:p>300</text:p>
          </table:table-cell>
          <table:table-cell table:style-name="ce524" office:value-type="float" office:value="0.0167" calcext:value-type="float">
            <text:p>$0.02</text:p>
          </table:table-cell>
          <table:table-cell table:style-name="ce537" table:formula="of:=SUM([.L20]*[.I20])" office:value-type="float" office:value="0.0334" calcext:value-type="float">
            <text:p>$0.03</text:p>
          </table:table-cell>
          <table:table-cell table:style-name="ce461" office:value-type="string" calcext:value-type="string">
            <text:p>extruder, rods and switches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390A100</text:p>
          </table:table-cell>
          <table:table-cell table:number-columns-repeated="1003"/>
        </table:table-row>
        <table:table-row table:style-name="ro4">
          <table:table-cell table:style-name="ce459" office:value-type="string" calcext:value-type="string">
            <text:p>Hardware</text:p>
          </table:table-cell>
          <table:table-cell table:style-name="ce459"/>
          <table:table-cell table:style-name="ce474" office:value-type="string" calcext:value-type="string">
            <text:p>HD-MS0230</text:p>
          </table:table-cell>
          <table:table-cell table:style-name="ce459" office:value-type="string" calcext:value-type="string">
            <text:p>M2 x 6 Bolt, SCHS Black-Oxide</text:p>
          </table:table-cell>
          <table:table-cell table:style-name="ce484"/>
          <table:table-cell table:style-name="ce459" table:number-columns-repeated="2"/>
          <table:table-cell table:style-name="ce496"/>
          <table:table-cell table:style-name="ce505" office:value-type="float" office:value="4" calcext:value-type="float">
            <text:p>4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/>
          <table:table-cell table:style-name="ce562"/>
          <table:table-cell table:style-name="ce548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10">
          <table:table-cell table:style-name="ce459" office:value-type="string" calcext:value-type="string">
            <text:p>Hardware</text:p>
          </table:table-cell>
          <table:table-cell table:style-name="ce459"/>
          <table:table-cell table:style-name="ce460" office:value-type="string" calcext:value-type="string">
            <text:p>PP-MP0066</text:p>
          </table:table-cell>
          <table:table-cell table:style-name="ce478" office:value-type="string" calcext:value-type="string">
            <text:p>Metric Brass Heat-Set Insert for Plastics, Tapered, M2-.4 Internal Thread, 2.9MM Length</text:p>
          </table:table-cell>
          <table:table-cell table:style-name="ce484"/>
          <table:table-cell table:style-name="ce459" table:number-columns-repeated="2"/>
          <table:table-cell table:style-name="ce496"/>
          <table:table-cell table:style-name="ce505" office:value-type="float" office:value="4" calcext:value-type="float">
            <text:p>4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/>
          <table:table-cell table:style-name="ce562"/>
          <table:table-cell table:style-name="ce548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BT0039</text:p>
          </table:table-cell>
          <table:table-cell table:style-name="ce461" office:value-type="string" calcext:value-type="string">
            <text:p>M3 x 12 Bolt, SHCS Black-Oxid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6" calcext:value-type="float">
            <text:p>6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3]*[.$H$1]" office:value-type="float" office:value="900" calcext:value-type="float">
            <text:p>900</text:p>
          </table:table-cell>
          <table:table-cell table:style-name="ce524" office:value-type="float" office:value="0.0117" calcext:value-type="float">
            <text:p>$0.01</text:p>
          </table:table-cell>
          <table:table-cell table:style-name="ce537" table:formula="of:=SUM([.L23]*[.I23])" office:value-type="float" office:value="0.0702" calcext:value-type="float">
            <text:p>$0.07</text:p>
          </table:table-cell>
          <table:table-cell table:style-name="ce461"/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17</text:p>
          </table:table-cell>
          <table:table-cell table:number-columns-repeated="1003"/>
        </table:table-row>
        <table:table-row table:style-name="ro4">
          <table:table-cell table:style-name="ce459" table:number-columns-repeated="3"/>
          <table:table-cell table:style-name="ce459" office:value-type="string" calcext:value-type="string">
            <text:p>M3 x 25 Bolt, FHCS Black-Oxide</text:p>
          </table:table-cell>
          <table:table-cell table:style-name="ce484"/>
          <table:table-cell table:style-name="ce459" table:number-columns-repeated="2"/>
          <table:table-cell table:style-name="ce496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/>
          <table:table-cell table:style-name="ce562"/>
          <table:table-cell table:style-name="ce548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59" table:number-columns-repeated="3"/>
          <table:table-cell table:style-name="ce459" office:value-type="string" calcext:value-type="string">
            <text:p>M3 x 20 Bolt, SHCS</text:p>
          </table:table-cell>
          <table:table-cell table:style-name="ce484"/>
          <table:table-cell table:style-name="ce459" table:number-columns-repeated="2"/>
          <table:table-cell table:style-name="ce496"/>
          <table:table-cell table:style-name="ce505" office:value-type="float" office:value="4" calcext:value-type="float">
            <text:p>4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/>
          <table:table-cell table:style-name="ce562"/>
          <table:table-cell table:style-name="ce548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BT0041</text:p>
          </table:table-cell>
          <table:table-cell table:style-name="ce463" office:value-type="string" calcext:value-type="string">
            <text:p>M3 x 25 Bolt, SHCS Black-Oxide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8"/>
          <table:table-cell table:style-name="ce508" office:value-type="float" office:value="6" calcext:value-type="float">
            <text:p>6</text:p>
          </table:table-cell>
          <table:table-cell table:style-name="ce508" office:value-type="string" calcext:value-type="string">
            <text:p>ea</text:p>
          </table:table-cell>
          <table:table-cell table:style-name="ce519" table:formula="of:=[.I26]*[.$H$1]" office:value-type="float" office:value="900" calcext:value-type="float">
            <text:p>900</text:p>
          </table:table-cell>
          <table:table-cell table:style-name="ce527" office:value-type="currency" office:currency="USD" office:value="0.025" calcext:value-type="currency">
            <text:p>$0.03</text:p>
          </table:table-cell>
          <table:table-cell table:style-name="ce539" table:formula="of:=SUM([.L26]*[.I26])" office:value-type="float" office:value="0.15" calcext:value-type="float">
            <text:p>$0.15</text:p>
          </table:table-cell>
          <table:table-cell table:style-name="ce463" office:value-type="string" calcext:value-type="string">
            <text:p>extruder; bed mount, z-hard stop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125</text:p>
          </table:table-cell>
          <table:table-cell table:style-name="ce482"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WA0001</text:p>
          </table:table-cell>
          <table:table-cell table:style-name="ce461" office:value-type="string" calcext:value-type="string">
            <text:p>M3 Washer, Steel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12" calcext:value-type="float">
            <text:p>1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7]*[.$H$1]" office:value-type="float" office:value="1800" calcext:value-type="float">
            <text:p>1800</text:p>
          </table:table-cell>
          <table:table-cell table:style-name="ce524" office:value-type="float" office:value="0.0013" calcext:value-type="float">
            <text:p>$0.00</text:p>
          </table:table-cell>
          <table:table-cell table:style-name="ce537" table:formula="of:=SUM([.L27]*[.I27])" office:value-type="float" office:value="0.0156" calcext:value-type="float">
            <text:p>$0.02</text:p>
          </table:table-cell>
          <table:table-cell table:style-name="ce461"/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BT0010</text:p>
          </table:table-cell>
          <table:table-cell table:style-name="ce461" office:value-type="string" calcext:value-type="string">
            <text:p>M4 x 20 Bolt, SHCS Black-Oxid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8]*[.$H$1]" office:value-type="float" office:value="600" calcext:value-type="float">
            <text:p>600</text:p>
          </table:table-cell>
          <table:table-cell table:style-name="ce526" office:value-type="currency" office:currency="USD" office:value="0.0362" calcext:value-type="currency">
            <text:p>$0.04</text:p>
          </table:table-cell>
          <table:table-cell table:style-name="ce537" table:formula="of:=SUM([.L28]*[.I28])" office:value-type="float" office:value="0.1448" calcext:value-type="float">
            <text:p>$0.14</text:p>
          </table:table-cell>
          <table:table-cell table:style-name="ce461" office:value-type="string" calcext:value-type="string">
            <text:p>Extruder/Buda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WA0005</text:p>
          </table:table-cell>
          <table:table-cell table:style-name="ce461" office:value-type="string" calcext:value-type="string">
            <text:p>M4 Washe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8" calcext:value-type="float">
            <text:p>8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9]*[.$H$1]" office:value-type="float" office:value="1200" calcext:value-type="float">
            <text:p>1200</text:p>
          </table:table-cell>
          <table:table-cell table:style-name="ce526" office:value-type="currency" office:currency="USD" office:value="0.0033" calcext:value-type="currency">
            <text:p>$0.00</text:p>
          </table:table-cell>
          <table:table-cell table:style-name="ce537" table:formula="of:=SUM([.L29]*[.I29])" office:value-type="float" office:value="0.0264" calcext:value-type="float">
            <text:p>$0.03</text:p>
          </table:table-cell>
          <table:table-cell table:style-name="ce461" office:value-type="string" calcext:value-type="string">
            <text:p>Extruder/Buda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NT0011</text:p>
          </table:table-cell>
          <table:table-cell table:style-name="ce461" office:value-type="string" calcext:value-type="string">
            <text:p>M4 Nut,Zinc-Plated Steel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8" calcext:value-type="float">
            <text:p>8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0]*[.$H$1]" office:value-type="float" office:value="1200" calcext:value-type="float">
            <text:p>1200</text:p>
          </table:table-cell>
          <table:table-cell table:style-name="ce526" office:value-type="currency" office:currency="USD" office:value="0.01" calcext:value-type="currency">
            <text:p>$0.01</text:p>
          </table:table-cell>
          <table:table-cell table:style-name="ce537" table:formula="of:=SUM([.L30]*[.I30])" office:value-type="float" office:value="0.08" calcext:value-type="float">
            <text:p>$0.08</text:p>
          </table:table-cell>
          <table:table-cell table:style-name="ce461" office:value-type="string" calcext:value-type="string">
            <text:p>extruder/buda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91A141</text:p>
          </table:table-cell>
          <table:table-cell table:number-columns-repeated="1003"/>
        </table:table-row>
        <table:table-row table:style-name="ro4">
          <table:table-cell table:style-name="ce464" office:value-type="string" calcext:value-type="string">
            <text:p>Hardware</text:p>
          </table:table-cell>
          <table:table-cell table:style-name="ce464"/>
          <table:table-cell table:style-name="ce464" office:value-type="string" calcext:value-type="string">
            <text:p>HD-BT0108</text:p>
          </table:table-cell>
          <table:table-cell table:style-name="ce464" office:value-type="string" calcext:value-type="string">
            <text:p>Hobbed Bolt, M8 x 50mm Hex head, 26mm offset, Stainless Steel</text:p>
          </table:table-cell>
          <table:table-cell table:style-name="ce488"/>
          <table:table-cell table:style-name="ce464"/>
          <table:table-cell table:style-name="ce464" office:value-type="string" calcext:value-type="string">
            <text:p>Quattro </text:p>
          </table:table-cell>
          <table:table-cell table:style-name="ce464"/>
          <table:table-cell table:style-name="ce509" office:value-type="float" office:value="2" calcext:value-type="float">
            <text:p>2</text:p>
          </table:table-cell>
          <table:table-cell table:style-name="ce509" office:value-type="string" calcext:value-type="string">
            <text:p>ea</text:p>
          </table:table-cell>
          <table:table-cell table:style-name="ce518" table:formula="of:=[.I31]*[.$H$1]" office:value-type="float" office:value="300" calcext:value-type="float">
            <text:p>300</text:p>
          </table:table-cell>
          <table:table-cell table:style-name="ce528" office:value-type="float" office:value="4" calcext:value-type="float">
            <text:p>$4.00</text:p>
          </table:table-cell>
          <table:table-cell table:style-name="ce540" table:formula="of:=SUM([.L31]*[.I31])" office:value-type="float" office:value="8" calcext:value-type="float">
            <text:p>$8.00</text:p>
          </table:table-cell>
          <table:table-cell table:style-name="ce464" office:value-type="string" calcext:value-type="string">
            <text:p>extruder</text:p>
          </table:table-cell>
          <table:table-cell table:style-name="ce488"/>
          <table:table-cell table:style-name="ce552"/>
          <table:table-cell table:style-name="ce561"/>
          <table:table-cell table:style-name="ce566"/>
          <table:table-cell table:style-name="ce573"/>
          <table:table-cell table:style-name="ce464" table:number-columns-repeated="2"/>
          <table:table-cell table:style-name="ce324"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NT0002</text:p>
          </table:table-cell>
          <table:table-cell table:style-name="ce461" office:value-type="string" calcext:value-type="string">
            <text:p>M8 Nyloc Nut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2]*[.$H$1]" office:value-type="float" office:value="300" calcext:value-type="float">
            <text:p>300</text:p>
          </table:table-cell>
          <table:table-cell table:style-name="ce526" office:value-type="currency" office:currency="USD" office:value="0.0547" calcext:value-type="currency">
            <text:p>$0.05</text:p>
          </table:table-cell>
          <table:table-cell table:style-name="ce537" table:formula="of:=SUM([.L32]*[.I32])" office:value-type="float" office:value="0.1094" calcext:value-type="float">
            <text:p>$0.11</text:p>
          </table:table-cell>
          <table:table-cell table:style-name="ce461" office:value-type="string" calcext:value-type="string">
            <text:p>bearings, extruder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464" office:value-type="string" calcext:value-type="string">
            <text:p>Hardware</text:p>
          </table:table-cell>
          <table:table-cell table:style-name="ce464"/>
          <table:table-cell table:style-name="ce464" office:value-type="string" calcext:value-type="string">
            <text:p>HD-WA0008</text:p>
          </table:table-cell>
          <table:table-cell table:style-name="ce464" office:value-type="string" calcext:value-type="string">
            <text:p>M8 shim washer - .5mm</text:p>
          </table:table-cell>
          <table:table-cell table:style-name="ce488"/>
          <table:table-cell table:style-name="ce464"/>
          <table:table-cell table:style-name="ce464" office:value-type="string" calcext:value-type="string">
            <text:p>Timberline</text:p>
          </table:table-cell>
          <table:table-cell table:style-name="ce499"/>
          <table:table-cell table:style-name="ce509" office:value-type="float" office:value="2" calcext:value-type="float">
            <text:p>2</text:p>
          </table:table-cell>
          <table:table-cell table:style-name="ce509" office:value-type="string" calcext:value-type="string">
            <text:p>ea</text:p>
          </table:table-cell>
          <table:table-cell table:style-name="ce518" table:formula="of:=[.I33]*[.$H$1]" office:value-type="float" office:value="300" calcext:value-type="float">
            <text:p>300</text:p>
          </table:table-cell>
          <table:table-cell table:style-name="ce529" office:value-type="currency" office:currency="USD" office:value="0.0117" calcext:value-type="currency">
            <text:p>$0.01</text:p>
          </table:table-cell>
          <table:table-cell table:style-name="ce540" table:formula="of:=SUM([.L33]*[.I33])" office:value-type="float" office:value="0.0234" calcext:value-type="float">
            <text:p>$0.02</text:p>
          </table:table-cell>
          <table:table-cell table:style-name="ce464" office:value-type="string" calcext:value-type="string">
            <text:p>extruder, spooler,bearings</text:p>
          </table:table-cell>
          <table:table-cell table:style-name="ce464"/>
          <table:table-cell table:style-name="ce549"/>
          <table:table-cell table:style-name="ce561"/>
          <table:table-cell table:style-name="ce560"/>
          <table:table-cell/>
          <table:table-cell table:style-name="ce464" office:value-type="string" calcext:value-type="string">
            <text:p>McMaster-Carr Supply Company</text:p>
          </table:table-cell>
          <table:table-cell table:style-name="ce464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64" office:value-type="string" calcext:value-type="string">
            <text:p>Hardware</text:p>
          </table:table-cell>
          <table:table-cell table:style-name="ce464"/>
          <table:table-cell table:style-name="ce464" office:value-type="string" calcext:value-type="string">
            <text:p>HD-WA0009</text:p>
          </table:table-cell>
          <table:table-cell table:style-name="ce464" office:value-type="string" calcext:value-type="string">
            <text:p>M8 shim washer – 1.0mm</text:p>
          </table:table-cell>
          <table:table-cell table:style-name="ce488"/>
          <table:table-cell table:style-name="ce464"/>
          <table:table-cell table:style-name="ce464" office:value-type="string" calcext:value-type="string">
            <text:p>Timberline</text:p>
          </table:table-cell>
          <table:table-cell table:style-name="ce499"/>
          <table:table-cell table:style-name="ce509" office:value-type="float" office:value="2" calcext:value-type="float">
            <text:p>2</text:p>
          </table:table-cell>
          <table:table-cell table:style-name="ce509" office:value-type="string" calcext:value-type="string">
            <text:p>ea</text:p>
          </table:table-cell>
          <table:table-cell table:style-name="ce518" table:formula="of:=[.I34]*[.$H$1]" office:value-type="float" office:value="300" calcext:value-type="float">
            <text:p>300</text:p>
          </table:table-cell>
          <table:table-cell table:style-name="ce529" office:value-type="currency" office:currency="USD" office:value="0.0117" calcext:value-type="currency">
            <text:p>$0.01</text:p>
          </table:table-cell>
          <table:table-cell table:style-name="ce540" table:formula="of:=SUM([.L34]*[.I34])" office:value-type="float" office:value="0.0234" calcext:value-type="float">
            <text:p>$0.02</text:p>
          </table:table-cell>
          <table:table-cell table:style-name="ce464" office:value-type="string" calcext:value-type="string">
            <text:p>extruder, spooler,bearings</text:p>
          </table:table-cell>
          <table:table-cell table:style-name="ce464"/>
          <table:table-cell table:style-name="ce549"/>
          <table:table-cell table:style-name="ce561"/>
          <table:table-cell table:style-name="ce560"/>
          <table:table-cell/>
          <table:table-cell table:style-name="ce464" office:value-type="string" calcext:value-type="string">
            <text:p>McMaster-Carr Supply Company</text:p>
          </table:table-cell>
          <table:table-cell table:style-name="ce464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WA0006</text:p>
          </table:table-cell>
          <table:table-cell table:style-name="ce461" office:value-type="string" calcext:value-type="string">
            <text:p>M8 Washer, Steel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8" calcext:value-type="float">
            <text:p>8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5]*[.$H$1]" office:value-type="float" office:value="1200" calcext:value-type="float">
            <text:p>1200</text:p>
          </table:table-cell>
          <table:table-cell table:style-name="ce526" office:value-type="currency" office:currency="USD" office:value="0.0117" calcext:value-type="currency">
            <text:p>$0.01</text:p>
          </table:table-cell>
          <table:table-cell table:style-name="ce537" table:formula="of:=SUM([.L35]*[.I35])" office:value-type="float" office:value="0.0936" calcext:value-type="float">
            <text:p>$0.09</text:p>
          </table:table-cell>
          <table:table-cell table:style-name="ce461" office:value-type="string" calcext:value-type="string">
            <text:p>extruder, spooler,bearings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465" office:value-type="string" calcext:value-type="string">
            <text:p>Mechanical</text:p>
          </table:table-cell>
          <table:table-cell table:style-name="ce465"/>
          <table:table-cell table:style-name="ce465" office:value-type="string" calcext:value-type="string">
            <text:p>HD-MS0204</text:p>
          </table:table-cell>
          <table:table-cell table:style-name="ce465" office:value-type="string" calcext:value-type="string">
            <text:p>100 Sealed Skateboard/inline/Rollerblade Skate Bearing Ball </text:p>
          </table:table-cell>
          <table:table-cell table:style-name="ce489"/>
          <table:table-cell table:style-name="ce465"/>
          <table:table-cell table:style-name="ce465" office:value-type="string" calcext:value-type="string">
            <text:p>vxb.com</text:p>
          </table:table-cell>
          <table:table-cell table:style-name="ce465" office:value-type="string" calcext:value-type="string">
            <text:p>kit708</text:p>
          </table:table-cell>
          <table:table-cell table:style-name="ce510" office:value-type="float" office:value="6" calcext:value-type="float">
            <text:p>6</text:p>
          </table:table-cell>
          <table:table-cell table:style-name="ce510" office:value-type="string" calcext:value-type="string">
            <text:p>ea</text:p>
          </table:table-cell>
          <table:table-cell table:style-name="ce520" table:formula="of:=[.I36]*[.$H$1]" office:value-type="float" office:value="900" calcext:value-type="float">
            <text:p>900</text:p>
          </table:table-cell>
          <table:table-cell table:style-name="ce530" office:value-type="float" office:value="0.5388" calcext:value-type="float">
            <text:p>$0.54</text:p>
          </table:table-cell>
          <table:table-cell table:style-name="ce541" table:formula="of:=SUM([.L36]*[.I36])" office:value-type="float" office:value="3.2328" calcext:value-type="float">
            <text:p>$3.23</text:p>
          </table:table-cell>
          <table:table-cell table:style-name="ce465" office:value-type="string" calcext:value-type="string">
            <text:p>4 bearings used in robot, 3 in extruder</text:p>
          </table:table-cell>
          <table:table-cell table:style-name="ce489"/>
          <table:table-cell table:style-name="ce553" table:number-columns-repeated="3"/>
          <table:table-cell table:style-name="ce574"/>
          <table:table-cell table:style-name="ce465" office:value-type="string" calcext:value-type="string">
            <text:p>Received</text:p>
          </table:table-cell>
          <table:table-cell table:style-name="ce465"/>
          <table:table-cell table:style-name="ce481" office:value-type="string" calcext:value-type="string">
            <text:p>Checking with Mary on inventory levels / Per Mary, we should be good on these – don't order more.</text:p>
          </table:table-cell>
          <table:table-cell table:style-name="ce481" table:number-columns-repeated="1002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75" office:value-type="string" calcext:value-type="string">
            <text:p>HD-BT0049</text:p>
          </table:table-cell>
          <table:table-cell table:style-name="ce475" office:value-type="string" calcext:value-type="string">
            <text:p>M5 x 14 Bolt, SHCS Black_Oxide</text:p>
          </table:table-cell>
          <table:table-cell table:style-name="ce490"/>
          <table:table-cell table:style-name="ce475"/>
          <table:table-cell table:style-name="ce475" office:value-type="string" calcext:value-type="string">
            <text:p>Timberline</text:p>
          </table:table-cell>
          <table:table-cell table:style-name="ce500"/>
          <table:table-cell table:style-name="ce511" office:value-type="float" office:value="2" calcext:value-type="float">
            <text:p>2</text:p>
          </table:table-cell>
          <table:table-cell table:style-name="ce511" office:value-type="string" calcext:value-type="string">
            <text:p>ea</text:p>
          </table:table-cell>
          <table:table-cell table:style-name="ce518" table:formula="of:=[.I37]*[.$H$1]" office:value-type="float" office:value="300" calcext:value-type="float">
            <text:p>300</text:p>
          </table:table-cell>
          <table:table-cell table:style-name="ce531" office:value-type="currency" office:currency="USD" office:value="0.025" calcext:value-type="currency">
            <text:p>$0.03</text:p>
          </table:table-cell>
          <table:table-cell table:style-name="ce542" table:formula="of:=SUM([.L37]*[.I37])" office:value-type="float" office:value="0.05" calcext:value-type="float">
            <text:p>$0.05</text:p>
          </table:table-cell>
          <table:table-cell table:style-name="ce475"/>
          <table:table-cell table:style-name="ce490"/>
          <table:table-cell table:style-name="ce549"/>
          <table:table-cell table:style-name="ce561"/>
          <table:table-cell table:style-name="ce567"/>
          <table:table-cell table:style-name="ce575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230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MS0055</text:p>
          </table:table-cell>
          <table:table-cell table:style-name="ce461" office:value-type="string" calcext:value-type="string">
            <text:p>Thumb Screw Knob for M5 SHCS, Black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8]*[.$H$1]" office:value-type="float" office:value="150" calcext:value-type="float">
            <text:p>150</text:p>
          </table:table-cell>
          <table:table-cell table:style-name="ce524" office:value-type="float" office:value="0.1072" calcext:value-type="float">
            <text:p>$0.11</text:p>
          </table:table-cell>
          <table:table-cell table:style-name="ce537" table:formula="of:=SUM([.L38]*[.I38])" office:value-type="float" office:value="0.1072" calcext:value-type="float">
            <text:p>$0.11</text:p>
          </table:table-cell>
          <table:table-cell table:style-name="ce461" office:value-type="string" calcext:value-type="string">
            <text:p>Y-axis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75A063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MS0027</text:p>
          </table:table-cell>
          <table:table-cell table:style-name="ce461" office:value-type="string" calcext:value-type="string">
            <text:p>Spring, Extruder, 6mm OD, 0.8mm WD, 9.7mm FL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ssociated Spring</text:p>
          </table:table-cell>
          <table:table-cell table:style-name="ce461" office:value-type="string" calcext:value-type="string">
            <text:p>C0240-032-0380-M</text:p>
          </table:table-cell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9]*[.$H$1]" office:value-type="float" office:value="600" calcext:value-type="float">
            <text:p>600</text:p>
          </table:table-cell>
          <table:table-cell table:style-name="ce524" office:value-type="float" office:value="0.35" calcext:value-type="float">
            <text:p>$0.35</text:p>
          </table:table-cell>
          <table:table-cell table:style-name="ce537" table:formula="of:=SUM([.L39]*[.I39])" office:value-type="float" office:value="1.4" calcext:value-type="float">
            <text:p>$1.40</text:p>
          </table:table-cell>
          <table:table-cell table:style-name="ce461" office:value-type="string" calcext:value-type="string">
            <text:p>Extruder, Z-endstop</text:p>
          </table:table-cell>
          <table:table-cell table:style-name="ce485"/>
          <table:table-cell table:style-name="ce549"/>
          <table:table-cell table:style-name="ce561" table:number-columns-repeated="2"/>
          <table:table-cell table:style-name="ce576"/>
          <table:table-cell table:style-name="ce461" table:number-columns-repeated="2"/>
          <table:table-cell table:style-name="ce324" table:number-columns-repeated="1003"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/>
          <table:table-cell table:style-name="ce461" office:value-type="string" calcext:value-type="string">
            <text:p>HD-RD0004</text:p>
          </table:table-cell>
          <table:table-cell table:style-name="ce461" office:value-type="string" calcext:value-type="string">
            <text:p>8mm Smooth Rod x 18-19mm</text:p>
          </table:table-cell>
          <table:table-cell table:style-name="ce485"/>
          <table:table-cell table:style-name="ce461"/>
          <table:table-cell table:style-name="ce461" office:value-type="string" calcext:value-type="string">
            <text:p>MBK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40]*[.$H$1]" office:value-type="float" office:value="300" calcext:value-type="float">
            <text:p>300</text:p>
          </table:table-cell>
          <table:table-cell table:style-name="ce524" office:value-type="float" office:value="4.63" calcext:value-type="float">
            <text:p>$4.63</text:p>
          </table:table-cell>
          <table:table-cell table:style-name="ce537" table:formula="of:=SUM([.L40]*[.I40])" office:value-type="float" office:value="9.26" calcext:value-type="float">
            <text:p>$9.26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/>
          <table:table-cell table:style-name="ce561" table:number-columns-repeated="2"/>
          <table:table-cell table:style-name="ce576"/>
          <table:table-cell table:style-name="ce461" table:number-columns-repeated="2"/>
          <table:table-cell table:style-name="ce324" table:number-columns-repeated="1003"/>
        </table:table-row>
        <table:table-row table:style-name="ro4">
          <table:table-cell table:style-name="ce463" office:value-type="string" calcext:value-type="string">
            <text:p>Mechanical</text:p>
          </table:table-cell>
          <table:table-cell table:style-name="ce463"/>
          <table:table-cell table:style-name="ce476"/>
          <table:table-cell table:style-name="ce476" office:value-type="string" calcext:value-type="string">
            <text:p>Assy, Lulzbot Hexagon V1.0 with 0.35 nozzle</text:p>
          </table:table-cell>
          <table:table-cell table:style-name="ce491" office:value-type="string" calcext:value-type="string">
            <text:p>Aleph Objects</text:p>
          </table:table-cell>
          <table:table-cell table:style-name="ce476"/>
          <table:table-cell table:style-name="ce476" office:value-type="string" calcext:value-type="string">
            <text:p>Aleph Objects</text:p>
          </table:table-cell>
          <table:table-cell table:style-name="ce476"/>
          <table:table-cell table:style-name="ce512" office:value-type="float" office:value="2" calcext:value-type="float">
            <text:p>2</text:p>
          </table:table-cell>
          <table:table-cell table:style-name="ce512" office:value-type="string" calcext:value-type="string">
            <text:p>ea</text:p>
          </table:table-cell>
          <table:table-cell table:style-name="ce519" table:formula="of:=[.I41]*[.$H$1]" office:value-type="float" office:value="300" calcext:value-type="float">
            <text:p>300</text:p>
          </table:table-cell>
          <table:table-cell table:style-name="ce532" office:value-type="float" office:value="52" calcext:value-type="float">
            <text:p>$52.00</text:p>
          </table:table-cell>
          <table:table-cell table:style-name="ce543" table:formula="of:=SUM([.L41]*[.I41])" office:value-type="float" office:value="104" calcext:value-type="float">
            <text:p>$104.00</text:p>
          </table:table-cell>
          <table:table-cell table:style-name="ce491"/>
          <table:table-cell table:style-name="ce512"/>
          <table:table-cell table:style-name="ce554" table:number-columns-repeated="2"/>
          <table:table-cell table:style-name="ce568"/>
          <table:table-cell table:style-name="ce577"/>
          <table:table-cell table:style-name="ce583"/>
          <table:table-cell table:style-name="ce476"/>
          <table:table-cell table:style-name="ce482"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TB0007</text:p>
          </table:table-cell>
          <table:table-cell table:style-name="ce461" office:value-type="string" calcext:value-type="string">
            <text:p>Feed Tube, PTF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Professional Plastics</text:p>
          </table:table-cell>
          <table:table-cell table:style-name="ce501" office:value-type="string" calcext:value-type="string">
            <text:p>0.187 ID X .250 OD NAT PTFE TUBE</text:p>
          </table:table-cell>
          <table:table-cell table:style-name="ce506" office:value-type="float" office:value="850" calcext:value-type="float">
            <text:p>850</text:p>
          </table:table-cell>
          <table:table-cell table:style-name="ce506" office:value-type="string" calcext:value-type="string">
            <text:p>mm</text:p>
          </table:table-cell>
          <table:table-cell table:style-name="ce518" table:formula="of:=[.I42]*[.$H$1]" office:value-type="float" office:value="127500" calcext:value-type="float">
            <text:p>127500</text:p>
          </table:table-cell>
          <table:table-cell table:style-name="ce524" table:formula="of:=1.09/304.8" office:value-type="float" office:value="0.0035761154855643" calcext:value-type="float">
            <text:p>$0.00</text:p>
          </table:table-cell>
          <table:table-cell table:style-name="ce537" table:formula="of:=SUM([.L42]*[.I42])" office:value-type="float" office:value="3.03969816272966" calcext:value-type="float">
            <text:p>$3.04</text:p>
          </table:table-cell>
          <table:table-cell table:style-name="ce461" office:value-type="string" calcext:value-type="string">
            <text:p>Filament Guide</text:p>
          </table:table-cell>
          <table:table-cell table:style-name="ce485"/>
          <table:table-cell table:style-name="ce549" office:value-type="string" calcext:value-type="string">
            <text:p>PO06980</text:p>
          </table:table-cell>
          <table:table-cell table:style-name="ce561" office:value-type="date" office:date-value="2015-03-31" calcext:value-type="date">
            <text:p>03/31/15</text:p>
          </table:table-cell>
          <table:table-cell table:style-name="ce565" office:value-type="date" office:date-value="2015-04-06" calcext:value-type="date">
            <text:p>04/06/15</text:p>
          </table:table-cell>
          <table:table-cell table:style-name="ce578" office:value-type="string" calcext:value-type="string">
            <text:p>418 Feet </text:p>
          </table:table-cell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WA0007</text:p>
          </table:table-cell>
          <table:table-cell table:style-name="ce461" office:value-type="string" calcext:value-type="string">
            <text:p>M5 Washer, Steel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43]*[.$H$1]" office:value-type="float" office:value="150" calcext:value-type="float">
            <text:p>150</text:p>
          </table:table-cell>
          <table:table-cell table:style-name="ce526" office:value-type="currency" office:currency="USD" office:value="0.003" calcext:value-type="currency">
            <text:p>$0.00</text:p>
          </table:table-cell>
          <table:table-cell table:style-name="ce537" table:formula="of:=SUM([.L43]*[.I43])" office:value-type="float" office:value="0.003" calcext:value-type="float">
            <text:p>$0.00</text:p>
          </table:table-cell>
          <table:table-cell table:style-name="ce461" office:value-type="string" calcext:value-type="string">
            <text:p>frame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40</text:p>
          </table:table-cell>
          <table:table-cell table:number-columns-repeated="1003"/>
        </table:table-row>
        <table:table-row table:style-name="ro10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MS0058</text:p>
          </table:table-cell>
          <table:table-cell table:style-name="ce461" office:value-type="string" calcext:value-type="string">
            <text:p>Wire Tie, 8”</text:p>
          </table:table-cell>
          <table:table-cell table:style-name="ce485"/>
          <table:table-cell table:style-name="ce461"/>
          <table:table-cell table:style-name="ce461" office:value-type="string" calcext:value-type="string">
            <text:p>Electronics Distributors Corporation </text:p>
          </table:table-cell>
          <table:table-cell table:style-name="ce497"/>
          <table:table-cell table:style-name="ce506" office:value-type="float" office:value="6" calcext:value-type="float">
            <text:p>6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44]*[.$H$1]" office:value-type="float" office:value="900" calcext:value-type="float">
            <text:p>900</text:p>
          </table:table-cell>
          <table:table-cell table:style-name="ce524" office:value-type="float" office:value="0.0232" calcext:value-type="float">
            <text:p>$0.02</text:p>
          </table:table-cell>
          <table:table-cell table:style-name="ce537" table:formula="of:=SUM([.L44]*[.I44])" office:value-type="float" office:value="0.1392" calcext:value-type="float">
            <text:p>$0.14</text:p>
          </table:table-cell>
          <table:table-cell table:style-name="ce461"/>
          <table:table-cell table:style-name="ce485"/>
          <table:table-cell table:style-name="ce549" office:value-type="string" calcext:value-type="string">
            <text:p>PO06876</text:p>
          </table:table-cell>
          <table:table-cell table:style-name="ce561" office:value-type="date" office:date-value="2015-03-20" calcext:value-type="date">
            <text:p>03/20/15</text:p>
          </table:table-cell>
          <table:table-cell table:style-name="ce549" office:value-type="string" calcext:value-type="string">
            <text:p>See Notes</text:p>
          </table:table-cell>
          <table:table-cell table:style-name="ce579" office:value-type="string" calcext:value-type="string">
            <text:p>50K 4/3/15 - 40K 4/17/15 - 40K 5/1/15 - 40K 5/15/15 - 40K 5/29/15</text:p>
          </table:table-cell>
          <table:table-cell table:style-name="ce461" office:value-type="string" calcext:value-type="string">
            <text:p>McMaster-Carr Supply Company</text:p>
          </table:table-cell>
          <table:table-cell table:style-name="ce587" office:value-type="string" calcext:value-type="string">
            <text:p>7130K59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75" office:value-type="string" calcext:value-type="string">
            <text:p>HD-MS0062</text:p>
          </table:table-cell>
          <table:table-cell table:style-name="ce475" office:value-type="string" calcext:value-type="string">
            <text:p>Metric Aluminum Unthreaded Spacer, 8MM OD, 8MM Length, M5 Screw Siz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45]*[.$H$1]" office:value-type="float" office:value="150" calcext:value-type="float">
            <text:p>150</text:p>
          </table:table-cell>
          <table:table-cell table:style-name="ce524" office:value-type="float" office:value="1.15" calcext:value-type="float">
            <text:p>$1.15</text:p>
          </table:table-cell>
          <table:table-cell table:style-name="ce537" table:formula="of:=SUM([.L45]*[.I45])" office:value-type="float" office:value="1.15" calcext:value-type="float">
            <text:p>$1.15</text:p>
          </table:table-cell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587" office:value-type="string" calcext:value-type="string">
            <text:p>94669A757</text:p>
          </table:table-cell>
          <table:table-cell table:style-name="ce589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4">
          <table:table-cell table:style-name="ce464" office:value-type="string" calcext:value-type="string">
            <text:p>Hardware</text:p>
          </table:table-cell>
          <table:table-cell table:style-name="ce324"/>
          <table:table-cell table:style-name="ce464" office:value-type="string" calcext:value-type="string">
            <text:p>HD-NT0044</text:p>
          </table:table-cell>
          <table:table-cell table:style-name="ce464" office:value-type="string" calcext:value-type="string">
            <text:p>Post insertion M5 T-nut for 20mm extrusion</text:p>
          </table:table-cell>
          <table:table-cell table:style-name="ce464" office:value-type="string" calcext:value-type="string">
            <text:p>Post assembly M5 T-nut</text:p>
          </table:table-cell>
          <table:table-cell table:style-name="ce324"/>
          <table:table-cell table:style-name="ce464" office:value-type="string" calcext:value-type="string">
            <text:p>Misumi</text:p>
          </table:table-cell>
          <table:table-cell table:style-name="ce499" office:value-type="string" calcext:value-type="string">
            <text:p>HN-TAP5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string" calcext:value-type="string">
            <text:p>ea</text:p>
          </table:table-cell>
          <table:table-cell table:style-name="ce509" table:formula="of:=[.I46]*[.H1]" office:value-type="float" office:value="150" calcext:value-type="float">
            <text:p>150</text:p>
          </table:table-cell>
          <table:table-cell table:style-name="ce528" office:value-type="float" office:value="0.046" calcext:value-type="float">
            <text:p>$0.05</text:p>
          </table:table-cell>
          <table:table-cell table:style-name="ce540" table:formula="of:=SUM([.L46]*[.I46])" office:value-type="float" office:value="0.046" calcext:value-type="float">
            <text:p>$0.05</text:p>
          </table:table-cell>
          <table:table-cell table:style-name="ce464" office:value-type="string" calcext:value-type="string">
            <text:p>for additional spool arm</text:p>
          </table:table-cell>
          <table:table-cell table:style-name="ce324"/>
          <table:table-cell table:style-name="ce552" table:number-columns-repeated="3"/>
          <table:table-cell table:style-name="ce580"/>
          <table:table-cell table:style-name="ce464" office:value-type="string" calcext:value-type="string">
            <text:p>Received </text:p>
          </table:table-cell>
          <table:table-cell table:style-name="ce464"/>
          <table:table-cell table:style-name="ce464" office:value-type="string" calcext:value-type="string">
            <text:p>Checking with Mary on inventory levels / Per Mary, we should be good on these – don't order more.</text:p>
          </table:table-cell>
          <table:table-cell table:style-name="ce590" table:number-columns-repeated="1002"/>
        </table:table-row>
        <table:table-row table:style-name="ro4">
          <table:table-cell table:style-name="ce466" office:value-type="string" calcext:value-type="string">
            <text:p>Hardware</text:p>
          </table:table-cell>
          <table:table-cell table:style-name="ce470"/>
          <table:table-cell table:style-name="ce466"/>
          <table:table-cell table:style-name="ce466" office:value-type="string" calcext:value-type="string">
            <text:p>Panduit wire wrap – 1/4” Black</text:p>
          </table:table-cell>
          <table:table-cell table:style-name="ce466"/>
          <table:table-cell table:style-name="ce470"/>
          <table:table-cell table:style-name="ce466"/>
          <table:table-cell table:style-name="ce502"/>
          <table:table-cell table:style-name="ce513" office:value-type="float" office:value="260" calcext:value-type="float">
            <text:p>260</text:p>
          </table:table-cell>
          <table:table-cell table:style-name="ce513" office:value-type="string" calcext:value-type="string">
            <text:p>mm</text:p>
          </table:table-cell>
          <table:table-cell table:style-name="ce513"/>
          <table:table-cell table:style-name="ce533"/>
          <table:table-cell table:style-name="ce544"/>
          <table:table-cell table:style-name="ce466"/>
          <table:table-cell table:style-name="ce470"/>
          <table:table-cell table:style-name="ce555" table:number-columns-repeated="3"/>
          <table:table-cell table:style-name="ce581"/>
          <table:table-cell table:style-name="ce466" table:number-columns-repeated="3"/>
          <table:table-cell table:style-name="ce591" table:number-columns-repeated="1002"/>
        </table:table-row>
        <table:table-row table:style-name="ro4" table:number-rows-repeated="2">
          <table:table-cell table:style-name="ce464"/>
          <table:table-cell table:style-name="ce324"/>
          <table:table-cell table:style-name="ce464" table:number-columns-repeated="3"/>
          <table:table-cell table:style-name="ce324"/>
          <table:table-cell table:style-name="ce464"/>
          <table:table-cell table:style-name="ce499"/>
          <table:table-cell table:style-name="ce509" table:number-columns-repeated="3"/>
          <table:table-cell table:style-name="ce528"/>
          <table:table-cell table:style-name="ce540"/>
          <table:table-cell table:style-name="ce464"/>
          <table:table-cell table:style-name="ce324"/>
          <table:table-cell table:style-name="ce552" table:number-columns-repeated="3"/>
          <table:table-cell table:style-name="ce580"/>
          <table:table-cell table:style-name="ce464" table:number-columns-repeated="3"/>
          <table:table-cell table:style-name="ce590" table:number-columns-repeated="1002"/>
        </table:table-row>
        <table:table-row table:style-name="ro4">
          <table:table-cell table:style-name="ce464"/>
          <table:table-cell table:style-name="ce324"/>
          <table:table-cell table:style-name="ce464"/>
          <table:table-cell table:style-name="ce464" office:value-type="string" calcext:value-type="string">
            <text:p>40mm Fan</text:p>
          </table:table-cell>
          <table:table-cell table:style-name="ce464"/>
          <table:table-cell table:style-name="ce324"/>
          <table:table-cell table:style-name="ce464"/>
          <table:table-cell table:style-name="ce499"/>
          <table:table-cell table:style-name="ce509" office:value-type="float" office:value="2" calcext:value-type="float">
            <text:p>2</text:p>
          </table:table-cell>
          <table:table-cell table:style-name="ce509" office:value-type="string" calcext:value-type="string">
            <text:p>ea</text:p>
          </table:table-cell>
          <table:table-cell table:style-name="ce509"/>
          <table:table-cell table:style-name="ce528"/>
          <table:table-cell table:style-name="ce540"/>
          <table:table-cell table:style-name="ce464"/>
          <table:table-cell table:style-name="ce324"/>
          <table:table-cell table:style-name="ce552" table:number-columns-repeated="3"/>
          <table:table-cell table:style-name="ce580"/>
          <table:table-cell table:style-name="ce464" table:number-columns-repeated="3"/>
          <table:table-cell table:style-name="ce590" table:number-columns-repeated="1002"/>
        </table:table-row>
        <table:table-row table:style-name="ro4">
          <table:table-cell table:style-name="ce461" office:value-type="string" calcext:value-type="string">
            <text:p>Electronic</text:p>
          </table:table-cell>
          <table:table-cell table:style-name="ce461"/>
          <table:table-cell table:style-name="ce477" office:value-type="string" calcext:value-type="string">
            <text:p>EL-FA0020</text:p>
          </table:table-cell>
          <table:table-cell table:style-name="ce479" office:value-type="string" calcext:value-type="string">
            <text:p>RFB2008 Micro Blower, 30 AWG wire 250mm long</text:p>
          </table:table-cell>
          <table:table-cell table:style-name="ce485"/>
          <table:table-cell table:style-name="ce461"/>
          <table:table-cell table:style-name="ce461" office:value-type="string" calcext:value-type="string">
            <text:p>Pelonis</text:p>
          </table:table-cell>
          <table:table-cell table:style-name="ce497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/>
          <table:table-cell table:style-name="ce524"/>
          <table:table-cell table:style-name="ce537"/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/>
          <table:table-cell table:style-name="ce587"/>
          <table:table-cell table:number-columns-repeated="1003"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1"/>
          <table:table-cell table:style-name="ce461" office:value-type="string" calcext:value-type="string">
            <text:p>EL-MT0017</text:p>
          </table:table-cell>
          <table:table-cell table:style-name="ce461" office:value-type="string" calcext:value-type="string">
            <text:p>Half Height NEMA 17 Stepper Motor, wires cut to 60mm</text:p>
          </table:table-cell>
          <table:table-cell table:style-name="ce492"/>
          <table:table-cell table:style-name="ce324"/>
          <table:table-cell table:style-name="ce461" office:value-type="string" calcext:value-type="string">
            <text:p>Changzhou</text:p>
          </table:table-cell>
          <table:table-cell table:style-name="ce503" office:value-type="string" calcext:value-type="string">
            <text:p>SY42STH33-1504A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52]*[.$H$1]" office:value-type="float" office:value="300" calcext:value-type="float">
            <text:p>300</text:p>
          </table:table-cell>
          <table:table-cell table:style-name="ce524" office:value-type="float" office:value="5.35" calcext:value-type="float">
            <text:p>$5.35</text:p>
          </table:table-cell>
          <table:table-cell table:style-name="ce537" table:formula="of:=SUM([.L52]*[.I52])" office:value-type="float" office:value="10.7" calcext:value-type="float">
            <text:p>$10.70</text:p>
          </table:table-cell>
          <table:table-cell table:style-name="ce493"/>
          <table:table-cell table:style-name="ce467"/>
          <table:table-cell table:style-name="ce556"/>
          <table:table-cell table:style-name="ce558" table:number-columns-repeated="2"/>
          <table:table-cell table:style-name="ce582"/>
          <table:table-cell table:style-name="ce467" table:number-columns-repeated="2"/>
          <table:table-cell table:number-columns-repeated="1003"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7"/>
          <table:table-cell table:style-name="ce467" office:value-type="string" calcext:value-type="string">
            <text:p>TL-CS0083</text:p>
          </table:table-cell>
          <table:table-cell table:style-name="ce480" office:value-type="string" calcext:value-type="string">
            <text:p>EMI/RFI-Shield Heat-Shrink Tubing 3/16" ID Before, 3/32" ID After, 48" L, Black, cut to 50mm</text:p>
          </table:table-cell>
          <table:table-cell table:style-name="ce493"/>
          <table:table-cell table:style-name="ce467"/>
          <table:table-cell table:style-name="ce467" office:value-type="string" calcext:value-type="string">
            <text:p>Mcmaster-Carr Supply Company</text:p>
          </table:table-cell>
          <table:table-cell table:style-name="ce467" office:value-type="string" calcext:value-type="string">
            <text:p>7937K31</text:p>
          </table:table-cell>
          <table:table-cell table:style-name="ce514" office:value-type="float" office:value="90" calcext:value-type="float">
            <text:p>90</text:p>
          </table:table-cell>
          <table:table-cell table:style-name="ce514" office:value-type="string" calcext:value-type="string">
            <text:p>mm</text:p>
          </table:table-cell>
          <table:table-cell table:style-name="ce518" table:formula="of:=[.I53]*[.$H$1]" office:value-type="float" office:value="13500" calcext:value-type="float">
            <text:p>13500</text:p>
          </table:table-cell>
          <table:table-cell table:style-name="ce534" table:formula="of:=(16.88/1219.2)" office:value-type="currency" office:currency="USD" office:value="0.0138451443569554" calcext:value-type="currency">
            <text:p>$0.01</text:p>
          </table:table-cell>
          <table:table-cell table:style-name="ce537" table:formula="of:=SUM([.L53]*[.I53])" office:value-type="float" office:value="1.24606299212598" calcext:value-type="float">
            <text:p>$1.25</text:p>
          </table:table-cell>
          <table:table-cell table:style-name="ce493"/>
          <table:table-cell table:style-name="ce467"/>
          <table:table-cell table:style-name="ce556"/>
          <table:table-cell table:style-name="ce558"/>
          <table:table-cell table:style-name="ce565"/>
          <table:table-cell table:style-name="ce578"/>
          <table:table-cell table:style-name="ce584" table:formula="of:=[.K53]/25.4/12" office:value-type="float" office:value="44.2913385826772" calcext:value-type="float">
            <text:p>44</text:p>
          </table:table-cell>
          <table:table-cell table:style-name="ce585" office:value-type="string" calcext:value-type="string">
            <text:p>Feet</text:p>
          </table:table-cell>
          <table:table-cell table:number-columns-repeated="1003"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7"/>
          <table:table-cell table:style-name="ce467" office:value-type="string" calcext:value-type="string">
            <text:p>TL-CS0129</text:p>
          </table:table-cell>
          <table:table-cell table:style-name="ce480" office:value-type="string" calcext:value-type="string">
            <text:p>Interference-Shielding Heat-Shrink Tubing, 3/8" ID Before, 3/16" ID After, 48" Long, Black</text:p>
          </table:table-cell>
          <table:table-cell table:style-name="ce493"/>
          <table:table-cell table:style-name="ce467"/>
          <table:table-cell table:style-name="ce467" office:value-type="string" calcext:value-type="string">
            <text:p>Mcmaster-Carr Supply Company</text:p>
          </table:table-cell>
          <table:table-cell table:style-name="ce467" office:value-type="string" calcext:value-type="string">
            <text:p>7937K33</text:p>
          </table:table-cell>
          <table:table-cell table:style-name="ce514" office:value-type="float" office:value="60" calcext:value-type="float">
            <text:p>60</text:p>
          </table:table-cell>
          <table:table-cell table:style-name="ce514" office:value-type="string" calcext:value-type="string">
            <text:p>mm</text:p>
          </table:table-cell>
          <table:table-cell table:style-name="ce518"/>
          <table:table-cell table:style-name="ce534"/>
          <table:table-cell table:style-name="ce537"/>
          <table:table-cell table:style-name="ce493"/>
          <table:table-cell table:style-name="ce467"/>
          <table:table-cell table:style-name="ce557"/>
          <table:table-cell table:style-name="ce564"/>
          <table:table-cell table:style-name="ce565"/>
          <table:table-cell table:style-name="ce578"/>
          <table:table-cell table:style-name="ce585"/>
          <table:table-cell table:style-name="ce467"/>
          <table:table-cell table:number-columns-repeated="1003"/>
        </table:table-row>
        <table:table-row table:style-name="ro12">
          <table:table-cell table:style-name="ce461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061</text:p>
          </table:table-cell>
          <table:table-cell table:style-name="ce324" office:value-type="string" calcext:value-type="string">
            <text:p>Conn Housing Male 4POS .100</text:p>
          </table:table-cell>
          <table:table-cell table:style-name="ce492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35-ND</text:p>
          </table:table-cell>
          <table:table-cell table:style-name="ce515" office:value-type="float" office:value="2" calcext:value-type="float">
            <text:p>2</text:p>
          </table:table-cell>
          <table:table-cell table:style-name="ce515" office:value-type="string" calcext:value-type="string">
            <text:p>pcs</text:p>
          </table:table-cell>
          <table:table-cell table:style-name="ce518" table:formula="of:=[.I55]*[.$H$1]" office:value-type="float" office:value="300" calcext:value-type="float">
            <text:p>300</text:p>
          </table:table-cell>
          <table:table-cell table:style-name="ce535" office:value-type="currency" office:currency="USD" office:value="0.4" calcext:value-type="currency">
            <text:p>$0.40</text:p>
          </table:table-cell>
          <table:table-cell table:style-name="ce545" table:formula="of:=[.L55]*[.I55]" office:value-type="currency" office:currency="USD" office:value="0.8" calcext:value-type="currency">
            <text:p>$0.80</text:p>
          </table:table-cell>
          <table:table-cell table:style-name="ce515"/>
          <table:table-cell table:style-name="ce534"/>
          <table:table-cell table:style-name="ce558"/>
          <table:table-cell table:style-name="ce565" table:number-columns-repeated="2"/>
          <table:table-cell table:style-name="ce578"/>
          <table:table-cell table:style-name="ce586"/>
          <table:table-cell table:style-name="ce324"/>
          <table:table-cell table:number-columns-repeated="1003"/>
        </table:table-row>
        <table:table-row table:style-name="ro4">
          <table:table-cell table:style-name="ce461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205</text:p>
          </table:table-cell>
          <table:table-cell table:style-name="ce324" office:value-type="string" calcext:value-type="string">
            <text:p>CONN TERM MALE 22-24AWG TIN</text:p>
          </table:table-cell>
          <table:table-cell table:style-name="ce492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17TR-ND</text:p>
          </table:table-cell>
          <table:table-cell table:style-name="ce515" office:value-type="float" office:value="8" calcext:value-type="float">
            <text:p>8</text:p>
          </table:table-cell>
          <table:table-cell table:style-name="ce515" office:value-type="string" calcext:value-type="string">
            <text:p>pcs</text:p>
          </table:table-cell>
          <table:table-cell table:style-name="ce518" table:formula="of:=[.I56]*[.$H$1]" office:value-type="float" office:value="1200" calcext:value-type="float">
            <text:p>1200</text:p>
          </table:table-cell>
          <table:table-cell table:style-name="ce535" office:value-type="currency" office:currency="USD" office:value="0.065" calcext:value-type="currency">
            <text:p>$0.07</text:p>
          </table:table-cell>
          <table:table-cell table:style-name="ce545" table:formula="of:=[.L56]*[.I56]" office:value-type="currency" office:currency="USD" office:value="0.52" calcext:value-type="currency">
            <text:p>$0.52</text:p>
          </table:table-cell>
          <table:table-cell table:style-name="ce324" table:number-columns-repeated="2"/>
          <table:table-cell table:style-name="ce559"/>
          <table:table-cell table:style-name="ce565" table:number-columns-repeated="2"/>
          <table:table-cell table:style-name="ce578"/>
          <table:table-cell table:style-name="ce586"/>
          <table:table-cell table:style-name="ce324"/>
          <table:table-cell table:number-columns-repeated="1003"/>
        </table:table-row>
        <table:table-row table:style-name="ro4">
          <table:table-cell table:number-columns-repeated="4"/>
          <table:table-cell table:style-name="ce483"/>
          <table:table-cell table:number-columns-repeated="8"/>
          <table:table-cell table:style-name="ce324" table:number-columns-repeated="2"/>
          <table:table-cell table:style-name="ce560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483"/>
          <table:table-cell table:number-columns-repeated="5"/>
          <table:table-cell table:style-name="ce521"/>
          <table:table-cell table:style-name="ce521" office:value-type="string" calcext:value-type="string">
            <text:p>Dual Extruder BOM cost <text:s/></text:p>
          </table:table-cell>
          <table:table-cell table:style-name="ce546" table:formula="of:=SUM([.M3:.M56])" office:value-type="currency" office:currency="USD" office:value="152.716471207766" calcext:value-type="currency">
            <text:p>$152.72</text:p>
          </table:table-cell>
          <table:table-cell table:style-name="ce324" table:number-columns-repeated="2"/>
          <table:table-cell table:style-name="ce560" table:number-columns-repeated="3"/>
          <table:table-cell table:number-columns-repeated="1006"/>
        </table:table-row>
        <table:table-row table:style-name="ro4" table:number-rows-repeated="6">
          <table:table-cell table:number-columns-repeated="15"/>
          <table:table-cell table:style-name="ce560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81" office:value-type="string" calcext:value-type="string">
            <text:p>Might Change</text:p>
          </table:table-cell>
          <table:table-cell table:number-columns-repeated="11"/>
          <table:table-cell table:style-name="ce560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82" office:value-type="string" calcext:value-type="string">
            <text:p>Will Change</text:p>
          </table:table-cell>
          <table:table-cell table:number-columns-repeated="11"/>
          <table:table-cell table:style-name="ce560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70" office:value-type="string" calcext:value-type="string">
            <text:p>New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st check" table:style-name="ta1">
        <table:table-column table:style-name="co1" table:number-columns-repeated="3" table:default-cell-style-name="ce324"/>
        <table:table-column table:style-name="co3" table:default-cell-style-name="ce324"/>
        <table:table-column table:style-name="co1" table:number-columns-repeated="13" table:default-cell-style-name="ce324"/>
        <table:table-column table:style-name="co25" table:default-cell-style-name="ce324"/>
        <table:table-column table:style-name="co1" table:number-columns-repeated="1006" table:default-cell-style-name="ce324"/>
        <table:table-row table:style-name="ro1">
          <table:table-cell table:style-name="ce592" table:number-columns-repeated="4"/>
          <table:table-cell table:style-name="ce624" office:value-type="string" calcext:value-type="string" table:number-columns-spanned="2" table:number-rows-spanned="1">
            <text:p>QTY TO BUILD</text:p>
          </table:table-cell>
          <table:covered-table-cell table:style-name="ce592"/>
          <table:table-cell table:style-name="ce638" office:value-type="float" office:value="250" calcext:value-type="float">
            <text:p>250</text:p>
          </table:table-cell>
          <table:table-cell table:style-name="ce654"/>
          <table:table-cell table:style-name="ce592"/>
          <table:table-cell table:style-name="ce663" office:value-type="string" calcext:value-type="string">
            <text:p>Qty to order</text:p>
          </table:table-cell>
          <table:table-cell table:style-name="ce592" table:number-columns-repeated="3"/>
          <table:table-cell table:style-name="ce695"/>
          <table:table-cell table:style-name="ce654" table:number-columns-repeated="4"/>
          <table:table-cell table:style-name="ce592" table:number-columns-repeated="1005"/>
          <table:table-cell/>
        </table:table-row>
        <table:table-row table:style-name="ro2">
          <table:table-cell table:style-name="ce593" office:value-type="string" calcext:value-type="string">
            <text:p>Category</text:p>
          </table:table-cell>
          <table:table-cell table:style-name="ce593" office:value-type="string" calcext:value-type="string">
            <text:p>AO Part #</text:p>
          </table:table-cell>
          <table:table-cell table:style-name="ce593" office:value-type="string" calcext:value-type="string">
            <text:p>Part Name</text:p>
          </table:table-cell>
          <table:table-cell table:style-name="ce593" office:value-type="string" calcext:value-type="string">
            <text:p>Manufacturer</text:p>
          </table:table-cell>
          <table:table-cell table:style-name="ce593" office:value-type="string" calcext:value-type="string">
            <text:p>Mfr. PN</text:p>
          </table:table-cell>
          <table:table-cell table:style-name="ce593" office:value-type="string" calcext:value-type="string">
            <text:p>Distributor</text:p>
          </table:table-cell>
          <table:table-cell table:style-name="ce593" office:value-type="string" calcext:value-type="string">
            <text:p>MFR PN</text:p>
          </table:table-cell>
          <table:table-cell table:style-name="ce655" office:value-type="string" calcext:value-type="string">
            <text:p>Qty</text:p>
          </table:table-cell>
          <table:table-cell table:style-name="ce593" office:value-type="string" calcext:value-type="string">
            <text:p>UOM</text:p>
          </table:table-cell>
          <table:table-cell table:style-name="ce593"/>
          <table:table-cell table:style-name="ce593" office:value-type="string" calcext:value-type="string">
            <text:p>Cost Each</text:p>
          </table:table-cell>
          <table:table-cell table:style-name="ce593" office:value-type="string" calcext:value-type="string">
            <text:p>Cost per Dual</text:p>
          </table:table-cell>
          <table:table-cell table:style-name="ce593"/>
          <table:table-cell table:style-name="ce691" office:value-type="string" calcext:value-type="string">
            <text:p>Cost Total</text:p>
          </table:table-cell>
          <table:table-cell table:style-name="ce655" office:value-type="string" calcext:value-type="string">
            <text:p>PO </text:p>
          </table:table-cell>
          <table:table-cell table:style-name="ce655" office:value-type="string" calcext:value-type="string">
            <text:p>Date</text:p>
          </table:table-cell>
          <table:table-cell table:style-name="ce655" office:value-type="string" calcext:value-type="string">
            <text:p>ETA </text:p>
          </table:table-cell>
          <table:table-cell table:style-name="ce655"/>
          <table:table-cell/>
          <table:table-cell table:style-name="ce655" office:value-type="string" calcext:value-type="string">
            <text:p>Notes</text:p>
          </table:table-cell>
          <table:table-cell table:style-name="ce593" table:number-columns-repeated="1003"/>
          <table:table-cell/>
        </table:table-row>
        <table:table-row table:style-name="ro3">
          <table:table-cell table:style-name="ce461" office:value-type="string" calcext:value-type="string">
            <text:p>Printed</text:p>
          </table:table-cell>
          <table:table-cell table:style-name="ce461" office:value-type="string" calcext:value-type="string">
            <text:p>PP-GP0197</text:p>
          </table:table-cell>
          <table:table-cell table:style-name="ce461" office:value-type="string" calcext:value-type="string">
            <text:p>dual_extruder_2.0_mount_v1.0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3]" office:value-type="float" office:value="250" calcext:value-type="float">
            <text:p>250</text:p>
          </table:table-cell>
          <table:table-cell table:style-name="ce668" office:value-type="currency" office:currency="USD" office:value="1" calcext:value-type="currency">
            <text:p>$1.00</text:p>
          </table:table-cell>
          <table:table-cell table:style-name="ce537" table:formula="of:=SUM([.K3]*[.H3])" office:value-type="float" office:value="1" calcext:value-type="float">
            <text:p>$1.00</text:p>
          </table:table-cell>
          <table:table-cell table:style-name="ce461"/>
          <table:table-cell table:style-name="ce696" table:formula="of:=[.J3]*[.K3]" office:value-type="currency" office:currency="USD" office:value="250" calcext:value-type="currency">
            <text:p>$25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Printed</text:p>
          </table:table-cell>
          <table:table-cell table:style-name="ce461" office:value-type="string" calcext:value-type="string">
            <text:p>PP-GP0198</text:p>
          </table:table-cell>
          <table:table-cell table:style-name="ce461" office:value-type="string" calcext:value-type="string">
            <text:p>javelin_flex_plate_v1.2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4]" office:value-type="float" office:value="250" calcext:value-type="float">
            <text:p>250</text:p>
          </table:table-cell>
          <table:table-cell table:style-name="ce668" office:value-type="currency" office:currency="USD" office:value="1" calcext:value-type="currency">
            <text:p>$1.00</text:p>
          </table:table-cell>
          <table:table-cell table:style-name="ce537" table:formula="of:=SUM([.K4]*[.H4])" office:value-type="float" office:value="1" calcext:value-type="float">
            <text:p>$1.00</text:p>
          </table:table-cell>
          <table:table-cell table:style-name="ce461"/>
          <table:table-cell table:style-name="ce696" table:formula="of:=[.J4]*[.K4]" office:value-type="currency" office:currency="USD" office:value="250" calcext:value-type="currency">
            <text:p>$25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Printed</text:p>
          </table:table-cell>
          <table:table-cell table:style-name="ce461" office:value-type="string" calcext:value-type="string">
            <text:p>PP-GP0199</text:p>
          </table:table-cell>
          <table:table-cell table:style-name="ce461" office:value-type="string" calcext:value-type="string">
            <text:p>40mm_fan_duct__for_dual_v0.3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97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5]" office:value-type="float" office:value="500" calcext:value-type="float">
            <text:p>500</text:p>
          </table:table-cell>
          <table:table-cell table:style-name="ce668" office:value-type="currency" office:currency="USD" office:value="1" calcext:value-type="currency">
            <text:p>$1.00</text:p>
          </table:table-cell>
          <table:table-cell table:style-name="ce537" table:formula="of:=SUM([.K5]*[.H5])" office:value-type="float" office:value="2" calcext:value-type="float">
            <text:p>$2.00</text:p>
          </table:table-cell>
          <table:table-cell table:style-name="ce461"/>
          <table:table-cell table:style-name="ce696" table:formula="of:=[.J5]*[.K5]" office:value-type="currency" office:currency="USD" office:value="500" calcext:value-type="currency">
            <text:p>$50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3" office:value-type="string" calcext:value-type="string">
            <text:p>PP-GP0186</text:p>
          </table:table-cell>
          <table:table-cell table:style-name="ce604" office:value-type="string" calcext:value-type="string">
            <text:p>Wade extruder body for Hex nozzle v1.0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6]" office:value-type="float" office:value="500" calcext:value-type="float">
            <text:p>500</text:p>
          </table:table-cell>
          <table:table-cell table:style-name="ce669" office:value-type="currency" office:currency="USD" office:value="3.79" calcext:value-type="currency">
            <text:p>$3.790</text:p>
          </table:table-cell>
          <table:table-cell table:style-name="ce537" table:formula="of:=SUM([.K6]*[.H6])" office:value-type="float" office:value="7.58" calcext:value-type="float">
            <text:p>$7.58</text:p>
          </table:table-cell>
          <table:table-cell table:style-name="ce461"/>
          <table:table-cell table:style-name="ce696" table:formula="of:=[.J6]*[.K6]" office:value-type="currency" office:currency="USD" office:value="1895" calcext:value-type="currency">
            <text:p>$1,895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193</text:p>
          </table:table-cell>
          <table:table-cell table:style-name="ce604" office:value-type="string" calcext:value-type="string">
            <text:p>Wade Reloaded Idler Block v1.4, Taz &amp; Mini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7]" office:value-type="float" office:value="500" calcext:value-type="float">
            <text:p>500</text:p>
          </table:table-cell>
          <table:table-cell table:style-name="ce669" office:value-type="currency" office:currency="USD" office:value="0.9" calcext:value-type="currency">
            <text:p>$0.900</text:p>
          </table:table-cell>
          <table:table-cell table:style-name="ce537" table:formula="of:=SUM([.K7]*[.H7])" office:value-type="float" office:value="1.8" calcext:value-type="float">
            <text:p>$1.80</text:p>
          </table:table-cell>
          <table:table-cell table:style-name="ce461"/>
          <table:table-cell table:style-name="ce696" table:formula="of:=[.J7]*[.K7]" office:value-type="currency" office:currency="USD" office:value="450" calcext:value-type="currency">
            <text:p>$45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191</text:p>
          </table:table-cell>
          <table:table-cell table:style-name="ce604" office:value-type="string" calcext:value-type="string">
            <text:p>Herringbone Large Gear v1.3, Lulzbot green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8]" office:value-type="float" office:value="500" calcext:value-type="float">
            <text:p>500</text:p>
          </table:table-cell>
          <table:table-cell table:style-name="ce669" office:value-type="currency" office:currency="USD" office:value="2.23" calcext:value-type="currency">
            <text:p>$2.230</text:p>
          </table:table-cell>
          <table:table-cell table:style-name="ce537" table:formula="of:=SUM([.K8]*[.H8])" office:value-type="float" office:value="4.46" calcext:value-type="float">
            <text:p>$4.46</text:p>
          </table:table-cell>
          <table:table-cell table:style-name="ce461"/>
          <table:table-cell table:style-name="ce696" table:formula="of:=[.J8]*[.K8]" office:value-type="currency" office:currency="USD" office:value="1115" calcext:value-type="currency">
            <text:p>$1,115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091</text:p>
          </table:table-cell>
          <table:table-cell table:style-name="ce604" office:value-type="string" calcext:value-type="string">
            <text:p>extruder_latch_v2.0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9]" office:value-type="float" office:value="500" calcext:value-type="float">
            <text:p>500</text:p>
          </table:table-cell>
          <table:table-cell table:style-name="ce669" office:value-type="currency" office:currency="USD" office:value="0.26" calcext:value-type="currency">
            <text:p>$0.260</text:p>
          </table:table-cell>
          <table:table-cell table:style-name="ce537" table:formula="of:=SUM([.K9]*[.H9])" office:value-type="float" office:value="0.52" calcext:value-type="float">
            <text:p>$0.52</text:p>
          </table:table-cell>
          <table:table-cell table:style-name="ce461"/>
          <table:table-cell table:style-name="ce696" table:formula="of:=[.J9]*[.K9]" office:value-type="currency" office:currency="USD" office:value="130" calcext:value-type="currency">
            <text:p>$13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192</text:p>
          </table:table-cell>
          <table:table-cell table:style-name="ce604" office:value-type="string" calcext:value-type="string">
            <text:p>Herringbone Small Gear v1.1, Lulzbot green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0]" office:value-type="float" office:value="500" calcext:value-type="float">
            <text:p>500</text:p>
          </table:table-cell>
          <table:table-cell table:style-name="ce669" office:value-type="currency" office:currency="USD" office:value="0.29" calcext:value-type="currency">
            <text:p>$0.290</text:p>
          </table:table-cell>
          <table:table-cell table:style-name="ce537" table:formula="of:=SUM([.K10]*[.H10])" office:value-type="float" office:value="0.58" calcext:value-type="float">
            <text:p>$0.58</text:p>
          </table:table-cell>
          <table:table-cell table:style-name="ce461"/>
          <table:table-cell table:style-name="ce696" table:formula="of:=[.J10]*[.K10]" office:value-type="currency" office:currency="USD" office:value="145" calcext:value-type="currency">
            <text:p>$145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060</text:p>
          </table:table-cell>
          <table:table-cell table:style-name="ce604" office:value-type="string" calcext:value-type="string">
            <text:p>Wade Reloaded Bearing Washer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1]" office:value-type="float" office:value="500" calcext:value-type="float">
            <text:p>500</text:p>
          </table:table-cell>
          <table:table-cell table:style-name="ce669" office:value-type="currency" office:currency="USD" office:value="0.02" calcext:value-type="currency">
            <text:p>$0.020</text:p>
          </table:table-cell>
          <table:table-cell table:style-name="ce537" table:formula="of:=SUM([.K11]*[.H11])" office:value-type="float" office:value="0.04" calcext:value-type="float">
            <text:p>$0.04</text:p>
          </table:table-cell>
          <table:table-cell table:style-name="ce461"/>
          <table:table-cell table:style-name="ce696" table:formula="of:=[.J11]*[.K11]" office:value-type="currency" office:currency="USD" office:value="10" calcext:value-type="currency">
            <text:p>$1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5" office:value-type="string" calcext:value-type="string">
            <text:p>PP-GP0109</text:p>
          </table:table-cell>
          <table:table-cell table:style-name="ce461" office:value-type="string" calcext:value-type="string">
            <text:p>Spool Arm, TAZ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1" calcext:value-type="float">
            <text:p>1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2]" office:value-type="float" office:value="250" calcext:value-type="float">
            <text:p>250</text:p>
          </table:table-cell>
          <table:table-cell table:style-name="ce537" table:formula="of:=88.3*(51/2268)" office:value-type="float" office:value="1.98558201058201" calcext:value-type="float">
            <text:p>$1.99</text:p>
          </table:table-cell>
          <table:table-cell table:style-name="ce537" table:formula="of:=SUM([.K12]*[.H12])" office:value-type="float" office:value="1.98558201058201" calcext:value-type="float">
            <text:p>$1.99</text:p>
          </table:table-cell>
          <table:table-cell table:style-name="ce461"/>
          <table:table-cell table:style-name="ce696" table:formula="of:=[.J12]*[.K12]" office:value-type="currency" office:currency="USD" office:value="496.395502645503" calcext:value-type="currency">
            <text:p>$496.4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 office:value-type="string" calcext:value-type="string">
            <text:p>PP-GP0074</text:p>
          </table:table-cell>
          <table:table-cell table:style-name="ce461" office:value-type="string" calcext:value-type="string">
            <text:p>feed_tube spinner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1" calcext:value-type="float">
            <text:p>1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3]" office:value-type="float" office:value="250" calcext:value-type="float">
            <text:p>250</text:p>
          </table:table-cell>
          <table:table-cell table:style-name="ce537" table:formula="of:=3.032*(51/2268)" office:value-type="float" office:value="0.0681798941798942" calcext:value-type="float">
            <text:p>$0.07</text:p>
          </table:table-cell>
          <table:table-cell table:style-name="ce537" table:formula="of:=SUM([.K13]*[.H13])" office:value-type="float" office:value="0.0681798941798942" calcext:value-type="float">
            <text:p>$0.07</text:p>
          </table:table-cell>
          <table:table-cell table:style-name="ce461"/>
          <table:table-cell table:style-name="ce696" table:formula="of:=[.J13]*[.K13]" office:value-type="currency" office:currency="USD" office:value="17.0449735449735" calcext:value-type="currency">
            <text:p>$17.04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MS0031</text:p>
          </table:table-cell>
          <table:table-cell table:style-name="ce461" office:value-type="string" calcext:value-type="string">
            <text:p>Thumb Screw Knob for M4 SHCS, Black</text:p>
          </table:table-cell>
          <table:table-cell table:style-name="ce461" table:number-columns-repeated="2"/>
          <table:table-cell table:style-name="ce461" office:value-type="string" calcext:value-type="string">
            <text:p>Fastenal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4]" office:value-type="float" office:value="1000" calcext:value-type="float">
            <text:p>1000</text:p>
          </table:table-cell>
          <table:table-cell table:style-name="ce537" office:value-type="float" office:value="0.0952" calcext:value-type="float">
            <text:p>$0.10</text:p>
          </table:table-cell>
          <table:table-cell table:style-name="ce537" table:formula="of:=SUM([.K14]*[.H14])" office:value-type="float" office:value="0.3808" calcext:value-type="float">
            <text:p>$0.38</text:p>
          </table:table-cell>
          <table:table-cell table:style-name="ce461"/>
          <table:table-cell table:style-name="ce696" table:formula="of:=[.J14]*[.K14]" office:value-type="currency" office:currency="USD" office:value="95.2" calcext:value-type="currency">
            <text:p>$95.20</text:p>
          </table:table-cell>
          <table:table-cell table:style-name="ce549" office:value-type="string" calcext:value-type="string">
            <text:p>PO12205</text:p>
          </table:table-cell>
          <table:table-cell table:style-name="ce561" office:value-type="date" office:date-value="2016-02-25" calcext:value-type="date">
            <text:p>02/25/16</text:p>
          </table:table-cell>
          <table:table-cell table:style-name="ce561" office:value-type="date" office:date-value="2016-03-18" calcext:value-type="date">
            <text:p>03/18/16</text:p>
          </table:table-cell>
          <table:table-cell table:style-name="ce561" office:value-type="string" calcext:value-type="string">
            <text:p>Non-std PO w/Fastenal</text:p>
          </table:table-cell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75A062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052</text:p>
          </table:table-cell>
          <table:table-cell table:style-name="ce461" office:value-type="string" calcext:value-type="string">
            <text:p>M4 x 55 Bolt, SHCS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string" calcext:value-type="string">
            <text:p>ZT2530055PF0000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5]" office:value-type="float" office:value="1000" calcext:value-type="float">
            <text:p>1000</text:p>
          </table:table-cell>
          <table:table-cell table:style-name="ce668" office:value-type="currency" office:currency="USD" office:value="0.0782" calcext:value-type="currency">
            <text:p>$0.08</text:p>
          </table:table-cell>
          <table:table-cell table:style-name="ce537" table:formula="of:=SUM([.K15]*[.H15])" office:value-type="float" office:value="0.3128" calcext:value-type="float">
            <text:p>$0.31</text:p>
          </table:table-cell>
          <table:table-cell table:style-name="ce461"/>
          <table:table-cell table:style-name="ce696" table:formula="of:=[.J15]*[.K15]" office:value-type="currency" office:currency="USD" office:value="78.2" calcext:value-type="currency">
            <text:p>$78.2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87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NT0004</text:p>
          </table:table-cell>
          <table:table-cell table:style-name="ce461" office:value-type="string" calcext:value-type="string">
            <text:p>M3 Nut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302" calcext:value-type="float">
            <text:p>40302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6]" office:value-type="float" office:value="1000" calcext:value-type="float">
            <text:p>1000</text:p>
          </table:table-cell>
          <table:table-cell table:style-name="ce537" office:value-type="float" office:value="0.0055" calcext:value-type="float">
            <text:p>$0.01</text:p>
          </table:table-cell>
          <table:table-cell table:style-name="ce537" table:formula="of:=SUM([.K16]*[.H16])" office:value-type="float" office:value="0.022" calcext:value-type="float">
            <text:p>$0.02</text:p>
          </table:table-cell>
          <table:table-cell table:style-name="ce461"/>
          <table:table-cell table:style-name="ce696" table:formula="of:=[.J16]*[.K16]" office:value-type="currency" office:currency="USD" office:value="5.5" calcext:value-type="currency">
            <text:p>$5.5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91A121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012</text:p>
          </table:table-cell>
          <table:table-cell table:style-name="ce461" office:value-type="string" calcext:value-type="string">
            <text:p>M3 Set Screw (Grub Screw)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818" calcext:value-type="float">
            <text:p>40818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7]" office:value-type="float" office:value="500" calcext:value-type="float">
            <text:p>500</text:p>
          </table:table-cell>
          <table:table-cell table:style-name="ce537" office:value-type="float" office:value="0.018" calcext:value-type="float">
            <text:p>$0.02</text:p>
          </table:table-cell>
          <table:table-cell table:style-name="ce537" table:formula="of:=SUM([.K17]*[.H17])" office:value-type="float" office:value="0.036" calcext:value-type="float">
            <text:p>$0.04</text:p>
          </table:table-cell>
          <table:table-cell table:style-name="ce461"/>
          <table:table-cell table:style-name="ce696" table:formula="of:=[.J17]*[.K17]" office:value-type="currency" office:currency="USD" office:value="9" calcext:value-type="currency">
            <text:p>$9.0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390A100</text:p>
          </table:table-cell>
          <table:table-cell table:style-name="ce461" table:number-columns-repeated="1003"/>
          <table:table-cell/>
        </table:table-row>
        <table:table-row table:style-name="ro5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MS0030</text:p>
          </table:table-cell>
          <table:table-cell table:style-name="ce461" office:value-type="string" calcext:value-type="string">
            <text:p>M3-.5 3.8mm Heatset Insert</text:p>
          </table:table-cell>
          <table:table-cell table:style-name="ce461" table:number-columns-repeated="2"/>
          <table:table-cell table:style-name="ce630" office:value-type="string" calcext:value-type="string">
            <text:p>CEH</text:p>
          </table:table-cell>
          <table:table-cell table:style-name="ce639" office:value-type="float" office:value="11125995" calcext:value-type="float">
            <text:p>11125995</text:p>
          </table:table-cell>
          <table:table-cell table:style-name="ce657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8]" office:value-type="float" office:value="1000" calcext:value-type="float">
            <text:p>1000</text:p>
          </table:table-cell>
          <table:table-cell table:style-name="ce537" office:value-type="float" office:value="0.036" calcext:value-type="float">
            <text:p>$0.04</text:p>
          </table:table-cell>
          <table:table-cell table:style-name="ce537" table:formula="of:=SUM([.K18]*[.H18])" office:value-type="float" office:value="0.144" calcext:value-type="float">
            <text:p>$0.14</text:p>
          </table:table-cell>
          <table:table-cell table:style-name="ce461"/>
          <table:table-cell table:style-name="ce696" table:formula="of:=[.J18]*[.K18]" office:value-type="currency" office:currency="USD" office:value="36" calcext:value-type="currency">
            <text:p>$36.0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Carr</text:p>
          </table:table-cell>
          <table:table-cell table:style-name="ce461" office:value-type="string" calcext:value-type="string">
            <text:p>94180A331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039</text:p>
          </table:table-cell>
          <table:table-cell table:style-name="ce461" office:value-type="string" calcext:value-type="string">
            <text:p>M3 x 12 Bolt, SHCS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38525" calcext:value-type="float">
            <text:p>1138525</text:p>
          </table:table-cell>
          <table:table-cell table:style-name="ce656" office:value-type="float" office:value="6" calcext:value-type="float">
            <text:p>6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9]" office:value-type="float" office:value="1500" calcext:value-type="float">
            <text:p>1500</text:p>
          </table:table-cell>
          <table:table-cell table:style-name="ce537" office:value-type="float" office:value="0.0116" calcext:value-type="float">
            <text:p>$0.01</text:p>
          </table:table-cell>
          <table:table-cell table:style-name="ce537" table:formula="of:=SUM([.K19]*[.H19])" office:value-type="float" office:value="0.0696" calcext:value-type="float">
            <text:p>$0.07</text:p>
          </table:table-cell>
          <table:table-cell table:style-name="ce461"/>
          <table:table-cell table:style-name="ce696" table:formula="of:=[.J19]*[.K19]" office:value-type="currency" office:currency="USD" office:value="17.4" calcext:value-type="currency">
            <text:p>$17.4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17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135</text:p>
          </table:table-cell>
          <table:table-cell table:style-name="ce461" office:value-type="string" calcext:value-type="string">
            <text:p>M3 x 25 Bolt, FHCS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929" calcext:value-type="float">
            <text:p>40929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0]" office:value-type="float" office:value="500" calcext:value-type="float">
            <text:p>500</text:p>
          </table:table-cell>
          <table:table-cell table:style-name="ce537" office:value-type="float" office:value="0.0325" calcext:value-type="float">
            <text:p>$0.03</text:p>
          </table:table-cell>
          <table:table-cell table:style-name="ce537" table:formula="of:=SUM([.K20]*[.H20])" office:value-type="float" office:value="0.065" calcext:value-type="float">
            <text:p>$0.07</text:p>
          </table:table-cell>
          <table:table-cell table:style-name="ce461"/>
          <table:table-cell table:style-name="ce696" table:formula="of:=[.J20]*[.K20]" office:value-type="currency" office:currency="USD" office:value="16.25" calcext:value-type="currency">
            <text:p>$16.25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605" office:value-type="string" calcext:value-type="string">
            <text:p>HD-BT0041</text:p>
          </table:table-cell>
          <table:table-cell table:style-name="ce461" office:value-type="string" calcext:value-type="string">
            <text:p>M3 x 25 Bolt, SHCS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929" calcext:value-type="float">
            <text:p>40929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1]" office:value-type="float" office:value="1000" calcext:value-type="float">
            <text:p>1000</text:p>
          </table:table-cell>
          <table:table-cell table:style-name="ce668" office:value-type="currency" office:currency="USD" office:value="0.0283" calcext:value-type="currency">
            <text:p>$0.03</text:p>
          </table:table-cell>
          <table:table-cell table:style-name="ce537" table:formula="of:=SUM([.K21]*[.H21])" office:value-type="float" office:value="0.1132" calcext:value-type="float">
            <text:p>$0.11</text:p>
          </table:table-cell>
          <table:table-cell table:style-name="ce461"/>
          <table:table-cell table:style-name="ce696" table:formula="of:=[.J21]*[.K21]" office:value-type="currency" office:currency="USD" office:value="28.3" calcext:value-type="currency">
            <text:p>$28.3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25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WA0001</text:p>
          </table:table-cell>
          <table:table-cell table:style-name="ce461" office:value-type="string" calcext:value-type="string">
            <text:p>M3 Washer, Steel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352" calcext:value-type="float">
            <text:p>40352</text:p>
          </table:table-cell>
          <table:table-cell table:style-name="ce656" office:value-type="float" office:value="14" calcext:value-type="float">
            <text:p>1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2]" office:value-type="float" office:value="3500" calcext:value-type="float">
            <text:p>3500</text:p>
          </table:table-cell>
          <table:table-cell table:style-name="ce537" office:value-type="float" office:value="0.0016" calcext:value-type="float">
            <text:p>$0.00</text:p>
          </table:table-cell>
          <table:table-cell table:style-name="ce537" table:formula="of:=SUM([.K22]*[.H22])" office:value-type="float" office:value="0.0224" calcext:value-type="float">
            <text:p>$0.02</text:p>
          </table:table-cell>
          <table:table-cell table:style-name="ce461"/>
          <table:table-cell table:style-name="ce696" table:formula="of:=[.J22]*[.K22]" office:value-type="currency" office:currency="USD" office:value="5.6" calcext:value-type="currency">
            <text:p>$5.6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10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594" office:value-type="string" calcext:value-type="string">
            <text:p>Hardware</text:p>
          </table:table-cell>
          <table:table-cell table:style-name="ce594" office:value-type="string" calcext:value-type="string">
            <text:p>HD-BT0046</text:p>
          </table:table-cell>
          <table:table-cell table:style-name="ce594" office:value-type="string" calcext:value-type="string">
            <text:p>M4 x 16 Bolt, SHCS Black-Oxide</text:p>
          </table:table-cell>
          <table:table-cell table:style-name="ce594" table:number-columns-repeated="2"/>
          <table:table-cell table:style-name="ce631" office:value-type="string" calcext:value-type="string">
            <text:p>Mcmaster</text:p>
          </table:table-cell>
          <table:table-cell table:style-name="ce640"/>
          <table:table-cell table:style-name="ce658" office:value-type="float" office:value="4" calcext:value-type="float">
            <text:p>4</text:p>
          </table:table-cell>
          <table:table-cell table:style-name="ce631" office:value-type="string" calcext:value-type="string">
            <text:p>ea</text:p>
          </table:table-cell>
          <table:table-cell table:style-name="ce594" table:formula="of:=[.G$1]*[.H23]" office:value-type="float" office:value="1000" calcext:value-type="float">
            <text:p>1000</text:p>
          </table:table-cell>
          <table:table-cell table:style-name="ce670" office:value-type="currency" office:currency="USD" office:value="0.0921" calcext:value-type="currency">
            <text:p>$0.09</text:p>
          </table:table-cell>
          <table:table-cell table:style-name="ce675" table:formula="of:=SUM([.K23]*[.H23])" office:value-type="float" office:value="0.3684" calcext:value-type="float">
            <text:p>$0.37</text:p>
          </table:table-cell>
          <table:table-cell table:style-name="ce594"/>
          <table:table-cell table:style-name="ce697" table:formula="of:=[.J23]*[.K23]" office:value-type="currency" office:currency="USD" office:value="92.1" calcext:value-type="currency">
            <text:p>$92.10</text:p>
          </table:table-cell>
          <table:table-cell table:style-name="ce549"/>
          <table:table-cell table:style-name="ce561"/>
          <table:table-cell table:style-name="ce549" table:number-columns-repeated="2"/>
          <table:table-cell table:style-name="ce594"/>
          <table:table-cell table:style-name="ce594" office:value-type="string" calcext:value-type="string">
            <text:p>delivered</text:p>
          </table:table-cell>
          <table:table-cell table:style-name="ce594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WA0005</text:p>
          </table:table-cell>
          <table:table-cell table:style-name="ce461" office:value-type="string" calcext:value-type="string">
            <text:p>M4 Washer</text:p>
          </table:table-cell>
          <table:table-cell table:style-name="ce461"/>
          <table:table-cell table:style-name="ce461" office:value-type="string" calcext:value-type="string">
            <text:p><text:s/></text:p>
          </table:table-cell>
          <table:table-cell table:style-name="ce630" office:value-type="string" calcext:value-type="string">
            <text:p>Fastenal</text:p>
          </table:table-cell>
          <table:table-cell table:style-name="ce639" office:value-type="float" office:value="40353" calcext:value-type="float">
            <text:p>40353</text:p>
          </table:table-cell>
          <table:table-cell table:style-name="ce656" office:value-type="float" office:value="8" calcext:value-type="float">
            <text:p>8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4]" office:value-type="float" office:value="2000" calcext:value-type="float">
            <text:p>2000</text:p>
          </table:table-cell>
          <table:table-cell table:style-name="ce668" office:value-type="currency" office:currency="USD" office:value="0.0027" calcext:value-type="currency">
            <text:p>$0.00</text:p>
          </table:table-cell>
          <table:table-cell table:style-name="ce537" table:formula="of:=SUM([.K24]*[.H24])" office:value-type="float" office:value="0.0216" calcext:value-type="float">
            <text:p>$0.02</text:p>
          </table:table-cell>
          <table:table-cell table:style-name="ce461"/>
          <table:table-cell table:style-name="ce696" table:formula="of:=[.J24]*[.K24]" office:value-type="currency" office:currency="USD" office:value="5.4" calcext:value-type="currency">
            <text:p>$5.4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30 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NT0011</text:p>
          </table:table-cell>
          <table:table-cell table:style-name="ce461" office:value-type="string" calcext:value-type="string">
            <text:p>M4 Nut,Zinc-Plated Steel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303" calcext:value-type="float">
            <text:p>40303</text:p>
          </table:table-cell>
          <table:table-cell table:style-name="ce656" office:value-type="float" office:value="8" calcext:value-type="float">
            <text:p>8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5]" office:value-type="float" office:value="2000" calcext:value-type="float">
            <text:p>2000</text:p>
          </table:table-cell>
          <table:table-cell table:style-name="ce668" office:value-type="currency" office:currency="USD" office:value="0.0046" calcext:value-type="currency">
            <text:p>$0.00</text:p>
          </table:table-cell>
          <table:table-cell table:style-name="ce537" table:formula="of:=SUM([.K25]*[.H25])" office:value-type="float" office:value="0.0368" calcext:value-type="float">
            <text:p>$0.04</text:p>
          </table:table-cell>
          <table:table-cell table:style-name="ce461"/>
          <table:table-cell table:style-name="ce696" table:formula="of:=[.J25]*[.K25]" office:value-type="currency" office:currency="USD" office:value="9.2" calcext:value-type="currency">
            <text:p>$9.2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91A141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4" office:value-type="string" calcext:value-type="string">
            <text:p>Hardware</text:p>
          </table:table-cell>
          <table:table-cell table:style-name="ce464" office:value-type="string" calcext:value-type="string">
            <text:p>HD-BT0108</text:p>
          </table:table-cell>
          <table:table-cell table:style-name="ce464" office:value-type="string" calcext:value-type="string">
            <text:p>Hobbed, M8 x 50 Bolt, 26mm offset</text:p>
          </table:table-cell>
          <table:table-cell table:style-name="ce464" table:number-columns-repeated="2"/>
          <table:table-cell table:style-name="ce632" office:value-type="string" calcext:value-type="string">
            <text:p>Quattro</text:p>
          </table:table-cell>
          <table:table-cell table:style-name="ce632"/>
          <table:table-cell table:style-name="ce659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1" table:formula="of:=[.G$1]*[.H26]" office:value-type="float" office:value="500" calcext:value-type="float">
            <text:p>500</text:p>
          </table:table-cell>
          <table:table-cell table:style-name="ce540" office:value-type="float" office:value="4.99" calcext:value-type="float">
            <text:p>$4.99</text:p>
          </table:table-cell>
          <table:table-cell table:style-name="ce537" table:formula="of:=SUM([.K26]*[.H26])" office:value-type="float" office:value="9.98" calcext:value-type="float">
            <text:p>$9.98</text:p>
          </table:table-cell>
          <table:table-cell table:style-name="ce464"/>
          <table:table-cell table:style-name="ce696" table:formula="of:=[.J26]*[.K26]" office:value-type="currency" office:currency="USD" office:value="2495" calcext:value-type="currency">
            <text:p>$2,495.00</text:p>
          </table:table-cell>
          <table:table-cell table:style-name="ce552"/>
          <table:table-cell table:style-name="ce561"/>
          <table:table-cell table:style-name="ce566" table:number-columns-repeated="2"/>
          <table:table-cell table:style-name="ce464" office:value-type="string" calcext:value-type="string">
            <text:p>Scheduled delivery of 1,000 per month</text:p>
          </table:table-cell>
          <table:table-cell table:style-name="ce464" table:number-columns-repeated="1004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NT0002</text:p>
          </table:table-cell>
          <table:table-cell table:style-name="ce461" office:value-type="string" calcext:value-type="string">
            <text:p>M8 Nyloc Nut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41" office:value-type="float" office:value="40163" calcext:value-type="float">
            <text:p>40163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7]" office:value-type="float" office:value="500" calcext:value-type="float">
            <text:p>500</text:p>
          </table:table-cell>
          <table:table-cell table:style-name="ce668" office:value-type="currency" office:currency="USD" office:value="0.0321" calcext:value-type="currency">
            <text:p>$0.03</text:p>
          </table:table-cell>
          <table:table-cell table:style-name="ce537" table:formula="of:=SUM([.K27]*[.H27])" office:value-type="float" office:value="0.0642" calcext:value-type="float">
            <text:p>$0.06</text:p>
          </table:table-cell>
          <table:table-cell table:style-name="ce461"/>
          <table:table-cell table:style-name="ce696" table:formula="of:=[.J27]*[.K27]" office:value-type="currency" office:currency="USD" office:value="16.05" calcext:value-type="currency">
            <text:p>$16.05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76A117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464" office:value-type="string" calcext:value-type="string">
            <text:p>Hardware</text:p>
          </table:table-cell>
          <table:table-cell table:style-name="ce464" office:value-type="string" calcext:value-type="string">
            <text:p>HD-WA0008</text:p>
          </table:table-cell>
          <table:table-cell table:style-name="ce464" office:value-type="string" calcext:value-type="string">
            <text:p>M8 shim washer - .5mm</text:p>
          </table:table-cell>
          <table:table-cell table:style-name="ce464" table:number-columns-repeated="2"/>
          <table:table-cell table:style-name="ce630" office:value-type="string" calcext:value-type="string">
            <text:p>Fastenal</text:p>
          </table:table-cell>
          <table:table-cell table:style-name="ce642"/>
          <table:table-cell table:style-name="ce659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1" table:formula="of:=[.G$1]*[.H28]" office:value-type="float" office:value="500" calcext:value-type="float">
            <text:p>500</text:p>
          </table:table-cell>
          <table:table-cell table:style-name="ce671" office:value-type="currency" office:currency="USD" office:value="0.0518" calcext:value-type="currency">
            <text:p>$0.05</text:p>
          </table:table-cell>
          <table:table-cell table:style-name="ce537" table:formula="of:=SUM([.K28]*[.H28])" office:value-type="float" office:value="0.1036" calcext:value-type="float">
            <text:p>$0.10</text:p>
          </table:table-cell>
          <table:table-cell table:style-name="ce464"/>
          <table:table-cell table:style-name="ce696" table:formula="of:=[.J28]*[.K28]" office:value-type="currency" office:currency="USD" office:value="25.9" calcext:value-type="currency">
            <text:p>$25.90</text:p>
          </table:table-cell>
          <table:table-cell table:style-name="ce549"/>
          <table:table-cell table:style-name="ce561" table:number-columns-repeated="3"/>
          <table:table-cell table:style-name="ce464" office:value-type="string" calcext:value-type="string">
            <text:p>2800 delivered 1200 on 8/12</text:p>
          </table:table-cell>
          <table:table-cell table:style-name="ce464" office:value-type="string" calcext:value-type="string">
            <text:p>91166A270</text:p>
          </table:table-cell>
          <table:table-cell table:style-name="ce464" table:number-columns-repeated="1003"/>
          <table:table-cell/>
        </table:table-row>
        <table:table-row table:style-name="ro3">
          <table:table-cell table:style-name="ce464" office:value-type="string" calcext:value-type="string">
            <text:p>Hardware</text:p>
          </table:table-cell>
          <table:table-cell table:style-name="ce464" office:value-type="string" calcext:value-type="string">
            <text:p>HD-WA0009</text:p>
          </table:table-cell>
          <table:table-cell table:style-name="ce464" office:value-type="string" calcext:value-type="string">
            <text:p>M8 shim washer – 1.0mm</text:p>
          </table:table-cell>
          <table:table-cell table:style-name="ce464" table:number-columns-repeated="2"/>
          <table:table-cell table:style-name="ce632" office:value-type="string" calcext:value-type="string">
            <text:p>Fastenal</text:p>
          </table:table-cell>
          <table:table-cell table:style-name="ce642"/>
          <table:table-cell table:style-name="ce659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1" table:formula="of:=[.G$1]*[.H29]" office:value-type="float" office:value="500" calcext:value-type="float">
            <text:p>500</text:p>
          </table:table-cell>
          <table:table-cell table:style-name="ce671" office:value-type="currency" office:currency="USD" office:value="0.0518" calcext:value-type="currency">
            <text:p>$0.05</text:p>
          </table:table-cell>
          <table:table-cell table:style-name="ce537" table:formula="of:=SUM([.K29]*[.H29])" office:value-type="float" office:value="0.1036" calcext:value-type="float">
            <text:p>$0.10</text:p>
          </table:table-cell>
          <table:table-cell table:style-name="ce464"/>
          <table:table-cell table:style-name="ce696" table:formula="of:=[.J29]*[.K29]" office:value-type="currency" office:currency="USD" office:value="25.9" calcext:value-type="currency">
            <text:p>$25.90</text:p>
          </table:table-cell>
          <table:table-cell table:style-name="ce549"/>
          <table:table-cell table:style-name="ce561" table:number-columns-repeated="3"/>
          <table:table-cell table:style-name="ce464" office:value-type="string" calcext:value-type="string">
            <text:p>Confirmed 7/30 delivery</text:p>
          </table:table-cell>
          <table:table-cell table:style-name="ce464" office:value-type="string" calcext:value-type="string">
            <text:p>91166A270</text:p>
          </table:table-cell>
          <table:table-cell table:style-name="ce464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WA0006</text:p>
          </table:table-cell>
          <table:table-cell table:style-name="ce461" office:value-type="string" calcext:value-type="string">
            <text:p>M8 Washer, Steel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41"/>
          <table:table-cell table:style-name="ce656" office:value-type="float" office:value="6" calcext:value-type="float">
            <text:p>6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0]" office:value-type="float" office:value="1500" calcext:value-type="float">
            <text:p>1500</text:p>
          </table:table-cell>
          <table:table-cell table:style-name="ce668" office:value-type="currency" office:currency="USD" office:value="0.0096" calcext:value-type="currency">
            <text:p>$0.01</text:p>
          </table:table-cell>
          <table:table-cell table:style-name="ce537" table:formula="of:=SUM([.K30]*[.H30])" office:value-type="float" office:value="0.0576" calcext:value-type="float">
            <text:p>$0.06</text:p>
          </table:table-cell>
          <table:table-cell table:style-name="ce461"/>
          <table:table-cell table:style-name="ce696" table:formula="of:=[.J30]*[.K30]" office:value-type="currency" office:currency="USD" office:value="14.4" calcext:value-type="currency">
            <text:p>$14.40</text:p>
          </table:table-cell>
          <table:table-cell table:style-name="ce549"/>
          <table:table-cell table:style-name="ce561" table:number-columns-repeated="3"/>
          <table:table-cell table:style-name="ce464" office:value-type="string" calcext:value-type="string">
            <text:p>Confirmed 7/30 delivery</text:p>
          </table:table-cell>
          <table:table-cell table:style-name="ce461" office:value-type="string" calcext:value-type="string">
            <text:p>91166A270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BT0104</text:p>
          </table:table-cell>
          <table:table-cell table:style-name="ce461" office:value-type="string" calcext:value-type="string">
            <text:p>M3 x 8 BHCS, Stainless</text:p>
          </table:table-cell>
          <table:table-cell table:style-name="ce461" table:number-columns-repeated="2"/>
          <table:table-cell table:style-name="ce633" office:value-type="string" calcext:value-type="string">
            <text:p>Fastenal</text:p>
          </table:table-cell>
          <table:table-cell table:style-name="ce639" office:value-type="string" calcext:value-type="string">
            <text:p>MB2510008A20000</text:p>
          </table:table-cell>
          <table:table-cell table:style-name="ce656" office:value-type="float" office:value="3" calcext:value-type="float">
            <text:p>3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1]" office:value-type="float" office:value="750" calcext:value-type="float">
            <text:p>750</text:p>
          </table:table-cell>
          <table:table-cell table:style-name="ce672" office:value-type="currency" office:currency="USD" office:value="0.0882" calcext:value-type="currency">
            <text:p>$0.088</text:p>
          </table:table-cell>
          <table:table-cell table:style-name="ce537" table:formula="of:=SUM([.K31]*[.H31])" office:value-type="float" office:value="0.2646" calcext:value-type="float">
            <text:p>$0.26</text:p>
          </table:table-cell>
          <table:table-cell table:style-name="ce461"/>
          <table:table-cell table:style-name="ce696" table:formula="of:=[.J31]*[.K31]" office:value-type="currency" office:currency="USD" office:value="66.15" calcext:value-type="currency">
            <text:p>$66.15</text:p>
          </table:table-cell>
          <table:table-cell table:style-name="ce506"/>
          <table:table-cell table:style-name="ce703" table:number-columns-repeated="3"/>
          <table:table-cell table:style-name="ce693" office:value-type="string" calcext:value-type="string">
            <text:p>PO08905 compatability add on </text:p>
          </table:table-cell>
          <table:table-cell table:style-name="ce461" table:number-columns-repeated="1004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119</text:p>
          </table:table-cell>
          <table:table-cell table:style-name="ce461" office:value-type="string" calcext:value-type="string">
            <text:p>M3 x 8 FHCS, black oxide</text:p>
          </table:table-cell>
          <table:table-cell table:style-name="ce461" table:number-columns-repeated="2"/>
          <table:table-cell table:style-name="ce630" office:value-type="string" calcext:value-type="string">
            <text:p>Mcmaster</text:p>
          </table:table-cell>
          <table:table-cell table:style-name="ce641" office:value-type="string" calcext:value-type="string">
            <text:p>91294A128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2]" office:value-type="float" office:value="1000" calcext:value-type="float">
            <text:p>1000</text:p>
          </table:table-cell>
          <table:table-cell table:style-name="ce670" office:value-type="currency" office:currency="USD" office:value="0.097" calcext:value-type="currency">
            <text:p>$0.10</text:p>
          </table:table-cell>
          <table:table-cell table:style-name="ce687" table:formula="of:=SUM([.K32]*[.H32])" office:value-type="float" office:value="0.388" calcext:value-type="float">
            <text:p>$0.39</text:p>
          </table:table-cell>
          <table:table-cell table:style-name="ce461"/>
          <table:table-cell table:style-name="ce696" table:formula="of:=[.J32]*[.K32]" office:value-type="currency" office:currency="USD" office:value="97" calcext:value-type="currency">
            <text:p>$97.00</text:p>
          </table:table-cell>
          <table:table-cell table:style-name="ce506"/>
          <table:table-cell table:style-name="ce704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007</text:p>
          </table:table-cell>
          <table:table-cell table:style-name="ce461" office:value-type="string" calcext:value-type="string">
            <text:p>M3 x 20 SCHS, black-oxide</text:p>
          </table:table-cell>
          <table:table-cell table:style-name="ce461" table:number-columns-repeated="2"/>
          <table:table-cell table:style-name="ce630" office:value-type="string" calcext:value-type="string">
            <text:p>Mcmaster</text:p>
          </table:table-cell>
          <table:table-cell table:style-name="ce641" office:value-type="string" calcext:value-type="string">
            <text:p>91290A123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3]" office:value-type="float" office:value="1000" calcext:value-type="float">
            <text:p>1000</text:p>
          </table:table-cell>
          <table:table-cell table:style-name="ce670" office:value-type="currency" office:currency="USD" office:value="0.097" calcext:value-type="currency">
            <text:p>$0.10</text:p>
          </table:table-cell>
          <table:table-cell table:style-name="ce687" table:formula="of:=SUM([.K33]*[.H33])" office:value-type="float" office:value="0.388" calcext:value-type="float">
            <text:p>$0.39</text:p>
          </table:table-cell>
          <table:table-cell table:style-name="ce461"/>
          <table:table-cell table:style-name="ce696" table:formula="of:=[.J33]*[.K33]" office:value-type="currency" office:currency="USD" office:value="97" calcext:value-type="currency">
            <text:p>$97.00</text:p>
          </table:table-cell>
          <table:table-cell table:style-name="ce506"/>
          <table:table-cell table:style-name="ce704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MS0230</text:p>
          </table:table-cell>
          <table:table-cell table:style-name="ce461" office:value-type="string" calcext:value-type="string">
            <text:p>M2 x 6mm SCHS,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34596" calcext:value-type="float">
            <text:p>134596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4]" office:value-type="float" office:value="500" calcext:value-type="float">
            <text:p>500</text:p>
          </table:table-cell>
          <table:table-cell table:style-name="ce668" office:value-type="currency" office:currency="USD" office:value="0.0282" calcext:value-type="currency">
            <text:p>$0.03</text:p>
          </table:table-cell>
          <table:table-cell table:style-name="ce537" table:formula="of:=SUM([.K34]*[.H34])" office:value-type="float" office:value="0.0564" calcext:value-type="float">
            <text:p>$0.06</text:p>
          </table:table-cell>
          <table:table-cell table:style-name="ce461"/>
          <table:table-cell table:style-name="ce696" table:formula="of:=[.J34]*[.K34]" office:value-type="currency" office:currency="USD" office:value="14.1" calcext:value-type="currency">
            <text:p>$14.10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NT0016</text:p>
          </table:table-cell>
          <table:table-cell table:style-name="ce461" office:value-type="string" calcext:value-type="string">
            <text:p>M5 Nut, Steel, Zinc Plated, thin (jam nut)</text:p>
          </table:table-cell>
          <table:table-cell table:style-name="ce461" table:number-columns-repeated="2"/>
          <table:table-cell table:style-name="ce461" office:value-type="string" calcext:value-type="string">
            <text:p>Mcmaster</text:p>
          </table:table-cell>
          <table:table-cell table:style-name="ce461" office:value-type="string" calcext:value-type="string">
            <text:p>90695A037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5]" office:value-type="float" office:value="250" calcext:value-type="float">
            <text:p>250</text:p>
          </table:table-cell>
          <table:table-cell table:style-name="ce673" office:value-type="currency" office:currency="USD" office:value="0.027" calcext:value-type="currency">
            <text:p>$0.03</text:p>
          </table:table-cell>
          <table:table-cell table:style-name="ce687" table:formula="of:=SUM([.K35]*[.H35])" office:value-type="float" office:value="0.027" calcext:value-type="float">
            <text:p>$0.03</text:p>
          </table:table-cell>
          <table:table-cell table:style-name="ce461"/>
          <table:table-cell table:style-name="ce696" table:formula="of:=[.J35]*[.K35]" office:value-type="currency" office:currency="USD" office:value="6.75" calcext:value-type="currency">
            <text:p>$6.75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 office:value-type="string" calcext:value-type="string">
            <text:p>HD-MS0282</text:p>
          </table:table-cell>
          <table:table-cell table:style-name="ce461" office:value-type="string" calcext:value-type="string">
            <text:p>608-2RS ABEC3/C3 Rubber Sealed Bearing – BLACK</text:p>
          </table:table-cell>
          <table:table-cell table:style-name="ce461" table:number-columns-repeated="2"/>
          <table:table-cell table:style-name="ce631" office:value-type="string" calcext:value-type="string">
            <text:p>JSB</text:p>
          </table:table-cell>
          <table:table-cell table:style-name="ce630"/>
          <table:table-cell table:style-name="ce656" office:value-type="float" office:value="6" calcext:value-type="float">
            <text:p>6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1]*[.H36]" office:value-type="float" office:value="1500" calcext:value-type="float">
            <text:p>1500</text:p>
          </table:table-cell>
          <table:table-cell table:style-name="ce537" office:value-type="float" office:value="0.42" calcext:value-type="float">
            <text:p>$0.42</text:p>
          </table:table-cell>
          <table:table-cell table:style-name="ce537" table:formula="of:=SUM([.K36]*[.H36])" office:value-type="float" office:value="2.52" calcext:value-type="float">
            <text:p>$2.52</text:p>
          </table:table-cell>
          <table:table-cell table:style-name="ce461"/>
          <table:table-cell table:style-name="ce696" table:formula="of:=[.J36]*[.K36]" office:value-type="currency" office:currency="USD" office:value="630" calcext:value-type="currency">
            <text:p>$630.00</text:p>
          </table:table-cell>
          <table:table-cell table:style-name="ce506" office:value-type="string" calcext:value-type="string">
            <text:p>PO12542</text:p>
          </table:table-cell>
          <table:table-cell table:style-name="ce703"/>
          <table:table-cell table:style-name="ce703" office:value-type="date" office:date-value="2016-03-31" calcext:value-type="date">
            <text:p>03/31/16</text:p>
          </table:table-cell>
          <table:table-cell table:style-name="ce703"/>
          <table:table-cell table:style-name="ce718" office:value-type="string" calcext:value-type="string">
            <text:p>confirmed</text:p>
          </table:table-cell>
          <table:table-cell table:style-name="ce461" table:number-columns-repeated="1004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MS0158</text:p>
          </table:table-cell>
          <table:table-cell table:style-name="ce613" office:value-type="string" calcext:value-type="string">
            <text:p>M5-.8 6.7mm Heatset Insert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125997" calcext:value-type="float">
            <text:p>11125997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7]" office:value-type="float" office:value="250" calcext:value-type="float">
            <text:p>250</text:p>
          </table:table-cell>
          <table:table-cell table:style-name="ce537" office:value-type="float" office:value="0.0919" calcext:value-type="float">
            <text:p>$0.09</text:p>
          </table:table-cell>
          <table:table-cell table:style-name="ce537" table:formula="of:=SUM([.K37]*[.H37])" office:value-type="float" office:value="0.0919" calcext:value-type="float">
            <text:p>$0.09</text:p>
          </table:table-cell>
          <table:table-cell table:style-name="ce461"/>
          <table:table-cell table:style-name="ce696" table:formula="of:=[.J37]*[.K37]" office:value-type="currency" office:currency="USD" office:value="22.975" calcext:value-type="currency">
            <text:p>$22.98</text:p>
          </table:table-cell>
          <table:table-cell table:style-name="ce506"/>
          <table:table-cell table:style-name="ce703"/>
          <table:table-cell table:style-name="ce506" table:number-columns-repeated="2"/>
          <table:table-cell table:style-name="ce461" office:value-type="string" calcext:value-type="string">
            <text:p>McMasterCarr</text:p>
          </table:table-cell>
          <table:table-cell table:style-name="ce461" office:value-type="string" calcext:value-type="string">
            <text:p>94180A363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BT0153</text:p>
          </table:table-cell>
          <table:table-cell table:style-name="ce613" office:value-type="string" calcext:value-type="string">
            <text:p>M5 X 20 SCHS, Stainless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41" office:value-type="string" calcext:value-type="string">
            <text:p>92290A242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8]" office:value-type="float" office:value="250" calcext:value-type="float">
            <text:p>250</text:p>
          </table:table-cell>
          <table:table-cell table:style-name="ce537" office:value-type="float" office:value="0.0478" calcext:value-type="float">
            <text:p>$0.05</text:p>
          </table:table-cell>
          <table:table-cell table:style-name="ce537" table:formula="of:=SUM([.K38]*[.H38])" office:value-type="float" office:value="0.0478" calcext:value-type="float">
            <text:p>$0.05</text:p>
          </table:table-cell>
          <table:table-cell table:style-name="ce461"/>
          <table:table-cell table:style-name="ce696" table:formula="of:=[.J38]*[.K38]" office:value-type="currency" office:currency="USD" office:value="11.95" calcext:value-type="currency">
            <text:p>$11.95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BT0073</text:p>
          </table:table-cell>
          <table:table-cell table:style-name="ce613" office:value-type="string" calcext:value-type="string">
            <text:p>M5 x 10mm BHCS,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39905" calcext:value-type="float">
            <text:p>1139905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9]" office:value-type="float" office:value="250" calcext:value-type="float">
            <text:p>250</text:p>
          </table:table-cell>
          <table:table-cell table:style-name="ce537" office:value-type="float" office:value="0.0793" calcext:value-type="float">
            <text:p>$0.08</text:p>
          </table:table-cell>
          <table:table-cell table:style-name="ce537"/>
          <table:table-cell table:style-name="ce461"/>
          <table:table-cell table:style-name="ce696" table:formula="of:=[.J39]*[.K39]" office:value-type="currency" office:currency="USD" office:value="19.825" calcext:value-type="currency">
            <text:p>$19.83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75" office:value-type="string" calcext:value-type="string">
            <text:p>HD-BT0049</text:p>
          </table:table-cell>
          <table:table-cell table:style-name="ce475" office:value-type="string" calcext:value-type="string">
            <text:p>M5 x 14 Bolt, SHCS Black_Oxide</text:p>
          </table:table-cell>
          <table:table-cell table:style-name="ce475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39539" calcext:value-type="float">
            <text:p>1139539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0]" office:value-type="float" office:value="250" calcext:value-type="float">
            <text:p>250</text:p>
          </table:table-cell>
          <table:table-cell table:style-name="ce674" office:value-type="currency" office:currency="USD" office:value="0.0117" calcext:value-type="currency">
            <text:p>$0.01</text:p>
          </table:table-cell>
          <table:table-cell table:style-name="ce537" table:formula="of:=SUM([.K40]*[.H40])" office:value-type="float" office:value="0.0117" calcext:value-type="float">
            <text:p>$0.01</text:p>
          </table:table-cell>
          <table:table-cell table:style-name="ce475"/>
          <table:table-cell table:style-name="ce696" table:formula="of:=[.J40]*[.K40]" office:value-type="currency" office:currency="USD" office:value="2.925" calcext:value-type="currency">
            <text:p>$2.93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230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594" office:value-type="string" calcext:value-type="string">
            <text:p>Hardware</text:p>
          </table:table-cell>
          <table:table-cell table:style-name="ce594" office:value-type="string" calcext:value-type="string">
            <text:p>HD-MS0027</text:p>
          </table:table-cell>
          <table:table-cell table:style-name="ce594" office:value-type="string" calcext:value-type="string">
            <text:p>Spring, Extruder, 6mm OD, 0.8mm WD, 9.7mm FL</text:p>
          </table:table-cell>
          <table:table-cell table:style-name="ce594" table:number-columns-repeated="2"/>
          <table:table-cell table:style-name="ce631" office:value-type="string" calcext:value-type="string">
            <text:p>Associated Spring</text:p>
          </table:table-cell>
          <table:table-cell table:style-name="ce631" office:value-type="string" calcext:value-type="string">
            <text:p>C0240-032-0380-M</text:p>
          </table:table-cell>
          <table:table-cell table:style-name="ce658" office:value-type="float" office:value="4" calcext:value-type="float">
            <text:p>4</text:p>
          </table:table-cell>
          <table:table-cell table:style-name="ce631" office:value-type="string" calcext:value-type="string">
            <text:p>ea</text:p>
          </table:table-cell>
          <table:table-cell table:style-name="ce594" table:formula="of:=[.G$1]*[.H41]" office:value-type="float" office:value="1000" calcext:value-type="float">
            <text:p>1000</text:p>
          </table:table-cell>
          <table:table-cell table:style-name="ce675" office:value-type="float" office:value="0.22" calcext:value-type="float">
            <text:p>$0.22</text:p>
          </table:table-cell>
          <table:table-cell table:style-name="ce675" table:formula="of:=SUM([.K41]*[.H41])" office:value-type="float" office:value="0.88" calcext:value-type="float">
            <text:p>$0.88</text:p>
          </table:table-cell>
          <table:table-cell table:style-name="ce594"/>
          <table:table-cell table:style-name="ce697" table:formula="of:=[.J41]*[.K41]" office:value-type="currency" office:currency="USD" office:value="220" calcext:value-type="currency">
            <text:p>$220.00</text:p>
          </table:table-cell>
          <table:table-cell table:style-name="ce549" office:value-type="string" calcext:value-type="string">
            <text:p>PO12069</text:p>
          </table:table-cell>
          <table:table-cell table:style-name="ce561"/>
          <table:table-cell table:style-name="ce561" office:value-type="date" office:date-value="2016-02-22" calcext:value-type="date">
            <text:p>02/22/16</text:p>
          </table:table-cell>
          <table:table-cell table:style-name="ce561" office:value-type="string" calcext:value-type="string">
            <text:p>Ordered with Uara, brambling, longfin BOMs</text:p>
          </table:table-cell>
          <table:table-cell table:style-name="ce594" table:number-columns-repeated="1005"/>
          <table:table-cell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 office:value-type="string" calcext:value-type="string">
            <text:p>HD-RD0004</text:p>
          </table:table-cell>
          <table:table-cell table:style-name="ce461" office:value-type="string" calcext:value-type="string">
            <text:p>8mm Smooth Rod x 18-19mm</text:p>
          </table:table-cell>
          <table:table-cell table:style-name="ce461" table:number-columns-repeated="2"/>
          <table:table-cell table:style-name="ce630" office:value-type="string" calcext:value-type="string">
            <text:p>MBK</text:p>
          </table:table-cell>
          <table:table-cell table:style-name="ce630"/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2]" office:value-type="float" office:value="500" calcext:value-type="float">
            <text:p>500</text:p>
          </table:table-cell>
          <table:table-cell table:style-name="ce537" office:value-type="float" office:value="5.1" calcext:value-type="float">
            <text:p>$5.10</text:p>
          </table:table-cell>
          <table:table-cell table:style-name="ce537" table:formula="of:=SUM([.K42]*[.H42])" office:value-type="float" office:value="10.2" calcext:value-type="float">
            <text:p>$10.20</text:p>
          </table:table-cell>
          <table:table-cell table:style-name="ce461"/>
          <table:table-cell table:style-name="ce696" table:formula="of:=[.J42]*[.K42]" office:value-type="currency" office:currency="USD" office:value="2550" calcext:value-type="currency">
            <text:p>$2,550.00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607" office:value-type="string" calcext:value-type="string">
            <text:p>HE-SH0031</text:p>
          </table:table-cell>
          <table:table-cell table:style-name="ce607" office:value-type="string" calcext:value-type="string">
            <text:p>Reprap Modified Hexagon Hotend, Lulzbot Edition, 3.0mm Filament, .5mm Nozzle</text:p>
          </table:table-cell>
          <table:table-cell table:style-name="ce475" office:value-type="string" calcext:value-type="string">
            <text:p>Aleph Objects</text:p>
          </table:table-cell>
          <table:table-cell table:style-name="ce475"/>
          <table:table-cell table:style-name="ce630" office:value-type="string" calcext:value-type="string">
            <text:p>Aleph Objects</text:p>
          </table:table-cell>
          <table:table-cell table:style-name="ce630"/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3]" office:value-type="float" office:value="500" calcext:value-type="float">
            <text:p>500</text:p>
          </table:table-cell>
          <table:table-cell table:style-name="ce542" office:value-type="float" office:value="23" calcext:value-type="float">
            <text:p>$23.00</text:p>
          </table:table-cell>
          <table:table-cell table:style-name="ce542" table:formula="of:=SUM([.K43]*[.H43])" office:value-type="float" office:value="46" calcext:value-type="float">
            <text:p>$46.00</text:p>
          </table:table-cell>
          <table:table-cell table:style-name="ce490"/>
          <table:table-cell table:style-name="ce696" table:formula="of:=[.J43]*[.K43]" office:value-type="currency" office:currency="USD" office:value="11500" calcext:value-type="currency">
            <text:p>$11,500.00</text:p>
          </table:table-cell>
          <table:table-cell table:style-name="ce511"/>
          <table:table-cell table:style-name="ce705" table:number-columns-repeated="3"/>
          <table:table-cell table:style-name="ce719"/>
          <table:table-cell table:style-name="ce475"/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75" office:value-type="string" calcext:value-type="string">
            <text:p>HD-MS0062</text:p>
          </table:table-cell>
          <table:table-cell table:style-name="ce475" office:value-type="string" calcext:value-type="string">
            <text:p>Metric Aluminum Unthreaded Spacer, 8MM OD, 8MM Length, M5 Screw Siz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41"/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4]" office:value-type="float" office:value="250" calcext:value-type="float">
            <text:p>250</text:p>
          </table:table-cell>
          <table:table-cell table:style-name="ce665" office:value-type="currency" office:currency="USD" office:value="0.1685" calcext:value-type="currency">
            <text:p>$0.169</text:p>
          </table:table-cell>
          <table:table-cell table:style-name="ce542" table:formula="of:=SUM([.K44]*[.H44])" office:value-type="float" office:value="0.1685" calcext:value-type="float">
            <text:p>$0.17</text:p>
          </table:table-cell>
          <table:table-cell table:style-name="ce461"/>
          <table:table-cell table:style-name="ce696" table:formula="of:=[.J44]*[.K44]" office:value-type="currency" office:currency="USD" office:value="42.125" calcext:value-type="currency">
            <text:p>$42.13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TB0007</text:p>
          </table:table-cell>
          <table:table-cell table:style-name="ce461" office:value-type="string" calcext:value-type="string">
            <text:p>Feed Tube, PTFE</text:p>
          </table:table-cell>
          <table:table-cell table:style-name="ce461" table:number-columns-repeated="2"/>
          <table:table-cell table:style-name="ce630" office:value-type="string" calcext:value-type="string">
            <text:p>Professional Plastics </text:p>
          </table:table-cell>
          <table:table-cell table:style-name="ce630" office:value-type="string" calcext:value-type="string">
            <text:p>5239K12</text:p>
          </table:table-cell>
          <table:table-cell table:style-name="ce656" office:value-type="float" office:value="850" calcext:value-type="float">
            <text:p>850</text:p>
          </table:table-cell>
          <table:table-cell table:style-name="ce630" office:value-type="string" calcext:value-type="string">
            <text:p>mm</text:p>
          </table:table-cell>
          <table:table-cell table:style-name="ce461" table:formula="of:=[.G$1]*[.H45]" office:value-type="float" office:value="212500" calcext:value-type="float">
            <text:p>212500</text:p>
          </table:table-cell>
          <table:table-cell table:style-name="ce537" table:formula="of:=1.69/304.8" office:value-type="float" office:value="0.00554461942257218" calcext:value-type="float">
            <text:p>$0.01</text:p>
          </table:table-cell>
          <table:table-cell table:style-name="ce537" table:formula="of:=SUM([.K45]*[.H45])" office:value-type="float" office:value="4.71292650918635" calcext:value-type="float">
            <text:p>$4.71</text:p>
          </table:table-cell>
          <table:table-cell table:style-name="ce461"/>
          <table:table-cell table:style-name="ce696" table:formula="of:=[.J45]*[.K45]" office:value-type="currency" office:currency="USD" office:value="1178.23162729659" calcext:value-type="currency">
            <text:p>$1,178.23</text:p>
          </table:table-cell>
          <table:table-cell table:style-name="ce699"/>
          <table:table-cell table:style-name="ce561" table:number-columns-repeated="3"/>
          <table:table-cell table:style-name="ce461" office:value-type="string" calcext:value-type="string">
            <text:p>1400 Feet</text:p>
          </table:table-cell>
          <table:table-cell table:style-name="ce461" table:number-columns-repeated="1004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WA0007</text:p>
          </table:table-cell>
          <table:table-cell table:style-name="ce461" office:value-type="string" calcext:value-type="string">
            <text:p>M5 Washer, Steel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40354" calcext:value-type="float">
            <text:p>1140354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6]" office:value-type="float" office:value="500" calcext:value-type="float">
            <text:p>500</text:p>
          </table:table-cell>
          <table:table-cell table:style-name="ce668" office:value-type="currency" office:currency="USD" office:value="0.003" calcext:value-type="currency">
            <text:p>$0.00</text:p>
          </table:table-cell>
          <table:table-cell table:style-name="ce537" table:formula="of:=SUM([.K46]*[.H46])" office:value-type="float" office:value="0.006" calcext:value-type="float">
            <text:p>$0.01</text:p>
          </table:table-cell>
          <table:table-cell table:style-name="ce461"/>
          <table:table-cell table:style-name="ce696" table:formula="of:=[.J46]*[.K46]" office:value-type="currency" office:currency="USD" office:value="1.5" calcext:value-type="currency">
            <text:p>$1.5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40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MS0059</text:p>
          </table:table-cell>
          <table:table-cell table:style-name="ce461" office:value-type="string" calcext:value-type="string">
            <text:p>Standard Nylon Cable Tie 7-1/2" L, 1-7/8" Bundle Dia, 50#Tensile Strg, Black</text:p>
          </table:table-cell>
          <table:table-cell table:style-name="ce461" table:number-columns-repeated="2"/>
          <table:table-cell table:style-name="ce630" office:value-type="string" calcext:value-type="string">
            <text:p>Timberline</text:p>
          </table:table-cell>
          <table:table-cell table:style-name="ce641"/>
          <table:table-cell table:style-name="ce656" office:value-type="float" office:value="12" calcext:value-type="float">
            <text:p>1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7]" office:value-type="float" office:value="3000" calcext:value-type="float">
            <text:p>3000</text:p>
          </table:table-cell>
          <table:table-cell table:style-name="ce537" office:value-type="float" office:value="0.0232" calcext:value-type="float">
            <text:p>$0.02</text:p>
          </table:table-cell>
          <table:table-cell table:style-name="ce537" table:formula="of:=SUM([.K47]*[.H47])" office:value-type="float" office:value="0.2784" calcext:value-type="float">
            <text:p>$0.28</text:p>
          </table:table-cell>
          <table:table-cell table:style-name="ce461"/>
          <table:table-cell table:style-name="ce696" table:formula="of:=[.J47]*[.K47]" office:value-type="currency" office:currency="USD" office:value="69.6" calcext:value-type="currency">
            <text:p>$69.6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587" office:value-type="string" calcext:value-type="string">
            <text:p>7130K59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4" office:value-type="string" calcext:value-type="string">
            <text:p>Hardware</text:p>
          </table:table-cell>
          <table:table-cell table:style-name="ce464" office:value-type="string" calcext:value-type="string">
            <text:p>HD-NT0044</text:p>
          </table:table-cell>
          <table:table-cell table:style-name="ce464" office:value-type="string" calcext:value-type="string">
            <text:p>Post insertion M5 T-nut for 20mm extrusion</text:p>
          </table:table-cell>
          <table:table-cell table:style-name="ce464" office:value-type="string" calcext:value-type="string">
            <text:p>Post assembly M5 T-nut</text:p>
          </table:table-cell>
          <table:table-cell/>
          <table:table-cell table:style-name="ce464" office:value-type="string" calcext:value-type="string">
            <text:p>Misumi</text:p>
          </table:table-cell>
          <table:table-cell table:style-name="ce499" office:value-type="string" calcext:value-type="string">
            <text:p>HN-TAP5</text:p>
          </table:table-cell>
          <table:table-cell table:style-name="ce509" office:value-type="float" office:value="1" calcext:value-type="float">
            <text:p>1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48]" office:value-type="float" office:value="250" calcext:value-type="float">
            <text:p>250</text:p>
          </table:table-cell>
          <table:table-cell table:style-name="ce540" office:value-type="float" office:value="0.46" calcext:value-type="float">
            <text:p>$0.46</text:p>
          </table:table-cell>
          <table:table-cell table:style-name="ce540" table:formula="of:=SUM([.K48]*[.H48])" office:value-type="float" office:value="0.46" calcext:value-type="float">
            <text:p>$0.46</text:p>
          </table:table-cell>
          <table:table-cell table:style-name="ce464"/>
          <table:table-cell table:style-name="ce696" table:formula="of:=[.J48]*[.K48]" office:value-type="currency" office:currency="USD" office:value="115" calcext:value-type="currency">
            <text:p>$115.00</text:p>
          </table:table-cell>
          <table:table-cell table:style-name="ce552"/>
          <table:table-cell table:style-name="ce566" table:number-columns-repeated="3"/>
          <table:table-cell table:style-name="ce464" table:number-columns-repeated="2"/>
          <table:table-cell table:style-name="ce461" table:number-columns-repeated="1003"/>
          <table:table-cell/>
        </table:table-row>
        <table:table-row table:style-name="ro4">
          <table:table-cell table:style-name="ce464" office:value-type="string" calcext:value-type="string">
            <text:p>Mechanical</text:p>
          </table:table-cell>
          <table:table-cell table:style-name="ce464" office:value-type="string" calcext:value-type="string">
            <text:p>PP-MP0085</text:p>
          </table:table-cell>
          <table:table-cell table:style-name="ce464" office:value-type="string" calcext:value-type="string">
            <text:p>Bed finger</text:p>
          </table:table-cell>
          <table:table-cell table:style-name="ce464"/>
          <table:table-cell/>
          <table:table-cell table:style-name="ce464" office:value-type="string" calcext:value-type="string">
            <text:p>MBK</text:p>
          </table:table-cell>
          <table:table-cell table:style-name="ce499"/>
          <table:table-cell table:style-name="ce509" office:value-type="float" office:value="4" calcext:value-type="float">
            <text:p>4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49]" office:value-type="float" office:value="1000" calcext:value-type="float">
            <text:p>1000</text:p>
          </table:table-cell>
          <table:table-cell table:style-name="ce540" office:value-type="float" office:value="3" calcext:value-type="float">
            <text:p>$3.00</text:p>
          </table:table-cell>
          <table:table-cell table:style-name="ce540" table:formula="of:=SUM([.K49]*[.H49])" office:value-type="float" office:value="12" calcext:value-type="float">
            <text:p>$12.00</text:p>
          </table:table-cell>
          <table:table-cell table:style-name="ce464"/>
          <table:table-cell table:style-name="ce696" table:formula="of:=[.J49]*[.K49]" office:value-type="currency" office:currency="USD" office:value="3000" calcext:value-type="currency">
            <text:p>$3,000.00</text:p>
          </table:table-cell>
          <table:table-cell table:style-name="ce509"/>
          <table:table-cell table:style-name="ce703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Mechanical</text:p>
          </table:table-cell>
          <table:table-cell table:style-name="ce464" office:value-type="string" calcext:value-type="string">
            <text:p>PP-MP0087</text:p>
          </table:table-cell>
          <table:table-cell table:style-name="ce464" office:value-type="string" calcext:value-type="string">
            <text:p>Hex dual mount plate</text:p>
          </table:table-cell>
          <table:table-cell table:style-name="ce464"/>
          <table:table-cell/>
          <table:table-cell table:style-name="ce464" office:value-type="string" calcext:value-type="string">
            <text:p>MBK</text:p>
          </table:table-cell>
          <table:table-cell table:style-name="ce499"/>
          <table:table-cell table:style-name="ce509" office:value-type="float" office:value="1" calcext:value-type="float">
            <text:p>1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0]" office:value-type="float" office:value="250" calcext:value-type="float">
            <text:p>250</text:p>
          </table:table-cell>
          <table:table-cell table:style-name="ce540" office:value-type="float" office:value="7" calcext:value-type="float">
            <text:p>$7.00</text:p>
          </table:table-cell>
          <table:table-cell table:style-name="ce540" table:formula="of:=SUM([.K50]*[.H50])" office:value-type="float" office:value="7" calcext:value-type="float">
            <text:p>$7.00</text:p>
          </table:table-cell>
          <table:table-cell table:style-name="ce464"/>
          <table:table-cell table:style-name="ce696" table:formula="of:=[.J50]*[.K50]" office:value-type="currency" office:currency="USD" office:value="1750" calcext:value-type="currency">
            <text:p>$1,750.00</text:p>
          </table:table-cell>
          <table:table-cell table:style-name="ce509"/>
          <table:table-cell table:style-name="ce703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Mechanical</text:p>
          </table:table-cell>
          <table:table-cell table:style-name="ce464" office:value-type="string" calcext:value-type="string">
            <text:p>PP-MP0086</text:p>
          </table:table-cell>
          <table:table-cell table:style-name="ce464" office:value-type="string" calcext:value-type="string">
            <text:p>Dual lower bracket</text:p>
          </table:table-cell>
          <table:table-cell table:style-name="ce464"/>
          <table:table-cell/>
          <table:table-cell table:style-name="ce464" office:value-type="string" calcext:value-type="string">
            <text:p>MBK</text:p>
          </table:table-cell>
          <table:table-cell table:style-name="ce499"/>
          <table:table-cell table:style-name="ce509" office:value-type="float" office:value="1" calcext:value-type="float">
            <text:p>1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1]" office:value-type="float" office:value="250" calcext:value-type="float">
            <text:p>250</text:p>
          </table:table-cell>
          <table:table-cell table:style-name="ce540" office:value-type="float" office:value="9" calcext:value-type="float">
            <text:p>$9.00</text:p>
          </table:table-cell>
          <table:table-cell table:style-name="ce540" table:formula="of:=SUM([.K51]*[.H51])" office:value-type="float" office:value="9" calcext:value-type="float">
            <text:p>$9.00</text:p>
          </table:table-cell>
          <table:table-cell table:style-name="ce464"/>
          <table:table-cell table:style-name="ce696" table:formula="of:=[.J51]*[.K51]" office:value-type="currency" office:currency="USD" office:value="2250" calcext:value-type="currency">
            <text:p>$2,250.00</text:p>
          </table:table-cell>
          <table:table-cell table:style-name="ce509"/>
          <table:table-cell table:style-name="ce703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Electronic</text:p>
          </table:table-cell>
          <table:table-cell table:style-name="ce596" office:value-type="string" calcext:value-type="string">
            <text:p>EL-FA0011</text:p>
          </table:table-cell>
          <table:table-cell table:style-name="ce596" office:value-type="string" calcext:value-type="string">
            <text:p>FAN,24VDC,Sleeve,5.75CFM,40X40X10MM,60mA 6000RPM,1.44W,280MM LEADS,CE/RoHS</text:p>
          </table:table-cell>
          <table:table-cell table:style-name="ce464"/>
          <table:table-cell/>
          <table:table-cell table:style-name="ce596" office:value-type="string" calcext:value-type="string">
            <text:p>Kysan</text:p>
          </table:table-cell>
          <table:table-cell table:style-name="ce643" office:value-type="string" calcext:value-type="string">
            <text:p>TF4010-24H-S</text:p>
          </table:table-cell>
          <table:table-cell table:style-name="ce509" office:value-type="float" office:value="2" calcext:value-type="float">
            <text:p>2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2]" office:value-type="float" office:value="500" calcext:value-type="float">
            <text:p>500</text:p>
          </table:table-cell>
          <table:table-cell table:style-name="ce540" office:value-type="float" office:value="1.45" calcext:value-type="float">
            <text:p>$1.45</text:p>
          </table:table-cell>
          <table:table-cell table:style-name="ce540" table:formula="of:=SUM([.K52]*[.H52])" office:value-type="float" office:value="2.9" calcext:value-type="float">
            <text:p>$2.90</text:p>
          </table:table-cell>
          <table:table-cell table:style-name="ce464"/>
          <table:table-cell table:style-name="ce696" table:formula="of:=[.J52]*[.K52]" office:value-type="currency" office:currency="USD" office:value="725" calcext:value-type="currency">
            <text:p>$725.00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Electronic</text:p>
          </table:table-cell>
          <table:table-cell table:style-name="ce608" office:value-type="string" calcext:value-type="string">
            <text:p>EL-FA0020</text:p>
          </table:table-cell>
          <table:table-cell table:style-name="ce603" office:value-type="string" calcext:value-type="string">
            <text:p>RFB2008 Micro Blower with 30awg wire that is 250mm long</text:p>
          </table:table-cell>
          <table:table-cell table:style-name="ce464"/>
          <table:table-cell/>
          <table:table-cell table:style-name="ce464" office:value-type="string" calcext:value-type="string">
            <text:p>Pelonis</text:p>
          </table:table-cell>
          <table:table-cell table:style-name="ce499"/>
          <table:table-cell table:style-name="ce509" office:value-type="float" office:value="2" calcext:value-type="float">
            <text:p>2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3]" office:value-type="float" office:value="500" calcext:value-type="float">
            <text:p>500</text:p>
          </table:table-cell>
          <table:table-cell table:style-name="ce540" office:value-type="float" office:value="6.54" calcext:value-type="float">
            <text:p>$6.54</text:p>
          </table:table-cell>
          <table:table-cell table:style-name="ce540" table:formula="of:=SUM([.K53]*[.H53])" office:value-type="float" office:value="13.08" calcext:value-type="float">
            <text:p>$13.08</text:p>
          </table:table-cell>
          <table:table-cell table:style-name="ce464"/>
          <table:table-cell table:style-name="ce696" table:formula="of:=[.J53]*[.K53]" office:value-type="currency" office:currency="USD" office:value="3270" calcext:value-type="currency">
            <text:p>$3,270.00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Electronic</text:p>
          </table:table-cell>
          <table:table-cell table:style-name="ce464" office:value-type="string" calcext:value-type="string">
            <text:p>EL-MS0014</text:p>
          </table:table-cell>
          <table:table-cell table:style-name="ce464" office:value-type="string" calcext:value-type="string">
            <text:p>Wire ferrules – 1.5mm^2 – 7mm</text:p>
          </table:table-cell>
          <table:table-cell table:style-name="ce464"/>
          <table:table-cell/>
          <table:table-cell table:style-name="ce464" office:value-type="string" calcext:value-type="string">
            <text:p>Mcmaster</text:p>
          </table:table-cell>
          <table:table-cell table:style-name="ce499" office:value-type="string" calcext:value-type="string">
            <text:p>9681K21</text:p>
          </table:table-cell>
          <table:table-cell table:style-name="ce509" office:value-type="float" office:value="4" calcext:value-type="float">
            <text:p>4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4]" office:value-type="float" office:value="1000" calcext:value-type="float">
            <text:p>1000</text:p>
          </table:table-cell>
          <table:table-cell table:style-name="ce540" office:value-type="float" office:value="0.063" calcext:value-type="float">
            <text:p>$0.06</text:p>
          </table:table-cell>
          <table:table-cell table:style-name="ce540" table:formula="of:=SUM([.K54]*[.H54])" office:value-type="float" office:value="0.252" calcext:value-type="float">
            <text:p>$0.25</text:p>
          </table:table-cell>
          <table:table-cell table:style-name="ce464"/>
          <table:table-cell table:style-name="ce696" table:formula="of:=[.J54]*[.K54]" office:value-type="currency" office:currency="USD" office:value="63" calcext:value-type="currency">
            <text:p>$63.00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13">
          <table:table-cell table:style-name="ce464" office:value-type="string" calcext:value-type="string">
            <text:p>Electronic</text:p>
          </table:table-cell>
          <table:table-cell table:style-name="ce464" office:value-type="string" calcext:value-type="string">
            <text:p>HD-TB0032</text:p>
          </table:table-cell>
          <table:table-cell table:style-name="ce464" office:value-type="string" calcext:value-type="string">
            <text:p>Flexible Polyolefin Heat Shrink Tubing 1/8" ID Before, 1/16" ID After, 100', Black</text:p>
          </table:table-cell>
          <table:table-cell table:style-name="ce621" office:value-type="string" calcext:value-type="string">
            <text:p>EDC </text:p>
          </table:table-cell>
          <table:table-cell table:style-name="ce625" office:value-type="string" calcext:value-type="string">
            <text:p>84-01250</text:p>
          </table:table-cell>
          <table:table-cell table:style-name="ce464" office:value-type="string" calcext:value-type="string">
            <text:p>McMaster-Carr</text:p>
          </table:table-cell>
          <table:table-cell table:style-name="ce499" office:value-type="string" calcext:value-type="string">
            <text:p>7856K33</text:p>
          </table:table-cell>
          <table:table-cell table:style-name="ce509" office:value-type="float" office:value="50" calcext:value-type="float">
            <text:p>50</text:p>
          </table:table-cell>
          <table:table-cell table:style-name="ce464" office:value-type="string" calcext:value-type="string">
            <text:p>mm</text:p>
          </table:table-cell>
          <table:table-cell table:style-name="ce461" table:formula="of:=[.G$1]*[.H55]" office:value-type="float" office:value="12500" calcext:value-type="float">
            <text:p>12500</text:p>
          </table:table-cell>
          <table:table-cell table:style-name="ce540" table:formula="of:=18.68/100/12/25.4" office:value-type="float" office:value="0.000612860892388451" calcext:value-type="float">
            <text:p>$0.00</text:p>
          </table:table-cell>
          <table:table-cell table:style-name="ce540" table:formula="of:=18.68/100/12/25.4" office:value-type="float" office:value="0.000612860892388451" calcext:value-type="float">
            <text:p>$0.00</text:p>
          </table:table-cell>
          <table:table-cell table:style-name="ce692"/>
          <table:table-cell table:style-name="ce696" table:formula="of:=[.J55]*[.K55]" office:value-type="currency" office:currency="USD" office:value="7.66076115485564" calcext:value-type="currency">
            <text:p>$7.66</text:p>
          </table:table-cell>
          <table:table-cell table:style-name="ce700"/>
          <table:table-cell table:style-name="ce706"/>
          <table:table-cell table:style-name="ce712"/>
          <table:table-cell table:style-name="ce715"/>
          <table:table-cell table:style-name="ce715" office:value-type="string" calcext:value-type="string">
            <text:p>1/28/16 Ordered from EDC. KG</text:p>
          </table:table-cell>
          <table:table-cell table:style-name="ce715" table:number-columns-repeated="980"/>
          <table:table-cell table:style-name="ce724"/>
          <table:table-cell table:style-name="ce725" table:number-columns-repeated="24"/>
        </table:table-row>
        <table:table-row table:style-name="ro3">
          <table:table-cell table:style-name="ce464" office:value-type="string" calcext:value-type="string">
            <text:p>Electronic</text:p>
          </table:table-cell>
          <table:table-cell table:style-name="ce464" office:value-type="string" calcext:value-type="string">
            <text:p>EL-WR0103</text:p>
          </table:table-cell>
          <table:table-cell table:style-name="ce464" office:value-type="string" calcext:value-type="string">
            <text:p>24 AWG Red wire</text:p>
          </table:table-cell>
          <table:table-cell table:style-name="ce464"/>
          <table:table-cell/>
          <table:table-cell office:value-type="string" calcext:value-type="string">
            <text:p>Allcable </text:p>
          </table:table-cell>
          <table:table-cell table:style-name="ce499"/>
          <table:table-cell table:style-name="ce509" office:value-type="float" office:value="340" calcext:value-type="float">
            <text:p>340</text:p>
          </table:table-cell>
          <table:table-cell table:style-name="ce464" office:value-type="string" calcext:value-type="string">
            <text:p>mm</text:p>
          </table:table-cell>
          <table:table-cell table:style-name="ce461" table:formula="of:=[.G$1]*[.H56]" office:value-type="float" office:value="85000" calcext:value-type="float">
            <text:p>85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540" table:formula="of:=SUM([.K56]*[.H56])" office:value-type="float" office:value="0.0256561679790026" calcext:value-type="float">
            <text:p>$0.03</text:p>
          </table:table-cell>
          <table:table-cell table:style-name="ce464"/>
          <table:table-cell table:style-name="ce696" table:formula="of:=[.J56]*[.K56]" office:value-type="currency" office:currency="USD" office:value="6.41404199475066" calcext:value-type="currency">
            <text:p>$6.41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3">
          <table:table-cell table:style-name="ce595" office:value-type="string" calcext:value-type="string">
            <text:p>Electronic</text:p>
          </table:table-cell>
          <table:table-cell table:style-name="ce464" office:value-type="string" calcext:value-type="string">
            <text:p>EL-WR0105</text:p>
          </table:table-cell>
          <table:table-cell table:style-name="ce464" office:value-type="string" calcext:value-type="string">
            <text:p>24 AWG Black Wire</text:p>
          </table:table-cell>
          <table:table-cell table:style-name="ce464"/>
          <table:table-cell/>
          <table:table-cell office:value-type="string" calcext:value-type="string">
            <text:p>Allcable </text:p>
          </table:table-cell>
          <table:table-cell table:style-name="ce499"/>
          <table:table-cell table:style-name="ce509" office:value-type="float" office:value="340" calcext:value-type="float">
            <text:p>340</text:p>
          </table:table-cell>
          <table:table-cell table:style-name="ce464" office:value-type="string" calcext:value-type="string">
            <text:p>mm</text:p>
          </table:table-cell>
          <table:table-cell table:style-name="ce461" table:formula="of:=[.G$1]*[.H57]" office:value-type="float" office:value="85000" calcext:value-type="float">
            <text:p>85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688" table:formula="of:=SUM([.K57]*[.H57])" office:value-type="float" office:value="0.0256561679790026" calcext:value-type="float">
            <text:p>$0.03</text:p>
          </table:table-cell>
          <table:table-cell table:style-name="ce464"/>
          <table:table-cell table:style-name="ce696" table:formula="of:=[.J57]*[.K57]" office:value-type="currency" office:currency="USD" office:value="6.41404199475066" calcext:value-type="currency">
            <text:p>$6.41</text:p>
          </table:table-cell>
          <table:table-cell table:style-name="ce509"/>
          <table:table-cell table:style-name="ce704" table:number-columns-repeated="3"/>
          <table:table-cell table:style-name="ce464"/>
          <table:table-cell table:style-name="ce464" office:value-type="string" calcext:value-type="string">
            <text:p>Wrong part number was marked on the BOM – was EL-WR0104</text:p>
          </table:table-cell>
          <table:table-cell table:style-name="ce464"/>
          <table:table-cell table:style-name="ce590" table:number-columns-repeated="1002"/>
          <table:table-cell/>
        </table:table-row>
        <table:table-row table:style-name="ro4">
          <table:table-cell table:style-name="ce595" office:value-type="string" calcext:value-type="string">
            <text:p>Electronic</text:p>
          </table:table-cell>
          <table:table-cell table:style-name="ce464" office:value-type="string" calcext:value-type="string">
            <text:p>EL-MS0073</text:p>
          </table:table-cell>
          <table:table-cell table:style-name="ce464" office:value-type="string" calcext:value-type="string">
            <text:p>1/4” Black panduit wire wrap</text:p>
          </table:table-cell>
          <table:table-cell table:style-name="ce464"/>
          <table:table-cell/>
          <table:table-cell table:style-name="ce464" office:value-type="string" calcext:value-type="string">
            <text:p>Electronics Distributor Corp</text:p>
          </table:table-cell>
          <table:table-cell table:style-name="ce499"/>
          <table:table-cell table:style-name="ce509" office:value-type="float" office:value="300" calcext:value-type="float">
            <text:p>300</text:p>
          </table:table-cell>
          <table:table-cell table:style-name="ce464" office:value-type="string" calcext:value-type="string">
            <text:p>mm</text:p>
          </table:table-cell>
          <table:table-cell table:style-name="ce461" table:formula="of:=[.G$1]*[.H58]" office:value-type="float" office:value="75000" calcext:value-type="float">
            <text:p>75000</text:p>
          </table:table-cell>
          <table:table-cell table:style-name="ce677" table:formula="of:=0.0889/30480" office:value-type="currency" office:currency="USD" office:value="0.00000291666666666667" calcext:value-type="currency">
            <text:p>$0.000</text:p>
          </table:table-cell>
          <table:table-cell table:style-name="ce688" table:formula="of:=SUM([.K58]*[.H58])" office:value-type="float" office:value="0.000875" calcext:value-type="float">
            <text:p>$0.00</text:p>
          </table:table-cell>
          <table:table-cell table:style-name="ce464"/>
          <table:table-cell table:style-name="ce696" table:formula="of:=[.J58]*[.K58]" office:value-type="currency" office:currency="USD" office:value="0.21875" calcext:value-type="currency">
            <text:p>$0.22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1" office:value-type="string" calcext:value-type="string">
            <text:p>EL-MT0017</text:p>
          </table:table-cell>
          <table:table-cell table:style-name="ce461" office:value-type="string" calcext:value-type="string">
            <text:p>Half Height NEMA 17 Stepper Motor</text:p>
          </table:table-cell>
          <table:table-cell table:number-columns-repeated="2"/>
          <table:table-cell table:style-name="ce461" office:value-type="string" calcext:value-type="string">
            <text:p>Changzhou FTX</text:p>
          </table:table-cell>
          <table:table-cell table:style-name="ce644" office:value-type="string" calcext:value-type="string">
            <text:p>SY42STH33-1504A</text:p>
          </table:table-cell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59]" office:value-type="float" office:value="500" calcext:value-type="float">
            <text:p>500</text:p>
          </table:table-cell>
          <table:table-cell table:style-name="ce675" office:value-type="float" office:value="5.35" calcext:value-type="float">
            <text:p>$5.35</text:p>
          </table:table-cell>
          <table:table-cell table:style-name="ce688" table:formula="of:=SUM([.K59]*[.H59])" office:value-type="float" office:value="10.7" calcext:value-type="float">
            <text:p>$10.70</text:p>
          </table:table-cell>
          <table:table-cell table:style-name="ce493"/>
          <table:table-cell table:style-name="ce696" table:formula="of:=[.J59]*[.K59]" office:value-type="currency" office:currency="USD" office:value="2675" calcext:value-type="currency">
            <text:p>$2,675.00</text:p>
          </table:table-cell>
          <table:table-cell table:style-name="ce514"/>
          <table:table-cell table:style-name="ce558" table:number-columns-repeated="3"/>
          <table:table-cell table:style-name="ce467" office:value-type="string" calcext:value-type="string">
            <text:p>in transit/ ocean method</text:p>
          </table:table-cell>
          <table:table-cell table:style-name="ce467"/>
          <table:table-cell table:style-name="ce464"/>
          <table:table-cell table:style-name="ce590" table:number-columns-repeated="1002"/>
          <table:table-cell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7" office:value-type="string" calcext:value-type="string">
            <text:p>TL-CS0083</text:p>
          </table:table-cell>
          <table:table-cell table:style-name="ce480" office:value-type="string" calcext:value-type="string">
            <text:p>EMI/RFI-Shield Heat-Shrink Tubing 3/16" ID Before, 3/32" ID After, 48" L, Black, cut to 50mm</text:p>
          </table:table-cell>
          <table:table-cell table:style-name="ce467" table:number-columns-repeated="2"/>
          <table:table-cell table:style-name="ce467" office:value-type="string" calcext:value-type="string">
            <text:p>Allcable </text:p>
          </table:table-cell>
          <table:table-cell table:style-name="ce467" office:value-type="string" calcext:value-type="string">
            <text:p>7937K31</text:p>
          </table:table-cell>
          <table:table-cell table:style-name="ce514" office:value-type="float" office:value="160" calcext:value-type="float">
            <text:p>160</text:p>
          </table:table-cell>
          <table:table-cell table:style-name="ce467" office:value-type="string" calcext:value-type="string">
            <text:p>mm</text:p>
          </table:table-cell>
          <table:table-cell table:style-name="ce461" table:formula="of:=[.G$1]*[.H60]" office:value-type="float" office:value="40000" calcext:value-type="float">
            <text:p>40000</text:p>
          </table:table-cell>
          <table:table-cell table:style-name="ce678" table:formula="of:=(16.88/1219.2)" office:value-type="currency" office:currency="USD" office:value="0.0138451443569554" calcext:value-type="currency">
            <text:p>$0.01</text:p>
          </table:table-cell>
          <table:table-cell table:style-name="ce540" table:formula="of:=SUM([.K60]*[.H60])" office:value-type="float" office:value="2.21522309711286" calcext:value-type="float">
            <text:p>$2.22</text:p>
          </table:table-cell>
          <table:table-cell table:style-name="ce493"/>
          <table:table-cell table:style-name="ce696" table:formula="of:=[.J60]*[.K60]" office:value-type="currency" office:currency="USD" office:value="553.805774278215" calcext:value-type="currency">
            <text:p>$553.81</text:p>
          </table:table-cell>
          <table:table-cell table:style-name="ce514"/>
          <table:table-cell table:style-name="ce707"/>
          <table:table-cell table:style-name="ce704" table:number-columns-repeated="2"/>
          <table:table-cell table:style-name="ce467" table:number-columns-repeated="1005"/>
          <table:table-cell/>
        </table:table-row>
        <table:table-row table:style-name="ro10">
          <table:table-cell table:style-name="ce461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table:number-columns-repeated="2"/>
          <table:table-cell office:value-type="string" calcext:value-type="string">
            <office:annotation draw:style-name="gr1" draw:text-style-name="P1" svg:width="1.1413in" svg:height="0.3902in" svg:x="6.3311in" svg:y="10.8476in" draw:caption-point-x="-0.2402in" draw:caption-point-y="0.4563in">
              <dc:date>2015-07-16T00:00:00</dc:date>
              <text:p text:style-name="P1"><text:span text:style-name="T1">Already purc heilind</text:span></text:p>
            </office:annotation>
            <text:p>Heilind</text:p>
          </table:table-cell>
          <table:table-cell table:style-name="ce645" office:value-type="string" calcext:value-type="string">
            <text:p>WM2565CT-ND</text:p>
          </table:table-cell>
          <table:table-cell table:style-name="ce515"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461" table:formula="of:=[.G$1]*[.H61]" office:value-type="float" office:value="5250" calcext:value-type="float">
            <text:p>5250</text:p>
          </table:table-cell>
          <table:table-cell table:style-name="ce545" office:value-type="currency" office:currency="USD" office:value="0.15" calcext:value-type="currency">
            <text:p>$0.15</text:p>
          </table:table-cell>
          <table:table-cell table:style-name="ce545" table:formula="of:=[.K63]*[.H61]" office:value-type="currency" office:currency="USD" office:value="1.89" calcext:value-type="currency">
            <text:p>$1.89</text:p>
          </table:table-cell>
          <table:table-cell/>
          <table:table-cell table:style-name="ce696" table:formula="of:=[.J61]*[.K61]" office:value-type="currency" office:currency="USD" office:value="787.5" calcext:value-type="currency">
            <text:p>$787.50</text:p>
          </table:table-cell>
          <table:table-cell table:style-name="ce515"/>
          <table:table-cell table:style-name="ce708" table:number-columns-repeated="3"/>
          <table:table-cell table:style-name="ce693" office:value-type="string" calcext:value-type="string">
            <text:p>compatability add on </text:p>
          </table:table-cell>
          <table:table-cell table:number-columns-repeated="1005"/>
        </table:table-row>
        <table:table-row table:style-name="ro4">
          <table:table-cell table:style-name="ce461"/>
          <table:table-cell table:number-columns-repeated="5"/>
          <table:table-cell table:style-name="ce645"/>
          <table:table-cell table:style-name="ce515"/>
          <table:table-cell/>
          <table:table-cell table:style-name="ce461" table:formula="of:=[.G$1]*[.H62]" office:value-type="float" office:value="0" calcext:value-type="float">
            <text:p>0</text:p>
          </table:table-cell>
          <table:table-cell table:style-name="ce545" table:number-columns-repeated="2"/>
          <table:table-cell/>
          <table:table-cell table:style-name="ce696"/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 table:style-name="ce596" office:value-type="string" calcext:value-type="string">
            <text:p>Electronic</text:p>
          </table:table-cell>
          <table:table-cell table:style-name="ce609" office:value-type="string" calcext:value-type="string">
            <text:p>EL-MS0210</text:p>
          </table:table-cell>
          <table:table-cell table:style-name="ce597" office:value-type="string" calcext:value-type="string">
            <text:p>CONN RING UNINS 15-20AWG #M3</text:p>
          </table:table-cell>
          <table:table-cell table:style-name="ce609"/>
          <table:table-cell table:style-name="ce626" office:value-type="string" calcext:value-type="string">
            <text:p>160344-2</text:p>
          </table:table-cell>
          <table:table-cell table:style-name="ce609" office:value-type="string" calcext:value-type="string">
            <text:p>Digikey / TTI</text:p>
          </table:table-cell>
          <table:table-cell table:style-name="ce646" office:value-type="string" calcext:value-type="string">
            <text:p>A107160CT-ND</text:p>
          </table:table-cell>
          <table:table-cell table:style-name="ce660" office:value-type="float" office:value="1" calcext:value-type="float">
            <text:p>1</text:p>
          </table:table-cell>
          <table:table-cell table:style-name="ce609" office:value-type="string" calcext:value-type="string">
            <text:p>ea</text:p>
          </table:table-cell>
          <table:table-cell table:style-name="ce461" table:formula="of:=[.G$1]*[.H63]" office:value-type="float" office:value="250" calcext:value-type="float">
            <text:p>250</text:p>
          </table:table-cell>
          <table:table-cell table:style-name="ce545" office:value-type="currency" office:currency="USD" office:value="0.09" calcext:value-type="currency">
            <text:p>$0.09</text:p>
          </table:table-cell>
          <table:table-cell table:style-name="ce545" table:formula="of:=[.K63]*[.H63]" office:value-type="currency" office:currency="USD" office:value="0.09" calcext:value-type="currency">
            <text:p>$0.09</text:p>
          </table:table-cell>
          <table:table-cell table:style-name="ce693"/>
          <table:table-cell table:style-name="ce696" table:formula="of:=[.J63]*[.K63]" office:value-type="currency" office:currency="USD" office:value="22.5" calcext:value-type="currency">
            <text:p>$22.50</text:p>
          </table:table-cell>
          <table:table-cell table:style-name="ce701"/>
          <table:table-cell table:style-name="ce702"/>
          <table:table-cell table:style-name="ce713"/>
          <table:table-cell table:style-name="ce716"/>
          <table:table-cell table:style-name="ce693" office:value-type="string" calcext:value-type="string">
            <text:p>compatability add on </text:p>
          </table:table-cell>
          <table:table-cell table:style-name="ce594" table:number-columns-repeated="995"/>
          <table:table-cell table:style-name="ce723" table:number-columns-repeated="9"/>
          <table:table-cell/>
        </table:table-row>
        <table:table-row table:style-name="ro4">
          <table:table-cell table:style-name="ce597" office:value-type="string" calcext:value-type="string">
            <text:p>Electronic</text:p>
          </table:table-cell>
          <table:table-cell table:style-name="ce597" office:value-type="string" calcext:value-type="string">
            <text:p>EL-WR0040</text:p>
          </table:table-cell>
          <table:table-cell table:style-name="ce597" office:value-type="string" calcext:value-type="string">
            <text:p>Wire - Single Conductor 20AWG SOLID PTFE, RED </text:p>
          </table:table-cell>
          <table:table-cell table:style-name="ce597" table:number-columns-repeated="2"/>
          <table:table-cell table:style-name="ce597" office:value-type="string" calcext:value-type="string">
            <text:p>Mouser / Allcable</text:p>
          </table:table-cell>
          <table:table-cell table:style-name="ce597" office:value-type="string" calcext:value-type="string">
            <text:p>602-2856/1-100-03</text:p>
          </table:table-cell>
          <table:table-cell table:style-name="ce597" office:value-type="float" office:value="200" calcext:value-type="float">
            <text:p>200</text:p>
          </table:table-cell>
          <table:table-cell table:style-name="ce597" office:value-type="string" calcext:value-type="string">
            <text:p>mm</text:p>
          </table:table-cell>
          <table:table-cell table:style-name="ce597" table:formula="of:=[.G$1]*[.H64]" office:value-type="float" office:value="50000" calcext:value-type="float">
            <text:p>50000</text:p>
          </table:table-cell>
          <table:table-cell table:style-name="ce679" table:formula="of:=((118.4/100)/12)/25.4" office:value-type="currency" office:currency="USD" office:value="0.00388451443569554" calcext:value-type="currency">
            <text:p>$0.00</text:p>
          </table:table-cell>
          <table:table-cell table:style-name="ce679" table:formula="of:=[.K64]*[.H64]" office:value-type="currency" office:currency="USD" office:value="0.776902887139108" calcext:value-type="currency">
            <text:p>$0.78</text:p>
          </table:table-cell>
          <table:table-cell table:style-name="ce597"/>
          <table:table-cell table:style-name="ce679" table:formula="of:=[.J64]*[.K64]" office:value-type="currency" office:currency="USD" office:value="194.225721784777" calcext:value-type="currency">
            <text:p>$194.23</text:p>
          </table:table-cell>
          <table:table-cell table:style-name="ce646"/>
          <table:table-cell table:style-name="ce597" table:number-columns-repeated="2"/>
          <table:table-cell table:style-name="ce646"/>
          <table:table-cell table:style-name="ce693" office:value-type="string" calcext:value-type="string">
            <text:p>compatability add on </text:p>
          </table:table-cell>
          <table:table-cell table:style-name="ce597" table:number-columns-repeated="4"/>
          <table:table-cell table:style-name="ce594" table:number-columns-repeated="991"/>
          <table:table-cell table:style-name="ce723" table:number-columns-repeated="9"/>
          <table:table-cell/>
        </table:table-row>
        <table:table-row table:style-name="ro4">
          <table:table-cell table:style-name="ce598" office:value-type="string" calcext:value-type="string">
            <text:p>Hardware</text:p>
          </table:table-cell>
          <table:table-cell table:style-name="ce598" office:value-type="string" calcext:value-type="string">
            <text:p>HD-WA0035</text:p>
          </table:table-cell>
          <table:table-cell table:style-name="ce614" office:value-type="string" calcext:value-type="string">
            <text:p>Metric 18-8 Stainless Steel External Serrated Lock Washer, M3 Screw Size, 6mm OD, 0.4mm min Thick</text:p>
          </table:table-cell>
          <table:table-cell table:style-name="ce598"/>
          <table:table-cell table:style-name="ce627" office:value-type="string" calcext:value-type="string">
            <text:p>11511313</text:p>
          </table:table-cell>
          <table:table-cell table:style-name="ce634" office:value-type="string" calcext:value-type="string">
            <text:p>Mcmaster / Fastenal </text:p>
          </table:table-cell>
          <table:table-cell table:style-name="ce647" office:value-type="string" calcext:value-type="string">
            <text:p>91120A120 </text:p>
          </table:table-cell>
          <table:table-cell table:style-name="ce647" office:value-type="float" office:value="1" calcext:value-type="float">
            <text:p>1</text:p>
          </table:table-cell>
          <table:table-cell table:style-name="ce598" office:value-type="string" calcext:value-type="string">
            <text:p>ea</text:p>
          </table:table-cell>
          <table:table-cell table:style-name="ce597" table:formula="of:=[.G$1]*[.H65]" office:value-type="float" office:value="250" calcext:value-type="float">
            <text:p>250</text:p>
          </table:table-cell>
          <table:table-cell table:style-name="ce680" table:formula="of:=1.95/100" office:value-type="currency" office:currency="USD" office:value="0.0195" calcext:value-type="currency">
            <text:p>$0.020</text:p>
          </table:table-cell>
          <table:table-cell table:style-name="ce679" table:formula="of:=[.K65]*[.H65]" office:value-type="currency" office:currency="USD" office:value="0.0195" calcext:value-type="currency">
            <text:p>$0.02</text:p>
          </table:table-cell>
          <table:table-cell table:style-name="ce693"/>
          <table:table-cell table:style-name="ce679" table:formula="of:=[.J65]*[.K65]" office:value-type="currency" office:currency="USD" office:value="4.875" calcext:value-type="currency">
            <text:p>$4.88</text:p>
          </table:table-cell>
          <table:table-cell table:style-name="ce702"/>
          <table:table-cell table:style-name="ce709"/>
          <table:table-cell table:style-name="ce714"/>
          <table:table-cell table:style-name="ce717"/>
          <table:table-cell table:style-name="ce693" office:value-type="string" calcext:value-type="string">
            <text:p>compatability add on </text:p>
          </table:table-cell>
          <table:table-cell table:style-name="ce634"/>
          <table:table-cell table:style-name="ce721" table:number-columns-repeated="2"/>
          <table:table-cell table:style-name="ce594" table:number-columns-repeated="992"/>
          <table:table-cell table:style-name="ce723" table:number-columns-repeated="9"/>
          <table:table-cell/>
        </table:table-row>
        <table:table-row table:style-name="ro4">
          <table:table-cell table:style-name="ce461"/>
          <table:table-cell table:number-columns-repeated="5"/>
          <table:table-cell table:style-name="ce645"/>
          <table:table-cell table:style-name="ce515"/>
          <table:table-cell/>
          <table:table-cell table:style-name="ce461"/>
          <table:table-cell table:style-name="ce545" table:number-columns-repeated="2"/>
          <table:table-cell/>
          <table:table-cell table:style-name="ce696"/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14">
          <table:table-cell table:style-name="ce461" office:value-type="string" calcext:value-type="string">
            <text:p>Consumable </text:p>
          </table:table-cell>
          <table:table-cell table:style-name="ce592" office:value-type="string" calcext:value-type="string">
            <text:p>TL-CS0107</text:p>
          </table:table-cell>
          <table:table-cell table:style-name="ce615" office:value-type="string" calcext:value-type="string">
            <text:p>Loctite® 262™ Threadlocker High Strength 50ML Bottle</text:p>
          </table:table-cell>
          <table:table-cell table:number-columns-repeated="2"/>
          <table:table-cell table:style-name="ce635"/>
          <table:table-cell table:style-name="ce648"/>
          <table:table-cell table:style-name="ce515" office:value-type="float" office:value="0.005" calcext:value-type="float">
            <text:p>0.005</text:p>
          </table:table-cell>
          <table:table-cell office:value-type="string" calcext:value-type="string">
            <text:p>bottle</text:p>
          </table:table-cell>
          <table:table-cell table:style-name="ce664"/>
          <table:table-cell table:style-name="ce545" office:value-type="currency" office:currency="USD" office:value="8.87" calcext:value-type="currency">
            <text:p>$8.87</text:p>
          </table:table-cell>
          <table:table-cell table:style-name="ce689" table:formula="of:=[.H67]*[.K67]" office:value-type="currency" office:currency="USD" office:value="0.04435" calcext:value-type="currency">
            <text:p>$0.04</text:p>
          </table:table-cell>
          <table:table-cell table:style-name="ce515" table:number-columns-repeated="3"/>
          <table:table-cell table:number-columns-repeated="1009"/>
        </table:table-row>
        <table:table-row table:style-name="ro3">
          <table:table-cell table:style-name="ce599" office:value-type="string" calcext:value-type="string">
            <text:p>Consumable </text:p>
          </table:table-cell>
          <table:table-cell table:style-name="ce610" office:value-type="string" calcext:value-type="string">
            <text:p>TL-CS0040</text:p>
          </table:table-cell>
          <table:table-cell table:style-name="ce616" office:value-type="string" calcext:value-type="string">
            <text:p>Extreme-Temperature Pipe Sealant &amp; Threadlocker, 4 oz bottle, blue</text:p>
          </table:table-cell>
          <table:table-cell table:style-name="ce599"/>
          <table:table-cell table:style-name="ce628"/>
          <table:table-cell table:style-name="ce636" office:value-type="string" calcext:value-type="string">
            <text:p>Mcmaster</text:p>
          </table:table-cell>
          <table:table-cell table:style-name="ce649" office:value-type="string" calcext:value-type="string">
            <text:p>7604A55</text:p>
          </table:table-cell>
          <table:table-cell table:style-name="ce628" office:value-type="float" office:value="0.5" calcext:value-type="float">
            <text:p>0.5</text:p>
          </table:table-cell>
          <table:table-cell table:style-name="ce599" office:value-type="string" calcext:value-type="string">
            <text:p>g</text:p>
          </table:table-cell>
          <table:table-cell table:style-name="ce461" table:formula="of:=[.G$1]*[.H68]" office:value-type="float" office:value="125" calcext:value-type="float">
            <text:p>125</text:p>
          </table:table-cell>
          <table:table-cell table:style-name="ce681" table:formula="of:=41.74/628" office:value-type="currency" office:currency="USD" office:value="0.0664649681528663" calcext:value-type="currency">
            <text:p>$0.066</text:p>
          </table:table-cell>
          <table:table-cell table:style-name="ce690" table:formula="of:=SUM([.K68]*[.H68])" office:value-type="float" office:value="0.0332324840764331" calcext:value-type="float">
            <text:p>$0.03</text:p>
          </table:table-cell>
          <table:table-cell table:style-name="ce515"/>
          <table:table-cell table:style-name="ce696" table:formula="of:=[.J68]*[.K68]" office:value-type="currency" office:currency="USD" office:value="8.30812101910828" calcext:value-type="currency">
            <text:p>$8.31</text:p>
          </table:table-cell>
          <table:table-cell table:style-name="ce567"/>
          <table:table-cell table:style-name="ce710"/>
          <table:table-cell table:style-name="ce661" table:number-columns-repeated="2"/>
          <table:table-cell table:style-name="ce720"/>
          <table:table-cell table:style-name="ce661" office:value-type="string" calcext:value-type="string">
            <text:p>delivered</text:p>
          </table:table-cell>
          <table:table-cell table:style-name="ce594"/>
          <table:table-cell table:style-name="ce722"/>
          <table:table-cell table:style-name="ce594"/>
          <table:table-cell table:style-name="ce723" table:number-columns-repeated="1000"/>
          <table:table-cell/>
        </table:table-row>
        <table:table-row table:style-name="ro4">
          <table:table-cell/>
          <table:table-cell table:style-name="ce611" office:value-type="string" calcext:value-type="string">
            <text:p>EL-MS0251</text:p>
          </table:table-cell>
          <table:table-cell table:style-name="ce617" office:value-type="string" calcext:value-type="string">
            <text:p>CONN HOUSING 16POS .100 DUAL</text:p>
          </table:table-cell>
          <table:table-cell table:style-name="ce622" office:value-type="string" calcext:value-type="string">
            <text:p>Molex</text:p>
          </table:table-cell>
          <table:table-cell/>
          <table:table-cell table:style-name="ce637" office:value-type="string" calcext:value-type="string">
            <text:p>Heilind</text:p>
          </table:table-cell>
          <table:table-cell table:style-name="ce650" office:value-type="string" calcext:value-type="string">
            <text:p>WM2525-ND</text:p>
          </table:table-cell>
          <table:table-cell table:style-name="ce51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61" table:formula="of:=[.G$1]*[.H69]" office:value-type="float" office:value="500" calcext:value-type="float">
            <text:p>500</text:p>
          </table:table-cell>
          <table:table-cell table:style-name="ce665" office:value-type="currency" office:currency="USD" office:value="0.529" calcext:value-type="currency">
            <text:p>$0.529</text:p>
          </table:table-cell>
          <table:table-cell table:style-name="ce545" table:formula="of:=[.K69]*[.H69]" office:value-type="currency" office:currency="USD" office:value="1.058" calcext:value-type="currency">
            <text:p>$1.06</text:p>
          </table:table-cell>
          <table:table-cell/>
          <table:table-cell table:style-name="ce696" table:formula="of:=[.J69]*[.K69]" office:value-type="currency" office:currency="USD" office:value="264.5" calcext:value-type="currency">
            <text:p>$264.50</text:p>
          </table:table-cell>
          <table:table-cell table:style-name="ce515"/>
          <table:table-cell table:style-name="ce708" table:number-columns-repeated="3"/>
          <table:table-cell table:style-name="ce720"/>
          <table:table-cell table:style-name="ce661" office:value-type="string" calcext:value-type="string">
            <text:p>ordered 13K, 5400 deliver 7/23 balance 7600 aprox 6 wks ~9/4</text:p>
          </table:table-cell>
          <table:table-cell table:style-name="ce594"/>
          <table:table-cell table:style-name="ce722"/>
          <table:table-cell table:style-name="ce594"/>
          <table:table-cell table:style-name="ce723" table:number-columns-repeated="1000"/>
          <table:table-cell/>
        </table:table-row>
        <table:table-row table:style-name="ro4">
          <table:table-cell office:value-type="string" calcext:value-type="string">
            <text:p>TAZ 5 Dual Harness</text:p>
          </table:table-cell>
          <table:table-cell table:number-columns-repeated="6"/>
          <table:table-cell table:style-name="ce515"/>
          <table:table-cell/>
          <table:table-cell table:style-name="ce461"/>
          <table:table-cell table:style-name="ce545" table:number-columns-repeated="2"/>
          <table:table-cell/>
          <table:table-cell table:style-name="ce696"/>
          <table:table-cell table:style-name="ce515" table:number-columns-repeated="4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/>
          <table:table-cell table:style-name="ce515"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461" table:formula="of:=[.G$1]*[.H71]" office:value-type="float" office:value="243750" calcext:value-type="float">
            <text:p>243750</text:p>
          </table:table-cell>
          <table:table-cell table:style-name="ce682" table:formula="of:=0.0983/30480" office:value-type="currency" office:currency="USD" office:value="0.0000032250656167979" calcext:value-type="currency">
            <text:p>$0.00</text:p>
          </table:table-cell>
          <table:table-cell table:style-name="ce682" table:formula="of:=[.K71]*[.H71]" office:value-type="currency" office:currency="USD" office:value="0.00314443897637795" calcext:value-type="currency">
            <text:p>$0.00</text:p>
          </table:table-cell>
          <table:table-cell table:style-name="ce515"/>
          <table:table-cell table:style-name="ce696" table:formula="of:=[.J71]*[.K71]" office:value-type="currency" office:currency="USD" office:value="0.786109744094488" calcext:value-type="currency">
            <text:p>$0.79</text:p>
          </table:table-cell>
          <table:table-cell table:style-name="ce515"/>
          <table:table-cell table:style-name="ce708" table:number-columns-repeated="3"/>
          <table:table-cell/>
          <table:table-cell office:value-type="string" calcext:value-type="string">
            <text:p>3800 ft confirmed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5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61" table:formula="of:=[.G$1]*[.H72]" office:value-type="float" office:value="500000" calcext:value-type="float">
            <text:p>500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545" table:formula="of:=[.K72]*[.H72]" office:value-type="currency" office:currency="USD" office:value="0.150918635170604" calcext:value-type="currency">
            <text:p>$0.15</text:p>
          </table:table-cell>
          <table:table-cell/>
          <table:table-cell table:style-name="ce696" table:formula="of:=[.J72]*[.K72]" office:value-type="currency" office:currency="USD" office:value="37.7296587926509" calcext:value-type="currency">
            <text:p>$37.73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5" office:value-type="float" office:value="4000" calcext:value-type="float">
            <text:p>4000</text:p>
          </table:table-cell>
          <table:table-cell office:value-type="string" calcext:value-type="string">
            <text:p>mm</text:p>
          </table:table-cell>
          <table:table-cell table:style-name="ce461" table:formula="of:=[.G$1]*[.H73]" office:value-type="float" office:value="1000000" calcext:value-type="float">
            <text:p>1000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545" table:formula="of:=[.K73]*[.H73]" office:value-type="currency" office:currency="USD" office:value="0.301837270341207" calcext:value-type="currency">
            <text:p>$0.30</text:p>
          </table:table-cell>
          <table:table-cell/>
          <table:table-cell table:style-name="ce696" table:formula="of:=[.J73]*[.K73]" office:value-type="currency" office:currency="USD" office:value="75.4593175853018" calcext:value-type="currency">
            <text:p>$75.46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5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61" table:formula="of:=[.G$1]*[.H74]" office:value-type="float" office:value="500000" calcext:value-type="float">
            <text:p>500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545" table:formula="of:=[.K74]*[.H74]" office:value-type="currency" office:currency="USD" office:value="0.150918635170604" calcext:value-type="currency">
            <text:p>$0.15</text:p>
          </table:table-cell>
          <table:table-cell/>
          <table:table-cell table:style-name="ce696" table:formula="of:=[.J74]*[.K74]" office:value-type="currency" office:currency="USD" office:value="37.7296587926509" calcext:value-type="currency">
            <text:p>$37.73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5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61" table:formula="of:=[.G$1]*[.H75]" office:value-type="float" office:value="250000" calcext:value-type="float">
            <text:p>250000</text:p>
          </table:table-cell>
          <table:table-cell table:style-name="ce676" table:formula="of:=308/304800" office:value-type="currency" office:currency="USD" office:value="0.00101049868766404" calcext:value-type="currency">
            <text:p>$0.001</text:p>
          </table:table-cell>
          <table:table-cell table:style-name="ce545" table:formula="of:=[.K75]*[.H75]" office:value-type="currency" office:currency="USD" office:value="1.01049868766404" calcext:value-type="currency">
            <text:p>$1.01</text:p>
          </table:table-cell>
          <table:table-cell/>
          <table:table-cell table:style-name="ce696" table:formula="of:=[.J75]*[.K75]" office:value-type="currency" office:currency="USD" office:value="252.62467191601" calcext:value-type="currency">
            <text:p>$252.62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5"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461" table:formula="of:=[.G$1]*[.H76]" office:value-type="float" office:value="3000" calcext:value-type="float">
            <text:p>3000</text:p>
          </table:table-cell>
          <table:table-cell table:style-name="ce669" office:value-type="currency" office:currency="USD" office:value="0.016" calcext:value-type="currency">
            <text:p>$0.016</text:p>
          </table:table-cell>
          <table:table-cell table:style-name="ce545" table:formula="of:=[.K76]*[.H76]" office:value-type="currency" office:currency="USD" office:value="0.192" calcext:value-type="currency">
            <text:p>$0.19</text:p>
          </table:table-cell>
          <table:table-cell/>
          <table:table-cell table:style-name="ce696" table:formula="of:=[.J76]*[.K76]" office:value-type="currency" office:currency="USD" office:value="48" calcext:value-type="currency">
            <text:p>$48.00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/>
          <table:table-cell table:style-name="ce611" office:value-type="string" calcext:value-type="string">
            <text:p>EL-MS0251</text:p>
          </table:table-cell>
          <table:table-cell table:style-name="ce617" office:value-type="string" calcext:value-type="string">
            <text:p>CONN HOUSING 16POS .100 DUAL</text:p>
          </table:table-cell>
          <table:table-cell table:style-name="ce622" office:value-type="string" calcext:value-type="string">
            <text:p>Molex</text:p>
          </table:table-cell>
          <table:table-cell/>
          <table:table-cell table:style-name="ce637" office:value-type="string" calcext:value-type="string">
            <text:p>Heilind</text:p>
          </table:table-cell>
          <table:table-cell table:style-name="ce650" office:value-type="string" calcext:value-type="string">
            <text:p>WM2525-ND</text:p>
          </table:table-cell>
          <table:table-cell table:style-name="ce51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61" table:formula="of:=[.G$1]*[.H77]" office:value-type="float" office:value="500" calcext:value-type="float">
            <text:p>500</text:p>
          </table:table-cell>
          <table:table-cell table:style-name="ce665" office:value-type="currency" office:currency="USD" office:value="0.529" calcext:value-type="currency">
            <text:p>$0.529</text:p>
          </table:table-cell>
          <table:table-cell table:style-name="ce545" table:formula="of:=[.K77]*[.H77]" office:value-type="currency" office:currency="USD" office:value="1.058" calcext:value-type="currency">
            <text:p>$1.06</text:p>
          </table:table-cell>
          <table:table-cell/>
          <table:table-cell table:style-name="ce696" table:formula="of:=[.J77]*[.K77]" office:value-type="currency" office:currency="USD" office:value="264.5" calcext:value-type="currency">
            <text:p>$264.50</text:p>
          </table:table-cell>
          <table:table-cell table:style-name="ce515"/>
          <table:table-cell table:style-name="ce708" table:number-columns-repeated="3"/>
          <table:table-cell table:style-name="ce720"/>
          <table:table-cell table:style-name="ce661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61" table:formula="of:=[.G$1]*[.H78]" office:value-type="float" office:value="250" calcext:value-type="float">
            <text:p>250</text:p>
          </table:table-cell>
          <table:table-cell table:style-name="ce683" office:value-type="currency" office:currency="USD" office:value="2.3" calcext:value-type="currency">
            <text:p>$2.300</text:p>
          </table:table-cell>
          <table:table-cell table:style-name="ce545" table:formula="of:=[.K78]*[.H78]" office:value-type="currency" office:currency="USD" office:value="2.3" calcext:value-type="currency">
            <text:p>$2.30</text:p>
          </table:table-cell>
          <table:table-cell/>
          <table:table-cell table:style-name="ce696" table:formula="of:=[.J78]*[.K78]" office:value-type="currency" office:currency="USD" office:value="575" calcext:value-type="currency">
            <text:p>$575.00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2"/>
          <table:table-cell office:value-type="string" calcext:value-type="string">
            <text:p>tti</text:p>
          </table:table-cell>
          <table:table-cell/>
          <table:table-cell table:style-name="ce515"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461" table:formula="of:=[.G$1]*[.H79]" office:value-type="float" office:value="3250" calcext:value-type="float">
            <text:p>3250</text:p>
          </table:table-cell>
          <table:table-cell table:style-name="ce683" office:value-type="currency" office:currency="USD" office:value="0.2" calcext:value-type="currency">
            <text:p>$0.200</text:p>
          </table:table-cell>
          <table:table-cell table:style-name="ce545" table:formula="of:=[.K79]*[.H79]" office:value-type="currency" office:currency="USD" office:value="2.6" calcext:value-type="currency">
            <text:p>$2.60</text:p>
          </table:table-cell>
          <table:table-cell/>
          <table:table-cell table:style-name="ce696" table:formula="of:=[.J79]*[.K79]" office:value-type="currency" office:currency="USD" office:value="650" calcext:value-type="currency">
            <text:p>$650.00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61" table:formula="of:=[.G$1]*[.H80]" office:value-type="float" office:value="250" calcext:value-type="float">
            <text:p>250</text:p>
          </table:table-cell>
          <table:table-cell table:style-name="ce683" office:value-type="currency" office:currency="USD" office:value="1.92" calcext:value-type="currency">
            <text:p>$1.920</text:p>
          </table:table-cell>
          <table:table-cell table:style-name="ce545" table:formula="of:=[.K80]*[.H80]" office:value-type="currency" office:currency="USD" office:value="1.92" calcext:value-type="currency">
            <text:p>$1.92</text:p>
          </table:table-cell>
          <table:table-cell/>
          <table:table-cell table:style-name="ce696" table:formula="of:=[.J80]*[.K80]" office:value-type="currency" office:currency="USD" office:value="480" calcext:value-type="currency">
            <text:p>$480.00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3">
          <table:table-cell table:style-name="ce600"/>
          <table:table-cell table:number-columns-repeated="6"/>
          <table:table-cell table:style-name="ce515"/>
          <table:table-cell/>
          <table:table-cell table:style-name="ce461"/>
          <table:table-cell table:style-name="ce676"/>
          <table:table-cell table:style-name="ce540"/>
          <table:table-cell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5">
          <table:table-cell table:style-name="ce601" office:value-type="string" calcext:value-type="string">
            <text:p>Shipping</text:p>
          </table:table-cell>
          <table:table-cell table:style-name="ce601" office:value-type="string" calcext:value-type="string">
            <text:p>SH-PG0063</text:p>
          </table:table-cell>
          <table:table-cell table:style-name="ce618" office:value-type="string" calcext:value-type="string">
            <text:p>8 x 7 x 6" Indestructo Mailers 100/800</text:p>
          </table:table-cell>
          <table:table-cell table:style-name="ce601"/>
          <table:table-cell table:style-name="ce623"/>
          <table:table-cell table:style-name="ce618" office:value-type="string" calcext:value-type="string">
            <text:p>Uline</text:p>
          </table:table-cell>
          <table:table-cell table:style-name="ce623" office:value-type="string" calcext:value-type="string">
            <text:p>S-15087</text:p>
          </table:table-cell>
          <table:table-cell table:style-name="ce653" office:value-type="float" office:value="1" calcext:value-type="float">
            <text:p>1</text:p>
          </table:table-cell>
          <table:table-cell table:style-name="ce601" office:value-type="string" calcext:value-type="string">
            <text:p>ea</text:p>
          </table:table-cell>
          <table:table-cell table:style-name="ce461" table:formula="of:=[.G$1]*[.H82]" office:value-type="float" office:value="250" calcext:value-type="float">
            <text:p>250</text:p>
          </table:table-cell>
          <table:table-cell table:style-name="ce662" office:value-type="currency" office:currency="USD" office:value="1.08" calcext:value-type="currency">
            <text:p>$1.08</text:p>
          </table:table-cell>
          <table:table-cell table:style-name="ce667" table:formula="of:=SUM([.K82]*[.H82])" office:value-type="float" office:value="1.08" calcext:value-type="float">
            <text:p>$1.08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6">
          <table:table-cell table:style-name="ce601" office:value-type="string" calcext:value-type="string">
            <text:p>Shipping</text:p>
          </table:table-cell>
          <table:table-cell table:style-name="ce601" office:value-type="string" calcext:value-type="string">
            <text:p>SH-PA0019</text:p>
          </table:table-cell>
          <table:table-cell table:style-name="ce618" office:value-type="string" calcext:value-type="string">
            <text:p>Bubble 1/8x48x750 perf 12" slit 2-24" rolls</text:p>
          </table:table-cell>
          <table:table-cell table:style-name="ce601"/>
          <table:table-cell table:style-name="ce623"/>
          <table:table-cell table:style-name="ce618" office:value-type="string" calcext:value-type="string">
            <text:p>Shipper Supply</text:p>
          </table:table-cell>
          <table:table-cell table:style-name="ce623"/>
          <table:table-cell table:style-name="ce653" office:value-type="float" office:value="2" calcext:value-type="float">
            <text:p>2</text:p>
          </table:table-cell>
          <table:table-cell table:style-name="ce601" office:value-type="string" calcext:value-type="string">
            <text:p>sheet</text:p>
          </table:table-cell>
          <table:table-cell table:style-name="ce461" table:formula="of:=[.G$1]*[.H83]" office:value-type="float" office:value="500" calcext:value-type="float">
            <text:p>500</text:p>
          </table:table-cell>
          <table:table-cell table:style-name="ce662" table:formula="of:=228/1500" office:value-type="currency" office:currency="USD" office:value="0.152" calcext:value-type="currency">
            <text:p>$0.15</text:p>
          </table:table-cell>
          <table:table-cell table:style-name="ce667" table:formula="of:=SUM([.K83]*[.H83])" office:value-type="float" office:value="0.304" calcext:value-type="float">
            <text:p>$0.30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7">
          <table:table-cell table:style-name="ce601" office:value-type="string" calcext:value-type="string">
            <text:p>Shipping</text:p>
          </table:table-cell>
          <table:table-cell table:style-name="ce601" office:value-type="string" calcext:value-type="string">
            <text:p>SH-PG0004</text:p>
          </table:table-cell>
          <table:table-cell table:style-name="ce619" office:value-type="string" calcext:value-type="string">
            <text:p>8 x 8" 2 Mil Reclosable Polypropylene Bags</text:p>
          </table:table-cell>
          <table:table-cell table:style-name="ce601"/>
          <table:table-cell table:style-name="ce623"/>
          <table:table-cell table:style-name="ce618" office:value-type="string" calcext:value-type="string">
            <text:p>Uline</text:p>
          </table:table-cell>
          <table:table-cell table:style-name="ce623" office:value-type="string" calcext:value-type="string">
            <text:p>S-1699</text:p>
          </table:table-cell>
          <table:table-cell table:style-name="ce653" office:value-type="float" office:value="1" calcext:value-type="float">
            <text:p>1</text:p>
          </table:table-cell>
          <table:table-cell table:style-name="ce601" office:value-type="string" calcext:value-type="string">
            <text:p>ea</text:p>
          </table:table-cell>
          <table:table-cell table:style-name="ce461" table:formula="of:=[.G$1]*[.H84]" office:value-type="float" office:value="250" calcext:value-type="float">
            <text:p>250</text:p>
          </table:table-cell>
          <table:table-cell table:style-name="ce662" table:formula="of:=64/1000" office:value-type="currency" office:currency="USD" office:value="0.064" calcext:value-type="currency">
            <text:p>$0.06</text:p>
          </table:table-cell>
          <table:table-cell table:style-name="ce667" table:formula="of:=SUM([.K84]*[.H84])" office:value-type="float" office:value="0.064" calcext:value-type="float">
            <text:p>$0.06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8">
          <table:table-cell table:style-name="ce601" office:value-type="string" calcext:value-type="string">
            <text:p>Shipping</text:p>
          </table:table-cell>
          <table:table-cell table:style-name="ce601" office:value-type="string" calcext:value-type="string">
            <text:p>SH-PA0039</text:p>
          </table:table-cell>
          <table:table-cell table:style-name="ce618" office:value-type="string" calcext:value-type="string">
            <text:p>Roll of 48"x1/4" Thick Foam, Split at 12" - 225 feet Per Roll</text:p>
          </table:table-cell>
          <table:table-cell table:style-name="ce601"/>
          <table:table-cell table:style-name="ce623"/>
          <table:table-cell table:style-name="ce618" office:value-type="string" calcext:value-type="string">
            <text:p>Shipper Supply</text:p>
          </table:table-cell>
          <table:table-cell table:style-name="ce601"/>
          <table:table-cell table:style-name="ce653" table:formula="of:=(1/225)/4" office:value-type="float" office:value="0.00111111111111111" calcext:value-type="float">
            <text:p>0.0011111111</text:p>
          </table:table-cell>
          <table:table-cell table:style-name="ce601" office:value-type="string" calcext:value-type="string">
            <text:p>ea</text:p>
          </table:table-cell>
          <table:table-cell table:style-name="ce461" office:value-type="float" office:value="1" calcext:value-type="float">
            <text:p>1</text:p>
          </table:table-cell>
          <table:table-cell table:style-name="ce601" table:number-columns-repeated="2"/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9">
          <table:table-cell table:style-name="ce601" office:value-type="string" calcext:value-type="string">
            <text:p>Label</text:p>
          </table:table-cell>
          <table:table-cell table:style-name="ce601" office:value-type="string" calcext:value-type="string">
            <text:p>DC-LB0072</text:p>
          </table:table-cell>
          <table:table-cell table:style-name="ce618" office:value-type="string" calcext:value-type="string">
            <text:p>Label, LulzBot TAZ Dual Extruder Tool Head v2c, 0.5 Nozzle, Front</text:p>
          </table:table-cell>
          <table:table-cell table:style-name="ce601"/>
          <table:table-cell table:style-name="ce623"/>
          <table:table-cell table:style-name="ce618" office:value-type="string" calcext:value-type="string">
            <text:p>Sticker Giant</text:p>
          </table:table-cell>
          <table:table-cell table:style-name="ce623"/>
          <table:table-cell table:style-name="ce653" office:value-type="float" office:value="1" calcext:value-type="float">
            <text:p>1</text:p>
          </table:table-cell>
          <table:table-cell table:style-name="ce601" office:value-type="string" calcext:value-type="string">
            <text:p>ea</text:p>
          </table:table-cell>
          <table:table-cell table:style-name="ce461" table:formula="of:=[.G$1]*[.H86]" office:value-type="float" office:value="250" calcext:value-type="float">
            <text:p>250</text:p>
          </table:table-cell>
          <table:table-cell table:style-name="ce662" office:value-type="currency" office:currency="USD" office:value="0.1" calcext:value-type="currency">
            <text:p>$0.10</text:p>
          </table:table-cell>
          <table:table-cell table:style-name="ce667" table:formula="of:=SUM([.K86]*[.H86])" office:value-type="float" office:value="0.1" calcext:value-type="float">
            <text:p>$0.10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20">
          <table:table-cell table:style-name="ce601" office:value-type="string" calcext:value-type="string">
            <text:p>Label</text:p>
          </table:table-cell>
          <table:table-cell table:style-name="ce601" office:value-type="string" calcext:value-type="string">
            <text:p>DC-LB0073</text:p>
          </table:table-cell>
          <table:table-cell table:style-name="ce618" office:value-type="string" calcext:value-type="string">
            <text:p>Label, LulzBot TAZ Dual Extruder Tool Head v2c, 0.5 Nozzle, Back</text:p>
          </table:table-cell>
          <table:table-cell table:style-name="ce601"/>
          <table:table-cell table:style-name="ce623"/>
          <table:table-cell table:style-name="ce618" office:value-type="string" calcext:value-type="string">
            <text:p>Sticker Giant</text:p>
          </table:table-cell>
          <table:table-cell table:style-name="ce623"/>
          <table:table-cell table:style-name="ce653" office:value-type="float" office:value="1" calcext:value-type="float">
            <text:p>1</text:p>
          </table:table-cell>
          <table:table-cell table:style-name="ce601" office:value-type="string" calcext:value-type="string">
            <text:p>ea</text:p>
          </table:table-cell>
          <table:table-cell table:style-name="ce461" table:formula="of:=[.G$1]*[.H87]" office:value-type="float" office:value="250" calcext:value-type="float">
            <text:p>250</text:p>
          </table:table-cell>
          <table:table-cell table:style-name="ce662" office:value-type="currency" office:currency="USD" office:value="0.1" calcext:value-type="currency">
            <text:p>$0.10</text:p>
          </table:table-cell>
          <table:table-cell table:style-name="ce667" table:formula="of:=SUM([.K87]*[.H87])" office:value-type="float" office:value="0.1" calcext:value-type="float">
            <text:p>$0.10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4">
          <table:table-cell table:style-name="ce594" office:value-type="string" calcext:value-type="string">
            <text:p>Documentation</text:p>
          </table:table-cell>
          <table:table-cell table:style-name="ce596" office:value-type="string" calcext:value-type="string">
            <text:p>DC-MS0047</text:p>
          </table:table-cell>
          <table:table-cell table:style-name="ce596" office:value-type="string" calcext:value-type="string">
            <text:p>v2 Tool Head Instruction Card</text:p>
          </table:table-cell>
          <table:table-cell table:style-name="ce596"/>
          <table:table-cell table:style-name="ce629"/>
          <table:table-cell table:style-name="ce596"/>
          <table:table-cell table:style-name="ce651"/>
          <table:table-cell table:style-name="ce661" office:value-type="float" office:value="1" calcext:value-type="float">
            <text:p>1</text:p>
          </table:table-cell>
          <table:table-cell table:style-name="ce596" office:value-type="string" calcext:value-type="string">
            <text:p>ea</text:p>
          </table:table-cell>
          <table:table-cell table:style-name="ce665"/>
          <table:table-cell table:style-name="ce684" table:formula="of:=SUM([.J88]*[.H88])" office:value-type="float" office:value="0" calcext:value-type="float">
            <text:p/>
          </table:table-cell>
          <table:table-cell table:style-name="ce667" table:formula="of:=SUM([.K88]*[.H88])" office:value-type="float" office:value="0" calcext:value-type="float">
            <text:p/>
          </table:table-cell>
          <table:table-cell table:style-name="ce653" table:number-columns-repeated="3"/>
          <table:table-cell table:style-name="ce623"/>
          <table:table-cell table:number-columns-repeated="1008"/>
        </table:table-row>
        <table:table-row table:style-name="ro4">
          <table:table-cell table:style-name="ce602" office:value-type="string" calcext:value-type="string">
            <text:p>Sample</text:p>
          </table:table-cell>
          <table:table-cell table:style-name="ce612" office:value-type="string" calcext:value-type="string">
            <text:p>RM-AB0082</text:p>
          </table:table-cell>
          <table:table-cell table:style-name="ce612" office:value-type="string" calcext:value-type="string">
            <text:p>Black ABS 3mm Filament, 5lb Reel</text:p>
          </table:table-cell>
          <table:table-cell table:style-name="ce612" table:number-columns-repeated="2"/>
          <table:table-cell table:style-name="ce607" office:value-type="string" calcext:value-type="string">
            <text:p>Village</text:p>
          </table:table-cell>
          <table:table-cell table:style-name="ce652"/>
          <table:table-cell table:style-name="ce612" office:value-type="float" office:value="0.0066" calcext:value-type="float">
            <text:p>0.0066</text:p>
          </table:table-cell>
          <table:table-cell table:style-name="ce612" office:value-type="string" calcext:value-type="string">
            <text:p>ea</text:p>
          </table:table-cell>
          <table:table-cell table:style-name="ce666" office:value-type="currency" office:currency="USD" office:value="49" calcext:value-type="currency">
            <text:p>$49.00</text:p>
          </table:table-cell>
          <table:table-cell table:style-name="ce667" table:formula="of:=SUM([.J89]*[.H89])" office:value-type="float" office:value="0.3234" calcext:value-type="float">
            <text:p>$0.32</text:p>
          </table:table-cell>
          <table:table-cell table:style-name="ce667" table:formula="of:=SUM([.K89]*[.H89])" office:value-type="float" office:value="0.00213444" calcext:value-type="float">
            <text:p>$0.00</text:p>
          </table:table-cell>
          <table:table-cell table:style-name="ce694"/>
          <table:table-cell table:style-name="ce698" table:number-columns-repeated="2"/>
          <table:table-cell table:style-name="ce711"/>
          <table:table-cell table:style-name="ce612" table:number-columns-repeated="1008"/>
        </table:table-row>
        <table:table-row table:style-name="ro4">
          <table:table-cell table:style-name="ce602" office:value-type="string" calcext:value-type="string">
            <text:p>Sample</text:p>
          </table:table-cell>
          <table:table-cell table:style-name="ce612" office:value-type="string" calcext:value-type="string">
            <text:p>RM-AB0096</text:p>
          </table:table-cell>
          <table:table-cell table:style-name="ce612" office:value-type="string" calcext:value-type="string">
            <text:p>LulzBot Green ABS 3mm Filament, 5lb Reel</text:p>
          </table:table-cell>
          <table:table-cell table:style-name="ce612" table:number-columns-repeated="2"/>
          <table:table-cell table:style-name="ce607" office:value-type="string" calcext:value-type="string">
            <text:p>Village</text:p>
          </table:table-cell>
          <table:table-cell table:style-name="ce652"/>
          <table:table-cell table:style-name="ce612" office:value-type="float" office:value="0.0066" calcext:value-type="float">
            <text:p>0.0066</text:p>
          </table:table-cell>
          <table:table-cell table:style-name="ce612" office:value-type="string" calcext:value-type="string">
            <text:p>ea</text:p>
          </table:table-cell>
          <table:table-cell table:style-name="ce666" office:value-type="currency" office:currency="USD" office:value="56.5" calcext:value-type="currency">
            <text:p>$56.50</text:p>
          </table:table-cell>
          <table:table-cell table:style-name="ce667" table:formula="of:=SUM([.J90]*[.H90])" office:value-type="float" office:value="0.3729" calcext:value-type="float">
            <text:p>$0.37</text:p>
          </table:table-cell>
          <table:table-cell table:style-name="ce667" table:formula="of:=SUM([.K90]*[.H90])" office:value-type="float" office:value="0.00246114" calcext:value-type="float">
            <text:p>$0.00</text:p>
          </table:table-cell>
          <table:table-cell table:style-name="ce694"/>
          <table:table-cell table:style-name="ce698" table:number-columns-repeated="2"/>
          <table:table-cell table:style-name="ce711"/>
          <table:table-cell table:style-name="ce612" table:number-columns-repeated="1008"/>
        </table:table-row>
        <table:table-row table:style-name="ro21">
          <table:table-cell table:style-name="ce601" office:value-type="string" calcext:value-type="string">
            <text:p>Label</text:p>
          </table:table-cell>
          <table:table-cell table:style-name="ce601" office:value-type="string" calcext:value-type="string">
            <text:p>DC-LB0083</text:p>
          </table:table-cell>
          <table:table-cell table:style-name="ce618" office:value-type="string" calcext:value-type="string">
            <text:p>LulzBot TAZ Dual Extruder v2 Serial Number Label</text:p>
          </table:table-cell>
          <table:table-cell table:style-name="ce623"/>
          <table:table-cell table:style-name="ce618"/>
          <table:table-cell table:style-name="ce623"/>
          <table:table-cell table:style-name="ce653"/>
          <table:table-cell table:style-name="ce653" office:value-type="float" office:value="1" calcext:value-type="float">
            <text:p>1</text:p>
          </table:table-cell>
          <table:table-cell table:style-name="ce662" office:value-type="string" calcext:value-type="string">
            <text:p>ea</text:p>
          </table:table-cell>
          <table:table-cell table:style-name="ce667"/>
          <table:table-cell table:style-name="ce685"/>
          <table:table-cell table:style-name="ce667" table:formula="of:=SUM([.K91]*[.H91])" office:value-type="float" office:value="0" calcext:value-type="float">
            <text:p/>
          </table:table-cell>
          <table:table-cell table:style-name="ce653" table:number-columns-repeated="2"/>
          <table:table-cell table:style-name="ce623"/>
          <table:table-cell table:number-columns-repeated="1009"/>
        </table:table-row>
        <table:table-row table:style-name="ro4">
          <table:table-cell table:number-columns-repeated="7"/>
          <table:table-cell table:style-name="ce515"/>
          <table:table-cell table:number-columns-repeated="5"/>
          <table:table-cell table:style-name="ce545"/>
          <table:table-cell table:style-name="ce515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5"/>
          <table:table-cell table:number-columns-repeated="5"/>
          <table:table-cell table:style-name="ce545"/>
          <table:table-cell table:style-name="ce515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ot used anymore</text:p>
          </table:table-cell>
          <table:table-cell table:number-columns-repeated="4"/>
          <table:table-cell table:style-name="ce515"/>
          <table:table-cell table:number-columns-repeated="5"/>
          <table:table-cell table:style-name="ce545"/>
          <table:table-cell table:style-name="ce515" table:number-columns-repeated="4"/>
          <table:table-cell table:number-columns-repeated="1006"/>
        </table:table-row>
        <table:table-row table:style-name="ro4">
          <table:table-cell table:number-columns-repeated="2"/>
          <table:table-cell table:style-name="ce620" office:value-type="string" calcext:value-type="string">
            <text:p>wrong</text:p>
          </table:table-cell>
          <table:table-cell table:number-columns-repeated="4"/>
          <table:table-cell table:style-name="ce515"/>
          <table:table-cell table:number-columns-repeated="5"/>
          <table:table-cell table:style-name="ce545"/>
          <table:table-cell table:style-name="ce515" table:number-columns-repeated="4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5"/>
          <table:table-cell table:number-columns-repeated="2"/>
          <table:table-cell table:style-name="ce686" office:value-type="string" calcext:value-type="string">
            <text:p>Dual Extruder BOM cost <text:s/></text:p>
          </table:table-cell>
          <table:table-cell table:style-name="ce691" table:formula="of:=SUM([.L3:.L88])" office:value-type="currency" office:currency="USD" office:value="171.88391474645" calcext:value-type="currency">
            <text:p>$171.88</text:p>
          </table:table-cell>
          <table:table-cell/>
          <table:table-cell table:style-name="ce545" table:formula="of:=SUM([.N3:.N80])" office:value-type="currency" office:currency="USD" office:value="42890.2237325442" calcext:value-type="currency">
            <text:p>$42,890.22</text:p>
          </table:table-cell>
          <table:table-cell table:style-name="ce515" table:number-columns-repeated="4"/>
          <table:table-cell table:number-columns-repeated="1006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number:min-integer-digits="1"/>
      <number:text>%</number:text>
    </number:percentag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5" number:min-integer-digits="1"/>
      <number:text>%</number:text>
    </number:percentage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currency-style style:name="N234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4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4P2" style:volatile="true">
      <number:currency-symbol/>
      <loext:fill-character> </loext:fill-character>
      <number:text>-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8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8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8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2:59:01.702140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8-17T15:34:28.471516644</dc:date>
    <meta:editing-duration>P15DT23H46M48S</meta:editing-duration>
    <meta:editing-cycles>299</meta:editing-cycles>
    <meta:generator>LibreOffice/4.3.3.2$Linux_X86_64 LibreOffice_project/430m0$Build-2</meta:generator>
    <meta:print-date>2016-08-04T09:31:55.985541783</meta:print-date>
    <meta:document-statistic meta:table-count="4" meta:cell-count="4105" meta:object-count="0"/>
  </office:meta>
</office:document-meta>
</file>